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1.65805555555556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02847222222222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Experiment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/>T_start</text:p>
          </table:table-cell>
          <table:table-cell office:value-type="string" table:style-name="ce3">
            <text:p><text:s/>T_end</text:p>
          </table:table-cell>
          <table:table-cell office:value-type="string" table:style-name="ce2">
            <text:p>T_elapsed (ms)</text:p>
          </table:table-cell>
          <table:table-cell office:value-type="string" table:style-name="ce2">
            <text:p>P_CPU (%)</text:p>
          </table:table-cell>
          <table:table-cell office:value-type="string" table:style-name="ce2">
            <text:p>Pw_CPU (W)</text:p>
          </table:table-cell>
          <table:table-cell office:value-type="string" table:style-name="ce4">
            <text:p>Consumed energy (J=Ws)</text:p>
          </table:table-cell>
          <table:table-cell table:number-columns-repeated="16378" table:style-name="ce2"/>
        </table:table-row>
        <table:table-row table:style-name="ro2">
          <table:table-cell office:value-type="time" office:time-value="PT15H46M0S" table:style-name="ce5">
            <text:p>15:46:00</text:p>
          </table:table-cell>
          <table:table-cell office:value-type="time" office:time-value="PT15H46M1S" table:style-name="ce5">
            <text:p>15:46:01</text:p>
          </table:table-cell>
          <table:table-cell office:value-type="float" office:value="1015" table:style-name="ce1">
            <text:p>1015</text:p>
          </table:table-cell>
          <table:table-cell office:value-type="float" office:value="3.202" table:style-name="ce1">
            <text:p>3,202</text:p>
          </table:table-cell>
          <table:table-cell office:value-type="float" office:value="0.19600000000000001" table:style-name="ce1">
            <text:p>0,196</text:p>
          </table:table-cell>
          <table:table-cell office:value-type="float" office:value="0.19893999999999998" table:formula="of:=[.C3]/1000*[.E3]" table:style-name="ce1">
            <text:p>0,19894</text:p>
          </table:table-cell>
          <table:table-cell table:number-columns-repeated="16378"/>
        </table:table-row>
        <table:table-row table:style-name="ro2">
          <table:table-cell office:value-type="time" office:time-value="PT15H46M1S" table:style-name="ce5">
            <text:p>15:46:01</text:p>
          </table:table-cell>
          <table:table-cell office:value-type="time" office:time-value="PT15H46M2S" table:style-name="ce5">
            <text:p>15:46:02</text:p>
          </table:table-cell>
          <table:table-cell office:value-type="float" office:value="1015" table:style-name="ce1">
            <text:p>1015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32800000000000001" table:style-name="ce1">
            <text:p>0,328</text:p>
          </table:table-cell>
          <table:table-cell office:value-type="float" office:value="0.33291999999999999" table:formula="of:=[.C4]/1000*[.E4]" table:style-name="ce1">
            <text:p>0,33292</text:p>
          </table:table-cell>
          <table:table-cell table:number-columns-repeated="16378"/>
        </table:table-row>
        <table:table-row table:style-name="ro2">
          <table:table-cell office:value-type="time" office:time-value="PT15H46M2S" table:style-name="ce5">
            <text:p>15:46:02</text:p>
          </table:table-cell>
          <table:table-cell office:value-type="time" office:time-value="PT15H46M3S" table:style-name="ce5">
            <text:p>15:46:03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0899999999999999" table:style-name="ce1">
            <text:p>0,209</text:p>
          </table:table-cell>
          <table:table-cell office:value-type="float" office:value="0.21213499999999996" table:formula="of:=[.C5]/1000*[.E5]" table:style-name="ce1">
            <text:p>0,212135</text:p>
          </table:table-cell>
          <table:table-cell table:number-columns-repeated="16378"/>
        </table:table-row>
        <table:table-row table:style-name="ro2">
          <table:table-cell office:value-type="time" office:time-value="PT15H46M3S" table:style-name="ce5">
            <text:p>15:46:03</text:p>
          </table:table-cell>
          <table:table-cell office:value-type="time" office:time-value="PT15H46M4S" table:style-name="ce5">
            <text:p>15:46:04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0799999999999999" table:style-name="ce1">
            <text:p>0,208</text:p>
          </table:table-cell>
          <table:table-cell office:value-type="float" office:value="0.21111999999999997" table:formula="of:=[.C6]/1000*[.E6]" table:style-name="ce1">
            <text:p>0,21112</text:p>
          </table:table-cell>
          <table:table-cell table:number-columns-repeated="16378"/>
        </table:table-row>
        <table:table-row table:style-name="ro2">
          <table:table-cell office:value-type="time" office:time-value="PT15H46M4S" table:style-name="ce5">
            <text:p>15:46:04</text:p>
          </table:table-cell>
          <table:table-cell office:value-type="time" office:time-value="PT15H46M5S" table:style-name="ce5">
            <text:p>15:46:05</text:p>
          </table:table-cell>
          <table:table-cell office:value-type="float" office:value="1016" table:style-name="ce1">
            <text:p>1016</text:p>
          </table:table-cell>
          <table:table-cell office:value-type="float" office:value="4.1829999999999998" table:style-name="ce1">
            <text:p>4,183</text:p>
          </table:table-cell>
          <table:table-cell office:value-type="float" office:value="0.255" table:style-name="ce1">
            <text:p>0,255</text:p>
          </table:table-cell>
          <table:table-cell office:value-type="float" office:value="0.25908000000000003" table:formula="of:=[.C7]/1000*[.E7]" table:style-name="ce1">
            <text:p>0,25908</text:p>
          </table:table-cell>
          <table:table-cell table:number-columns-repeated="16378"/>
        </table:table-row>
        <table:table-row table:style-name="ro2">
          <table:table-cell office:value-type="time" office:time-value="PT15H46M6S" table:style-name="ce5">
            <text:p>15:46:06</text:p>
          </table:table-cell>
          <table:table-cell office:value-type="time" office:time-value="PT15H46M7S" table:style-name="ce5">
            <text:p>15:46:07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0599999999999999" table:style-name="ce1">
            <text:p>0,206</text:p>
          </table:table-cell>
          <table:table-cell office:value-type="float" office:value="0.20908999999999997" table:formula="of:=[.C8]/1000*[.E8]" table:style-name="ce1">
            <text:p>0,20909</text:p>
          </table:table-cell>
          <table:table-cell table:number-columns-repeated="16378"/>
        </table:table-row>
        <table:table-row table:style-name="ro2">
          <table:table-cell office:value-type="time" office:time-value="PT15H46M7S" table:style-name="ce5">
            <text:p>15:46:07</text:p>
          </table:table-cell>
          <table:table-cell office:value-type="time" office:time-value="PT15H46M8S" table:style-name="ce5">
            <text:p>15:46:08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0899999999999999" table:style-name="ce1">
            <text:p>0,209</text:p>
          </table:table-cell>
          <table:table-cell office:value-type="float" office:value="0.21213499999999996" table:formula="of:=[.C9]/1000*[.E9]" table:style-name="ce1">
            <text:p>0,212135</text:p>
          </table:table-cell>
          <table:table-cell table:number-columns-repeated="16378"/>
        </table:table-row>
        <table:table-row table:style-name="ro2">
          <table:table-cell office:value-type="time" office:time-value="PT15H46M8S" table:style-name="ce5">
            <text:p>15:46:08</text:p>
          </table:table-cell>
          <table:table-cell office:value-type="time" office:time-value="PT15H46M9S" table:style-name="ce5">
            <text:p>15:46:09</text:p>
          </table:table-cell>
          <table:table-cell office:value-type="float" office:value="1016" table:style-name="ce1">
            <text:p>1016</text:p>
          </table:table-cell>
          <table:table-cell office:value-type="float" office:value="3.4449999999999998" table:style-name="ce1">
            <text:p>3,445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0.20827999999999999" table:formula="of:=[.C10]/1000*[.E10]" table:style-name="ce1">
            <text:p>0,20828</text:p>
          </table:table-cell>
          <table:table-cell table:number-columns-repeated="16378"/>
        </table:table-row>
        <table:table-row table:style-name="ro2">
          <table:table-cell office:value-type="time" office:time-value="PT15H46M9S" table:style-name="ce5">
            <text:p>15:46:09</text:p>
          </table:table-cell>
          <table:table-cell office:value-type="time" office:time-value="PT15H46M10S" table:style-name="ce5">
            <text:p>15:46:10</text:p>
          </table:table-cell>
          <table:table-cell office:value-type="float" office:value="1016" table:style-name="ce1">
            <text:p>1016</text:p>
          </table:table-cell>
          <table:table-cell office:value-type="float" office:value="3.1989999999999998" table:style-name="ce1">
            <text:p>3,199</text:p>
          </table:table-cell>
          <table:table-cell office:value-type="float" office:value="0.215" table:style-name="ce1">
            <text:p>0,215</text:p>
          </table:table-cell>
          <table:table-cell office:value-type="float" office:value="0.21844" table:formula="of:=[.C11]/1000*[.E11]" table:style-name="ce1">
            <text:p>0,21844</text:p>
          </table:table-cell>
          <table:table-cell table:number-columns-repeated="16378"/>
        </table:table-row>
        <table:table-row table:style-name="ro2">
          <table:table-cell office:value-type="time" office:time-value="PT15H46M10S" table:style-name="ce5">
            <text:p>15:46:10</text:p>
          </table:table-cell>
          <table:table-cell office:value-type="time" office:time-value="PT15H46M11S" table:style-name="ce5">
            <text:p>15:46:11</text:p>
          </table:table-cell>
          <table:table-cell office:value-type="float" office:value="1015" table:style-name="ce1">
            <text:p>1015</text:p>
          </table:table-cell>
          <table:table-cell office:value-type="float" office:value="3.202" table:style-name="ce1">
            <text:p>3,202</text:p>
          </table:table-cell>
          <table:table-cell office:value-type="float" office:value="0.26200000000000001" table:style-name="ce1">
            <text:p>0,262</text:p>
          </table:table-cell>
          <table:table-cell office:value-type="float" office:value="0.26593" table:formula="of:=[.C12]/1000*[.E12]" table:style-name="ce1">
            <text:p>0,26593</text:p>
          </table:table-cell>
          <table:table-cell table:number-columns-repeated="16378"/>
        </table:table-row>
        <table:table-row table:style-name="ro2">
          <table:table-cell office:value-type="time" office:time-value="PT15H46M11S" table:style-name="ce5">
            <text:p>15:46:11</text:p>
          </table:table-cell>
          <table:table-cell office:value-type="time" office:time-value="PT15H46M12S" table:style-name="ce5">
            <text:p>15:46:12</text:p>
          </table:table-cell>
          <table:table-cell office:value-type="float" office:value="1015" table:style-name="ce1">
            <text:p>1015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22600000000000001" table:style-name="ce1">
            <text:p>0,226</text:p>
          </table:table-cell>
          <table:table-cell office:value-type="float" office:value="0.22938999999999998" table:formula="of:=[.C13]/1000*[.E13]" table:style-name="ce1">
            <text:p>0,22939</text:p>
          </table:table-cell>
          <table:table-cell table:number-columns-repeated="16378"/>
        </table:table-row>
        <table:table-row table:style-name="ro2">
          <table:table-cell office:value-type="time" office:time-value="PT15H46M12S" table:style-name="ce5">
            <text:p>15:46:12</text:p>
          </table:table-cell>
          <table:table-cell office:value-type="time" office:time-value="PT15H46M13S" table:style-name="ce5">
            <text:p>15:46:13</text:p>
          </table:table-cell>
          <table:table-cell office:value-type="float" office:value="1015" table:style-name="ce1">
            <text:p>1015</text:p>
          </table:table-cell>
          <table:table-cell office:value-type="float" office:value="4.4329999999999998" table:style-name="ce1">
            <text:p>4,433</text:p>
          </table:table-cell>
          <table:table-cell office:value-type="float" office:value="0.34300000000000003" table:style-name="ce1">
            <text:p>0,343</text:p>
          </table:table-cell>
          <table:table-cell office:value-type="float" office:value="0.34814499999999998" table:formula="of:=[.C14]/1000*[.E14]" table:style-name="ce1">
            <text:p>0,348145</text:p>
          </table:table-cell>
          <table:table-cell table:number-columns-repeated="16378"/>
        </table:table-row>
        <table:table-row table:style-name="ro2">
          <table:table-cell office:value-type="time" office:time-value="PT15H46M13S" table:style-name="ce5">
            <text:p>15:46:13</text:p>
          </table:table-cell>
          <table:table-cell office:value-type="time" office:time-value="PT15H46M14S" table:style-name="ce5">
            <text:p>15:46:14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47" table:style-name="ce1">
            <text:p>0,247</text:p>
          </table:table-cell>
          <table:table-cell office:value-type="float" office:value="0.25070499999999996" table:formula="of:=[.C15]/1000*[.E15]" table:style-name="ce1">
            <text:p>0,250705</text:p>
          </table:table-cell>
          <table:table-cell table:number-columns-repeated="16378"/>
        </table:table-row>
        <table:table-row table:style-name="ro2">
          <table:table-cell office:value-type="time" office:time-value="PT15H46M14S" table:style-name="ce5">
            <text:p>15:46:14</text:p>
          </table:table-cell>
          <table:table-cell office:value-type="time" office:time-value="PT15H46M15S" table:style-name="ce5">
            <text:p>15:46:15</text:p>
          </table:table-cell>
          <table:table-cell office:value-type="float" office:value="1014" table:style-name="ce1">
            <text:p>1014</text:p>
          </table:table-cell>
          <table:table-cell office:value-type="float" office:value="3.452" table:style-name="ce1">
            <text:p>3,452</text:p>
          </table:table-cell>
          <table:table-cell office:value-type="float" office:value="0.29199999999999998" table:style-name="ce1">
            <text:p>0,292</text:p>
          </table:table-cell>
          <table:table-cell office:value-type="float" office:value="0.29608799999999996" table:formula="of:=[.C16]/1000*[.E16]" table:style-name="ce1">
            <text:p>0,296088</text:p>
          </table:table-cell>
          <table:table-cell table:number-columns-repeated="16378"/>
        </table:table-row>
        <table:table-row table:style-name="ro2">
          <table:table-cell office:value-type="time" office:time-value="PT15H46M15S" table:style-name="ce5">
            <text:p>15:46:15</text:p>
          </table:table-cell>
          <table:table-cell office:value-type="time" office:time-value="PT15H46M16S" table:style-name="ce5">
            <text:p>15:46:16</text:p>
          </table:table-cell>
          <table:table-cell office:value-type="float" office:value="1015" table:style-name="ce1">
            <text:p>1015</text:p>
          </table:table-cell>
          <table:table-cell office:value-type="float" office:value="3.9409999999999998" table:style-name="ce1">
            <text:p>3,941</text:p>
          </table:table-cell>
          <table:table-cell office:value-type="float" office:value="0.25800000000000001" table:style-name="ce1">
            <text:p>0,258</text:p>
          </table:table-cell>
          <table:table-cell office:value-type="float" office:value="0.26186999999999999" table:formula="of:=[.C17]/1000*[.E17]" table:style-name="ce1">
            <text:p>0,26187</text:p>
          </table:table-cell>
          <table:table-cell table:number-columns-repeated="16378"/>
        </table:table-row>
        <table:table-row table:style-name="ro2">
          <table:table-cell office:value-type="time" office:time-value="PT15H46M16S" table:style-name="ce5">
            <text:p>15:46:16</text:p>
          </table:table-cell>
          <table:table-cell office:value-type="time" office:time-value="PT15H46M17S" table:style-name="ce5">
            <text:p>15:46:17</text:p>
          </table:table-cell>
          <table:table-cell office:value-type="float" office:value="1016" table:style-name="ce1">
            <text:p>1016</text:p>
          </table:table-cell>
          <table:table-cell office:value-type="float" office:value="4.6749999999999998" table:style-name="ce1">
            <text:p>4,675</text:p>
          </table:table-cell>
          <table:table-cell office:value-type="float" office:value="0.28499999999999998" table:style-name="ce1">
            <text:p>0,285</text:p>
          </table:table-cell>
          <table:table-cell office:value-type="float" office:value="0.28955999999999998" table:formula="of:=[.C18]/1000*[.E18]" table:style-name="ce1">
            <text:p>0,28956</text:p>
          </table:table-cell>
          <table:table-cell table:number-columns-repeated="16378"/>
        </table:table-row>
        <table:table-row table:style-name="ro2">
          <table:table-cell office:value-type="time" office:time-value="PT15H46M17S" table:style-name="ce5">
            <text:p>15:46:17</text:p>
          </table:table-cell>
          <table:table-cell office:value-type="time" office:time-value="PT15H46M18S" table:style-name="ce5">
            <text:p>15:46:18</text:p>
          </table:table-cell>
          <table:table-cell office:value-type="float" office:value="1014" table:style-name="ce1">
            <text:p>1014</text:p>
          </table:table-cell>
          <table:table-cell office:value-type="float" office:value="3.9449999999999998" table:style-name="ce1">
            <text:p>3,945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29000399999999998" table:formula="of:=[.C19]/1000*[.E19]" table:style-name="ce1">
            <text:p>0,290004</text:p>
          </table:table-cell>
          <table:table-cell table:number-columns-repeated="16378"/>
        </table:table-row>
        <table:table-row table:style-name="ro2">
          <table:table-cell office:value-type="time" office:time-value="PT15H46M18S" table:style-name="ce5">
            <text:p>15:46:18</text:p>
          </table:table-cell>
          <table:table-cell office:value-type="time" office:time-value="PT15H46M19S" table:style-name="ce5">
            <text:p>15:46:19</text:p>
          </table:table-cell>
          <table:table-cell office:value-type="float" office:value="1014" table:style-name="ce1">
            <text:p>1014</text:p>
          </table:table-cell>
          <table:table-cell office:value-type="float" office:value="4.1909999999999998" table:style-name="ce1">
            <text:p>4,191</text:p>
          </table:table-cell>
          <table:table-cell office:value-type="float" office:value="0.28299999999999997" table:style-name="ce1">
            <text:p>0,283</text:p>
          </table:table-cell>
          <table:table-cell office:value-type="float" office:value="0.28696199999999999" table:formula="of:=[.C20]/1000*[.E20]" table:style-name="ce1">
            <text:p>0,286962</text:p>
          </table:table-cell>
          <table:table-cell table:number-columns-repeated="16378"/>
        </table:table-row>
        <table:table-row table:style-name="ro2">
          <table:table-cell office:value-type="time" office:time-value="PT15H46M19S" table:style-name="ce5">
            <text:p>15:46:19</text:p>
          </table:table-cell>
          <table:table-cell office:value-type="time" office:time-value="PT15H46M20S" table:style-name="ce5">
            <text:p>15:46:20</text:p>
          </table:table-cell>
          <table:table-cell office:value-type="float" office:value="1014" table:style-name="ce1">
            <text:p>1014</text:p>
          </table:table-cell>
          <table:table-cell office:value-type="float" office:value="4.4379999999999997" table:style-name="ce1">
            <text:p>4,438</text:p>
          </table:table-cell>
          <table:table-cell office:value-type="float" office:value="0.26700000000000002" table:style-name="ce1">
            <text:p>0,267</text:p>
          </table:table-cell>
          <table:table-cell office:value-type="float" office:value="0.27073800000000003" table:formula="of:=[.C21]/1000*[.E21]" table:style-name="ce1">
            <text:p>0,270738</text:p>
          </table:table-cell>
          <table:table-cell table:number-columns-repeated="16378"/>
        </table:table-row>
        <table:table-row table:style-name="ro2">
          <table:table-cell office:value-type="time" office:time-value="PT15H46M20S" table:style-name="ce5">
            <text:p>15:46:20</text:p>
          </table:table-cell>
          <table:table-cell office:value-type="time" office:time-value="PT15H46M21S" table:style-name="ce5">
            <text:p>15:46:21</text:p>
          </table:table-cell>
          <table:table-cell office:value-type="float" office:value="1015" table:style-name="ce1">
            <text:p>1015</text:p>
          </table:table-cell>
          <table:table-cell office:value-type="float" office:value="4.4329999999999998" table:style-name="ce1">
            <text:p>4,433</text:p>
          </table:table-cell>
          <table:table-cell office:value-type="float" office:value="0.29799999999999999" table:style-name="ce1">
            <text:p>0,298</text:p>
          </table:table-cell>
          <table:table-cell office:value-type="float" office:value="0.30246999999999996" table:formula="of:=[.C22]/1000*[.E22]" table:style-name="ce1">
            <text:p>0,30247</text:p>
          </table:table-cell>
          <table:table-cell table:number-columns-repeated="16378"/>
        </table:table-row>
        <table:table-row table:style-name="ro2">
          <table:table-cell office:value-type="time" office:time-value="PT15H46M21S" table:style-name="ce5">
            <text:p>15:46:21</text:p>
          </table:table-cell>
          <table:table-cell office:value-type="time" office:time-value="PT15H46M22S" table:style-name="ce5">
            <text:p>15:46:22</text:p>
          </table:table-cell>
          <table:table-cell office:value-type="float" office:value="1015" table:style-name="ce1">
            <text:p>1015</text:p>
          </table:table-cell>
          <table:table-cell office:value-type="float" office:value="4.4329999999999998" table:style-name="ce1">
            <text:p>4,433</text:p>
          </table:table-cell>
          <table:table-cell office:value-type="float" office:value="0.42199999999999999" table:style-name="ce1">
            <text:p>0,422</text:p>
          </table:table-cell>
          <table:table-cell office:value-type="float" office:value="0.42832999999999993" table:formula="of:=[.C23]/1000*[.E23]" table:style-name="ce1">
            <text:p>0,42833</text:p>
          </table:table-cell>
          <table:table-cell table:number-columns-repeated="16378"/>
        </table:table-row>
        <table:table-row table:style-name="ro2">
          <table:table-cell office:value-type="time" office:time-value="PT15H46M22S" table:style-name="ce5">
            <text:p>15:46:22</text:p>
          </table:table-cell>
          <table:table-cell office:value-type="time" office:time-value="PT15H46M23S" table:style-name="ce5">
            <text:p>15:46:23</text:p>
          </table:table-cell>
          <table:table-cell office:value-type="float" office:value="1014" table:style-name="ce1">
            <text:p>1014</text:p>
          </table:table-cell>
          <table:table-cell office:value-type="float" office:value="4.6840000000000002" table:style-name="ce1">
            <text:p>4,684</text:p>
          </table:table-cell>
          <table:table-cell office:value-type="float" office:value="0.29699999999999999" table:style-name="ce1">
            <text:p>0,297</text:p>
          </table:table-cell>
          <table:table-cell office:value-type="float" office:value="0.30115799999999998" table:formula="of:=[.C24]/1000*[.E24]" table:style-name="ce1">
            <text:p>0,301158</text:p>
          </table:table-cell>
          <table:table-cell table:number-columns-repeated="16378"/>
        </table:table-row>
        <table:table-row table:style-name="ro2">
          <table:table-cell office:value-type="time" office:time-value="PT15H46M23S" table:style-name="ce5">
            <text:p>15:46:23</text:p>
          </table:table-cell>
          <table:table-cell office:value-type="time" office:time-value="PT15H46M24S" table:style-name="ce5">
            <text:p>15:46:24</text:p>
          </table:table-cell>
          <table:table-cell office:value-type="float" office:value="1015" table:style-name="ce1">
            <text:p>1015</text:p>
          </table:table-cell>
          <table:table-cell office:value-type="float" office:value="4.68" table:style-name="ce1">
            <text:p>4,68</text:p>
          </table:table-cell>
          <table:table-cell office:value-type="float" office:value="0.28899999999999998" table:style-name="ce1">
            <text:p>0,289</text:p>
          </table:table-cell>
          <table:table-cell office:value-type="float" office:value="0.29333499999999996" table:formula="of:=[.C25]/1000*[.E25]" table:style-name="ce1">
            <text:p>0,293335</text:p>
          </table:table-cell>
          <table:table-cell table:number-columns-repeated="16378"/>
        </table:table-row>
        <table:table-row table:style-name="ro2">
          <table:table-cell office:value-type="time" office:time-value="PT15H46M24S" table:style-name="ce5">
            <text:p>15:46:24</text:p>
          </table:table-cell>
          <table:table-cell office:value-type="time" office:time-value="PT15H46M25S" table:style-name="ce5">
            <text:p>15:46:25</text:p>
          </table:table-cell>
          <table:table-cell office:value-type="float" office:value="1015" table:style-name="ce1">
            <text:p>1015</text:p>
          </table:table-cell>
          <table:table-cell office:value-type="float" office:value="4.9260000000000002" table:style-name="ce1">
            <text:p>4,926</text:p>
          </table:table-cell>
          <table:table-cell office:value-type="float" office:value="0.29299999999999998" table:style-name="ce1">
            <text:p>0,293</text:p>
          </table:table-cell>
          <table:table-cell office:value-type="float" office:value="0.29739499999999996" table:formula="of:=[.C26]/1000*[.E26]" table:style-name="ce1">
            <text:p>0,297395</text:p>
          </table:table-cell>
          <table:table-cell table:number-columns-repeated="16378"/>
        </table:table-row>
        <table:table-row table:style-name="ro2">
          <table:table-cell office:value-type="time" office:time-value="PT15H46M25S" table:style-name="ce5">
            <text:p>15:46:25</text:p>
          </table:table-cell>
          <table:table-cell office:value-type="time" office:time-value="PT15H46M26S" table:style-name="ce5">
            <text:p>15:46:26</text:p>
          </table:table-cell>
          <table:table-cell office:value-type="float" office:value="1014" table:style-name="ce1">
            <text:p>1014</text:p>
          </table:table-cell>
          <table:table-cell office:value-type="float" office:value="4.6840000000000002" table:style-name="ce1">
            <text:p>4,684</text:p>
          </table:table-cell>
          <table:table-cell office:value-type="float" office:value="0.29199999999999998" table:style-name="ce1">
            <text:p>0,292</text:p>
          </table:table-cell>
          <table:table-cell office:value-type="float" office:value="0.29608799999999996" table:formula="of:=[.C27]/1000*[.E27]" table:style-name="ce1">
            <text:p>0,296088</text:p>
          </table:table-cell>
          <table:table-cell table:number-columns-repeated="16378"/>
        </table:table-row>
        <table:table-row table:style-name="ro2">
          <table:table-cell office:value-type="time" office:time-value="PT15H46M26S" table:style-name="ce5">
            <text:p>15:46:26</text:p>
          </table:table-cell>
          <table:table-cell office:value-type="time" office:time-value="PT15H46M27S" table:style-name="ce5">
            <text:p>15:46:27</text:p>
          </table:table-cell>
          <table:table-cell office:value-type="float" office:value="1014" table:style-name="ce1">
            <text:p>1014</text:p>
          </table:table-cell>
          <table:table-cell office:value-type="float" office:value="4.6840000000000002" table:style-name="ce1">
            <text:p>4,684</text:p>
          </table:table-cell>
          <table:table-cell office:value-type="float" office:value="0.30399999999999999" table:style-name="ce1">
            <text:p>0,304</text:p>
          </table:table-cell>
          <table:table-cell office:value-type="float" office:value="0.30825599999999997" table:formula="of:=[.C28]/1000*[.E28]" table:style-name="ce1">
            <text:p>0,308256</text:p>
          </table:table-cell>
          <table:table-cell table:number-columns-repeated="16378"/>
        </table:table-row>
        <table:table-row table:style-name="ro2">
          <table:table-cell office:value-type="time" office:time-value="PT15H46M27S" table:style-name="ce5">
            <text:p>15:46:27</text:p>
          </table:table-cell>
          <table:table-cell office:value-type="time" office:time-value="PT15H46M28S" table:style-name="ce5">
            <text:p>15:46:28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32200000000000001" table:style-name="ce1">
            <text:p>0,322</text:p>
          </table:table-cell>
          <table:table-cell office:value-type="float" office:value="0.32618599999999998" table:formula="of:=[.C29]/1000*[.E29]" table:style-name="ce1">
            <text:p>0,326186</text:p>
          </table:table-cell>
          <table:table-cell table:number-columns-repeated="16378"/>
        </table:table-row>
        <table:table-row table:style-name="ro2">
          <table:table-cell office:value-type="time" office:time-value="PT15H46M28S" table:style-name="ce5">
            <text:p>15:46:28</text:p>
          </table:table-cell>
          <table:table-cell office:value-type="time" office:time-value="PT15H46M29S" table:style-name="ce5">
            <text:p>15:46:29</text:p>
          </table:table-cell>
          <table:table-cell office:value-type="float" office:value="1019" table:style-name="ce1">
            <text:p>1019</text:p>
          </table:table-cell>
          <table:table-cell office:value-type="float" office:value="6.133" table:style-name="ce1">
            <text:p>6,133</text:p>
          </table:table-cell>
          <table:table-cell office:value-type="float" office:value="0.38600000000000001" table:style-name="ce1">
            <text:p>0,386</text:p>
          </table:table-cell>
          <table:table-cell office:value-type="float" office:value="0.39333399999999996" table:formula="of:=[.C30]/1000*[.E30]" table:style-name="ce1">
            <text:p>0,393334</text:p>
          </table:table-cell>
          <table:table-cell table:number-columns-repeated="16378"/>
        </table:table-row>
        <table:table-row table:style-name="ro2">
          <table:table-cell office:value-type="time" office:time-value="PT15H46M29S" table:style-name="ce5">
            <text:p>15:46:29</text:p>
          </table:table-cell>
          <table:table-cell office:value-type="time" office:time-value="PT15H46M30S" table:style-name="ce5">
            <text:p>15:46:30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33900000000000002" table:style-name="ce1">
            <text:p>0,339</text:p>
          </table:table-cell>
          <table:table-cell office:value-type="float" office:value="0.34340700000000002" table:formula="of:=[.C31]/1000*[.E31]" table:style-name="ce1">
            <text:p>0,343407</text:p>
          </table:table-cell>
          <table:table-cell table:number-columns-repeated="16378"/>
        </table:table-row>
        <table:table-row table:style-name="ro2">
          <table:table-cell office:value-type="time" office:time-value="PT15H46M30S" table:style-name="ce5">
            <text:p>15:46:30</text:p>
          </table:table-cell>
          <table:table-cell office:value-type="time" office:time-value="PT15H46M31S" table:style-name="ce5">
            <text:p>15:46:31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372" table:style-name="ce1">
            <text:p>0,372</text:p>
          </table:table-cell>
          <table:table-cell office:value-type="float" office:value="0.37720799999999999" table:formula="of:=[.C32]/1000*[.E32]" table:style-name="ce1">
            <text:p>0,377208</text:p>
          </table:table-cell>
          <table:table-cell table:number-columns-repeated="16378"/>
        </table:table-row>
        <table:table-row table:style-name="ro2">
          <table:table-cell office:value-type="time" office:time-value="PT15H46M31S" table:style-name="ce5">
            <text:p>15:46:31</text:p>
          </table:table-cell>
          <table:table-cell office:value-type="time" office:time-value="PT15H46M32S" table:style-name="ce5">
            <text:p>15:46:32</text:p>
          </table:table-cell>
          <table:table-cell office:value-type="float" office:value="1014" table:style-name="ce1">
            <text:p>1014</text:p>
          </table:table-cell>
          <table:table-cell office:value-type="float" office:value="5.4240000000000004" table:style-name="ce1">
            <text:p>5,424</text:p>
          </table:table-cell>
          <table:table-cell office:value-type="float" office:value="0.32600000000000001" table:style-name="ce1">
            <text:p>0,326</text:p>
          </table:table-cell>
          <table:table-cell office:value-type="float" office:value="0.33056400000000002" table:formula="of:=[.C33]/1000*[.E33]" table:style-name="ce1">
            <text:p>0,330564</text:p>
          </table:table-cell>
          <table:table-cell table:number-columns-repeated="16378"/>
        </table:table-row>
        <table:table-row table:style-name="ro2">
          <table:table-cell office:value-type="time" office:time-value="PT15H46M32S" table:style-name="ce5">
            <text:p>15:46:32</text:p>
          </table:table-cell>
          <table:table-cell office:value-type="time" office:time-value="PT15H46M33S" table:style-name="ce5">
            <text:p>15:46:33</text:p>
          </table:table-cell>
          <table:table-cell office:value-type="float" office:value="1015" table:style-name="ce1">
            <text:p>1015</text:p>
          </table:table-cell>
          <table:table-cell office:value-type="float" office:value="5.4189999999999996" table:style-name="ce1">
            <text:p>5,419</text:p>
          </table:table-cell>
          <table:table-cell office:value-type="float" office:value="0.35599999999999998" table:style-name="ce1">
            <text:p>0,356</text:p>
          </table:table-cell>
          <table:table-cell office:value-type="float" office:value="0.36133999999999994" table:formula="of:=[.C34]/1000*[.E34]" table:style-name="ce1">
            <text:p>0,36134</text:p>
          </table:table-cell>
          <table:table-cell table:number-columns-repeated="16378"/>
        </table:table-row>
        <table:table-row table:style-name="ro2">
          <table:table-cell office:value-type="time" office:time-value="PT15H46M33S" table:style-name="ce5">
            <text:p>15:46:33</text:p>
          </table:table-cell>
          <table:table-cell office:value-type="time" office:time-value="PT15H46M34S" table:style-name="ce5">
            <text:p>15:46:34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36299999999999999" table:style-name="ce1">
            <text:p>0,363</text:p>
          </table:table-cell>
          <table:table-cell office:value-type="float" office:value="0.36808200000000002" table:formula="of:=[.C35]/1000*[.E35]" table:style-name="ce1">
            <text:p>0,368082</text:p>
          </table:table-cell>
          <table:table-cell table:number-columns-repeated="16378"/>
        </table:table-row>
        <table:table-row table:style-name="ro2">
          <table:table-cell office:value-type="time" office:time-value="PT15H46M34S" table:style-name="ce5">
            <text:p>15:46:34</text:p>
          </table:table-cell>
          <table:table-cell office:value-type="time" office:time-value="PT15H46M35S" table:style-name="ce5">
            <text:p>15:46:35</text:p>
          </table:table-cell>
          <table:table-cell office:value-type="float" office:value="1014" table:style-name="ce1">
            <text:p>1014</text:p>
          </table:table-cell>
          <table:table-cell office:value-type="float" office:value="5.4240000000000004" table:style-name="ce1">
            <text:p>5,424</text:p>
          </table:table-cell>
          <table:table-cell office:value-type="float" office:value="0.35399999999999998" table:style-name="ce1">
            <text:p>0,354</text:p>
          </table:table-cell>
          <table:table-cell office:value-type="float" office:value="0.358956" table:formula="of:=[.C36]/1000*[.E36]" table:style-name="ce1">
            <text:p>0,358956</text:p>
          </table:table-cell>
          <table:table-cell table:number-columns-repeated="16378"/>
        </table:table-row>
        <table:table-row table:style-name="ro2">
          <table:table-cell office:value-type="time" office:time-value="PT15H46M35S" table:style-name="ce5">
            <text:p>15:46:35</text:p>
          </table:table-cell>
          <table:table-cell office:value-type="time" office:time-value="PT15H46M36S" table:style-name="ce5">
            <text:p>15:46:36</text:p>
          </table:table-cell>
          <table:table-cell office:value-type="float" office:value="1015" table:style-name="ce1">
            <text:p>1015</text:p>
          </table:table-cell>
          <table:table-cell office:value-type="float" office:value="5.4189999999999996" table:style-name="ce1">
            <text:p>5,419</text:p>
          </table:table-cell>
          <table:table-cell office:value-type="float" office:value="0.36399999999999999" table:style-name="ce1">
            <text:p>0,364</text:p>
          </table:table-cell>
          <table:table-cell office:value-type="float" office:value="0.36945999999999996" table:formula="of:=[.C37]/1000*[.E37]" table:style-name="ce1">
            <text:p>0,36946</text:p>
          </table:table-cell>
          <table:table-cell table:number-columns-repeated="16378"/>
        </table:table-row>
        <table:table-row table:style-name="ro2">
          <table:table-cell office:value-type="time" office:time-value="PT15H46M36S" table:style-name="ce5">
            <text:p>15:46:36</text:p>
          </table:table-cell>
          <table:table-cell office:value-type="time" office:time-value="PT15H46M37S" table:style-name="ce5">
            <text:p>15:46:37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36399999999999999" table:style-name="ce1">
            <text:p>0,364</text:p>
          </table:table-cell>
          <table:table-cell office:value-type="float" office:value="0.36909599999999998" table:formula="of:=[.C38]/1000*[.E38]" table:style-name="ce1">
            <text:p>0,369096</text:p>
          </table:table-cell>
          <table:table-cell table:number-columns-repeated="16378"/>
        </table:table-row>
        <table:table-row table:style-name="ro2">
          <table:table-cell office:value-type="time" office:time-value="PT15H46M37S" table:style-name="ce5">
            <text:p>15:46:37</text:p>
          </table:table-cell>
          <table:table-cell office:value-type="time" office:time-value="PT15H46M38S" table:style-name="ce5">
            <text:p>15:46:38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43" table:style-name="ce1">
            <text:p>0,43</text:p>
          </table:table-cell>
          <table:table-cell office:value-type="float" office:value="0.43602000000000002" table:formula="of:=[.C39]/1000*[.E39]" table:style-name="ce1">
            <text:p>0,43602</text:p>
          </table:table-cell>
          <table:table-cell table:number-columns-repeated="16378"/>
        </table:table-row>
        <table:table-row table:style-name="ro2">
          <table:table-cell office:value-type="time" office:time-value="PT15H46M38S" table:style-name="ce5">
            <text:p>15:46:38</text:p>
          </table:table-cell>
          <table:table-cell office:value-type="time" office:time-value="PT15H46M39S" table:style-name="ce5">
            <text:p>15:46:39</text:p>
          </table:table-cell>
          <table:table-cell office:value-type="float" office:value="1015" table:style-name="ce1">
            <text:p>1015</text:p>
          </table:table-cell>
          <table:table-cell office:value-type="float" office:value="5.9109999999999996" table:style-name="ce1">
            <text:p>5,911</text:p>
          </table:table-cell>
          <table:table-cell office:value-type="float" office:value="0.40300000000000002" table:style-name="ce1">
            <text:p>0,403</text:p>
          </table:table-cell>
          <table:table-cell office:value-type="float" office:value="0.40904499999999999" table:formula="of:=[.C40]/1000*[.E40]" table:style-name="ce1">
            <text:p>0,409045</text:p>
          </table:table-cell>
          <table:table-cell table:number-columns-repeated="16378"/>
        </table:table-row>
        <table:table-row table:style-name="ro2">
          <table:table-cell office:value-type="time" office:time-value="PT15H46M39S" table:style-name="ce5">
            <text:p>15:46:39</text:p>
          </table:table-cell>
          <table:table-cell office:value-type="time" office:time-value="PT15H46M40S" table:style-name="ce5">
            <text:p>15:46:40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39400000000000002" table:style-name="ce1">
            <text:p>0,394</text:p>
          </table:table-cell>
          <table:table-cell office:value-type="float" office:value="0.39912199999999998" table:formula="of:=[.C41]/1000*[.E41]" table:style-name="ce1">
            <text:p>0,399122</text:p>
          </table:table-cell>
          <table:table-cell table:number-columns-repeated="16378"/>
        </table:table-row>
        <table:table-row table:style-name="ro2">
          <table:table-cell office:value-type="time" office:time-value="PT15H46M40S" table:style-name="ce5">
            <text:p>15:46:40</text:p>
          </table:table-cell>
          <table:table-cell office:value-type="time" office:time-value="PT15H46M41S" table:style-name="ce5">
            <text:p>15:46:41</text:p>
          </table:table-cell>
          <table:table-cell office:value-type="float" office:value="1014" table:style-name="ce1">
            <text:p>1014</text:p>
          </table:table-cell>
          <table:table-cell office:value-type="float" office:value="5.9169999999999998" table:style-name="ce1">
            <text:p>5,917</text:p>
          </table:table-cell>
          <table:table-cell office:value-type="float" office:value="0.40200000000000002" table:style-name="ce1">
            <text:p>0,402</text:p>
          </table:table-cell>
          <table:table-cell office:value-type="float" office:value="0.40762800000000005" table:formula="of:=[.C42]/1000*[.E42]" table:style-name="ce1">
            <text:p>0,407628</text:p>
          </table:table-cell>
          <table:table-cell table:number-columns-repeated="16378"/>
        </table:table-row>
        <table:table-row table:style-name="ro2">
          <table:table-cell office:value-type="time" office:time-value="PT15H46M41S" table:style-name="ce5">
            <text:p>15:46:41</text:p>
          </table:table-cell>
          <table:table-cell office:value-type="time" office:time-value="PT15H46M42S" table:style-name="ce5">
            <text:p>15:46:42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39900000000000002" table:style-name="ce1">
            <text:p>0,399</text:p>
          </table:table-cell>
          <table:table-cell office:value-type="float" office:value="0.40418699999999996" table:formula="of:=[.C43]/1000*[.E43]" table:style-name="ce1">
            <text:p>0,404187</text:p>
          </table:table-cell>
          <table:table-cell table:number-columns-repeated="16378"/>
        </table:table-row>
        <table:table-row table:style-name="ro2">
          <table:table-cell office:value-type="time" office:time-value="PT15H46M42S" table:style-name="ce5">
            <text:p>15:46:42</text:p>
          </table:table-cell>
          <table:table-cell office:value-type="time" office:time-value="PT15H46M43S" table:style-name="ce5">
            <text:p>15:46:43</text:p>
          </table:table-cell>
          <table:table-cell office:value-type="float" office:value="1014" table:style-name="ce1">
            <text:p>1014</text:p>
          </table:table-cell>
          <table:table-cell office:value-type="float" office:value="6.41" table:style-name="ce1">
            <text:p>6,41</text:p>
          </table:table-cell>
          <table:table-cell office:value-type="float" office:value="0.61699999999999999" table:style-name="ce1">
            <text:p>0,617</text:p>
          </table:table-cell>
          <table:table-cell office:value-type="float" office:value="0.62563800000000003" table:formula="of:=[.C44]/1000*[.E44]" table:style-name="ce1">
            <text:p>0,625638</text:p>
          </table:table-cell>
          <table:table-cell table:number-columns-repeated="16378"/>
        </table:table-row>
        <table:table-row table:style-name="ro2">
          <table:table-cell office:value-type="time" office:time-value="PT15H46M43S" table:style-name="ce5">
            <text:p>15:46:43</text:p>
          </table:table-cell>
          <table:table-cell office:value-type="time" office:time-value="PT15H46M44S" table:style-name="ce5">
            <text:p>15:46:44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43457699999999994" table:formula="of:=[.C45]/1000*[.E45]" table:style-name="ce1">
            <text:p>0,434577</text:p>
          </table:table-cell>
          <table:table-cell table:number-columns-repeated="16378"/>
        </table:table-row>
        <table:table-row table:style-name="ro2">
          <table:table-cell office:value-type="time" office:time-value="PT15H46M44S" table:style-name="ce5">
            <text:p>15:46:44</text:p>
          </table:table-cell>
          <table:table-cell office:value-type="time" office:time-value="PT15H46M45S" table:style-name="ce5">
            <text:p>15:46:45</text:p>
          </table:table-cell>
          <table:table-cell office:value-type="float" office:value="1015" table:style-name="ce1">
            <text:p>1015</text:p>
          </table:table-cell>
          <table:table-cell office:value-type="float" office:value="6.65" table:style-name="ce1">
            <text:p>6,65</text:p>
          </table:table-cell>
          <table:table-cell office:value-type="float" office:value="0.46500000000000002" table:style-name="ce1">
            <text:p>0,465</text:p>
          </table:table-cell>
          <table:table-cell office:value-type="float" office:value="0.47197499999999998" table:formula="of:=[.C46]/1000*[.E46]" table:style-name="ce1">
            <text:p>0,471975</text:p>
          </table:table-cell>
          <table:table-cell table:number-columns-repeated="16378"/>
        </table:table-row>
        <table:table-row table:style-name="ro2">
          <table:table-cell office:value-type="time" office:time-value="PT15H46M45S" table:style-name="ce5">
            <text:p>15:46:45</text:p>
          </table:table-cell>
          <table:table-cell office:value-type="time" office:time-value="PT15H46M46S" table:style-name="ce5">
            <text:p>15:46:46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1099999999999998" table:style-name="ce1">
            <text:p>0,411</text:p>
          </table:table-cell>
          <table:table-cell office:value-type="float" office:value="0.41634299999999991" table:formula="of:=[.C47]/1000*[.E47]" table:style-name="ce1">
            <text:p>0,416343</text:p>
          </table:table-cell>
          <table:table-cell table:number-columns-repeated="16378"/>
        </table:table-row>
        <table:table-row table:style-name="ro2">
          <table:table-cell office:value-type="time" office:time-value="PT15H46M46S" table:style-name="ce5">
            <text:p>15:46:46</text:p>
          </table:table-cell>
          <table:table-cell office:value-type="time" office:time-value="PT15H46M47S" table:style-name="ce5">
            <text:p>15:46:47</text:p>
          </table:table-cell>
          <table:table-cell office:value-type="float" office:value="1016" table:style-name="ce1">
            <text:p>1016</text:p>
          </table:table-cell>
          <table:table-cell office:value-type="float" office:value="5.9059999999999997" table:style-name="ce1">
            <text:p>5,906</text:p>
          </table:table-cell>
          <table:table-cell office:value-type="float" office:value="0.44700000000000001" table:style-name="ce1">
            <text:p>0,447</text:p>
          </table:table-cell>
          <table:table-cell office:value-type="float" office:value="0.454152" table:formula="of:=[.C48]/1000*[.E48]" table:style-name="ce1">
            <text:p>0,454152</text:p>
          </table:table-cell>
          <table:table-cell table:number-columns-repeated="16378"/>
        </table:table-row>
        <table:table-row table:style-name="ro2">
          <table:table-cell office:value-type="time" office:time-value="PT15H46M47S" table:style-name="ce5">
            <text:p>15:46:47</text:p>
          </table:table-cell>
          <table:table-cell office:value-type="time" office:time-value="PT15H46M48S" table:style-name="ce5">
            <text:p>15:46:48</text:p>
          </table:table-cell>
          <table:table-cell office:value-type="float" office:value="1022" table:style-name="ce1">
            <text:p>1022</text:p>
          </table:table-cell>
          <table:table-cell office:value-type="float" office:value="6.1150000000000002" table:style-name="ce1">
            <text:p>6,115</text:p>
          </table:table-cell>
          <table:table-cell office:value-type="float" office:value="0.621" table:style-name="ce1">
            <text:p>0,621</text:p>
          </table:table-cell>
          <table:table-cell office:value-type="float" office:value="0.63466200000000006" table:formula="of:=[.C49]/1000*[.E49]" table:style-name="ce1">
            <text:p>0,634662</text:p>
          </table:table-cell>
          <table:table-cell table:number-columns-repeated="16378"/>
        </table:table-row>
        <table:table-row table:style-name="ro2">
          <table:table-cell office:value-type="time" office:time-value="PT15H46M48S" table:style-name="ce5">
            <text:p>15:46:48</text:p>
          </table:table-cell>
          <table:table-cell office:value-type="time" office:time-value="PT15H46M49S" table:style-name="ce5">
            <text:p>15:46:49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46800000000000003" table:style-name="ce1">
            <text:p>0,468</text:p>
          </table:table-cell>
          <table:table-cell office:value-type="float" office:value="0.47361600000000004" table:formula="of:=[.C50]/1000*[.E50]" table:style-name="ce1">
            <text:p>0,473616</text:p>
          </table:table-cell>
          <table:table-cell table:number-columns-repeated="16378"/>
        </table:table-row>
        <table:table-row table:style-name="ro2">
          <table:table-cell office:value-type="time" office:time-value="PT15H46M49S" table:style-name="ce5">
            <text:p>15:46:49</text:p>
          </table:table-cell>
          <table:table-cell office:value-type="time" office:time-value="PT15H46M50S" table:style-name="ce5">
            <text:p>15:46:50</text:p>
          </table:table-cell>
          <table:table-cell office:value-type="float" office:value="1017" table:style-name="ce1">
            <text:p>1017</text:p>
          </table:table-cell>
          <table:table-cell office:value-type="float" office:value="7.375" table:style-name="ce1">
            <text:p>7,375</text:p>
          </table:table-cell>
          <table:table-cell office:value-type="float" office:value="0.49099999999999999" table:style-name="ce1">
            <text:p>0,491</text:p>
          </table:table-cell>
          <table:table-cell office:value-type="float" office:value="0.49934699999999993" table:formula="of:=[.C51]/1000*[.E51]" table:style-name="ce1">
            <text:p>0,499347</text:p>
          </table:table-cell>
          <table:table-cell table:number-columns-repeated="16378"/>
        </table:table-row>
        <table:table-row table:style-name="ro2">
          <table:table-cell office:value-type="time" office:time-value="PT15H46M50S" table:style-name="ce5">
            <text:p>15:46:50</text:p>
          </table:table-cell>
          <table:table-cell office:value-type="time" office:time-value="PT15H46M51S" table:style-name="ce5">
            <text:p>15:46:51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47699999999999998" table:style-name="ce1">
            <text:p>0,477</text:p>
          </table:table-cell>
          <table:table-cell office:value-type="float" office:value="0.48272399999999999" table:formula="of:=[.C52]/1000*[.E52]" table:style-name="ce1">
            <text:p>0,482724</text:p>
          </table:table-cell>
          <table:table-cell table:number-columns-repeated="16378"/>
        </table:table-row>
        <table:table-row table:style-name="ro2">
          <table:table-cell office:value-type="time" office:time-value="PT15H46M51S" table:style-name="ce5">
            <text:p>15:46:51</text:p>
          </table:table-cell>
          <table:table-cell office:value-type="time" office:time-value="PT15H46M52S" table:style-name="ce5">
            <text:p>15:46:52</text:p>
          </table:table-cell>
          <table:table-cell office:value-type="float" office:value="1013" table:style-name="ce1">
            <text:p>1013</text:p>
          </table:table-cell>
          <table:table-cell office:value-type="float" office:value="7.4039999999999999" table:style-name="ce1">
            <text:p>7,404</text:p>
          </table:table-cell>
          <table:table-cell office:value-type="float" office:value="0.48299999999999998" table:style-name="ce1">
            <text:p>0,483</text:p>
          </table:table-cell>
          <table:table-cell office:value-type="float" office:value="0.48927899999999996" table:formula="of:=[.C53]/1000*[.E53]" table:style-name="ce1">
            <text:p>0,489279</text:p>
          </table:table-cell>
          <table:table-cell table:number-columns-repeated="16378"/>
        </table:table-row>
        <table:table-row table:style-name="ro2">
          <table:table-cell office:value-type="time" office:time-value="PT15H46M52S" table:style-name="ce5">
            <text:p>15:46:52</text:p>
          </table:table-cell>
          <table:table-cell office:value-type="time" office:time-value="PT15H46M53S" table:style-name="ce5">
            <text:p>15:46:53</text:p>
          </table:table-cell>
          <table:table-cell office:value-type="float" office:value="1013" table:style-name="ce1">
            <text:p>1013</text:p>
          </table:table-cell>
          <table:table-cell office:value-type="float" office:value="7.8970000000000002" table:style-name="ce1">
            <text:p>7,897</text:p>
          </table:table-cell>
          <table:table-cell office:value-type="float" office:value="0.51500000000000001" table:style-name="ce1">
            <text:p>0,515</text:p>
          </table:table-cell>
          <table:table-cell office:value-type="float" office:value="0.52169499999999991" table:formula="of:=[.C54]/1000*[.E54]" table:style-name="ce1">
            <text:p>0,521695</text:p>
          </table:table-cell>
          <table:table-cell table:number-columns-repeated="16378"/>
        </table:table-row>
        <table:table-row table:style-name="ro2">
          <table:table-cell office:value-type="time" office:time-value="PT15H46M53S" table:style-name="ce5">
            <text:p>15:46:53</text:p>
          </table:table-cell>
          <table:table-cell office:value-type="time" office:time-value="PT15H46M54S" table:style-name="ce5">
            <text:p>15:46:54</text:p>
          </table:table-cell>
          <table:table-cell office:value-type="float" office:value="1013" table:style-name="ce1">
            <text:p>1013</text:p>
          </table:table-cell>
          <table:table-cell office:value-type="float" office:value="7.157" table:style-name="ce1">
            <text:p>7,157</text:p>
          </table:table-cell>
          <table:table-cell office:value-type="float" office:value="0.49" table:style-name="ce1">
            <text:p>0,49</text:p>
          </table:table-cell>
          <table:table-cell office:value-type="float" office:value="0.49636999999999992" table:formula="of:=[.C55]/1000*[.E55]" table:style-name="ce1">
            <text:p>0,49637</text:p>
          </table:table-cell>
          <table:table-cell table:number-columns-repeated="16378"/>
        </table:table-row>
        <table:table-row table:style-name="ro2">
          <table:table-cell office:value-type="time" office:time-value="PT15H46M54S" table:style-name="ce5">
            <text:p>15:46:54</text:p>
          </table:table-cell>
          <table:table-cell office:value-type="time" office:time-value="PT15H46M55S" table:style-name="ce5">
            <text:p>15:46:55</text:p>
          </table:table-cell>
          <table:table-cell office:value-type="float" office:value="1014" table:style-name="ce1">
            <text:p>1014</text:p>
          </table:table-cell>
          <table:table-cell office:value-type="float" office:value="7.3959999999999999" table:style-name="ce1">
            <text:p>7,396</text:p>
          </table:table-cell>
          <table:table-cell office:value-type="float" office:value="0.50700000000000001" table:style-name="ce1">
            <text:p>0,507</text:p>
          </table:table-cell>
          <table:table-cell office:value-type="float" office:value="0.51409800000000005" table:formula="of:=[.C56]/1000*[.E56]" table:style-name="ce1">
            <text:p>0,514098</text:p>
          </table:table-cell>
          <table:table-cell table:number-columns-repeated="16378"/>
        </table:table-row>
        <table:table-row table:style-name="ro2">
          <table:table-cell office:value-type="time" office:time-value="PT15H46M55S" table:style-name="ce5">
            <text:p>15:46:55</text:p>
          </table:table-cell>
          <table:table-cell office:value-type="time" office:time-value="PT15H46M56S" table:style-name="ce5">
            <text:p>15:46:56</text:p>
          </table:table-cell>
          <table:table-cell office:value-type="float" office:value="1013" table:style-name="ce1">
            <text:p>1013</text:p>
          </table:table-cell>
          <table:table-cell office:value-type="float" office:value="6.91" table:style-name="ce1">
            <text:p>6,91</text:p>
          </table:table-cell>
          <table:table-cell office:value-type="float" office:value="0.496" table:style-name="ce1">
            <text:p>0,496</text:p>
          </table:table-cell>
          <table:table-cell office:value-type="float" office:value="0.50244799999999989" table:formula="of:=[.C57]/1000*[.E57]" table:style-name="ce1">
            <text:p>0,502448</text:p>
          </table:table-cell>
          <table:table-cell table:number-columns-repeated="16378"/>
        </table:table-row>
        <table:table-row table:style-name="ro2">
          <table:table-cell office:value-type="time" office:time-value="PT15H46M56S" table:style-name="ce5">
            <text:p>15:46:56</text:p>
          </table:table-cell>
          <table:table-cell office:value-type="time" office:time-value="PT15H46M57S" table:style-name="ce5">
            <text:p>15:46:57</text:p>
          </table:table-cell>
          <table:table-cell office:value-type="float" office:value="1013" table:style-name="ce1">
            <text:p>1013</text:p>
          </table:table-cell>
          <table:table-cell office:value-type="float" office:value="7.157" table:style-name="ce1">
            <text:p>7,157</text:p>
          </table:table-cell>
          <table:table-cell office:value-type="float" office:value="0.503" table:style-name="ce1">
            <text:p>0,503</text:p>
          </table:table-cell>
          <table:table-cell office:value-type="float" office:value="0.50953899999999996" table:formula="of:=[.C58]/1000*[.E58]" table:style-name="ce1">
            <text:p>0,509539</text:p>
          </table:table-cell>
          <table:table-cell table:number-columns-repeated="16378"/>
        </table:table-row>
        <table:table-row table:style-name="ro2">
          <table:table-cell office:value-type="time" office:time-value="PT15H46M57S" table:style-name="ce5">
            <text:p>15:46:57</text:p>
          </table:table-cell>
          <table:table-cell office:value-type="time" office:time-value="PT15H46M59S" table:style-name="ce5">
            <text:p>15:46:59</text:p>
          </table:table-cell>
          <table:table-cell office:value-type="float" office:value="1014" table:style-name="ce1">
            <text:p>1014</text:p>
          </table:table-cell>
          <table:table-cell office:value-type="float" office:value="7.6429999999999998" table:style-name="ce1">
            <text:p>7,643</text:p>
          </table:table-cell>
          <table:table-cell office:value-type="float" office:value="0.50600000000000001" table:style-name="ce1">
            <text:p>0,506</text:p>
          </table:table-cell>
          <table:table-cell office:value-type="float" office:value="0.51308399999999998" table:formula="of:=[.C59]/1000*[.E59]" table:style-name="ce1">
            <text:p>0,513084</text:p>
          </table:table-cell>
          <table:table-cell table:number-columns-repeated="16378"/>
        </table:table-row>
        <table:table-row table:style-name="ro2">
          <table:table-cell office:value-type="time" office:time-value="PT15H46M59S" table:style-name="ce5">
            <text:p>15:46:59</text:p>
          </table:table-cell>
          <table:table-cell office:value-type="time" office:time-value="PT15H47M0S" table:style-name="ce5">
            <text:p>15:47:00</text:p>
          </table:table-cell>
          <table:table-cell office:value-type="float" office:value="1012" table:style-name="ce1">
            <text:p>1012</text:p>
          </table:table-cell>
          <table:table-cell office:value-type="float" office:value="7.4109999999999996" table:style-name="ce1">
            <text:p>7,411</text:p>
          </table:table-cell>
          <table:table-cell office:value-type="float" office:value="0.51400000000000001" table:style-name="ce1">
            <text:p>0,514</text:p>
          </table:table-cell>
          <table:table-cell office:value-type="float" office:value="0.52016799999999996" table:formula="of:=[.C60]/1000*[.E60]" table:style-name="ce1">
            <text:p>0,520168</text:p>
          </table:table-cell>
          <table:table-cell table:number-columns-repeated="16378"/>
        </table:table-row>
        <table:table-row table:style-name="ro2">
          <table:table-cell office:value-type="time" office:time-value="PT15H47M0S" table:style-name="ce5">
            <text:p>15:47:00</text:p>
          </table:table-cell>
          <table:table-cell office:value-type="time" office:time-value="PT15H47M1S" table:style-name="ce5">
            <text:p>15:47:01</text:p>
          </table:table-cell>
          <table:table-cell office:value-type="float" office:value="1013" table:style-name="ce1">
            <text:p>1013</text:p>
          </table:table-cell>
          <table:table-cell office:value-type="float" office:value="7.6509999999999998" table:style-name="ce1">
            <text:p>7,651</text:p>
          </table:table-cell>
          <table:table-cell office:value-type="float" office:value="0.52500000000000002" table:style-name="ce1">
            <text:p>0,525</text:p>
          </table:table-cell>
          <table:table-cell office:value-type="float" office:value="0.53182499999999999" table:formula="of:=[.C61]/1000*[.E61]" table:style-name="ce1">
            <text:p>0,531825</text:p>
          </table:table-cell>
          <table:table-cell table:number-columns-repeated="16378"/>
        </table:table-row>
        <table:table-row table:style-name="ro2">
          <table:table-cell office:value-type="time" office:time-value="PT15H47M1S" table:style-name="ce5">
            <text:p>15:47:01</text:p>
          </table:table-cell>
          <table:table-cell office:value-type="time" office:time-value="PT15H47M2S" table:style-name="ce5">
            <text:p>15:47:02</text:p>
          </table:table-cell>
          <table:table-cell office:value-type="float" office:value="1013" table:style-name="ce1">
            <text:p>1013</text:p>
          </table:table-cell>
          <table:table-cell office:value-type="float" office:value="7.4039999999999999" table:style-name="ce1">
            <text:p>7,404</text:p>
          </table:table-cell>
          <table:table-cell office:value-type="float" office:value="0.56200000000000006" table:style-name="ce1">
            <text:p>0,562</text:p>
          </table:table-cell>
          <table:table-cell office:value-type="float" office:value="0.56930599999999998" table:formula="of:=[.C62]/1000*[.E62]" table:style-name="ce1">
            <text:p>0,569306</text:p>
          </table:table-cell>
          <table:table-cell table:number-columns-repeated="16378"/>
        </table:table-row>
        <table:table-row table:style-name="ro2">
          <table:table-cell office:value-type="time" office:time-value="PT15H47M2S" table:style-name="ce5">
            <text:p>15:47:02</text:p>
          </table:table-cell>
          <table:table-cell office:value-type="time" office:time-value="PT15H47M3S" table:style-name="ce5">
            <text:p>15:47:03</text:p>
          </table:table-cell>
          <table:table-cell office:value-type="float" office:value="1018" table:style-name="ce1">
            <text:p>1018</text:p>
          </table:table-cell>
          <table:table-cell office:value-type="float" office:value="7.6130000000000004" table:style-name="ce1">
            <text:p>7,613</text:p>
          </table:table-cell>
          <table:table-cell office:value-type="float" office:value="0.54600000000000004" table:style-name="ce1">
            <text:p>0,546</text:p>
          </table:table-cell>
          <table:table-cell office:value-type="float" office:value="0.5558280000000001" table:formula="of:=[.C63]/1000*[.E63]" table:style-name="ce1">
            <text:p>0,555828</text:p>
          </table:table-cell>
          <table:table-cell table:number-columns-repeated="16378"/>
        </table:table-row>
        <table:table-row table:style-name="ro2">
          <table:table-cell office:value-type="time" office:time-value="PT15H47M3S" table:style-name="ce5">
            <text:p>15:47:03</text:p>
          </table:table-cell>
          <table:table-cell office:value-type="time" office:time-value="PT15H47M4S" table:style-name="ce5">
            <text:p>15:47:04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54800000000000004" table:style-name="ce1">
            <text:p>0,548</text:p>
          </table:table-cell>
          <table:table-cell office:value-type="float" office:value="0.55402799999999996" table:formula="of:=[.C64]/1000*[.E64]" table:style-name="ce1">
            <text:p>0,554028</text:p>
          </table:table-cell>
          <table:table-cell table:number-columns-repeated="16378"/>
        </table:table-row>
        <table:table-row table:style-name="ro2">
          <table:table-cell office:value-type="time" office:time-value="PT15H47M4S" table:style-name="ce5">
            <text:p>15:47:04</text:p>
          </table:table-cell>
          <table:table-cell office:value-type="time" office:time-value="PT15H47M5S" table:style-name="ce5">
            <text:p>15:47:05</text:p>
          </table:table-cell>
          <table:table-cell office:value-type="float" office:value="1013" table:style-name="ce1">
            <text:p>1013</text:p>
          </table:table-cell>
          <table:table-cell office:value-type="float" office:value="7.6509999999999998" table:style-name="ce1">
            <text:p>7,651</text:p>
          </table:table-cell>
          <table:table-cell office:value-type="float" office:value="0.56399999999999995" table:style-name="ce1">
            <text:p>0,564</text:p>
          </table:table-cell>
          <table:table-cell office:value-type="float" office:value="0.57133199999999984" table:formula="of:=[.C65]/1000*[.E65]" table:style-name="ce1">
            <text:p>0,571332</text:p>
          </table:table-cell>
          <table:table-cell table:number-columns-repeated="16378"/>
        </table:table-row>
        <table:table-row table:style-name="ro2">
          <table:table-cell office:value-type="time" office:time-value="PT15H47M5S" table:style-name="ce5">
            <text:p>15:47:05</text:p>
          </table:table-cell>
          <table:table-cell office:value-type="time" office:time-value="PT15H47M6S" table:style-name="ce5">
            <text:p>15:47:06</text:p>
          </table:table-cell>
          <table:table-cell office:value-type="float" office:value="1012" table:style-name="ce1">
            <text:p>1012</text:p>
          </table:table-cell>
          <table:table-cell office:value-type="float" office:value="7.4109999999999996" table:style-name="ce1">
            <text:p>7,411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.57683999999999991" table:formula="of:=[.C66]/1000*[.E66]" table:style-name="ce1">
            <text:p>0,57684</text:p>
          </table:table-cell>
          <table:table-cell table:number-columns-repeated="16378"/>
        </table:table-row>
        <table:table-row table:style-name="ro2">
          <table:table-cell office:value-type="time" office:time-value="PT15H47M6S" table:style-name="ce5">
            <text:p>15:47:06</text:p>
          </table:table-cell>
          <table:table-cell office:value-type="time" office:time-value="PT15H47M7S" table:style-name="ce5">
            <text:p>15:47:07</text:p>
          </table:table-cell>
          <table:table-cell office:value-type="float" office:value="1012" table:style-name="ce1">
            <text:p>1012</text:p>
          </table:table-cell>
          <table:table-cell office:value-type="float" office:value="9.14" table:style-name="ce1">
            <text:p>9,14</text:p>
          </table:table-cell>
          <table:table-cell office:value-type="float" office:value="0.63200000000000001" table:style-name="ce1">
            <text:p>0,632</text:p>
          </table:table-cell>
          <table:table-cell office:value-type="float" office:value="0.63958400000000004" table:formula="of:=[.C67]/1000*[.E67]" table:style-name="ce1">
            <text:p>0,639584</text:p>
          </table:table-cell>
          <table:table-cell table:number-columns-repeated="16378"/>
        </table:table-row>
        <table:table-row table:style-name="ro2">
          <table:table-cell office:value-type="time" office:time-value="PT15H47M7S" table:style-name="ce5">
            <text:p>15:47:07</text:p>
          </table:table-cell>
          <table:table-cell office:value-type="time" office:time-value="PT15H47M8S" table:style-name="ce5">
            <text:p>15:47:08</text:p>
          </table:table-cell>
          <table:table-cell office:value-type="float" office:value="1013" table:style-name="ce1">
            <text:p>1013</text:p>
          </table:table-cell>
          <table:table-cell office:value-type="float" office:value="8.1440000000000001" table:style-name="ce1">
            <text:p>8,144</text:p>
          </table:table-cell>
          <table:table-cell office:value-type="float" office:value="0.57899999999999996" table:style-name="ce1">
            <text:p>0,579</text:p>
          </table:table-cell>
          <table:table-cell office:value-type="float" office:value="0.58652699999999991" table:formula="of:=[.C68]/1000*[.E68]" table:style-name="ce1">
            <text:p>0,586527</text:p>
          </table:table-cell>
          <table:table-cell table:number-columns-repeated="16378"/>
        </table:table-row>
        <table:table-row table:style-name="ro2">
          <table:table-cell office:value-type="time" office:time-value="PT15H47M8S" table:style-name="ce5">
            <text:p>15:47:08</text:p>
          </table:table-cell>
          <table:table-cell office:value-type="time" office:time-value="PT15H47M9S" table:style-name="ce5">
            <text:p>15:47:09</text:p>
          </table:table-cell>
          <table:table-cell office:value-type="float" office:value="1016" table:style-name="ce1">
            <text:p>1016</text:p>
          </table:table-cell>
          <table:table-cell office:value-type="float" office:value="7.8739999999999997" table:style-name="ce1">
            <text:p>7,874</text:p>
          </table:table-cell>
          <table:table-cell office:value-type="float" office:value="0.58899999999999997" table:style-name="ce1">
            <text:p>0,589</text:p>
          </table:table-cell>
          <table:table-cell office:value-type="float" office:value="0.59842399999999996" table:formula="of:=[.C69]/1000*[.E69]" table:style-name="ce1">
            <text:p>0,598424</text:p>
          </table:table-cell>
          <table:table-cell table:number-columns-repeated="16378"/>
        </table:table-row>
        <table:table-row table:style-name="ro2">
          <table:table-cell office:value-type="time" office:time-value="PT15H47M9S" table:style-name="ce5">
            <text:p>15:47:09</text:p>
          </table:table-cell>
          <table:table-cell office:value-type="time" office:time-value="PT15H47M10S" table:style-name="ce5">
            <text:p>15:47:10</text:p>
          </table:table-cell>
          <table:table-cell office:value-type="float" office:value="1012" table:style-name="ce1">
            <text:p>1012</text:p>
          </table:table-cell>
          <table:table-cell office:value-type="float" office:value="8.6460000000000008" table:style-name="ce1">
            <text:p>8,646</text:p>
          </table:table-cell>
          <table:table-cell office:value-type="float" office:value="0.59" table:style-name="ce1">
            <text:p>0,59</text:p>
          </table:table-cell>
          <table:table-cell office:value-type="float" office:value="0.59707999999999994" table:formula="of:=[.C70]/1000*[.E70]" table:style-name="ce1">
            <text:p>0,59708</text:p>
          </table:table-cell>
          <table:table-cell table:number-columns-repeated="16378"/>
        </table:table-row>
        <table:table-row table:style-name="ro2">
          <table:table-cell office:value-type="time" office:time-value="PT15H47M10S" table:style-name="ce5">
            <text:p>15:47:10</text:p>
          </table:table-cell>
          <table:table-cell office:value-type="time" office:time-value="PT15H47M11S" table:style-name="ce5">
            <text:p>15:47:11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61899999999999999" table:style-name="ce1">
            <text:p>0,619</text:p>
          </table:table-cell>
          <table:table-cell office:value-type="float" office:value="0.62580899999999995" table:formula="of:=[.C71]/1000*[.E71]" table:style-name="ce1">
            <text:p>0,625809</text:p>
          </table:table-cell>
          <table:table-cell table:number-columns-repeated="16378"/>
        </table:table-row>
        <table:table-row table:style-name="ro2">
          <table:table-cell office:value-type="time" office:time-value="PT15H47M11S" table:style-name="ce5">
            <text:p>15:47:11</text:p>
          </table:table-cell>
          <table:table-cell office:value-type="time" office:time-value="PT15H47M12S" table:style-name="ce5">
            <text:p>15:47:12</text:p>
          </table:table-cell>
          <table:table-cell office:value-type="float" office:value="1011" table:style-name="ce1">
            <text:p>1011</text:p>
          </table:table-cell>
          <table:table-cell office:value-type="float" office:value="9.3970000000000002" table:style-name="ce1">
            <text:p>9,397</text:p>
          </table:table-cell>
          <table:table-cell office:value-type="float" office:value="0.63600000000000001" table:style-name="ce1">
            <text:p>0,636</text:p>
          </table:table-cell>
          <table:table-cell office:value-type="float" office:value="0.6429959999999999" table:formula="of:=[.C72]/1000*[.E72]" table:style-name="ce1">
            <text:p>0,642996</text:p>
          </table:table-cell>
          <table:table-cell table:number-columns-repeated="16378"/>
        </table:table-row>
        <table:table-row table:style-name="ro2">
          <table:table-cell office:value-type="time" office:time-value="PT15H47M12S" table:style-name="ce5">
            <text:p>15:47:12</text:p>
          </table:table-cell>
          <table:table-cell office:value-type="time" office:time-value="PT15H47M13S" table:style-name="ce5">
            <text:p>15:47:13</text:p>
          </table:table-cell>
          <table:table-cell office:value-type="float" office:value="1013" table:style-name="ce1">
            <text:p>1013</text:p>
          </table:table-cell>
          <table:table-cell office:value-type="float" office:value="8.391" table:style-name="ce1">
            <text:p>8,391</text:p>
          </table:table-cell>
          <table:table-cell office:value-type="float" office:value="0.60299999999999998" table:style-name="ce1">
            <text:p>0,603</text:p>
          </table:table-cell>
          <table:table-cell office:value-type="float" office:value="0.61083899999999991" table:formula="of:=[.C73]/1000*[.E73]" table:style-name="ce1">
            <text:p>0,610839</text:p>
          </table:table-cell>
          <table:table-cell table:number-columns-repeated="16378"/>
        </table:table-row>
        <table:table-row table:style-name="ro2">
          <table:table-cell office:value-type="time" office:time-value="PT15H47M13S" table:style-name="ce5">
            <text:p>15:47:13</text:p>
          </table:table-cell>
          <table:table-cell office:value-type="time" office:time-value="PT15H47M14S" table:style-name="ce5">
            <text:p>15:47:14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627" table:style-name="ce1">
            <text:p>0,627</text:p>
          </table:table-cell>
          <table:table-cell office:value-type="float" office:value="0.63389699999999993" table:formula="of:=[.C74]/1000*[.E74]" table:style-name="ce1">
            <text:p>0,633897</text:p>
          </table:table-cell>
          <table:table-cell table:number-columns-repeated="16378"/>
        </table:table-row>
        <table:table-row table:style-name="ro2">
          <table:table-cell office:value-type="time" office:time-value="PT15H47M14S" table:style-name="ce5">
            <text:p>15:47:14</text:p>
          </table:table-cell>
          <table:table-cell office:value-type="time" office:time-value="PT15H47M15S" table:style-name="ce5">
            <text:p>15:47:15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61699999999999999" table:style-name="ce1">
            <text:p>0,617</text:p>
          </table:table-cell>
          <table:table-cell office:value-type="float" office:value="0.62378699999999998" table:formula="of:=[.C75]/1000*[.E75]" table:style-name="ce1">
            <text:p>0,623787</text:p>
          </table:table-cell>
          <table:table-cell table:number-columns-repeated="16378"/>
        </table:table-row>
        <table:table-row table:style-name="ro2">
          <table:table-cell office:value-type="time" office:time-value="PT15H47M15S" table:style-name="ce5">
            <text:p>15:47:15</text:p>
          </table:table-cell>
          <table:table-cell office:value-type="time" office:time-value="PT15H47M16S" table:style-name="ce5">
            <text:p>15:47:16</text:p>
          </table:table-cell>
          <table:table-cell office:value-type="float" office:value="1012" table:style-name="ce1">
            <text:p>1012</text:p>
          </table:table-cell>
          <table:table-cell office:value-type="float" office:value="8.6460000000000008" table:style-name="ce1">
            <text:p>8,646</text:p>
          </table:table-cell>
          <table:table-cell office:value-type="float" office:value="0.67200000000000004" table:style-name="ce1">
            <text:p>0,672</text:p>
          </table:table-cell>
          <table:table-cell office:value-type="float" office:value="0.680064" table:formula="of:=[.C76]/1000*[.E76]" table:style-name="ce1">
            <text:p>0,680064</text:p>
          </table:table-cell>
          <table:table-cell table:number-columns-repeated="16378"/>
        </table:table-row>
        <table:table-row table:style-name="ro2">
          <table:table-cell office:value-type="time" office:time-value="PT15H47M16S" table:style-name="ce5">
            <text:p>15:47:16</text:p>
          </table:table-cell>
          <table:table-cell office:value-type="time" office:time-value="PT15H47M17S" table:style-name="ce5">
            <text:p>15:47:17</text:p>
          </table:table-cell>
          <table:table-cell office:value-type="float" office:value="1012" table:style-name="ce1">
            <text:p>1012</text:p>
          </table:table-cell>
          <table:table-cell office:value-type="float" office:value="8.6460000000000008" table:style-name="ce1">
            <text:p>8,646</text:p>
          </table:table-cell>
          <table:table-cell office:value-type="float" office:value="0.68400000000000005" table:style-name="ce1">
            <text:p>0,684</text:p>
          </table:table-cell>
          <table:table-cell office:value-type="float" office:value="0.69220800000000005" table:formula="of:=[.C77]/1000*[.E77]" table:style-name="ce1">
            <text:p>0,692208</text:p>
          </table:table-cell>
          <table:table-cell table:number-columns-repeated="16378"/>
        </table:table-row>
        <table:table-row table:style-name="ro2">
          <table:table-cell office:value-type="time" office:time-value="PT15H47M17S" table:style-name="ce5">
            <text:p>15:47:17</text:p>
          </table:table-cell>
          <table:table-cell office:value-type="time" office:time-value="PT15H47M18S" table:style-name="ce5">
            <text:p>15:47:18</text:p>
          </table:table-cell>
          <table:table-cell office:value-type="float" office:value="1012" table:style-name="ce1">
            <text:p>1012</text:p>
          </table:table-cell>
          <table:table-cell office:value-type="float" office:value="10.375" table:style-name="ce1">
            <text:p>10,375</text:p>
          </table:table-cell>
          <table:table-cell office:value-type="float" office:value="0.71699999999999997" table:style-name="ce1">
            <text:p>0,717</text:p>
          </table:table-cell>
          <table:table-cell office:value-type="float" office:value="0.72560400000000003" table:formula="of:=[.C78]/1000*[.E78]" table:style-name="ce1">
            <text:p>0,725604</text:p>
          </table:table-cell>
          <table:table-cell table:number-columns-repeated="16378"/>
        </table:table-row>
        <table:table-row table:style-name="ro2">
          <table:table-cell office:value-type="time" office:time-value="PT15H47M18S" table:style-name="ce5">
            <text:p>15:47:18</text:p>
          </table:table-cell>
          <table:table-cell office:value-type="time" office:time-value="PT15H47M19S" table:style-name="ce5">
            <text:p>15:47:19</text:p>
          </table:table-cell>
          <table:table-cell office:value-type="float" office:value="1015" table:style-name="ce1">
            <text:p>1015</text:p>
          </table:table-cell>
          <table:table-cell office:value-type="float" office:value="9.1129999999999995" table:style-name="ce1">
            <text:p>9,113</text:p>
          </table:table-cell>
          <table:table-cell office:value-type="float" office:value="0.67" table:style-name="ce1">
            <text:p>0,67</text:p>
          </table:table-cell>
          <table:table-cell office:value-type="float" office:value="0.68004999999999993" table:formula="of:=[.C79]/1000*[.E79]" table:style-name="ce1">
            <text:p>0,68005</text:p>
          </table:table-cell>
          <table:table-cell table:number-columns-repeated="16378"/>
        </table:table-row>
        <table:table-row table:style-name="ro2">
          <table:table-cell office:value-type="time" office:time-value="PT15H47M19S" table:style-name="ce5">
            <text:p>15:47:19</text:p>
          </table:table-cell>
          <table:table-cell office:value-type="time" office:time-value="PT15H47M20S" table:style-name="ce5">
            <text:p>15:47:20</text:p>
          </table:table-cell>
          <table:table-cell office:value-type="float" office:value="1013" table:style-name="ce1">
            <text:p>1013</text:p>
          </table:table-cell>
          <table:table-cell office:value-type="float" office:value="9.3780000000000001" table:style-name="ce1">
            <text:p>9,378</text:p>
          </table:table-cell>
          <table:table-cell office:value-type="float" office:value="0.65500000000000003" table:style-name="ce1">
            <text:p>0,655</text:p>
          </table:table-cell>
          <table:table-cell office:value-type="float" office:value="0.66351499999999997" table:formula="of:=[.C80]/1000*[.E80]" table:style-name="ce1">
            <text:p>0,663515</text:p>
          </table:table-cell>
          <table:table-cell table:number-columns-repeated="16378"/>
        </table:table-row>
        <table:table-row table:style-name="ro2">
          <table:table-cell office:value-type="time" office:time-value="PT15H47M20S" table:style-name="ce5">
            <text:p>15:47:20</text:p>
          </table:table-cell>
          <table:table-cell office:value-type="time" office:time-value="PT15H47M21S" table:style-name="ce5">
            <text:p>15:47:21</text:p>
          </table:table-cell>
          <table:table-cell office:value-type="float" office:value="1012" table:style-name="ce1">
            <text:p>1012</text:p>
          </table:table-cell>
          <table:table-cell office:value-type="float" office:value="9.14" table:style-name="ce1">
            <text:p>9,14</text:p>
          </table:table-cell>
          <table:table-cell office:value-type="float" office:value="0.68600000000000005" table:style-name="ce1">
            <text:p>0,686</text:p>
          </table:table-cell>
          <table:table-cell office:value-type="float" office:value="0.69423200000000007" table:formula="of:=[.C81]/1000*[.E81]" table:style-name="ce1">
            <text:p>0,694232</text:p>
          </table:table-cell>
          <table:table-cell table:number-columns-repeated="16378"/>
        </table:table-row>
        <table:table-row table:style-name="ro2">
          <table:table-cell office:value-type="time" office:time-value="PT15H47M21S" table:style-name="ce5">
            <text:p>15:47:21</text:p>
          </table:table-cell>
          <table:table-cell office:value-type="time" office:time-value="PT15H47M22S" table:style-name="ce5">
            <text:p>15:47:22</text:p>
          </table:table-cell>
          <table:table-cell office:value-type="float" office:value="1012" table:style-name="ce1">
            <text:p>1012</text:p>
          </table:table-cell>
          <table:table-cell office:value-type="float" office:value="9.3870000000000005" table:style-name="ce1">
            <text:p>9,387</text:p>
          </table:table-cell>
          <table:table-cell office:value-type="float" office:value="0.67400000000000004" table:style-name="ce1">
            <text:p>0,674</text:p>
          </table:table-cell>
          <table:table-cell office:value-type="float" office:value="0.68208800000000003" table:formula="of:=[.C82]/1000*[.E82]" table:style-name="ce1">
            <text:p>0,682088</text:p>
          </table:table-cell>
          <table:table-cell table:number-columns-repeated="16378"/>
        </table:table-row>
        <table:table-row table:style-name="ro2">
          <table:table-cell office:value-type="time" office:time-value="PT15H47M22S" table:style-name="ce5">
            <text:p>15:47:22</text:p>
          </table:table-cell>
          <table:table-cell office:value-type="time" office:time-value="PT15H47M23S" table:style-name="ce5">
            <text:p>15:47:23</text:p>
          </table:table-cell>
          <table:table-cell office:value-type="float" office:value="1023" table:style-name="ce1">
            <text:p>1023</text:p>
          </table:table-cell>
          <table:table-cell office:value-type="float" office:value="9.7750000000000004" table:style-name="ce1">
            <text:p>9,775</text:p>
          </table:table-cell>
          <table:table-cell office:value-type="float" office:value="0.73599999999999999" table:style-name="ce1">
            <text:p>0,736</text:p>
          </table:table-cell>
          <table:table-cell office:value-type="float" office:value="0.75292799999999993" table:formula="of:=[.C83]/1000*[.E83]" table:style-name="ce1">
            <text:p>0,752928</text:p>
          </table:table-cell>
          <table:table-cell table:number-columns-repeated="16378"/>
        </table:table-row>
        <table:table-row table:style-name="ro2">
          <table:table-cell office:value-type="time" office:time-value="PT15H47M23S" table:style-name="ce5">
            <text:p>15:47:23</text:p>
          </table:table-cell>
          <table:table-cell office:value-type="time" office:time-value="PT15H47M24S" table:style-name="ce5">
            <text:p>15:47:24</text:p>
          </table:table-cell>
          <table:table-cell office:value-type="float" office:value="1011" table:style-name="ce1">
            <text:p>1011</text:p>
          </table:table-cell>
          <table:table-cell office:value-type="float" office:value="9.6440000000000001" table:style-name="ce1">
            <text:p>9,644</text:p>
          </table:table-cell>
          <table:table-cell office:value-type="float" office:value="0.69" table:style-name="ce1">
            <text:p>0,69</text:p>
          </table:table-cell>
          <table:table-cell office:value-type="float" office:value="0.69758999999999982" table:formula="of:=[.C84]/1000*[.E84]" table:style-name="ce1">
            <text:p>0,69759</text:p>
          </table:table-cell>
          <table:table-cell table:number-columns-repeated="16378"/>
        </table:table-row>
        <table:table-row table:style-name="ro2">
          <table:table-cell office:value-type="time" office:time-value="PT15H47M24S" table:style-name="ce5">
            <text:p>15:47:24</text:p>
          </table:table-cell>
          <table:table-cell office:value-type="time" office:time-value="PT15H47M25S" table:style-name="ce5">
            <text:p>15:47:25</text:p>
          </table:table-cell>
          <table:table-cell office:value-type="float" office:value="1012" table:style-name="ce1">
            <text:p>1012</text:p>
          </table:table-cell>
          <table:table-cell office:value-type="float" office:value="9.6340000000000003" table:style-name="ce1">
            <text:p>9,634</text:p>
          </table:table-cell>
          <table:table-cell office:value-type="float" office:value="0.70699999999999996" table:style-name="ce1">
            <text:p>0,707</text:p>
          </table:table-cell>
          <table:table-cell office:value-type="float" office:value="0.71548400000000001" table:formula="of:=[.C85]/1000*[.E85]" table:style-name="ce1">
            <text:p>0,715484</text:p>
          </table:table-cell>
          <table:table-cell table:number-columns-repeated="16378"/>
        </table:table-row>
        <table:table-row table:style-name="ro2">
          <table:table-cell office:value-type="time" office:time-value="PT15H47M25S" table:style-name="ce5">
            <text:p>15:47:25</text:p>
          </table:table-cell>
          <table:table-cell office:value-type="time" office:time-value="PT15H47M26S" table:style-name="ce5">
            <text:p>15:47:26</text:p>
          </table:table-cell>
          <table:table-cell office:value-type="float" office:value="1012" table:style-name="ce1">
            <text:p>1012</text:p>
          </table:table-cell>
          <table:table-cell office:value-type="float" office:value="11.117000000000001" table:style-name="ce1">
            <text:p>11,117</text:p>
          </table:table-cell>
          <table:table-cell office:value-type="float" office:value="0.75800000000000001" table:style-name="ce1">
            <text:p>0,758</text:p>
          </table:table-cell>
          <table:table-cell office:value-type="float" office:value="0.767096" table:formula="of:=[.C86]/1000*[.E86]" table:style-name="ce1">
            <text:p>0,767096</text:p>
          </table:table-cell>
          <table:table-cell table:number-columns-repeated="16378"/>
        </table:table-row>
        <table:table-row table:style-name="ro2">
          <table:table-cell office:value-type="time" office:time-value="PT15H47M26S" table:style-name="ce5">
            <text:p>15:47:26</text:p>
          </table:table-cell>
          <table:table-cell office:value-type="time" office:time-value="PT15H47M27S" table:style-name="ce5">
            <text:p>15:47:27</text:p>
          </table:table-cell>
          <table:table-cell office:value-type="float" office:value="1010" table:style-name="ce1">
            <text:p>1010</text:p>
          </table:table-cell>
          <table:table-cell office:value-type="float" office:value="9.6530000000000005" table:style-name="ce1">
            <text:p>9,653</text:p>
          </table:table-cell>
          <table:table-cell office:value-type="float" office:value="0.72799999999999998" table:style-name="ce1">
            <text:p>0,728</text:p>
          </table:table-cell>
          <table:table-cell office:value-type="float" office:value="0.73527999999999993" table:formula="of:=[.C87]/1000*[.E87]" table:style-name="ce1">
            <text:p>0,73528</text:p>
          </table:table-cell>
          <table:table-cell table:number-columns-repeated="16378"/>
        </table:table-row>
        <table:table-row table:style-name="ro2">
          <table:table-cell office:value-type="time" office:time-value="PT15H47M27S" table:style-name="ce5">
            <text:p>15:47:27</text:p>
          </table:table-cell>
          <table:table-cell office:value-type="time" office:time-value="PT15H47M28S" table:style-name="ce5">
            <text:p>15:47:28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71599999999999997" table:style-name="ce1">
            <text:p>0,716</text:p>
          </table:table-cell>
          <table:table-cell office:value-type="float" office:value="0.72387599999999985" table:formula="of:=[.C88]/1000*[.E88]" table:style-name="ce1">
            <text:p>0,723876</text:p>
          </table:table-cell>
          <table:table-cell table:number-columns-repeated="16378"/>
        </table:table-row>
        <table:table-row table:style-name="ro2">
          <table:table-cell office:value-type="time" office:time-value="PT15H47M28S" table:style-name="ce5">
            <text:p>15:47:28</text:p>
          </table:table-cell>
          <table:table-cell office:value-type="time" office:time-value="PT15H47M29S" table:style-name="ce5">
            <text:p>15:47:29</text:p>
          </table:table-cell>
          <table:table-cell office:value-type="float" office:value="1012" table:style-name="ce1">
            <text:p>1012</text:p>
          </table:table-cell>
          <table:table-cell office:value-type="float" office:value="9.6340000000000003" table:style-name="ce1">
            <text:p>9,634</text:p>
          </table:table-cell>
          <table:table-cell office:value-type="float" office:value="0.73199999999999998" table:style-name="ce1">
            <text:p>0,732</text:p>
          </table:table-cell>
          <table:table-cell office:value-type="float" office:value="0.740784" table:formula="of:=[.C89]/1000*[.E89]" table:style-name="ce1">
            <text:p>0,740784</text:p>
          </table:table-cell>
          <table:table-cell table:number-columns-repeated="16378"/>
        </table:table-row>
        <table:table-row table:style-name="ro2">
          <table:table-cell office:value-type="time" office:time-value="PT15H47M29S" table:style-name="ce5">
            <text:p>15:47:29</text:p>
          </table:table-cell>
          <table:table-cell office:value-type="time" office:time-value="PT15H47M30S" table:style-name="ce5">
            <text:p>15:47:30</text:p>
          </table:table-cell>
          <table:table-cell office:value-type="float" office:value="1011" table:style-name="ce1">
            <text:p>1011</text:p>
          </table:table-cell>
          <table:table-cell office:value-type="float" office:value="9.891" table:style-name="ce1">
            <text:p>9,891</text:p>
          </table:table-cell>
          <table:table-cell office:value-type="float" office:value="0.73599999999999999" table:style-name="ce1">
            <text:p>0,736</text:p>
          </table:table-cell>
          <table:table-cell office:value-type="float" office:value="0.74409599999999987" table:formula="of:=[.C90]/1000*[.E90]" table:style-name="ce1">
            <text:p>0,744096</text:p>
          </table:table-cell>
          <table:table-cell table:number-columns-repeated="16378"/>
        </table:table-row>
        <table:table-row table:style-name="ro2">
          <table:table-cell office:value-type="time" office:time-value="PT15H47M30S" table:style-name="ce5">
            <text:p>15:47:30</text:p>
          </table:table-cell>
          <table:table-cell office:value-type="time" office:time-value="PT15H47M31S" table:style-name="ce5">
            <text:p>15:47:31</text:p>
          </table:table-cell>
          <table:table-cell office:value-type="float" office:value="1012" table:style-name="ce1">
            <text:p>1012</text:p>
          </table:table-cell>
          <table:table-cell office:value-type="float" office:value="9.8810000000000002" table:style-name="ce1">
            <text:p>9,881</text:p>
          </table:table-cell>
          <table:table-cell office:value-type="float" office:value="0.748" table:style-name="ce1">
            <text:p>0,748</text:p>
          </table:table-cell>
          <table:table-cell office:value-type="float" office:value="0.75697599999999998" table:formula="of:=[.C91]/1000*[.E91]" table:style-name="ce1">
            <text:p>0,756976</text:p>
          </table:table-cell>
          <table:table-cell table:number-columns-repeated="16378"/>
        </table:table-row>
        <table:table-row table:style-name="ro2">
          <table:table-cell office:value-type="time" office:time-value="PT15H47M31S" table:style-name="ce5">
            <text:p>15:47:31</text:p>
          </table:table-cell>
          <table:table-cell office:value-type="time" office:time-value="PT15H47M32S" table:style-name="ce5">
            <text:p>15:47:32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77400000000000002" table:style-name="ce1">
            <text:p>0,774</text:p>
          </table:table-cell>
          <table:table-cell office:value-type="float" office:value="0.78251399999999993" table:formula="of:=[.C92]/1000*[.E92]" table:style-name="ce1">
            <text:p>0,782514</text:p>
          </table:table-cell>
          <table:table-cell table:number-columns-repeated="16378"/>
        </table:table-row>
        <table:table-row table:style-name="ro2">
          <table:table-cell office:value-type="time" office:time-value="PT15H47M32S" table:style-name="ce5">
            <text:p>15:47:32</text:p>
          </table:table-cell>
          <table:table-cell office:value-type="time" office:time-value="PT15H47M33S" table:style-name="ce5">
            <text:p>15:47:33</text:p>
          </table:table-cell>
          <table:table-cell office:value-type="float" office:value="1012" table:style-name="ce1">
            <text:p>1012</text:p>
          </table:table-cell>
          <table:table-cell office:value-type="float" office:value="10.622999999999999" table:style-name="ce1">
            <text:p>10,623</text:p>
          </table:table-cell>
          <table:table-cell office:value-type="float" office:value="0.77500000000000002" table:style-name="ce1">
            <text:p>0,775</text:p>
          </table:table-cell>
          <table:table-cell office:value-type="float" office:value="0.7843" table:formula="of:=[.C93]/1000*[.E93]" table:style-name="ce1">
            <text:p>0,7843</text:p>
          </table:table-cell>
          <table:table-cell table:number-columns-repeated="16378"/>
        </table:table-row>
        <table:table-row table:style-name="ro2">
          <table:table-cell office:value-type="time" office:time-value="PT15H47M33S" table:style-name="ce5">
            <text:p>15:47:33</text:p>
          </table:table-cell>
          <table:table-cell office:value-type="time" office:time-value="PT15H47M34S" table:style-name="ce5">
            <text:p>15:47:34</text:p>
          </table:table-cell>
          <table:table-cell office:value-type="float" office:value="1010" table:style-name="ce1">
            <text:p>1010</text:p>
          </table:table-cell>
          <table:table-cell office:value-type="float" office:value="10.396000000000001" table:style-name="ce1">
            <text:p>10,396</text:p>
          </table:table-cell>
          <table:table-cell office:value-type="float" office:value="0.78300000000000003" table:style-name="ce1">
            <text:p>0,783</text:p>
          </table:table-cell>
          <table:table-cell office:value-type="float" office:value="0.79083000000000003" table:formula="of:=[.C94]/1000*[.E94]" table:style-name="ce1">
            <text:p>0,79083</text:p>
          </table:table-cell>
          <table:table-cell table:number-columns-repeated="16378"/>
        </table:table-row>
        <table:table-row table:style-name="ro2">
          <table:table-cell office:value-type="time" office:time-value="PT15H47M34S" table:style-name="ce5">
            <text:p>15:47:34</text:p>
          </table:table-cell>
          <table:table-cell office:value-type="time" office:time-value="PT15H47M35S" table:style-name="ce5">
            <text:p>15:47:35</text:p>
          </table:table-cell>
          <table:table-cell office:value-type="float" office:value="1010" table:style-name="ce1">
            <text:p>1010</text:p>
          </table:table-cell>
          <table:table-cell office:value-type="float" office:value="10.891" table:style-name="ce1">
            <text:p>10,891</text:p>
          </table:table-cell>
          <table:table-cell office:value-type="float" office:value="0.79300000000000004" table:style-name="ce1">
            <text:p>0,793</text:p>
          </table:table-cell>
          <table:table-cell office:value-type="float" office:value="0.80093000000000003" table:formula="of:=[.C95]/1000*[.E95]" table:style-name="ce1">
            <text:p>0,80093</text:p>
          </table:table-cell>
          <table:table-cell table:number-columns-repeated="16378"/>
        </table:table-row>
        <table:table-row table:style-name="ro2">
          <table:table-cell office:value-type="time" office:time-value="PT15H47M35S" table:style-name="ce5">
            <text:p>15:47:35</text:p>
          </table:table-cell>
          <table:table-cell office:value-type="time" office:time-value="PT15H47M36S" table:style-name="ce5">
            <text:p>15:47:36</text:p>
          </table:table-cell>
          <table:table-cell office:value-type="float" office:value="1012" table:style-name="ce1">
            <text:p>1012</text:p>
          </table:table-cell>
          <table:table-cell office:value-type="float" office:value="10.622999999999999" table:style-name="ce1">
            <text:p>10,623</text:p>
          </table:table-cell>
          <table:table-cell office:value-type="float" office:value="0.78400000000000003" table:style-name="ce1">
            <text:p>0,784</text:p>
          </table:table-cell>
          <table:table-cell office:value-type="float" office:value="0.793408" table:formula="of:=[.C96]/1000*[.E96]" table:style-name="ce1">
            <text:p>0,793408</text:p>
          </table:table-cell>
          <table:table-cell table:number-columns-repeated="16378"/>
        </table:table-row>
        <table:table-row table:style-name="ro2">
          <table:table-cell office:value-type="time" office:time-value="PT15H47M36S" table:style-name="ce5">
            <text:p>15:47:36</text:p>
          </table:table-cell>
          <table:table-cell office:value-type="time" office:time-value="PT15H47M37S" table:style-name="ce5">
            <text:p>15:47:37</text:p>
          </table:table-cell>
          <table:table-cell office:value-type="float" office:value="1012" table:style-name="ce1">
            <text:p>1012</text:p>
          </table:table-cell>
          <table:table-cell office:value-type="float" office:value="9.8810000000000002" table:style-name="ce1">
            <text:p>9,881</text:p>
          </table:table-cell>
          <table:table-cell office:value-type="float" office:value="0.78100000000000003" table:style-name="ce1">
            <text:p>0,781</text:p>
          </table:table-cell>
          <table:table-cell office:value-type="float" office:value="0.79037200000000007" table:formula="of:=[.C97]/1000*[.E97]" table:style-name="ce1">
            <text:p>0,790372</text:p>
          </table:table-cell>
          <table:table-cell table:number-columns-repeated="16378"/>
        </table:table-row>
        <table:table-row table:style-name="ro2">
          <table:table-cell office:value-type="time" office:time-value="PT15H47M37S" table:style-name="ce5">
            <text:p>15:47:37</text:p>
          </table:table-cell>
          <table:table-cell office:value-type="time" office:time-value="PT15H47M38S" table:style-name="ce5">
            <text:p>15:47:38</text:p>
          </table:table-cell>
          <table:table-cell office:value-type="float" office:value="1012" table:style-name="ce1">
            <text:p>1012</text:p>
          </table:table-cell>
          <table:table-cell office:value-type="float" office:value="10.375" table:style-name="ce1">
            <text:p>10,375</text:p>
          </table:table-cell>
          <table:table-cell office:value-type="float" office:value="0.8" table:style-name="ce1">
            <text:p>0,8</text:p>
          </table:table-cell>
          <table:table-cell office:value-type="float" office:value="0.8096000000000001" table:formula="of:=[.C98]/1000*[.E98]" table:style-name="ce1">
            <text:p>0,8096</text:p>
          </table:table-cell>
          <table:table-cell table:number-columns-repeated="16378"/>
        </table:table-row>
        <table:table-row table:style-name="ro2">
          <table:table-cell office:value-type="time" office:time-value="PT15H47M38S" table:style-name="ce5">
            <text:p>15:47:38</text:p>
          </table:table-cell>
          <table:table-cell office:value-type="time" office:time-value="PT15H47M39S" table:style-name="ce5">
            <text:p>15:47:39</text:p>
          </table:table-cell>
          <table:table-cell office:value-type="float" office:value="1011" table:style-name="ce1">
            <text:p>1011</text:p>
          </table:table-cell>
          <table:table-cell office:value-type="float" office:value="11.128" table:style-name="ce1">
            <text:p>11,128</text:p>
          </table:table-cell>
          <table:table-cell office:value-type="float" office:value="0.90700000000000003" table:style-name="ce1">
            <text:p>0,907</text:p>
          </table:table-cell>
          <table:table-cell office:value-type="float" office:value="0.91697699999999993" table:formula="of:=[.C99]/1000*[.E99]" table:style-name="ce1">
            <text:p>0,916977</text:p>
          </table:table-cell>
          <table:table-cell table:number-columns-repeated="16378"/>
        </table:table-row>
        <table:table-row table:style-name="ro2">
          <table:table-cell office:value-type="time" office:time-value="PT15H47M39S" table:style-name="ce5">
            <text:p>15:47:39</text:p>
          </table:table-cell>
          <table:table-cell office:value-type="time" office:time-value="PT15H47M40S" table:style-name="ce5">
            <text:p>15:47:40</text:p>
          </table:table-cell>
          <table:table-cell office:value-type="float" office:value="1011" table:style-name="ce1">
            <text:p>1011</text:p>
          </table:table-cell>
          <table:table-cell office:value-type="float" office:value="11.128" table:style-name="ce1">
            <text:p>11,128</text:p>
          </table:table-cell>
          <table:table-cell office:value-type="float" office:value="0.78900000000000003" table:style-name="ce1">
            <text:p>0,789</text:p>
          </table:table-cell>
          <table:table-cell office:value-type="float" office:value="0.79767899999999992" table:formula="of:=[.C100]/1000*[.E100]" table:style-name="ce1">
            <text:p>0,797679</text:p>
          </table:table-cell>
          <table:table-cell table:number-columns-repeated="16378"/>
        </table:table-row>
        <table:table-row table:style-name="ro2">
          <table:table-cell office:value-type="time" office:time-value="PT15H47M40S" table:style-name="ce5">
            <text:p>15:47:40</text:p>
          </table:table-cell>
          <table:table-cell office:value-type="time" office:time-value="PT15H47M41S" table:style-name="ce5">
            <text:p>15:47:41</text:p>
          </table:table-cell>
          <table:table-cell office:value-type="float" office:value="1010" table:style-name="ce1">
            <text:p>1010</text:p>
          </table:table-cell>
          <table:table-cell office:value-type="float" office:value="10.891" table:style-name="ce1">
            <text:p>10,891</text:p>
          </table:table-cell>
          <table:table-cell office:value-type="float" office:value="0.83399999999999996" table:style-name="ce1">
            <text:p>0,834</text:p>
          </table:table-cell>
          <table:table-cell office:value-type="float" office:value="0.84233999999999998" table:formula="of:=[.C101]/1000*[.E101]" table:style-name="ce1">
            <text:p>0,84234</text:p>
          </table:table-cell>
          <table:table-cell table:number-columns-repeated="16378"/>
        </table:table-row>
        <table:table-row table:style-name="ro2">
          <table:table-cell office:value-type="time" office:time-value="PT15H47M41S" table:style-name="ce5">
            <text:p>15:47:41</text:p>
          </table:table-cell>
          <table:table-cell office:value-type="time" office:time-value="PT15H47M42S" table:style-name="ce5">
            <text:p>15:47:42</text:p>
          </table:table-cell>
          <table:table-cell office:value-type="float" office:value="1011" table:style-name="ce1">
            <text:p>1011</text:p>
          </table:table-cell>
          <table:table-cell office:value-type="float" office:value="12.364000000000001" table:style-name="ce1">
            <text:p>12,364</text:p>
          </table:table-cell>
          <table:table-cell office:value-type="float" office:value="0.89900000000000002" table:style-name="ce1">
            <text:p>0,899</text:p>
          </table:table-cell>
          <table:table-cell office:value-type="float" office:value="0.90888899999999995" table:formula="of:=[.C102]/1000*[.E102]" table:style-name="ce1">
            <text:p>0,908889</text:p>
          </table:table-cell>
          <table:table-cell table:number-columns-repeated="16378"/>
        </table:table-row>
        <table:table-row table:style-name="ro2">
          <table:table-cell office:value-type="time" office:time-value="PT15H47M42S" table:style-name="ce5">
            <text:p>15:47:42</text:p>
          </table:table-cell>
          <table:table-cell office:value-type="time" office:time-value="PT15H47M43S" table:style-name="ce5">
            <text:p>15:47:43</text:p>
          </table:table-cell>
          <table:table-cell office:value-type="float" office:value="1012" table:style-name="ce1">
            <text:p>1012</text:p>
          </table:table-cell>
          <table:table-cell office:value-type="float" office:value="11.364000000000001" table:style-name="ce1">
            <text:p>11,364</text:p>
          </table:table-cell>
          <table:table-cell office:value-type="float" office:value="0.86799999999999999" table:style-name="ce1">
            <text:p>0,868</text:p>
          </table:table-cell>
          <table:table-cell office:value-type="float" office:value="0.87841599999999997" table:formula="of:=[.C103]/1000*[.E103]" table:style-name="ce1">
            <text:p>0,878416</text:p>
          </table:table-cell>
          <table:table-cell table:number-columns-repeated="16378"/>
        </table:table-row>
        <table:table-row table:style-name="ro2">
          <table:table-cell office:value-type="time" office:time-value="PT15H47M43S" table:style-name="ce5">
            <text:p>15:47:43</text:p>
          </table:table-cell>
          <table:table-cell office:value-type="time" office:time-value="PT15H47M44S" table:style-name="ce5">
            <text:p>15:47:44</text:p>
          </table:table-cell>
          <table:table-cell office:value-type="float" office:value="1011" table:style-name="ce1">
            <text:p>1011</text:p>
          </table:table-cell>
          <table:table-cell office:value-type="float" office:value="11.128" table:style-name="ce1">
            <text:p>11,128</text:p>
          </table:table-cell>
          <table:table-cell office:value-type="float" office:value="0.84799999999999998" table:style-name="ce1">
            <text:p>0,848</text:p>
          </table:table-cell>
          <table:table-cell office:value-type="float" office:value="0.85732799999999987" table:formula="of:=[.C104]/1000*[.E104]" table:style-name="ce1">
            <text:p>0,857328</text:p>
          </table:table-cell>
          <table:table-cell table:number-columns-repeated="16378"/>
        </table:table-row>
        <table:table-row table:style-name="ro2">
          <table:table-cell office:value-type="time" office:time-value="PT15H47M44S" table:style-name="ce5">
            <text:p>15:47:44</text:p>
          </table:table-cell>
          <table:table-cell office:value-type="time" office:time-value="PT15H47M45S" table:style-name="ce5">
            <text:p>15:47:45</text:p>
          </table:table-cell>
          <table:table-cell office:value-type="float" office:value="1010" table:style-name="ce1">
            <text:p>1010</text:p>
          </table:table-cell>
          <table:table-cell office:value-type="float" office:value="11.385999999999999" table:style-name="ce1">
            <text:p>11,386</text:p>
          </table:table-cell>
          <table:table-cell office:value-type="float" office:value="0.85899999999999999" table:style-name="ce1">
            <text:p>0,859</text:p>
          </table:table-cell>
          <table:table-cell office:value-type="float" office:value="0.86758999999999997" table:formula="of:=[.C105]/1000*[.E105]" table:style-name="ce1">
            <text:p>0,86759</text:p>
          </table:table-cell>
          <table:table-cell table:number-columns-repeated="16378"/>
        </table:table-row>
        <table:table-row table:style-name="ro2">
          <table:table-cell office:value-type="time" office:time-value="PT15H47M45S" table:style-name="ce5">
            <text:p>15:47:45</text:p>
          </table:table-cell>
          <table:table-cell office:value-type="time" office:time-value="PT15H47M46S" table:style-name="ce5">
            <text:p>15:47:46</text:p>
          </table:table-cell>
          <table:table-cell office:value-type="float" office:value="1010" table:style-name="ce1">
            <text:p>1010</text:p>
          </table:table-cell>
          <table:table-cell office:value-type="float" office:value="11.138999999999999" table:style-name="ce1">
            <text:p>11,139</text:p>
          </table:table-cell>
          <table:table-cell office:value-type="float" office:value="0.84399999999999997" table:style-name="ce1">
            <text:p>0,844</text:p>
          </table:table-cell>
          <table:table-cell office:value-type="float" office:value="0.85243999999999998" table:formula="of:=[.C106]/1000*[.E106]" table:style-name="ce1">
            <text:p>0,85244</text:p>
          </table:table-cell>
          <table:table-cell table:number-columns-repeated="16378"/>
        </table:table-row>
        <table:table-row table:style-name="ro2">
          <table:table-cell office:value-type="time" office:time-value="PT15H47M46S" table:style-name="ce5">
            <text:p>15:47:46</text:p>
          </table:table-cell>
          <table:table-cell office:value-type="time" office:time-value="PT15H47M47S" table:style-name="ce5">
            <text:p>15:47:47</text:p>
          </table:table-cell>
          <table:table-cell office:value-type="float" office:value="1010" table:style-name="ce1">
            <text:p>1010</text:p>
          </table:table-cell>
          <table:table-cell office:value-type="float" office:value="12.129" table:style-name="ce1">
            <text:p>12,129</text:p>
          </table:table-cell>
          <table:table-cell office:value-type="float" office:value="0.91200000000000003" table:style-name="ce1">
            <text:p>0,912</text:p>
          </table:table-cell>
          <table:table-cell office:value-type="float" office:value="0.92112000000000005" table:formula="of:=[.C107]/1000*[.E107]" table:style-name="ce1">
            <text:p>0,92112</text:p>
          </table:table-cell>
          <table:table-cell table:number-columns-repeated="16378"/>
        </table:table-row>
        <table:table-row table:style-name="ro2">
          <table:table-cell office:value-type="time" office:time-value="PT15H47M47S" table:style-name="ce5">
            <text:p>15:47:47</text:p>
          </table:table-cell>
          <table:table-cell office:value-type="time" office:time-value="PT15H47M48S" table:style-name="ce5">
            <text:p>15:47:48</text:p>
          </table:table-cell>
          <table:table-cell office:value-type="float" office:value="1011" table:style-name="ce1">
            <text:p>1011</text:p>
          </table:table-cell>
          <table:table-cell office:value-type="float" office:value="13.353" table:style-name="ce1">
            <text:p>13,353</text:p>
          </table:table-cell>
          <table:table-cell office:value-type="float" office:value="0.97499999999999998" table:style-name="ce1">
            <text:p>0,975</text:p>
          </table:table-cell>
          <table:table-cell office:value-type="float" office:value="0.98572499999999985" table:formula="of:=[.C108]/1000*[.E108]" table:style-name="ce1">
            <text:p>0,985725</text:p>
          </table:table-cell>
          <table:table-cell table:number-columns-repeated="16378"/>
        </table:table-row>
        <table:table-row table:style-name="ro2">
          <table:table-cell office:value-type="time" office:time-value="PT15H47M48S" table:style-name="ce5">
            <text:p>15:47:48</text:p>
          </table:table-cell>
          <table:table-cell office:value-type="time" office:time-value="PT15H47M49S" table:style-name="ce5">
            <text:p>15:47:49</text:p>
          </table:table-cell>
          <table:table-cell office:value-type="float" office:value="1012" table:style-name="ce1">
            <text:p>1012</text:p>
          </table:table-cell>
          <table:table-cell office:value-type="float" office:value="10.87" table:style-name="ce1">
            <text:p>10,87</text:p>
          </table:table-cell>
          <table:table-cell office:value-type="float" office:value="0.85199999999999998" table:style-name="ce1">
            <text:p>0,852</text:p>
          </table:table-cell>
          <table:table-cell office:value-type="float" office:value="0.86222399999999999" table:formula="of:=[.C109]/1000*[.E109]" table:style-name="ce1">
            <text:p>0,862224</text:p>
          </table:table-cell>
          <table:table-cell table:number-columns-repeated="16378"/>
        </table:table-row>
        <table:table-row table:style-name="ro2">
          <table:table-cell office:value-type="time" office:time-value="PT15H47M49S" table:style-name="ce5">
            <text:p>15:47:49</text:p>
          </table:table-cell>
          <table:table-cell office:value-type="time" office:time-value="PT15H47M50S" table:style-name="ce5">
            <text:p>15:47:50</text:p>
          </table:table-cell>
          <table:table-cell office:value-type="float" office:value="1011" table:style-name="ce1">
            <text:p>1011</text:p>
          </table:table-cell>
          <table:table-cell office:value-type="float" office:value="11.869" table:style-name="ce1">
            <text:p>11,869</text:p>
          </table:table-cell>
          <table:table-cell office:value-type="float" office:value="0.91300000000000003" table:style-name="ce1">
            <text:p>0,913</text:p>
          </table:table-cell>
          <table:table-cell office:value-type="float" office:value="0.92304299999999995" table:formula="of:=[.C110]/1000*[.E110]" table:style-name="ce1">
            <text:p>0,923043</text:p>
          </table:table-cell>
          <table:table-cell table:number-columns-repeated="16378"/>
        </table:table-row>
        <table:table-row table:style-name="ro2">
          <table:table-cell office:value-type="time" office:time-value="PT15H47M50S" table:style-name="ce5">
            <text:p>15:47:50</text:p>
          </table:table-cell>
          <table:table-cell office:value-type="time" office:time-value="PT15H47M51S" table:style-name="ce5">
            <text:p>15:47:51</text:p>
          </table:table-cell>
          <table:table-cell office:value-type="float" office:value="1009" table:style-name="ce1">
            <text:p>1009</text:p>
          </table:table-cell>
          <table:table-cell office:value-type="float" office:value="11.645" table:style-name="ce1">
            <text:p>11,645</text:p>
          </table:table-cell>
          <table:table-cell office:value-type="float" office:value="0.89700000000000002" table:style-name="ce1">
            <text:p>0,897</text:p>
          </table:table-cell>
          <table:table-cell office:value-type="float" office:value="0.90507299999999991" table:formula="of:=[.C111]/1000*[.E111]" table:style-name="ce1">
            <text:p>0,905073</text:p>
          </table:table-cell>
          <table:table-cell table:number-columns-repeated="16378"/>
        </table:table-row>
        <table:table-row table:style-name="ro2">
          <table:table-cell office:value-type="time" office:time-value="PT15H47M51S" table:style-name="ce5">
            <text:p>15:47:51</text:p>
          </table:table-cell>
          <table:table-cell office:value-type="time" office:time-value="PT15H47M52S" table:style-name="ce5">
            <text:p>15:47:52</text:p>
          </table:table-cell>
          <table:table-cell office:value-type="float" office:value="1010" table:style-name="ce1">
            <text:p>1010</text:p>
          </table:table-cell>
          <table:table-cell office:value-type="float" office:value="11.634" table:style-name="ce1">
            <text:p>11,634</text:p>
          </table:table-cell>
          <table:table-cell office:value-type="float" office:value="0.88200000000000001" table:style-name="ce1">
            <text:p>0,882</text:p>
          </table:table-cell>
          <table:table-cell office:value-type="float" office:value="0.89082000000000006" table:formula="of:=[.C112]/1000*[.E112]" table:style-name="ce1">
            <text:p>0,89082</text:p>
          </table:table-cell>
          <table:table-cell table:number-columns-repeated="16378"/>
        </table:table-row>
        <table:table-row table:style-name="ro2">
          <table:table-cell office:value-type="time" office:time-value="PT15H47M52S" table:style-name="ce5">
            <text:p>15:47:52</text:p>
          </table:table-cell>
          <table:table-cell office:value-type="time" office:time-value="PT15H47M53S" table:style-name="ce5">
            <text:p>15:47:53</text:p>
          </table:table-cell>
          <table:table-cell office:value-type="float" office:value="1011" table:style-name="ce1">
            <text:p>1011</text:p>
          </table:table-cell>
          <table:table-cell office:value-type="float" office:value="6.4290000000000003" table:style-name="ce1">
            <text:p>6,429</text:p>
          </table:table-cell>
          <table:table-cell office:value-type="float" office:value="0.51500000000000001" table:style-name="ce1">
            <text:p>0,515</text:p>
          </table:table-cell>
          <table:table-cell office:value-type="float" office:value="0.52066499999999993" table:formula="of:=[.C113]/1000*[.E113]" table:style-name="ce1">
            <text:p>0,520665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table:number-columns-repeated="2" table:style-name="ce2"/>
          <table:table-cell office:value-type="string" table:style-name="ce2">
            <text:p>Total energy</text:p>
          </table:table-cell>
          <table:table-cell office:value-type="float" office:value="60.144170000000024" table:formula="of:=SUM([.F3:.F113])" table:style-name="ce2">
            <text:p>60,14417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Experiment 5</text:p>
          </table:table-cell>
          <table:table-cell table:style-name="ce3"/>
          <table:table-cell table:number-columns-repeated="3" table:style-name="ce2"/>
          <table:table-cell table:style-name="ce1"/>
          <table:table-cell table:number-columns-repeated="16378" table:style-name="ce2"/>
        </table:table-row>
        <table:table-row table:style-name="ro2">
          <table:table-cell office:value-type="time" office:time-value="PT15H50M0S" table:style-name="ce5">
            <text:p>15:50:00</text:p>
          </table:table-cell>
          <table:table-cell office:value-type="time" office:time-value="PT15H50M1S" table:style-name="ce5">
            <text:p>15:50:01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7727499999999996" table:formula="of:=[.C116]/1000*[.E116]" table:style-name="ce1">
            <text:p>0,177275</text:p>
          </table:table-cell>
          <table:table-cell table:number-columns-repeated="16378"/>
        </table:table-row>
        <table:table-row table:style-name="ro2">
          <table:table-cell office:value-type="time" office:time-value="PT15H50M1S" table:style-name="ce5">
            <text:p>15:50:01</text:p>
          </table:table-cell>
          <table:table-cell office:value-type="time" office:time-value="PT15H50M3S" table:style-name="ce5">
            <text:p>15:50:03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4182" table:formula="of:=[.C117]/1000*[.E117]" table:style-name="ce1">
            <text:p>0,14182</text:p>
          </table:table-cell>
          <table:table-cell table:number-columns-repeated="16378"/>
        </table:table-row>
        <table:table-row table:style-name="ro2">
          <table:table-cell office:value-type="time" office:time-value="PT15H50M3S" table:style-name="ce5">
            <text:p>15:50:03</text:p>
          </table:table-cell>
          <table:table-cell office:value-type="time" office:time-value="PT15H50M4S" table:style-name="ce5">
            <text:p>15:50:04</text:p>
          </table:table-cell>
          <table:table-cell office:value-type="float" office:value="1014" table:style-name="ce1">
            <text:p>1014</text:p>
          </table:table-cell>
          <table:table-cell office:value-type="float" office:value="1.726" table:style-name="ce1">
            <text:p>1,726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0.137904" table:formula="of:=[.C118]/1000*[.E118]" table:style-name="ce1">
            <text:p>0,137904</text:p>
          </table:table-cell>
          <table:table-cell table:number-columns-repeated="16378"/>
        </table:table-row>
        <table:table-row table:style-name="ro2">
          <table:table-cell office:value-type="time" office:time-value="PT15H50M4S" table:style-name="ce5">
            <text:p>15:50:04</text:p>
          </table:table-cell>
          <table:table-cell office:value-type="time" office:time-value="PT15H50M5S" table:style-name="ce5">
            <text:p>15:50:05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3700000000000001" table:style-name="ce1">
            <text:p>0,137</text:p>
          </table:table-cell>
          <table:table-cell office:value-type="float" office:value="0.13878099999999999" table:formula="of:=[.C119]/1000*[.E119]" table:style-name="ce1">
            <text:p>0,138781</text:p>
          </table:table-cell>
          <table:table-cell table:number-columns-repeated="16378"/>
        </table:table-row>
        <table:table-row table:style-name="ro2">
          <table:table-cell office:value-type="time" office:time-value="PT15H50M5S" table:style-name="ce5">
            <text:p>15:50:05</text:p>
          </table:table-cell>
          <table:table-cell office:value-type="time" office:time-value="PT15H50M6S" table:style-name="ce5">
            <text:p>15:50:06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84" table:style-name="ce1">
            <text:p>0,184</text:p>
          </table:table-cell>
          <table:table-cell office:value-type="float" office:value="0.18639199999999997" table:formula="of:=[.C120]/1000*[.E120]" table:style-name="ce1">
            <text:p>0,186392</text:p>
          </table:table-cell>
          <table:table-cell table:number-columns-repeated="16378"/>
        </table:table-row>
        <table:table-row table:style-name="ro2">
          <table:table-cell office:value-type="time" office:time-value="PT15H50M6S" table:style-name="ce5">
            <text:p>15:50:06</text:p>
          </table:table-cell>
          <table:table-cell office:value-type="time" office:time-value="PT15H50M7S" table:style-name="ce5">
            <text:p>15:50:07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5" table:style-name="ce1">
            <text:p>0,15</text:p>
          </table:table-cell>
          <table:table-cell office:value-type="float" office:value="0.15194999999999997" table:formula="of:=[.C121]/1000*[.E121]" table:style-name="ce1">
            <text:p>0,15195</text:p>
          </table:table-cell>
          <table:table-cell table:number-columns-repeated="16378"/>
        </table:table-row>
        <table:table-row table:style-name="ro2">
          <table:table-cell office:value-type="time" office:time-value="PT15H50M7S" table:style-name="ce5">
            <text:p>15:50:07</text:p>
          </table:table-cell>
          <table:table-cell office:value-type="time" office:time-value="PT15H50M8S" table:style-name="ce5">
            <text:p>15:50:08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58" table:style-name="ce1">
            <text:p>0,158</text:p>
          </table:table-cell>
          <table:table-cell office:value-type="float" office:value="0.16005399999999997" table:formula="of:=[.C122]/1000*[.E122]" table:style-name="ce1">
            <text:p>0,160054</text:p>
          </table:table-cell>
          <table:table-cell table:number-columns-repeated="16378"/>
        </table:table-row>
        <table:table-row table:style-name="ro2">
          <table:table-cell office:value-type="time" office:time-value="PT15H50M8S" table:style-name="ce5">
            <text:p>15:50:08</text:p>
          </table:table-cell>
          <table:table-cell office:value-type="time" office:time-value="PT15H50M9S" table:style-name="ce5">
            <text:p>15:50:09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9" table:style-name="ce1">
            <text:p>0,19</text:p>
          </table:table-cell>
          <table:table-cell office:value-type="float" office:value="0.19246999999999997" table:formula="of:=[.C123]/1000*[.E123]" table:style-name="ce1">
            <text:p>0,19247</text:p>
          </table:table-cell>
          <table:table-cell table:number-columns-repeated="16378"/>
        </table:table-row>
        <table:table-row table:style-name="ro2">
          <table:table-cell office:value-type="time" office:time-value="PT15H50M9S" table:style-name="ce5">
            <text:p>15:50:09</text:p>
          </table:table-cell>
          <table:table-cell office:value-type="time" office:time-value="PT15H50M10S" table:style-name="ce5">
            <text:p>15:50:10</text:p>
          </table:table-cell>
          <table:table-cell office:value-type="float" office:value="1012" table:style-name="ce1">
            <text:p>1012</text:p>
          </table:table-cell>
          <table:table-cell office:value-type="float" office:value="1.976" table:style-name="ce1">
            <text:p>1,976</text:p>
          </table:table-cell>
          <table:table-cell office:value-type="float" office:value="0.16200000000000001" table:style-name="ce1">
            <text:p>0,162</text:p>
          </table:table-cell>
          <table:table-cell office:value-type="float" office:value="0.16394400000000001" table:formula="of:=[.C124]/1000*[.E124]" table:style-name="ce1">
            <text:p>0,163944</text:p>
          </table:table-cell>
          <table:table-cell table:number-columns-repeated="16378"/>
        </table:table-row>
        <table:table-row table:style-name="ro2">
          <table:table-cell office:value-type="time" office:time-value="PT15H50M10S" table:style-name="ce5">
            <text:p>15:50:10</text:p>
          </table:table-cell>
          <table:table-cell office:value-type="time" office:time-value="PT15H50M11S" table:style-name="ce5">
            <text:p>15:50:11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7699999999999999" table:style-name="ce1">
            <text:p>0,177</text:p>
          </table:table-cell>
          <table:table-cell office:value-type="float" office:value="0.17930099999999996" table:formula="of:=[.C125]/1000*[.E125]" table:style-name="ce1">
            <text:p>0,179301</text:p>
          </table:table-cell>
          <table:table-cell table:number-columns-repeated="16378"/>
        </table:table-row>
        <table:table-row table:style-name="ro2">
          <table:table-cell office:value-type="time" office:time-value="PT15H50M11S" table:style-name="ce5">
            <text:p>15:50:11</text:p>
          </table:table-cell>
          <table:table-cell office:value-type="time" office:time-value="PT15H50M12S" table:style-name="ce5">
            <text:p>15:50:12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0.14891099999999999" table:formula="of:=[.C126]/1000*[.E126]" table:style-name="ce1">
            <text:p>0,148911</text:p>
          </table:table-cell>
          <table:table-cell table:number-columns-repeated="16378"/>
        </table:table-row>
        <table:table-row table:style-name="ro2">
          <table:table-cell office:value-type="time" office:time-value="PT15H50M12S" table:style-name="ce5">
            <text:p>15:50:12</text:p>
          </table:table-cell>
          <table:table-cell office:value-type="time" office:time-value="PT15H50M13S" table:style-name="ce5">
            <text:p>15:50:13</text:p>
          </table:table-cell>
          <table:table-cell office:value-type="float" office:value="1014" table:style-name="ce1">
            <text:p>1014</text:p>
          </table:table-cell>
          <table:table-cell office:value-type="float" office:value="2.2189999999999999" table:style-name="ce1">
            <text:p>2,219</text:p>
          </table:table-cell>
          <table:table-cell office:value-type="float" office:value="0.17100000000000001" table:style-name="ce1">
            <text:p>0,171</text:p>
          </table:table-cell>
          <table:table-cell office:value-type="float" office:value="0.17339400000000002" table:formula="of:=[.C127]/1000*[.E127]" table:style-name="ce1">
            <text:p>0,173394</text:p>
          </table:table-cell>
          <table:table-cell table:number-columns-repeated="16378"/>
        </table:table-row>
        <table:table-row table:style-name="ro2">
          <table:table-cell office:value-type="time" office:time-value="PT15H50M13S" table:style-name="ce5">
            <text:p>15:50:13</text:p>
          </table:table-cell>
          <table:table-cell office:value-type="time" office:time-value="PT15H50M14S" table:style-name="ce5">
            <text:p>15:50:14</text:p>
          </table:table-cell>
          <table:table-cell office:value-type="float" office:value="1012" table:style-name="ce1">
            <text:p>1012</text:p>
          </table:table-cell>
          <table:table-cell office:value-type="float" office:value="2.2229999999999999" table:style-name="ce1">
            <text:p>2,223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0.16698000000000002" table:formula="of:=[.C128]/1000*[.E128]" table:style-name="ce1">
            <text:p>0,16698</text:p>
          </table:table-cell>
          <table:table-cell table:number-columns-repeated="16378"/>
        </table:table-row>
        <table:table-row table:style-name="ro2">
          <table:table-cell office:value-type="time" office:time-value="PT15H50M14S" table:style-name="ce5">
            <text:p>15:50:14</text:p>
          </table:table-cell>
          <table:table-cell office:value-type="time" office:time-value="PT15H50M15S" table:style-name="ce5">
            <text:p>15:50:15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0.19652199999999997" table:formula="of:=[.C129]/1000*[.E129]" table:style-name="ce1">
            <text:p>0,196522</text:p>
          </table:table-cell>
          <table:table-cell table:number-columns-repeated="16378"/>
        </table:table-row>
        <table:table-row table:style-name="ro2">
          <table:table-cell office:value-type="time" office:time-value="PT15H50M15S" table:style-name="ce5">
            <text:p>15:50:15</text:p>
          </table:table-cell>
          <table:table-cell office:value-type="time" office:time-value="PT15H50M16S" table:style-name="ce5">
            <text:p>15:50:16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0.19652199999999997" table:formula="of:=[.C130]/1000*[.E130]" table:style-name="ce1">
            <text:p>0,196522</text:p>
          </table:table-cell>
          <table:table-cell table:number-columns-repeated="16378"/>
        </table:table-row>
        <table:table-row table:style-name="ro2">
          <table:table-cell office:value-type="time" office:time-value="PT15H50M16S" table:style-name="ce5">
            <text:p>15:50:16</text:p>
          </table:table-cell>
          <table:table-cell office:value-type="time" office:time-value="PT15H50M17S" table:style-name="ce5">
            <text:p>15:50:17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3300000000000001" table:style-name="ce1">
            <text:p>0,233</text:p>
          </table:table-cell>
          <table:table-cell office:value-type="float" office:value="0.23602899999999999" table:formula="of:=[.C131]/1000*[.E131]" table:style-name="ce1">
            <text:p>0,236029</text:p>
          </table:table-cell>
          <table:table-cell table:number-columns-repeated="16378"/>
        </table:table-row>
        <table:table-row table:style-name="ro2">
          <table:table-cell office:value-type="time" office:time-value="PT15H50M17S" table:style-name="ce5">
            <text:p>15:50:17</text:p>
          </table:table-cell>
          <table:table-cell office:value-type="time" office:time-value="PT15H50M18S" table:style-name="ce5">
            <text:p>15:50:18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9" table:style-name="ce1">
            <text:p>0,19</text:p>
          </table:table-cell>
          <table:table-cell office:value-type="float" office:value="0.19246999999999997" table:formula="of:=[.C132]/1000*[.E132]" table:style-name="ce1">
            <text:p>0,19247</text:p>
          </table:table-cell>
          <table:table-cell table:number-columns-repeated="16378"/>
        </table:table-row>
        <table:table-row table:style-name="ro2">
          <table:table-cell office:value-type="time" office:time-value="PT15H50M18S" table:style-name="ce5">
            <text:p>15:50:18</text:p>
          </table:table-cell>
          <table:table-cell office:value-type="time" office:time-value="PT15H50M19S" table:style-name="ce5">
            <text:p>15:50:19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19700000000000001" table:style-name="ce1">
            <text:p>0,197</text:p>
          </table:table-cell>
          <table:table-cell office:value-type="float" office:value="0.19956099999999999" table:formula="of:=[.C133]/1000*[.E133]" table:style-name="ce1">
            <text:p>0,199561</text:p>
          </table:table-cell>
          <table:table-cell table:number-columns-repeated="16378"/>
        </table:table-row>
        <table:table-row table:style-name="ro2">
          <table:table-cell office:value-type="time" office:time-value="PT15H50M19S" table:style-name="ce5">
            <text:p>15:50:19</text:p>
          </table:table-cell>
          <table:table-cell office:value-type="time" office:time-value="PT15H50M20S" table:style-name="ce5">
            <text:p>15:50:20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17399999999999999" table:style-name="ce1">
            <text:p>0,174</text:p>
          </table:table-cell>
          <table:table-cell office:value-type="float" office:value="0.17608799999999999" table:formula="of:=[.C134]/1000*[.E134]" table:style-name="ce1">
            <text:p>0,176088</text:p>
          </table:table-cell>
          <table:table-cell table:number-columns-repeated="16378"/>
        </table:table-row>
        <table:table-row table:style-name="ro2">
          <table:table-cell office:value-type="time" office:time-value="PT15H50M20S" table:style-name="ce5">
            <text:p>15:50:20</text:p>
          </table:table-cell>
          <table:table-cell office:value-type="time" office:time-value="PT15H50M21S" table:style-name="ce5">
            <text:p>15:50:21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45" table:style-name="ce1">
            <text:p>0,245</text:p>
          </table:table-cell>
          <table:table-cell office:value-type="float" office:value="0.24793999999999999" table:formula="of:=[.C135]/1000*[.E135]" table:style-name="ce1">
            <text:p>0,24794</text:p>
          </table:table-cell>
          <table:table-cell table:number-columns-repeated="16378"/>
        </table:table-row>
        <table:table-row table:style-name="ro2">
          <table:table-cell office:value-type="time" office:time-value="PT15H50M21S" table:style-name="ce5">
            <text:p>15:50:21</text:p>
          </table:table-cell>
          <table:table-cell office:value-type="time" office:time-value="PT15H50M22S" table:style-name="ce5">
            <text:p>15:50:22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0.18335299999999999" table:formula="of:=[.C136]/1000*[.E136]" table:style-name="ce1">
            <text:p>0,183353</text:p>
          </table:table-cell>
          <table:table-cell table:number-columns-repeated="16378"/>
        </table:table-row>
        <table:table-row table:style-name="ro2">
          <table:table-cell office:value-type="time" office:time-value="PT15H50M22S" table:style-name="ce5">
            <text:p>15:50:22</text:p>
          </table:table-cell>
          <table:table-cell office:value-type="time" office:time-value="PT15H50M23S" table:style-name="ce5">
            <text:p>15:50:23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0200000000000001" table:style-name="ce1">
            <text:p>0,202</text:p>
          </table:table-cell>
          <table:table-cell office:value-type="float" office:value="0.204626" table:formula="of:=[.C137]/1000*[.E137]" table:style-name="ce1">
            <text:p>0,204626</text:p>
          </table:table-cell>
          <table:table-cell table:number-columns-repeated="16378"/>
        </table:table-row>
        <table:table-row table:style-name="ro2">
          <table:table-cell office:value-type="time" office:time-value="PT15H50M23S" table:style-name="ce5">
            <text:p>15:50:23</text:p>
          </table:table-cell>
          <table:table-cell office:value-type="time" office:time-value="PT15H50M24S" table:style-name="ce5">
            <text:p>15:50:24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2500000000000001" table:style-name="ce1">
            <text:p>0,225</text:p>
          </table:table-cell>
          <table:table-cell office:value-type="float" office:value="0.22792499999999999" table:formula="of:=[.C138]/1000*[.E138]" table:style-name="ce1">
            <text:p>0,227925</text:p>
          </table:table-cell>
          <table:table-cell table:number-columns-repeated="16378"/>
        </table:table-row>
        <table:table-row table:style-name="ro2">
          <table:table-cell office:value-type="time" office:time-value="PT15H50M24S" table:style-name="ce5">
            <text:p>15:50:24</text:p>
          </table:table-cell>
          <table:table-cell office:value-type="time" office:time-value="PT15H50M25S" table:style-name="ce5">
            <text:p>15:50:25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19" table:style-name="ce1">
            <text:p>0,219</text:p>
          </table:table-cell>
          <table:table-cell office:value-type="float" office:value="0.22184699999999999" table:formula="of:=[.C139]/1000*[.E139]" table:style-name="ce1">
            <text:p>0,221847</text:p>
          </table:table-cell>
          <table:table-cell table:number-columns-repeated="16378"/>
        </table:table-row>
        <table:table-row table:style-name="ro2">
          <table:table-cell office:value-type="time" office:time-value="PT15H50M25S" table:style-name="ce5">
            <text:p>15:50:25</text:p>
          </table:table-cell>
          <table:table-cell office:value-type="time" office:time-value="PT15H50M26S" table:style-name="ce5">
            <text:p>15:50:26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16" table:style-name="ce1">
            <text:p>0,216</text:p>
          </table:table-cell>
          <table:table-cell office:value-type="float" office:value="0.21880799999999997" table:formula="of:=[.C140]/1000*[.E140]" table:style-name="ce1">
            <text:p>0,218808</text:p>
          </table:table-cell>
          <table:table-cell table:number-columns-repeated="16378"/>
        </table:table-row>
        <table:table-row table:style-name="ro2">
          <table:table-cell office:value-type="time" office:time-value="PT15H50M26S" table:style-name="ce5">
            <text:p>15:50:26</text:p>
          </table:table-cell>
          <table:table-cell office:value-type="time" office:time-value="PT15H50M27S" table:style-name="ce5">
            <text:p>15:50:27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17" table:style-name="ce1">
            <text:p>0,217</text:p>
          </table:table-cell>
          <table:table-cell office:value-type="float" office:value="0.21982099999999999" table:formula="of:=[.C141]/1000*[.E141]" table:style-name="ce1">
            <text:p>0,219821</text:p>
          </table:table-cell>
          <table:table-cell table:number-columns-repeated="16378"/>
        </table:table-row>
        <table:table-row table:style-name="ro2">
          <table:table-cell office:value-type="time" office:time-value="PT15H50M27S" table:style-name="ce5">
            <text:p>15:50:27</text:p>
          </table:table-cell>
          <table:table-cell office:value-type="time" office:time-value="PT15H50M28S" table:style-name="ce5">
            <text:p>15:50:28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" table:style-name="ce1">
            <text:p>0,2</text:p>
          </table:table-cell>
          <table:table-cell office:value-type="float" office:value="0.2026" table:formula="of:=[.C142]/1000*[.E142]" table:style-name="ce1">
            <text:p>0,2026</text:p>
          </table:table-cell>
          <table:table-cell table:number-columns-repeated="16378"/>
        </table:table-row>
        <table:table-row table:style-name="ro2">
          <table:table-cell office:value-type="time" office:time-value="PT15H50M28S" table:style-name="ce5">
            <text:p>15:50:28</text:p>
          </table:table-cell>
          <table:table-cell office:value-type="time" office:time-value="PT15H50M29S" table:style-name="ce5">
            <text:p>15:50:29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2600000000000001" table:style-name="ce1">
            <text:p>0,226</text:p>
          </table:table-cell>
          <table:table-cell office:value-type="float" office:value="0.22893799999999997" table:formula="of:=[.C143]/1000*[.E143]" table:style-name="ce1">
            <text:p>0,228938</text:p>
          </table:table-cell>
          <table:table-cell table:number-columns-repeated="16378"/>
        </table:table-row>
        <table:table-row table:style-name="ro2">
          <table:table-cell office:value-type="time" office:time-value="PT15H50M29S" table:style-name="ce5">
            <text:p>15:50:29</text:p>
          </table:table-cell>
          <table:table-cell office:value-type="time" office:time-value="PT15H50M30S" table:style-name="ce5">
            <text:p>15:50:30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16" table:style-name="ce1">
            <text:p>0,216</text:p>
          </table:table-cell>
          <table:table-cell office:value-type="float" office:value="0.21859200000000001" table:formula="of:=[.C144]/1000*[.E144]" table:style-name="ce1">
            <text:p>0,218592</text:p>
          </table:table-cell>
          <table:table-cell table:number-columns-repeated="16378"/>
        </table:table-row>
        <table:table-row table:style-name="ro2">
          <table:table-cell office:value-type="time" office:time-value="PT15H50M30S" table:style-name="ce5">
            <text:p>15:50:30</text:p>
          </table:table-cell>
          <table:table-cell office:value-type="time" office:time-value="PT15H50M31S" table:style-name="ce5">
            <text:p>15:50:31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6600000000000001" table:style-name="ce1">
            <text:p>0,266</text:p>
          </table:table-cell>
          <table:table-cell office:value-type="float" office:value="0.26919200000000004" table:formula="of:=[.C145]/1000*[.E145]" table:style-name="ce1">
            <text:p>0,269192</text:p>
          </table:table-cell>
          <table:table-cell table:number-columns-repeated="16378"/>
        </table:table-row>
        <table:table-row table:style-name="ro2">
          <table:table-cell office:value-type="time" office:time-value="PT15H50M31S" table:style-name="ce5">
            <text:p>15:50:31</text:p>
          </table:table-cell>
          <table:table-cell office:value-type="time" office:time-value="PT15H50M32S" table:style-name="ce5">
            <text:p>15:50:32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2600000000000001" table:style-name="ce1">
            <text:p>0,226</text:p>
          </table:table-cell>
          <table:table-cell office:value-type="float" office:value="0.228712" table:formula="of:=[.C146]/1000*[.E146]" table:style-name="ce1">
            <text:p>0,228712</text:p>
          </table:table-cell>
          <table:table-cell table:number-columns-repeated="16378"/>
        </table:table-row>
        <table:table-row table:style-name="ro2">
          <table:table-cell office:value-type="time" office:time-value="PT15H50M32S" table:style-name="ce5">
            <text:p>15:50:32</text:p>
          </table:table-cell>
          <table:table-cell office:value-type="time" office:time-value="PT15H50M33S" table:style-name="ce5">
            <text:p>15:50:33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47" table:style-name="ce1">
            <text:p>0,247</text:p>
          </table:table-cell>
          <table:table-cell office:value-type="float" office:value="0.24996399999999999" table:formula="of:=[.C147]/1000*[.E147]" table:style-name="ce1">
            <text:p>0,249964</text:p>
          </table:table-cell>
          <table:table-cell table:number-columns-repeated="16378"/>
        </table:table-row>
        <table:table-row table:style-name="ro2">
          <table:table-cell office:value-type="time" office:time-value="PT15H50M33S" table:style-name="ce5">
            <text:p>15:50:33</text:p>
          </table:table-cell>
          <table:table-cell office:value-type="time" office:time-value="PT15H50M34S" table:style-name="ce5">
            <text:p>15:50:34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1299999999999999" table:style-name="ce1">
            <text:p>0,213</text:p>
          </table:table-cell>
          <table:table-cell office:value-type="float" office:value="0.21576899999999996" table:formula="of:=[.C148]/1000*[.E148]" table:style-name="ce1">
            <text:p>0,215769</text:p>
          </table:table-cell>
          <table:table-cell table:number-columns-repeated="16378"/>
        </table:table-row>
        <table:table-row table:style-name="ro2">
          <table:table-cell office:value-type="time" office:time-value="PT15H50M34S" table:style-name="ce5">
            <text:p>15:50:34</text:p>
          </table:table-cell>
          <table:table-cell office:value-type="time" office:time-value="PT15H50M35S" table:style-name="ce5">
            <text:p>15:50:35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5800000000000001" table:style-name="ce1">
            <text:p>0,258</text:p>
          </table:table-cell>
          <table:table-cell office:value-type="float" office:value="0.26109599999999999" table:formula="of:=[.C149]/1000*[.E149]" table:style-name="ce1">
            <text:p>0,261096</text:p>
          </table:table-cell>
          <table:table-cell table:number-columns-repeated="16378"/>
        </table:table-row>
        <table:table-row table:style-name="ro2">
          <table:table-cell office:value-type="time" office:time-value="PT15H50M35S" table:style-name="ce5">
            <text:p>15:50:35</text:p>
          </table:table-cell>
          <table:table-cell office:value-type="time" office:time-value="PT15H50M36S" table:style-name="ce5">
            <text:p>15:50:36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4" table:style-name="ce1">
            <text:p>0,24</text:p>
          </table:table-cell>
          <table:table-cell office:value-type="float" office:value="0.24311999999999998" table:formula="of:=[.C150]/1000*[.E150]" table:style-name="ce1">
            <text:p>0,24312</text:p>
          </table:table-cell>
          <table:table-cell table:number-columns-repeated="16378"/>
        </table:table-row>
        <table:table-row table:style-name="ro2">
          <table:table-cell office:value-type="time" office:time-value="PT15H50M36S" table:style-name="ce5">
            <text:p>15:50:36</text:p>
          </table:table-cell>
          <table:table-cell office:value-type="time" office:time-value="PT15H50M37S" table:style-name="ce5">
            <text:p>15:50:37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8699999999999998" table:style-name="ce1">
            <text:p>0,287</text:p>
          </table:table-cell>
          <table:table-cell office:value-type="float" office:value="0.29044399999999998" table:formula="of:=[.C151]/1000*[.E151]" table:style-name="ce1">
            <text:p>0,290444</text:p>
          </table:table-cell>
          <table:table-cell table:number-columns-repeated="16378"/>
        </table:table-row>
        <table:table-row table:style-name="ro2">
          <table:table-cell office:value-type="time" office:time-value="PT15H50M37S" table:style-name="ce5">
            <text:p>15:50:37</text:p>
          </table:table-cell>
          <table:table-cell office:value-type="time" office:time-value="PT15H50M38S" table:style-name="ce5">
            <text:p>15:50:38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3300000000000001" table:style-name="ce1">
            <text:p>0,233</text:p>
          </table:table-cell>
          <table:table-cell office:value-type="float" office:value="0.23602899999999999" table:formula="of:=[.C152]/1000*[.E152]" table:style-name="ce1">
            <text:p>0,236029</text:p>
          </table:table-cell>
          <table:table-cell table:number-columns-repeated="16378"/>
        </table:table-row>
        <table:table-row table:style-name="ro2">
          <table:table-cell office:value-type="time" office:time-value="PT15H50M38S" table:style-name="ce5">
            <text:p>15:50:38</text:p>
          </table:table-cell>
          <table:table-cell office:value-type="time" office:time-value="PT15H50M39S" table:style-name="ce5">
            <text:p>15:50:39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8100000000000003" table:style-name="ce1">
            <text:p>0,281</text:p>
          </table:table-cell>
          <table:table-cell office:value-type="float" office:value="0.28437200000000001" table:formula="of:=[.C153]/1000*[.E153]" table:style-name="ce1">
            <text:p>0,284372</text:p>
          </table:table-cell>
          <table:table-cell table:number-columns-repeated="16378"/>
        </table:table-row>
        <table:table-row table:style-name="ro2">
          <table:table-cell office:value-type="time" office:time-value="PT15H50M39S" table:style-name="ce5">
            <text:p>15:50:39</text:p>
          </table:table-cell>
          <table:table-cell office:value-type="time" office:time-value="PT15H50M40S" table:style-name="ce5">
            <text:p>15:50:40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49" table:style-name="ce1">
            <text:p>0,249</text:p>
          </table:table-cell>
          <table:table-cell office:value-type="float" office:value="0.25223699999999999" table:formula="of:=[.C154]/1000*[.E154]" table:style-name="ce1">
            <text:p>0,252237</text:p>
          </table:table-cell>
          <table:table-cell table:number-columns-repeated="16378"/>
        </table:table-row>
        <table:table-row table:style-name="ro2">
          <table:table-cell office:value-type="time" office:time-value="PT15H50M40S" table:style-name="ce5">
            <text:p>15:50:40</text:p>
          </table:table-cell>
          <table:table-cell office:value-type="time" office:time-value="PT15H50M41S" table:style-name="ce5">
            <text:p>15:50:41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3400000000000002" table:style-name="ce1">
            <text:p>0,334</text:p>
          </table:table-cell>
          <table:table-cell office:value-type="float" office:value="0.33800800000000003" table:formula="of:=[.C155]/1000*[.E155]" table:style-name="ce1">
            <text:p>0,338008</text:p>
          </table:table-cell>
          <table:table-cell table:number-columns-repeated="16378"/>
        </table:table-row>
        <table:table-row table:style-name="ro2">
          <table:table-cell office:value-type="time" office:time-value="PT15H50M41S" table:style-name="ce5">
            <text:p>15:50:41</text:p>
          </table:table-cell>
          <table:table-cell office:value-type="time" office:time-value="PT15H50M42S" table:style-name="ce5">
            <text:p>15:50:42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6600000000000001" table:style-name="ce1">
            <text:p>0,266</text:p>
          </table:table-cell>
          <table:table-cell office:value-type="float" office:value="0.26919200000000004" table:formula="of:=[.C156]/1000*[.E156]" table:style-name="ce1">
            <text:p>0,269192</text:p>
          </table:table-cell>
          <table:table-cell table:number-columns-repeated="16378"/>
        </table:table-row>
        <table:table-row table:style-name="ro2">
          <table:table-cell office:value-type="time" office:time-value="PT15H50M42S" table:style-name="ce5">
            <text:p>15:50:42</text:p>
          </table:table-cell>
          <table:table-cell office:value-type="time" office:time-value="PT15H50M43S" table:style-name="ce5">
            <text:p>15:50:43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8100000000000003" table:style-name="ce1">
            <text:p>0,281</text:p>
          </table:table-cell>
          <table:table-cell office:value-type="float" office:value="0.28465299999999999" table:formula="of:=[.C157]/1000*[.E157]" table:style-name="ce1">
            <text:p>0,284653</text:p>
          </table:table-cell>
          <table:table-cell table:number-columns-repeated="16378"/>
        </table:table-row>
        <table:table-row table:style-name="ro2">
          <table:table-cell office:value-type="time" office:time-value="PT15H50M43S" table:style-name="ce5">
            <text:p>15:50:43</text:p>
          </table:table-cell>
          <table:table-cell office:value-type="time" office:time-value="PT15H50M44S" table:style-name="ce5">
            <text:p>15:50:44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4199999999999999" table:style-name="ce1">
            <text:p>0,242</text:p>
          </table:table-cell>
          <table:table-cell office:value-type="float" office:value="0.24514599999999998" table:formula="of:=[.C158]/1000*[.E158]" table:style-name="ce1">
            <text:p>0,245146</text:p>
          </table:table-cell>
          <table:table-cell table:number-columns-repeated="16378"/>
        </table:table-row>
        <table:table-row table:style-name="ro2">
          <table:table-cell office:value-type="time" office:time-value="PT15H50M44S" table:style-name="ce5">
            <text:p>15:50:44</text:p>
          </table:table-cell>
          <table:table-cell office:value-type="time" office:time-value="PT15H50M45S" table:style-name="ce5">
            <text:p>15:50:45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9699999999999999" table:style-name="ce1">
            <text:p>0,297</text:p>
          </table:table-cell>
          <table:table-cell office:value-type="float" office:value="0.300564" table:formula="of:=[.C159]/1000*[.E159]" table:style-name="ce1">
            <text:p>0,300564</text:p>
          </table:table-cell>
          <table:table-cell table:number-columns-repeated="16378"/>
        </table:table-row>
        <table:table-row table:style-name="ro2">
          <table:table-cell office:value-type="time" office:time-value="PT15H50M45S" table:style-name="ce5">
            <text:p>15:50:45</text:p>
          </table:table-cell>
          <table:table-cell office:value-type="time" office:time-value="PT15H50M46S" table:style-name="ce5">
            <text:p>15:50:46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7200000000000002" table:style-name="ce1">
            <text:p>0,272</text:p>
          </table:table-cell>
          <table:table-cell office:value-type="float" office:value="0.275536" table:formula="of:=[.C160]/1000*[.E160]" table:style-name="ce1">
            <text:p>0,275536</text:p>
          </table:table-cell>
          <table:table-cell table:number-columns-repeated="16378"/>
        </table:table-row>
        <table:table-row table:style-name="ro2">
          <table:table-cell office:value-type="time" office:time-value="PT15H50M46S" table:style-name="ce5">
            <text:p>15:50:46</text:p>
          </table:table-cell>
          <table:table-cell office:value-type="time" office:time-value="PT15H50M47S" table:style-name="ce5">
            <text:p>15:50:47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0399999999999999" table:style-name="ce1">
            <text:p>0,304</text:p>
          </table:table-cell>
          <table:table-cell office:value-type="float" office:value="0.30764799999999998" table:formula="of:=[.C161]/1000*[.E161]" table:style-name="ce1">
            <text:p>0,307648</text:p>
          </table:table-cell>
          <table:table-cell table:number-columns-repeated="16378"/>
        </table:table-row>
        <table:table-row table:style-name="ro2">
          <table:table-cell office:value-type="time" office:time-value="PT15H50M47S" table:style-name="ce5">
            <text:p>15:50:47</text:p>
          </table:table-cell>
          <table:table-cell office:value-type="time" office:time-value="PT15H50M48S" table:style-name="ce5">
            <text:p>15:50:48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6" table:style-name="ce1">
            <text:p>0,26</text:p>
          </table:table-cell>
          <table:table-cell office:value-type="float" office:value="0.26338" table:formula="of:=[.C162]/1000*[.E162]" table:style-name="ce1">
            <text:p>0,26338</text:p>
          </table:table-cell>
          <table:table-cell table:number-columns-repeated="16378"/>
        </table:table-row>
        <table:table-row table:style-name="ro2">
          <table:table-cell office:value-type="time" office:time-value="PT15H50M48S" table:style-name="ce5">
            <text:p>15:50:48</text:p>
          </table:table-cell>
          <table:table-cell office:value-type="time" office:time-value="PT15H50M49S" table:style-name="ce5">
            <text:p>15:50:49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29499999999999998" table:style-name="ce1">
            <text:p>0,295</text:p>
          </table:table-cell>
          <table:table-cell office:value-type="float" office:value="0.29853999999999997" table:formula="of:=[.C163]/1000*[.E163]" table:style-name="ce1">
            <text:p>0,29854</text:p>
          </table:table-cell>
          <table:table-cell table:number-columns-repeated="16378"/>
        </table:table-row>
        <table:table-row table:style-name="ro2">
          <table:table-cell office:value-type="time" office:time-value="PT15H50M49S" table:style-name="ce5">
            <text:p>15:50:49</text:p>
          </table:table-cell>
          <table:table-cell office:value-type="time" office:time-value="PT15H50M50S" table:style-name="ce5">
            <text:p>15:50:50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30199999999999999" table:style-name="ce1">
            <text:p>0,302</text:p>
          </table:table-cell>
          <table:table-cell office:value-type="float" office:value="0.30592599999999998" table:formula="of:=[.C164]/1000*[.E164]" table:style-name="ce1">
            <text:p>0,305926</text:p>
          </table:table-cell>
          <table:table-cell table:number-columns-repeated="16378"/>
        </table:table-row>
        <table:table-row table:style-name="ro2">
          <table:table-cell office:value-type="time" office:time-value="PT15H50M50S" table:style-name="ce5">
            <text:p>15:50:50</text:p>
          </table:table-cell>
          <table:table-cell office:value-type="time" office:time-value="PT15H50M51S" table:style-name="ce5">
            <text:p>15:50:51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0399999999999999" table:style-name="ce1">
            <text:p>0,304</text:p>
          </table:table-cell>
          <table:table-cell office:value-type="float" office:value="0.30764799999999998" table:formula="of:=[.C165]/1000*[.E165]" table:style-name="ce1">
            <text:p>0,307648</text:p>
          </table:table-cell>
          <table:table-cell table:number-columns-repeated="16378"/>
        </table:table-row>
        <table:table-row table:style-name="ro2">
          <table:table-cell office:value-type="time" office:time-value="PT15H50M51S" table:style-name="ce5">
            <text:p>15:50:51</text:p>
          </table:table-cell>
          <table:table-cell office:value-type="time" office:time-value="PT15H50M52S" table:style-name="ce5">
            <text:p>15:50:52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6700000000000002" table:style-name="ce1">
            <text:p>0,267</text:p>
          </table:table-cell>
          <table:table-cell office:value-type="float" office:value="0.27047099999999996" table:formula="of:=[.C166]/1000*[.E166]" table:style-name="ce1">
            <text:p>0,270471</text:p>
          </table:table-cell>
          <table:table-cell table:number-columns-repeated="16378"/>
        </table:table-row>
        <table:table-row table:style-name="ro2">
          <table:table-cell office:value-type="time" office:time-value="PT15H50M52S" table:style-name="ce5">
            <text:p>15:50:52</text:p>
          </table:table-cell>
          <table:table-cell office:value-type="time" office:time-value="PT15H50M53S" table:style-name="ce5">
            <text:p>15:50:53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2600000000000001" table:style-name="ce1">
            <text:p>0,326</text:p>
          </table:table-cell>
          <table:table-cell office:value-type="float" office:value="0.32991200000000004" table:formula="of:=[.C167]/1000*[.E167]" table:style-name="ce1">
            <text:p>0,329912</text:p>
          </table:table-cell>
          <table:table-cell table:number-columns-repeated="16378"/>
        </table:table-row>
        <table:table-row table:style-name="ro2">
          <table:table-cell office:value-type="time" office:time-value="PT15H50M53S" table:style-name="ce5">
            <text:p>15:50:53</text:p>
          </table:table-cell>
          <table:table-cell office:value-type="time" office:time-value="PT15H50M54S" table:style-name="ce5">
            <text:p>15:50:54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7" table:style-name="ce1">
            <text:p>0,27</text:p>
          </table:table-cell>
          <table:table-cell office:value-type="float" office:value="0.27350999999999998" table:formula="of:=[.C168]/1000*[.E168]" table:style-name="ce1">
            <text:p>0,27351</text:p>
          </table:table-cell>
          <table:table-cell table:number-columns-repeated="16378"/>
        </table:table-row>
        <table:table-row table:style-name="ro2">
          <table:table-cell office:value-type="time" office:time-value="PT15H50M54S" table:style-name="ce5">
            <text:p>15:50:54</text:p>
          </table:table-cell>
          <table:table-cell office:value-type="time" office:time-value="PT15H50M55S" table:style-name="ce5">
            <text:p>15:50:55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3700000000000002" table:style-name="ce1">
            <text:p>0,337</text:p>
          </table:table-cell>
          <table:table-cell office:value-type="float" office:value="0.34104400000000001" table:formula="of:=[.C169]/1000*[.E169]" table:style-name="ce1">
            <text:p>0,341044</text:p>
          </table:table-cell>
          <table:table-cell table:number-columns-repeated="16378"/>
        </table:table-row>
        <table:table-row table:style-name="ro2">
          <table:table-cell office:value-type="time" office:time-value="PT15H50M55S" table:style-name="ce5">
            <text:p>15:50:55</text:p>
          </table:table-cell>
          <table:table-cell office:value-type="time" office:time-value="PT15H50M56S" table:style-name="ce5">
            <text:p>15:50:56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8100000000000003" table:style-name="ce1">
            <text:p>0,281</text:p>
          </table:table-cell>
          <table:table-cell office:value-type="float" office:value="0.28437200000000001" table:formula="of:=[.C170]/1000*[.E170]" table:style-name="ce1">
            <text:p>0,284372</text:p>
          </table:table-cell>
          <table:table-cell table:number-columns-repeated="16378"/>
        </table:table-row>
        <table:table-row table:style-name="ro2">
          <table:table-cell office:value-type="time" office:time-value="PT15H50M56S" table:style-name="ce5">
            <text:p>15:50:56</text:p>
          </table:table-cell>
          <table:table-cell office:value-type="time" office:time-value="PT15H50M57S" table:style-name="ce5">
            <text:p>15:50:57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12" table:style-name="ce1">
            <text:p>0,312</text:p>
          </table:table-cell>
          <table:table-cell office:value-type="float" office:value="0.31605599999999995" table:formula="of:=[.C171]/1000*[.E171]" table:style-name="ce1">
            <text:p>0,316056</text:p>
          </table:table-cell>
          <table:table-cell table:number-columns-repeated="16378"/>
        </table:table-row>
        <table:table-row table:style-name="ro2">
          <table:table-cell office:value-type="time" office:time-value="PT15H50M57S" table:style-name="ce5">
            <text:p>15:50:57</text:p>
          </table:table-cell>
          <table:table-cell office:value-type="time" office:time-value="PT15H50M58S" table:style-name="ce5">
            <text:p>15:50:58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8699999999999998" table:style-name="ce1">
            <text:p>0,287</text:p>
          </table:table-cell>
          <table:table-cell office:value-type="float" office:value="0.29044399999999998" table:formula="of:=[.C172]/1000*[.E172]" table:style-name="ce1">
            <text:p>0,290444</text:p>
          </table:table-cell>
          <table:table-cell table:number-columns-repeated="16378"/>
        </table:table-row>
        <table:table-row table:style-name="ro2">
          <table:table-cell office:value-type="time" office:time-value="PT15H50M58S" table:style-name="ce5">
            <text:p>15:50:58</text:p>
          </table:table-cell>
          <table:table-cell office:value-type="time" office:time-value="PT15H50M59S" table:style-name="ce5">
            <text:p>15:50:59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2400000000000001" table:style-name="ce1">
            <text:p>0,324</text:p>
          </table:table-cell>
          <table:table-cell office:value-type="float" office:value="0.328212" table:formula="of:=[.C173]/1000*[.E173]" table:style-name="ce1">
            <text:p>0,328212</text:p>
          </table:table-cell>
          <table:table-cell table:number-columns-repeated="16378"/>
        </table:table-row>
        <table:table-row table:style-name="ro2">
          <table:table-cell office:value-type="time" office:time-value="PT15H50M59S" table:style-name="ce5">
            <text:p>15:50:59</text:p>
          </table:table-cell>
          <table:table-cell office:value-type="time" office:time-value="PT15H51M0S" table:style-name="ce5">
            <text:p>15:51:00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16" table:style-name="ce1">
            <text:p>0,316</text:p>
          </table:table-cell>
          <table:table-cell office:value-type="float" office:value="0.31979200000000002" table:formula="of:=[.C174]/1000*[.E174]" table:style-name="ce1">
            <text:p>0,319792</text:p>
          </table:table-cell>
          <table:table-cell table:number-columns-repeated="16378"/>
        </table:table-row>
        <table:table-row table:style-name="ro2">
          <table:table-cell office:value-type="time" office:time-value="PT15H51M0S" table:style-name="ce5">
            <text:p>15:51:00</text:p>
          </table:table-cell>
          <table:table-cell office:value-type="time" office:time-value="PT15H51M1S" table:style-name="ce5">
            <text:p>15:51:01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7" table:style-name="ce1">
            <text:p>0,37</text:p>
          </table:table-cell>
          <table:table-cell office:value-type="float" office:value="0.37480999999999998" table:formula="of:=[.C175]/1000*[.E175]" table:style-name="ce1">
            <text:p>0,37481</text:p>
          </table:table-cell>
          <table:table-cell table:number-columns-repeated="16378"/>
        </table:table-row>
        <table:table-row table:style-name="ro2">
          <table:table-cell office:value-type="time" office:time-value="PT15H51M1S" table:style-name="ce5">
            <text:p>15:51:01</text:p>
          </table:table-cell>
          <table:table-cell office:value-type="time" office:time-value="PT15H51M3S" table:style-name="ce5">
            <text:p>15:51:03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0399999999999999" table:style-name="ce1">
            <text:p>0,304</text:p>
          </table:table-cell>
          <table:table-cell office:value-type="float" office:value="0.30795199999999995" table:formula="of:=[.C176]/1000*[.E176]" table:style-name="ce1">
            <text:p>0,307952</text:p>
          </table:table-cell>
          <table:table-cell table:number-columns-repeated="16378"/>
        </table:table-row>
        <table:table-row table:style-name="ro2">
          <table:table-cell office:value-type="time" office:time-value="PT15H51M3S" table:style-name="ce5">
            <text:p>15:51:03</text:p>
          </table:table-cell>
          <table:table-cell office:value-type="time" office:time-value="PT15H51M4S" table:style-name="ce5">
            <text:p>15:51:04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3900000000000002" table:style-name="ce1">
            <text:p>0,339</text:p>
          </table:table-cell>
          <table:table-cell office:value-type="float" office:value="0.34340700000000002" table:formula="of:=[.C177]/1000*[.E177]" table:style-name="ce1">
            <text:p>0,343407</text:p>
          </table:table-cell>
          <table:table-cell table:number-columns-repeated="16378"/>
        </table:table-row>
        <table:table-row table:style-name="ro2">
          <table:table-cell office:value-type="time" office:time-value="PT15H51M4S" table:style-name="ce5">
            <text:p>15:51:04</text:p>
          </table:table-cell>
          <table:table-cell office:value-type="time" office:time-value="PT15H51M5S" table:style-name="ce5">
            <text:p>15:51:05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12" table:style-name="ce1">
            <text:p>0,312</text:p>
          </table:table-cell>
          <table:table-cell office:value-type="float" office:value="0.31574400000000002" table:formula="of:=[.C178]/1000*[.E178]" table:style-name="ce1">
            <text:p>0,315744</text:p>
          </table:table-cell>
          <table:table-cell table:number-columns-repeated="16378"/>
        </table:table-row>
        <table:table-row table:style-name="ro2">
          <table:table-cell office:value-type="time" office:time-value="PT15H51M5S" table:style-name="ce5">
            <text:p>15:51:05</text:p>
          </table:table-cell>
          <table:table-cell office:value-type="time" office:time-value="PT15H51M6S" table:style-name="ce5">
            <text:p>15:51:06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0400000000000003" table:style-name="ce1">
            <text:p>0,404</text:p>
          </table:table-cell>
          <table:table-cell office:value-type="float" office:value="0.409252" table:formula="of:=[.C179]/1000*[.E179]" table:style-name="ce1">
            <text:p>0,409252</text:p>
          </table:table-cell>
          <table:table-cell table:number-columns-repeated="16378"/>
        </table:table-row>
        <table:table-row table:style-name="ro2">
          <table:table-cell office:value-type="time" office:time-value="PT15H51M6S" table:style-name="ce5">
            <text:p>15:51:06</text:p>
          </table:table-cell>
          <table:table-cell office:value-type="time" office:time-value="PT15H51M7S" table:style-name="ce5">
            <text:p>15:51:07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2400000000000001" table:style-name="ce1">
            <text:p>0,324</text:p>
          </table:table-cell>
          <table:table-cell office:value-type="float" office:value="0.32788800000000001" table:formula="of:=[.C180]/1000*[.E180]" table:style-name="ce1">
            <text:p>0,327888</text:p>
          </table:table-cell>
          <table:table-cell table:number-columns-repeated="16378"/>
        </table:table-row>
        <table:table-row table:style-name="ro2">
          <table:table-cell office:value-type="time" office:time-value="PT15H51M7S" table:style-name="ce5">
            <text:p>15:51:07</text:p>
          </table:table-cell>
          <table:table-cell office:value-type="time" office:time-value="PT15H51M8S" table:style-name="ce5">
            <text:p>15:51:08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6399999999999999" table:style-name="ce1">
            <text:p>0,364</text:p>
          </table:table-cell>
          <table:table-cell office:value-type="float" office:value="0.36836799999999997" table:formula="of:=[.C181]/1000*[.E181]" table:style-name="ce1">
            <text:p>0,368368</text:p>
          </table:table-cell>
          <table:table-cell table:number-columns-repeated="16378"/>
        </table:table-row>
        <table:table-row table:style-name="ro2">
          <table:table-cell office:value-type="time" office:time-value="PT15H51M8S" table:style-name="ce5">
            <text:p>15:51:08</text:p>
          </table:table-cell>
          <table:table-cell office:value-type="time" office:time-value="PT15H51M9S" table:style-name="ce5">
            <text:p>15:51:09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2400000000000001" table:style-name="ce1">
            <text:p>0,324</text:p>
          </table:table-cell>
          <table:table-cell office:value-type="float" office:value="0.32788800000000001" table:formula="of:=[.C182]/1000*[.E182]" table:style-name="ce1">
            <text:p>0,327888</text:p>
          </table:table-cell>
          <table:table-cell table:number-columns-repeated="16378"/>
        </table:table-row>
        <table:table-row table:style-name="ro2">
          <table:table-cell office:value-type="time" office:time-value="PT15H51M9S" table:style-name="ce5">
            <text:p>15:51:09</text:p>
          </table:table-cell>
          <table:table-cell office:value-type="time" office:time-value="PT15H51M10S" table:style-name="ce5">
            <text:p>15:51:10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6399999999999999" table:style-name="ce1">
            <text:p>0,364</text:p>
          </table:table-cell>
          <table:table-cell office:value-type="float" office:value="0.36873199999999995" table:formula="of:=[.C183]/1000*[.E183]" table:style-name="ce1">
            <text:p>0,368732</text:p>
          </table:table-cell>
          <table:table-cell table:number-columns-repeated="16378"/>
        </table:table-row>
        <table:table-row table:style-name="ro2">
          <table:table-cell office:value-type="time" office:time-value="PT15H51M10S" table:style-name="ce5">
            <text:p>15:51:10</text:p>
          </table:table-cell>
          <table:table-cell office:value-type="time" office:time-value="PT15H51M11S" table:style-name="ce5">
            <text:p>15:51:11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0.36937999999999999" table:formula="of:=[.C184]/1000*[.E184]" table:style-name="ce1">
            <text:p>0,36938</text:p>
          </table:table-cell>
          <table:table-cell table:number-columns-repeated="16378"/>
        </table:table-row>
        <table:table-row table:style-name="ro2">
          <table:table-cell office:value-type="time" office:time-value="PT15H51M11S" table:style-name="ce5">
            <text:p>15:51:11</text:p>
          </table:table-cell>
          <table:table-cell office:value-type="time" office:time-value="PT15H51M12S" table:style-name="ce5">
            <text:p>15:51:12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6199999999999999" table:style-name="ce1">
            <text:p>0,362</text:p>
          </table:table-cell>
          <table:table-cell office:value-type="float" office:value="0.366344" table:formula="of:=[.C185]/1000*[.E185]" table:style-name="ce1">
            <text:p>0,366344</text:p>
          </table:table-cell>
          <table:table-cell table:number-columns-repeated="16378"/>
        </table:table-row>
        <table:table-row table:style-name="ro2">
          <table:table-cell office:value-type="time" office:time-value="PT15H51M12S" table:style-name="ce5">
            <text:p>15:51:12</text:p>
          </table:table-cell>
          <table:table-cell office:value-type="time" office:time-value="PT15H51M13S" table:style-name="ce5">
            <text:p>15:51:13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6599999999999999" table:style-name="ce1">
            <text:p>0,366</text:p>
          </table:table-cell>
          <table:table-cell office:value-type="float" office:value="0.370392" table:formula="of:=[.C186]/1000*[.E186]" table:style-name="ce1">
            <text:p>0,370392</text:p>
          </table:table-cell>
          <table:table-cell table:number-columns-repeated="16378"/>
        </table:table-row>
        <table:table-row table:style-name="ro2">
          <table:table-cell office:value-type="time" office:time-value="PT15H51M13S" table:style-name="ce5">
            <text:p>15:51:13</text:p>
          </table:table-cell>
          <table:table-cell office:value-type="time" office:time-value="PT15H51M14S" table:style-name="ce5">
            <text:p>15:51:14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9700000000000002" table:style-name="ce1">
            <text:p>0,397</text:p>
          </table:table-cell>
          <table:table-cell office:value-type="float" office:value="0.40176400000000001" table:formula="of:=[.C187]/1000*[.E187]" table:style-name="ce1">
            <text:p>0,401764</text:p>
          </table:table-cell>
          <table:table-cell table:number-columns-repeated="16378"/>
        </table:table-row>
        <table:table-row table:style-name="ro2">
          <table:table-cell office:value-type="time" office:time-value="PT15H51M14S" table:style-name="ce5">
            <text:p>15:51:14</text:p>
          </table:table-cell>
          <table:table-cell office:value-type="time" office:time-value="PT15H51M15S" table:style-name="ce5">
            <text:p>15:51:15</text:p>
          </table:table-cell>
          <table:table-cell office:value-type="float" office:value="1011" table:style-name="ce1">
            <text:p>1011</text:p>
          </table:table-cell>
          <table:table-cell office:value-type="float" office:value="4.9459999999999997" table:style-name="ce1">
            <text:p>4,946</text:p>
          </table:table-cell>
          <table:table-cell office:value-type="float" office:value="0.377" table:style-name="ce1">
            <text:p>0,377</text:p>
          </table:table-cell>
          <table:table-cell office:value-type="float" office:value="0.38114699999999996" table:formula="of:=[.C188]/1000*[.E188]" table:style-name="ce1">
            <text:p>0,381147</text:p>
          </table:table-cell>
          <table:table-cell table:number-columns-repeated="16378"/>
        </table:table-row>
        <table:table-row table:style-name="ro2">
          <table:table-cell office:value-type="time" office:time-value="PT15H51M15S" table:style-name="ce5">
            <text:p>15:51:15</text:p>
          </table:table-cell>
          <table:table-cell office:value-type="time" office:time-value="PT15H51M16S" table:style-name="ce5">
            <text:p>15:51:16</text:p>
          </table:table-cell>
          <table:table-cell office:value-type="float" office:value="1011" table:style-name="ce1">
            <text:p>1011</text:p>
          </table:table-cell>
          <table:table-cell office:value-type="float" office:value="4.4509999999999996" table:style-name="ce1">
            <text:p>4,451</text:p>
          </table:table-cell>
          <table:table-cell office:value-type="float" office:value="0.373" table:style-name="ce1">
            <text:p>0,373</text:p>
          </table:table-cell>
          <table:table-cell office:value-type="float" office:value="0.37710299999999997" table:formula="of:=[.C189]/1000*[.E189]" table:style-name="ce1">
            <text:p>0,377103</text:p>
          </table:table-cell>
          <table:table-cell table:number-columns-repeated="16378"/>
        </table:table-row>
        <table:table-row table:style-name="ro2">
          <table:table-cell office:value-type="time" office:time-value="PT15H51M16S" table:style-name="ce5">
            <text:p>15:51:16</text:p>
          </table:table-cell>
          <table:table-cell office:value-type="time" office:time-value="PT15H51M17S" table:style-name="ce5">
            <text:p>15:51:17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39800000000000002" table:style-name="ce1">
            <text:p>0,398</text:p>
          </table:table-cell>
          <table:table-cell office:value-type="float" office:value="0.40277600000000002" table:formula="of:=[.C190]/1000*[.E190]" table:style-name="ce1">
            <text:p>0,402776</text:p>
          </table:table-cell>
          <table:table-cell table:number-columns-repeated="16378"/>
        </table:table-row>
        <table:table-row table:style-name="ro2">
          <table:table-cell office:value-type="time" office:time-value="PT15H51M17S" table:style-name="ce5">
            <text:p>15:51:17</text:p>
          </table:table-cell>
          <table:table-cell office:value-type="time" office:time-value="PT15H51M18S" table:style-name="ce5">
            <text:p>15:51:18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38800000000000001" table:style-name="ce1">
            <text:p>0,388</text:p>
          </table:table-cell>
          <table:table-cell office:value-type="float" office:value="0.39265600000000001" table:formula="of:=[.C191]/1000*[.E191]" table:style-name="ce1">
            <text:p>0,392656</text:p>
          </table:table-cell>
          <table:table-cell table:number-columns-repeated="16378"/>
        </table:table-row>
        <table:table-row table:style-name="ro2">
          <table:table-cell office:value-type="time" office:time-value="PT15H51M18S" table:style-name="ce5">
            <text:p>15:51:18</text:p>
          </table:table-cell>
          <table:table-cell office:value-type="time" office:time-value="PT15H51M19S" table:style-name="ce5">
            <text:p>15:51:19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41599999999999998" table:style-name="ce1">
            <text:p>0,416</text:p>
          </table:table-cell>
          <table:table-cell office:value-type="float" office:value="0.42099199999999998" table:formula="of:=[.C192]/1000*[.E192]" table:style-name="ce1">
            <text:p>0,420992</text:p>
          </table:table-cell>
          <table:table-cell table:number-columns-repeated="16378"/>
        </table:table-row>
        <table:table-row table:style-name="ro2">
          <table:table-cell office:value-type="time" office:time-value="PT15H51M19S" table:style-name="ce5">
            <text:p>15:51:19</text:p>
          </table:table-cell>
          <table:table-cell office:value-type="time" office:time-value="PT15H51M20S" table:style-name="ce5">
            <text:p>15:51:20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38400000000000001" table:style-name="ce1">
            <text:p>0,384</text:p>
          </table:table-cell>
          <table:table-cell office:value-type="float" office:value="0.38860800000000001" table:formula="of:=[.C193]/1000*[.E193]" table:style-name="ce1">
            <text:p>0,388608</text:p>
          </table:table-cell>
          <table:table-cell table:number-columns-repeated="16378"/>
        </table:table-row>
        <table:table-row table:style-name="ro2">
          <table:table-cell office:value-type="time" office:time-value="PT15H51M20S" table:style-name="ce5">
            <text:p>15:51:20</text:p>
          </table:table-cell>
          <table:table-cell office:value-type="time" office:time-value="PT15H51M21S" table:style-name="ce5">
            <text:p>15:51:21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" table:style-name="ce1">
            <text:p>0,4</text:p>
          </table:table-cell>
          <table:table-cell office:value-type="float" office:value="0.4052" table:formula="of:=[.C194]/1000*[.E194]" table:style-name="ce1">
            <text:p>0,4052</text:p>
          </table:table-cell>
          <table:table-cell table:number-columns-repeated="16378"/>
        </table:table-row>
        <table:table-row table:style-name="ro2">
          <table:table-cell office:value-type="time" office:time-value="PT15H51M21S" table:style-name="ce5">
            <text:p>15:51:21</text:p>
          </table:table-cell>
          <table:table-cell office:value-type="time" office:time-value="PT15H51M22S" table:style-name="ce5">
            <text:p>15:51:22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38100000000000001" table:style-name="ce1">
            <text:p>0,381</text:p>
          </table:table-cell>
          <table:table-cell office:value-type="float" office:value="0.38557200000000003" table:formula="of:=[.C195]/1000*[.E195]" table:style-name="ce1">
            <text:p>0,385572</text:p>
          </table:table-cell>
          <table:table-cell table:number-columns-repeated="16378"/>
        </table:table-row>
        <table:table-row table:style-name="ro2">
          <table:table-cell office:value-type="time" office:time-value="PT15H51M22S" table:style-name="ce5">
            <text:p>15:51:22</text:p>
          </table:table-cell>
          <table:table-cell office:value-type="time" office:time-value="PT15H51M23S" table:style-name="ce5">
            <text:p>15:51:23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374" table:style-name="ce1">
            <text:p>0,374</text:p>
          </table:table-cell>
          <table:table-cell office:value-type="float" office:value="0.37886199999999998" table:formula="of:=[.C196]/1000*[.E196]" table:style-name="ce1">
            <text:p>0,378862</text:p>
          </table:table-cell>
          <table:table-cell table:number-columns-repeated="16378"/>
        </table:table-row>
        <table:table-row table:style-name="ro2">
          <table:table-cell office:value-type="time" office:time-value="PT15H51M23S" table:style-name="ce5">
            <text:p>15:51:23</text:p>
          </table:table-cell>
          <table:table-cell office:value-type="time" office:time-value="PT15H51M24S" table:style-name="ce5">
            <text:p>15:51:24</text:p>
          </table:table-cell>
          <table:table-cell office:value-type="float" office:value="1016" table:style-name="ce1">
            <text:p>1016</text:p>
          </table:table-cell>
          <table:table-cell office:value-type="float" office:value="5.1669999999999998" table:style-name="ce1">
            <text:p>5,167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0.42570399999999997" table:formula="of:=[.C197]/1000*[.E197]" table:style-name="ce1">
            <text:p>0,425704</text:p>
          </table:table-cell>
          <table:table-cell table:number-columns-repeated="16378"/>
        </table:table-row>
        <table:table-row table:style-name="ro2">
          <table:table-cell office:value-type="time" office:time-value="PT15H51M24S" table:style-name="ce5">
            <text:p>15:51:24</text:p>
          </table:table-cell>
          <table:table-cell office:value-type="time" office:time-value="PT15H51M25S" table:style-name="ce5">
            <text:p>15:51:25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2599999999999999" table:style-name="ce1">
            <text:p>0,426</text:p>
          </table:table-cell>
          <table:table-cell office:value-type="float" office:value="0.43153799999999992" table:formula="of:=[.C198]/1000*[.E198]" table:style-name="ce1">
            <text:p>0,431538</text:p>
          </table:table-cell>
          <table:table-cell table:number-columns-repeated="16378"/>
        </table:table-row>
        <table:table-row table:style-name="ro2">
          <table:table-cell office:value-type="time" office:time-value="PT15H51M25S" table:style-name="ce5">
            <text:p>15:51:25</text:p>
          </table:table-cell>
          <table:table-cell office:value-type="time" office:time-value="PT15H51M26S" table:style-name="ce5">
            <text:p>15:51:26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9700000000000002" table:style-name="ce1">
            <text:p>0,397</text:p>
          </table:table-cell>
          <table:table-cell office:value-type="float" office:value="0.40176400000000001" table:formula="of:=[.C199]/1000*[.E199]" table:style-name="ce1">
            <text:p>0,401764</text:p>
          </table:table-cell>
          <table:table-cell table:number-columns-repeated="16378"/>
        </table:table-row>
        <table:table-row table:style-name="ro2">
          <table:table-cell office:value-type="time" office:time-value="PT15H51M26S" table:style-name="ce5">
            <text:p>15:51:26</text:p>
          </table:table-cell>
          <table:table-cell office:value-type="time" office:time-value="PT15H51M27S" table:style-name="ce5">
            <text:p>15:51:27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38800000000000001" table:style-name="ce1">
            <text:p>0,388</text:p>
          </table:table-cell>
          <table:table-cell office:value-type="float" office:value="0.39265600000000001" table:formula="of:=[.C200]/1000*[.E200]" table:style-name="ce1">
            <text:p>0,392656</text:p>
          </table:table-cell>
          <table:table-cell table:number-columns-repeated="16378"/>
        </table:table-row>
        <table:table-row table:style-name="ro2">
          <table:table-cell office:value-type="time" office:time-value="PT15H51M27S" table:style-name="ce5">
            <text:p>15:51:27</text:p>
          </table:table-cell>
          <table:table-cell office:value-type="time" office:time-value="PT15H51M28S" table:style-name="ce5">
            <text:p>15:51:28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2" table:style-name="ce1">
            <text:p>0,42</text:p>
          </table:table-cell>
          <table:table-cell office:value-type="float" office:value="0.42503999999999997" table:formula="of:=[.C201]/1000*[.E201]" table:style-name="ce1">
            <text:p>0,42504</text:p>
          </table:table-cell>
          <table:table-cell table:number-columns-repeated="16378"/>
        </table:table-row>
        <table:table-row table:style-name="ro2">
          <table:table-cell office:value-type="time" office:time-value="PT15H51M28S" table:style-name="ce5">
            <text:p>15:51:28</text:p>
          </table:table-cell>
          <table:table-cell office:value-type="time" office:time-value="PT15H51M29S" table:style-name="ce5">
            <text:p>15:51:29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39600000000000002" table:style-name="ce1">
            <text:p>0,396</text:p>
          </table:table-cell>
          <table:table-cell office:value-type="float" office:value="0.400752" table:formula="of:=[.C202]/1000*[.E202]" table:style-name="ce1">
            <text:p>0,400752</text:p>
          </table:table-cell>
          <table:table-cell table:number-columns-repeated="16378"/>
        </table:table-row>
        <table:table-row table:style-name="ro2">
          <table:table-cell office:value-type="time" office:time-value="PT15H51M29S" table:style-name="ce5">
            <text:p>15:51:29</text:p>
          </table:table-cell>
          <table:table-cell office:value-type="time" office:time-value="PT15H51M30S" table:style-name="ce5">
            <text:p>15:51:30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1799999999999998" table:style-name="ce1">
            <text:p>0,418</text:p>
          </table:table-cell>
          <table:table-cell office:value-type="float" office:value="0.423016" table:formula="of:=[.C203]/1000*[.E203]" table:style-name="ce1">
            <text:p>0,423016</text:p>
          </table:table-cell>
          <table:table-cell table:number-columns-repeated="16378"/>
        </table:table-row>
        <table:table-row table:style-name="ro2">
          <table:table-cell office:value-type="time" office:time-value="PT15H51M30S" table:style-name="ce5">
            <text:p>15:51:30</text:p>
          </table:table-cell>
          <table:table-cell office:value-type="time" office:time-value="PT15H51M31S" table:style-name="ce5">
            <text:p>15:51:31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2799999999999999" table:style-name="ce1">
            <text:p>0,428</text:p>
          </table:table-cell>
          <table:table-cell office:value-type="float" office:value="0.43313600000000002" table:formula="of:=[.C204]/1000*[.E204]" table:style-name="ce1">
            <text:p>0,433136</text:p>
          </table:table-cell>
          <table:table-cell table:number-columns-repeated="16378"/>
        </table:table-row>
        <table:table-row table:style-name="ro2">
          <table:table-cell office:value-type="time" office:time-value="PT15H51M31S" table:style-name="ce5">
            <text:p>15:51:31</text:p>
          </table:table-cell>
          <table:table-cell office:value-type="time" office:time-value="PT15H51M32S" table:style-name="ce5">
            <text:p>15:51:32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2699999999999999" table:style-name="ce1">
            <text:p>0,427</text:p>
          </table:table-cell>
          <table:table-cell office:value-type="float" office:value="0.43212400000000001" table:formula="of:=[.C205]/1000*[.E205]" table:style-name="ce1">
            <text:p>0,432124</text:p>
          </table:table-cell>
          <table:table-cell table:number-columns-repeated="16378"/>
        </table:table-row>
        <table:table-row table:style-name="ro2">
          <table:table-cell office:value-type="time" office:time-value="PT15H51M32S" table:style-name="ce5">
            <text:p>15:51:32</text:p>
          </table:table-cell>
          <table:table-cell office:value-type="time" office:time-value="PT15H51M33S" table:style-name="ce5">
            <text:p>15:51:33</text:p>
          </table:table-cell>
          <table:table-cell office:value-type="float" office:value="1011" table:style-name="ce1">
            <text:p>1011</text:p>
          </table:table-cell>
          <table:table-cell office:value-type="float" office:value="5.1929999999999996" table:style-name="ce1">
            <text:p>5,193</text:p>
          </table:table-cell>
          <table:table-cell office:value-type="float" office:value="0.41599999999999998" table:style-name="ce1">
            <text:p>0,416</text:p>
          </table:table-cell>
          <table:table-cell office:value-type="float" office:value="0.42057599999999995" table:formula="of:=[.C206]/1000*[.E206]" table:style-name="ce1">
            <text:p>0,420576</text:p>
          </table:table-cell>
          <table:table-cell table:number-columns-repeated="16378"/>
        </table:table-row>
        <table:table-row table:style-name="ro2">
          <table:table-cell office:value-type="time" office:time-value="PT15H51M33S" table:style-name="ce5">
            <text:p>15:51:33</text:p>
          </table:table-cell>
          <table:table-cell office:value-type="time" office:time-value="PT15H51M34S" table:style-name="ce5">
            <text:p>15:51:34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48799999999999999" table:style-name="ce1">
            <text:p>0,488</text:p>
          </table:table-cell>
          <table:table-cell office:value-type="float" office:value="0.49336799999999992" table:formula="of:=[.C207]/1000*[.E207]" table:style-name="ce1">
            <text:p>0,493368</text:p>
          </table:table-cell>
          <table:table-cell table:number-columns-repeated="16378"/>
        </table:table-row>
        <table:table-row table:style-name="ro2">
          <table:table-cell office:value-type="time" office:time-value="PT15H51M34S" table:style-name="ce5">
            <text:p>15:51:34</text:p>
          </table:table-cell>
          <table:table-cell office:value-type="time" office:time-value="PT15H51M35S" table:style-name="ce5">
            <text:p>15:51:35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2699999999999999" table:style-name="ce1">
            <text:p>0,427</text:p>
          </table:table-cell>
          <table:table-cell office:value-type="float" office:value="0.43212400000000001" table:formula="of:=[.C208]/1000*[.E208]" table:style-name="ce1">
            <text:p>0,432124</text:p>
          </table:table-cell>
          <table:table-cell table:number-columns-repeated="16378"/>
        </table:table-row>
        <table:table-row table:style-name="ro2">
          <table:table-cell office:value-type="time" office:time-value="PT15H51M35S" table:style-name="ce5">
            <text:p>15:51:35</text:p>
          </table:table-cell>
          <table:table-cell office:value-type="time" office:time-value="PT15H51M36S" table:style-name="ce5">
            <text:p>15:51:36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48" table:style-name="ce1">
            <text:p>0,48</text:p>
          </table:table-cell>
          <table:table-cell office:value-type="float" office:value="0.48527999999999993" table:formula="of:=[.C209]/1000*[.E209]" table:style-name="ce1">
            <text:p>0,48528</text:p>
          </table:table-cell>
          <table:table-cell table:number-columns-repeated="16378"/>
        </table:table-row>
        <table:table-row table:style-name="ro2">
          <table:table-cell office:value-type="time" office:time-value="PT15H51M36S" table:style-name="ce5">
            <text:p>15:51:36</text:p>
          </table:table-cell>
          <table:table-cell office:value-type="time" office:time-value="PT15H51M37S" table:style-name="ce5">
            <text:p>15:51:37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0.42402799999999996" table:formula="of:=[.C210]/1000*[.E210]" table:style-name="ce1">
            <text:p>0,424028</text:p>
          </table:table-cell>
          <table:table-cell table:number-columns-repeated="16378"/>
        </table:table-row>
        <table:table-row table:style-name="ro2">
          <table:table-cell office:value-type="time" office:time-value="PT15H51M37S" table:style-name="ce5">
            <text:p>15:51:37</text:p>
          </table:table-cell>
          <table:table-cell office:value-type="time" office:time-value="PT15H51M38S" table:style-name="ce5">
            <text:p>15:51:38</text:p>
          </table:table-cell>
          <table:table-cell office:value-type="float" office:value="1011" table:style-name="ce1">
            <text:p>1011</text:p>
          </table:table-cell>
          <table:table-cell office:value-type="float" office:value="5.9349999999999996" table:style-name="ce1">
            <text:p>5,935</text:p>
          </table:table-cell>
          <table:table-cell office:value-type="float" office:value="0.46200000000000002" table:style-name="ce1">
            <text:p>0,462</text:p>
          </table:table-cell>
          <table:table-cell office:value-type="float" office:value="0.467082" table:formula="of:=[.C211]/1000*[.E211]" table:style-name="ce1">
            <text:p>0,467082</text:p>
          </table:table-cell>
          <table:table-cell table:number-columns-repeated="16378"/>
        </table:table-row>
        <table:table-row table:style-name="ro2">
          <table:table-cell office:value-type="time" office:time-value="PT15H51M38S" table:style-name="ce5">
            <text:p>15:51:38</text:p>
          </table:table-cell>
          <table:table-cell office:value-type="time" office:time-value="PT15H51M39S" table:style-name="ce5">
            <text:p>15:51:39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0.42402799999999996" table:formula="of:=[.C212]/1000*[.E212]" table:style-name="ce1">
            <text:p>0,424028</text:p>
          </table:table-cell>
          <table:table-cell table:number-columns-repeated="16378"/>
        </table:table-row>
        <table:table-row table:style-name="ro2">
          <table:table-cell office:value-type="time" office:time-value="PT15H51M39S" table:style-name="ce5">
            <text:p>15:51:39</text:p>
          </table:table-cell>
          <table:table-cell office:value-type="time" office:time-value="PT15H51M40S" table:style-name="ce5">
            <text:p>15:51:40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7699999999999998" table:style-name="ce1">
            <text:p>0,477</text:p>
          </table:table-cell>
          <table:table-cell office:value-type="float" office:value="0.48272399999999999" table:formula="of:=[.C213]/1000*[.E213]" table:style-name="ce1">
            <text:p>0,482724</text:p>
          </table:table-cell>
          <table:table-cell table:number-columns-repeated="16378"/>
        </table:table-row>
        <table:table-row table:style-name="ro2">
          <table:table-cell office:value-type="time" office:time-value="PT15H51M40S" table:style-name="ce5">
            <text:p>15:51:40</text:p>
          </table:table-cell>
          <table:table-cell office:value-type="time" office:time-value="PT15H51M41S" table:style-name="ce5">
            <text:p>15:51:41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5800000000000002" table:style-name="ce1">
            <text:p>0,458</text:p>
          </table:table-cell>
          <table:table-cell office:value-type="float" office:value="0.46349600000000002" table:formula="of:=[.C214]/1000*[.E214]" table:style-name="ce1">
            <text:p>0,463496</text:p>
          </table:table-cell>
          <table:table-cell table:number-columns-repeated="16378"/>
        </table:table-row>
        <table:table-row table:style-name="ro2">
          <table:table-cell office:value-type="time" office:time-value="PT15H51M41S" table:style-name="ce5">
            <text:p>15:51:41</text:p>
          </table:table-cell>
          <table:table-cell office:value-type="time" office:time-value="PT15H51M42S" table:style-name="ce5">
            <text:p>15:51:42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7799999999999998" table:style-name="ce1">
            <text:p>0,478</text:p>
          </table:table-cell>
          <table:table-cell office:value-type="float" office:value="0.483736" table:formula="of:=[.C215]/1000*[.E215]" table:style-name="ce1">
            <text:p>0,483736</text:p>
          </table:table-cell>
          <table:table-cell table:number-columns-repeated="16378"/>
        </table:table-row>
        <table:table-row table:style-name="ro2">
          <table:table-cell office:value-type="time" office:time-value="PT15H51M42S" table:style-name="ce5">
            <text:p>15:51:42</text:p>
          </table:table-cell>
          <table:table-cell office:value-type="time" office:time-value="PT15H51M43S" table:style-name="ce5">
            <text:p>15:51:43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6" table:style-name="ce1">
            <text:p>0,46</text:p>
          </table:table-cell>
          <table:table-cell office:value-type="float" office:value="0.46552000000000004" table:formula="of:=[.C216]/1000*[.E216]" table:style-name="ce1">
            <text:p>0,46552</text:p>
          </table:table-cell>
          <table:table-cell table:number-columns-repeated="16378"/>
        </table:table-row>
        <table:table-row table:style-name="ro2">
          <table:table-cell office:value-type="time" office:time-value="PT15H51M43S" table:style-name="ce5">
            <text:p>15:51:43</text:p>
          </table:table-cell>
          <table:table-cell office:value-type="time" office:time-value="PT15H51M44S" table:style-name="ce5">
            <text:p>15:51:44</text:p>
          </table:table-cell>
          <table:table-cell office:value-type="float" office:value="1013" table:style-name="ce1">
            <text:p>1013</text:p>
          </table:table-cell>
          <table:table-cell office:value-type="float" office:value="6.6630000000000003" table:style-name="ce1">
            <text:p>6,663</text:p>
          </table:table-cell>
          <table:table-cell office:value-type="float" office:value="0.52" table:style-name="ce1">
            <text:p>0,52</text:p>
          </table:table-cell>
          <table:table-cell office:value-type="float" office:value="0.52676000000000001" table:formula="of:=[.C217]/1000*[.E217]" table:style-name="ce1">
            <text:p>0,52676</text:p>
          </table:table-cell>
          <table:table-cell table:number-columns-repeated="16378"/>
        </table:table-row>
        <table:table-row table:style-name="ro2">
          <table:table-cell office:value-type="time" office:time-value="PT15H51M44S" table:style-name="ce5">
            <text:p>15:51:44</text:p>
          </table:table-cell>
          <table:table-cell office:value-type="time" office:time-value="PT15H51M45S" table:style-name="ce5">
            <text:p>15:51:45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4400000000000001" table:style-name="ce1">
            <text:p>0,444</text:p>
          </table:table-cell>
          <table:table-cell office:value-type="float" office:value="0.44977199999999995" table:formula="of:=[.C218]/1000*[.E218]" table:style-name="ce1">
            <text:p>0,449772</text:p>
          </table:table-cell>
          <table:table-cell table:number-columns-repeated="16378"/>
        </table:table-row>
        <table:table-row table:style-name="ro2">
          <table:table-cell office:value-type="time" office:time-value="PT15H51M45S" table:style-name="ce5">
            <text:p>15:51:45</text:p>
          </table:table-cell>
          <table:table-cell office:value-type="time" office:time-value="PT15H51M46S" table:style-name="ce5">
            <text:p>15:51:46</text:p>
          </table:table-cell>
          <table:table-cell office:value-type="float" office:value="1011" table:style-name="ce1">
            <text:p>1011</text:p>
          </table:table-cell>
          <table:table-cell office:value-type="float" office:value="6.6769999999999996" table:style-name="ce1">
            <text:p>6,677</text:p>
          </table:table-cell>
          <table:table-cell office:value-type="float" office:value="0.49" table:style-name="ce1">
            <text:p>0,49</text:p>
          </table:table-cell>
          <table:table-cell office:value-type="float" office:value="0.49538999999999994" table:formula="of:=[.C219]/1000*[.E219]" table:style-name="ce1">
            <text:p>0,49539</text:p>
          </table:table-cell>
          <table:table-cell table:number-columns-repeated="16378"/>
        </table:table-row>
        <table:table-row table:style-name="ro2">
          <table:table-cell office:value-type="time" office:time-value="PT15H51M46S" table:style-name="ce5">
            <text:p>15:51:46</text:p>
          </table:table-cell>
          <table:table-cell office:value-type="time" office:time-value="PT15H51M47S" table:style-name="ce5">
            <text:p>15:51:47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0800000000000001" table:style-name="ce1">
            <text:p>0,508</text:p>
          </table:table-cell>
          <table:table-cell office:value-type="float" office:value="0.514096" table:formula="of:=[.C220]/1000*[.E220]" table:style-name="ce1">
            <text:p>0,514096</text:p>
          </table:table-cell>
          <table:table-cell table:number-columns-repeated="16378"/>
        </table:table-row>
        <table:table-row table:style-name="ro2">
          <table:table-cell office:value-type="time" office:time-value="PT15H51M47S" table:style-name="ce5">
            <text:p>15:51:47</text:p>
          </table:table-cell>
          <table:table-cell office:value-type="time" office:time-value="PT15H51M48S" table:style-name="ce5">
            <text:p>15:51:48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504" table:style-name="ce1">
            <text:p>0,504</text:p>
          </table:table-cell>
          <table:table-cell office:value-type="float" office:value="0.51004800000000006" table:formula="of:=[.C221]/1000*[.E221]" table:style-name="ce1">
            <text:p>0,510048</text:p>
          </table:table-cell>
          <table:table-cell table:number-columns-repeated="16378"/>
        </table:table-row>
        <table:table-row table:style-name="ro2">
          <table:table-cell office:value-type="time" office:time-value="PT15H51M48S" table:style-name="ce5">
            <text:p>15:51:48</text:p>
          </table:table-cell>
          <table:table-cell office:value-type="time" office:time-value="PT15H51M49S" table:style-name="ce5">
            <text:p>15:51:49</text:p>
          </table:table-cell>
          <table:table-cell office:value-type="float" office:value="1011" table:style-name="ce1">
            <text:p>1011</text:p>
          </table:table-cell>
          <table:table-cell office:value-type="float" office:value="7.1710000000000003" table:style-name="ce1">
            <text:p>7,171</text:p>
          </table:table-cell>
          <table:table-cell office:value-type="float" office:value="0.51200000000000001" table:style-name="ce1">
            <text:p>0,512</text:p>
          </table:table-cell>
          <table:table-cell office:value-type="float" office:value="0.51763199999999998" table:formula="of:=[.C222]/1000*[.E222]" table:style-name="ce1">
            <text:p>0,517632</text:p>
          </table:table-cell>
          <table:table-cell table:number-columns-repeated="16378"/>
        </table:table-row>
        <table:table-row table:style-name="ro2">
          <table:table-cell office:value-type="time" office:time-value="PT15H51M49S" table:style-name="ce5">
            <text:p>15:51:49</text:p>
          </table:table-cell>
          <table:table-cell office:value-type="time" office:time-value="PT15H51M50S" table:style-name="ce5">
            <text:p>15:51:50</text:p>
          </table:table-cell>
          <table:table-cell office:value-type="float" office:value="1011" table:style-name="ce1">
            <text:p>1011</text:p>
          </table:table-cell>
          <table:table-cell office:value-type="float" office:value="6.4290000000000003" table:style-name="ce1">
            <text:p>6,429</text:p>
          </table:table-cell>
          <table:table-cell office:value-type="float" office:value="0.53100000000000003" table:style-name="ce1">
            <text:p>0,531</text:p>
          </table:table-cell>
          <table:table-cell office:value-type="float" office:value="0.53684100000000001" table:formula="of:=[.C223]/1000*[.E223]" table:style-name="ce1">
            <text:p>0,536841</text:p>
          </table:table-cell>
          <table:table-cell table:number-columns-repeated="16378"/>
        </table:table-row>
        <table:table-row table:style-name="ro2">
          <table:table-cell office:value-type="time" office:time-value="PT15H51M50S" table:style-name="ce5">
            <text:p>15:51:50</text:p>
          </table:table-cell>
          <table:table-cell office:value-type="time" office:time-value="PT15H51M51S" table:style-name="ce5">
            <text:p>15:51:51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50800000000000001" table:style-name="ce1">
            <text:p>0,508</text:p>
          </table:table-cell>
          <table:table-cell office:value-type="float" office:value="0.51358799999999993" table:formula="of:=[.C224]/1000*[.E224]" table:style-name="ce1">
            <text:p>0,513588</text:p>
          </table:table-cell>
          <table:table-cell table:number-columns-repeated="16378"/>
        </table:table-row>
        <table:table-row table:style-name="ro2">
          <table:table-cell office:value-type="time" office:time-value="PT15H51M51S" table:style-name="ce5">
            <text:p>15:51:51</text:p>
          </table:table-cell>
          <table:table-cell office:value-type="time" office:time-value="PT15H51M52S" table:style-name="ce5">
            <text:p>15:51:52</text:p>
          </table:table-cell>
          <table:table-cell office:value-type="float" office:value="1011" table:style-name="ce1">
            <text:p>1011</text:p>
          </table:table-cell>
          <table:table-cell office:value-type="float" office:value="6.9240000000000004" table:style-name="ce1">
            <text:p>6,924</text:p>
          </table:table-cell>
          <table:table-cell office:value-type="float" office:value="0.52300000000000002" table:style-name="ce1">
            <text:p>0,523</text:p>
          </table:table-cell>
          <table:table-cell office:value-type="float" office:value="0.52875299999999992" table:formula="of:=[.C225]/1000*[.E225]" table:style-name="ce1">
            <text:p>0,528753</text:p>
          </table:table-cell>
          <table:table-cell table:number-columns-repeated="16378"/>
        </table:table-row>
        <table:table-row table:style-name="ro2">
          <table:table-cell office:value-type="time" office:time-value="PT15H51M52S" table:style-name="ce5">
            <text:p>15:51:52</text:p>
          </table:table-cell>
          <table:table-cell office:value-type="time" office:time-value="PT15H51M53S" table:style-name="ce5">
            <text:p>15:51:53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8599999999999999" table:style-name="ce1">
            <text:p>0,486</text:p>
          </table:table-cell>
          <table:table-cell office:value-type="float" office:value="0.49183199999999999" table:formula="of:=[.C226]/1000*[.E226]" table:style-name="ce1">
            <text:p>0,491832</text:p>
          </table:table-cell>
          <table:table-cell table:number-columns-repeated="16378"/>
        </table:table-row>
        <table:table-row table:style-name="ro2">
          <table:table-cell office:value-type="time" office:time-value="PT15H51M53S" table:style-name="ce5">
            <text:p>15:51:53</text:p>
          </table:table-cell>
          <table:table-cell office:value-type="time" office:time-value="PT15H51M54S" table:style-name="ce5">
            <text:p>15:51:54</text:p>
          </table:table-cell>
          <table:table-cell office:value-type="float" office:value="1011" table:style-name="ce1">
            <text:p>1011</text:p>
          </table:table-cell>
          <table:table-cell office:value-type="float" office:value="6.6769999999999996" table:style-name="ce1">
            <text:p>6,677</text:p>
          </table:table-cell>
          <table:table-cell office:value-type="float" office:value="0.53500000000000003" table:style-name="ce1">
            <text:p>0,535</text:p>
          </table:table-cell>
          <table:table-cell office:value-type="float" office:value="0.54088499999999995" table:formula="of:=[.C227]/1000*[.E227]" table:style-name="ce1">
            <text:p>0,540885</text:p>
          </table:table-cell>
          <table:table-cell table:number-columns-repeated="16378"/>
        </table:table-row>
        <table:table-row table:style-name="ro2">
          <table:table-cell office:value-type="time" office:time-value="PT15H51M54S" table:style-name="ce5">
            <text:p>15:51:54</text:p>
          </table:table-cell>
          <table:table-cell office:value-type="time" office:time-value="PT15H51M55S" table:style-name="ce5">
            <text:p>15:51:55</text:p>
          </table:table-cell>
          <table:table-cell office:value-type="float" office:value="1011" table:style-name="ce1">
            <text:p>1011</text:p>
          </table:table-cell>
          <table:table-cell office:value-type="float" office:value="6.4290000000000003" table:style-name="ce1">
            <text:p>6,429</text:p>
          </table:table-cell>
          <table:table-cell office:value-type="float" office:value="0.53100000000000003" table:style-name="ce1">
            <text:p>0,531</text:p>
          </table:table-cell>
          <table:table-cell office:value-type="float" office:value="0.53684100000000001" table:formula="of:=[.C228]/1000*[.E228]" table:style-name="ce1">
            <text:p>0,536841</text:p>
          </table:table-cell>
          <table:table-cell table:number-columns-repeated="16378"/>
        </table:table-row>
        <table:table-row table:style-name="ro2">
          <table:table-cell office:value-type="time" office:time-value="PT15H51M55S" table:style-name="ce5">
            <text:p>15:51:55</text:p>
          </table:table-cell>
          <table:table-cell office:value-type="time" office:time-value="PT15H51M56S" table:style-name="ce5">
            <text:p>15:51:56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3800000000000003" table:style-name="ce1">
            <text:p>0,538</text:p>
          </table:table-cell>
          <table:table-cell office:value-type="float" office:value="0.54445600000000005" table:formula="of:=[.C229]/1000*[.E229]" table:style-name="ce1">
            <text:p>0,544456</text:p>
          </table:table-cell>
          <table:table-cell table:number-columns-repeated="16378"/>
        </table:table-row>
        <table:table-row table:style-name="ro2">
          <table:table-cell office:value-type="time" office:time-value="PT15H51M56S" table:style-name="ce5">
            <text:p>15:51:56</text:p>
          </table:table-cell>
          <table:table-cell office:value-type="time" office:time-value="PT15H51M57S" table:style-name="ce5">
            <text:p>15:51:57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52100000000000002" table:style-name="ce1">
            <text:p>0,521</text:p>
          </table:table-cell>
          <table:table-cell office:value-type="float" office:value="0.52673099999999995" table:formula="of:=[.C230]/1000*[.E230]" table:style-name="ce1">
            <text:p>0,526731</text:p>
          </table:table-cell>
          <table:table-cell table:number-columns-repeated="16378"/>
        </table:table-row>
        <table:table-row table:style-name="ro2">
          <table:table-cell office:value-type="time" office:time-value="PT15H51M57S" table:style-name="ce5">
            <text:p>15:51:57</text:p>
          </table:table-cell>
          <table:table-cell office:value-type="time" office:time-value="PT15H51M58S" table:style-name="ce5">
            <text:p>15:51:58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54200000000000004" table:style-name="ce1">
            <text:p>0,542</text:p>
          </table:table-cell>
          <table:table-cell office:value-type="float" office:value="0.54850399999999999" table:formula="of:=[.C231]/1000*[.E231]" table:style-name="ce1">
            <text:p>0,548504</text:p>
          </table:table-cell>
          <table:table-cell table:number-columns-repeated="16378"/>
        </table:table-row>
        <table:table-row table:style-name="ro2">
          <table:table-cell office:value-type="time" office:time-value="PT15H51M58S" table:style-name="ce5">
            <text:p>15:51:58</text:p>
          </table:table-cell>
          <table:table-cell office:value-type="time" office:time-value="PT15H51M59S" table:style-name="ce5">
            <text:p>15:51:59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50600000000000001" table:style-name="ce1">
            <text:p>0,506</text:p>
          </table:table-cell>
          <table:table-cell office:value-type="float" office:value="0.51207199999999997" table:formula="of:=[.C232]/1000*[.E232]" table:style-name="ce1">
            <text:p>0,512072</text:p>
          </table:table-cell>
          <table:table-cell table:number-columns-repeated="16378"/>
        </table:table-row>
        <table:table-row table:style-name="ro2">
          <table:table-cell office:value-type="time" office:time-value="PT15H51M59S" table:style-name="ce5">
            <text:p>15:51:59</text:p>
          </table:table-cell>
          <table:table-cell office:value-type="time" office:time-value="PT15H52M0S" table:style-name="ce5">
            <text:p>15:52:00</text:p>
          </table:table-cell>
          <table:table-cell office:value-type="float" office:value="1011" table:style-name="ce1">
            <text:p>1011</text:p>
          </table:table-cell>
          <table:table-cell office:value-type="float" office:value="6.9240000000000004" table:style-name="ce1">
            <text:p>6,924</text:p>
          </table:table-cell>
          <table:table-cell office:value-type="float" office:value="0.54" table:style-name="ce1">
            <text:p>0,54</text:p>
          </table:table-cell>
          <table:table-cell office:value-type="float" office:value="0.54593999999999998" table:formula="of:=[.C233]/1000*[.E233]" table:style-name="ce1">
            <text:p>0,54594</text:p>
          </table:table-cell>
          <table:table-cell table:number-columns-repeated="16378"/>
        </table:table-row>
        <table:table-row table:style-name="ro2">
          <table:table-cell office:value-type="time" office:time-value="PT15H52M0S" table:style-name="ce5">
            <text:p>15:52:00</text:p>
          </table:table-cell>
          <table:table-cell office:value-type="time" office:time-value="PT15H52M1S" table:style-name="ce5">
            <text:p>15:52:01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57799999999999996" table:style-name="ce1">
            <text:p>0,578</text:p>
          </table:table-cell>
          <table:table-cell office:value-type="float" office:value="0.58435799999999993" table:formula="of:=[.C234]/1000*[.E234]" table:style-name="ce1">
            <text:p>0,584358</text:p>
          </table:table-cell>
          <table:table-cell table:number-columns-repeated="16378"/>
        </table:table-row>
        <table:table-row table:style-name="ro2">
          <table:table-cell office:value-type="time" office:time-value="PT15H52M1S" table:style-name="ce5">
            <text:p>15:52:01</text:p>
          </table:table-cell>
          <table:table-cell office:value-type="time" office:time-value="PT15H52M2S" table:style-name="ce5">
            <text:p>15:52:02</text:p>
          </table:table-cell>
          <table:table-cell office:value-type="float" office:value="1011" table:style-name="ce1">
            <text:p>1011</text:p>
          </table:table-cell>
          <table:table-cell office:value-type="float" office:value="7.4180000000000001" table:style-name="ce1">
            <text:p>7,418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57728099999999993" table:formula="of:=[.C235]/1000*[.E235]" table:style-name="ce1">
            <text:p>0,577281</text:p>
          </table:table-cell>
          <table:table-cell table:number-columns-repeated="16378"/>
        </table:table-row>
        <table:table-row table:style-name="ro2">
          <table:table-cell office:value-type="time" office:time-value="PT15H52M2S" table:style-name="ce5">
            <text:p>15:52:02</text:p>
          </table:table-cell>
          <table:table-cell office:value-type="time" office:time-value="PT15H52M3S" table:style-name="ce5">
            <text:p>15:52:03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54500000000000004" table:style-name="ce1">
            <text:p>0,545</text:p>
          </table:table-cell>
          <table:table-cell office:value-type="float" office:value="0.55154000000000003" table:formula="of:=[.C236]/1000*[.E236]" table:style-name="ce1">
            <text:p>0,55154</text:p>
          </table:table-cell>
          <table:table-cell table:number-columns-repeated="16378"/>
        </table:table-row>
        <table:table-row table:style-name="ro2">
          <table:table-cell office:value-type="time" office:time-value="PT15H52M3S" table:style-name="ce5">
            <text:p>15:52:03</text:p>
          </table:table-cell>
          <table:table-cell office:value-type="time" office:time-value="PT15H52M4S" table:style-name="ce5">
            <text:p>15:52:04</text:p>
          </table:table-cell>
          <table:table-cell office:value-type="float" office:value="1011" table:style-name="ce1">
            <text:p>1011</text:p>
          </table:table-cell>
          <table:table-cell office:value-type="float" office:value="7.1710000000000003" table:style-name="ce1">
            <text:p>7,171</text:p>
          </table:table-cell>
          <table:table-cell office:value-type="float" office:value="0.60799999999999998" table:style-name="ce1">
            <text:p>0,608</text:p>
          </table:table-cell>
          <table:table-cell office:value-type="float" office:value="0.6146879999999999" table:formula="of:=[.C237]/1000*[.E237]" table:style-name="ce1">
            <text:p>0,614688</text:p>
          </table:table-cell>
          <table:table-cell table:number-columns-repeated="16378"/>
        </table:table-row>
        <table:table-row table:style-name="ro2">
          <table:table-cell office:value-type="time" office:time-value="PT15H52M4S" table:style-name="ce5">
            <text:p>15:52:04</text:p>
          </table:table-cell>
          <table:table-cell office:value-type="time" office:time-value="PT15H52M5S" table:style-name="ce5">
            <text:p>15:52:05</text:p>
          </table:table-cell>
          <table:table-cell office:value-type="float" office:value="1010" table:style-name="ce1">
            <text:p>1010</text:p>
          </table:table-cell>
          <table:table-cell office:value-type="float" office:value="6.931" table:style-name="ce1">
            <text:p>6,931</text:p>
          </table:table-cell>
          <table:table-cell office:value-type="float" office:value="0.55100000000000005" table:style-name="ce1">
            <text:p>0,551</text:p>
          </table:table-cell>
          <table:table-cell office:value-type="float" office:value="0.55651000000000006" table:formula="of:=[.C238]/1000*[.E238]" table:style-name="ce1">
            <text:p>0,55651</text:p>
          </table:table-cell>
          <table:table-cell table:number-columns-repeated="16378"/>
        </table:table-row>
        <table:table-row table:style-name="ro2">
          <table:table-cell office:value-type="time" office:time-value="PT15H52M5S" table:style-name="ce5">
            <text:p>15:52:05</text:p>
          </table:table-cell>
          <table:table-cell office:value-type="time" office:time-value="PT15H52M6S" table:style-name="ce5">
            <text:p>15:52:06</text:p>
          </table:table-cell>
          <table:table-cell office:value-type="float" office:value="1011" table:style-name="ce1">
            <text:p>1011</text:p>
          </table:table-cell>
          <table:table-cell office:value-type="float" office:value="7.4180000000000001" table:style-name="ce1">
            <text:p>7,418</text:p>
          </table:table-cell>
          <table:table-cell office:value-type="float" office:value="0.63200000000000001" table:style-name="ce1">
            <text:p>0,632</text:p>
          </table:table-cell>
          <table:table-cell office:value-type="float" office:value="0.63895199999999996" table:formula="of:=[.C239]/1000*[.E239]" table:style-name="ce1">
            <text:p>0,638952</text:p>
          </table:table-cell>
          <table:table-cell table:number-columns-repeated="16378"/>
        </table:table-row>
        <table:table-row table:style-name="ro2">
          <table:table-cell office:value-type="time" office:time-value="PT15H52M7S" table:style-name="ce5">
            <text:p>15:52:07</text:p>
          </table:table-cell>
          <table:table-cell office:value-type="time" office:time-value="PT15H52M8S" table:style-name="ce5">
            <text:p>15:52:08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51900000000000002" table:style-name="ce1">
            <text:p>0,519</text:p>
          </table:table-cell>
          <table:table-cell office:value-type="float" office:value="0.52522800000000003" table:formula="of:=[.C240]/1000*[.E240]" table:style-name="ce1">
            <text:p>0,525228</text:p>
          </table:table-cell>
          <table:table-cell table:number-columns-repeated="16378"/>
        </table:table-row>
        <table:table-row table:style-name="ro2">
          <table:table-cell office:value-type="time" office:time-value="PT15H52M8S" table:style-name="ce5">
            <text:p>15:52:08</text:p>
          </table:table-cell>
          <table:table-cell office:value-type="time" office:time-value="PT15H52M9S" table:style-name="ce5">
            <text:p>15:52:09</text:p>
          </table:table-cell>
          <table:table-cell office:value-type="float" office:value="1011" table:style-name="ce1">
            <text:p>1011</text:p>
          </table:table-cell>
          <table:table-cell office:value-type="float" office:value="8.16" table:style-name="ce1">
            <text:p>8,16</text:p>
          </table:table-cell>
          <table:table-cell office:value-type="float" office:value="0.63400000000000001" table:style-name="ce1">
            <text:p>0,634</text:p>
          </table:table-cell>
          <table:table-cell office:value-type="float" office:value="0.64097399999999993" table:formula="of:=[.C241]/1000*[.E241]" table:style-name="ce1">
            <text:p>0,640974</text:p>
          </table:table-cell>
          <table:table-cell table:number-columns-repeated="16378"/>
        </table:table-row>
        <table:table-row table:style-name="ro2">
          <table:table-cell office:value-type="time" office:time-value="PT15H52M9S" table:style-name="ce5">
            <text:p>15:52:09</text:p>
          </table:table-cell>
          <table:table-cell office:value-type="time" office:time-value="PT15H52M10S" table:style-name="ce5">
            <text:p>15:52:10</text:p>
          </table:table-cell>
          <table:table-cell office:value-type="float" office:value="1011" table:style-name="ce1">
            <text:p>1011</text:p>
          </table:table-cell>
          <table:table-cell office:value-type="float" office:value="6.9240000000000004" table:style-name="ce1">
            <text:p>6,924</text:p>
          </table:table-cell>
          <table:table-cell office:value-type="float" office:value="0.52800000000000002" table:style-name="ce1">
            <text:p>0,528</text:p>
          </table:table-cell>
          <table:table-cell office:value-type="float" office:value="0.53380799999999995" table:formula="of:=[.C242]/1000*[.E242]" table:style-name="ce1">
            <text:p>0,533808</text:p>
          </table:table-cell>
          <table:table-cell table:number-columns-repeated="16378"/>
        </table:table-row>
        <table:table-row table:style-name="ro2">
          <table:table-cell office:value-type="time" office:time-value="PT15H52M10S" table:style-name="ce5">
            <text:p>15:52:10</text:p>
          </table:table-cell>
          <table:table-cell office:value-type="time" office:time-value="PT15H52M11S" table:style-name="ce5">
            <text:p>15:52:11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1599999999999999" table:style-name="ce1">
            <text:p>0,616</text:p>
          </table:table-cell>
          <table:table-cell office:value-type="float" office:value="0.62277599999999989" table:formula="of:=[.C243]/1000*[.E243]" table:style-name="ce1">
            <text:p>0,622776</text:p>
          </table:table-cell>
          <table:table-cell table:number-columns-repeated="16378"/>
        </table:table-row>
        <table:table-row table:style-name="ro2">
          <table:table-cell office:value-type="time" office:time-value="PT15H52M11S" table:style-name="ce5">
            <text:p>15:52:11</text:p>
          </table:table-cell>
          <table:table-cell office:value-type="time" office:time-value="PT15H52M12S" table:style-name="ce5">
            <text:p>15:52:12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3600000000000003" table:style-name="ce1">
            <text:p>0,536</text:p>
          </table:table-cell>
          <table:table-cell office:value-type="float" office:value="0.54243200000000003" table:formula="of:=[.C244]/1000*[.E244]" table:style-name="ce1">
            <text:p>0,542432</text:p>
          </table:table-cell>
          <table:table-cell table:number-columns-repeated="16378"/>
        </table:table-row>
        <table:table-row table:style-name="ro2">
          <table:table-cell office:value-type="time" office:time-value="PT15H52M12S" table:style-name="ce5">
            <text:p>15:52:12</text:p>
          </table:table-cell>
          <table:table-cell office:value-type="time" office:time-value="PT15H52M13S" table:style-name="ce5">
            <text:p>15:52:13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60499999999999998" table:style-name="ce1">
            <text:p>0,605</text:p>
          </table:table-cell>
          <table:table-cell office:value-type="float" office:value="0.61226000000000003" table:formula="of:=[.C245]/1000*[.E245]" table:style-name="ce1">
            <text:p>0,61226</text:p>
          </table:table-cell>
          <table:table-cell table:number-columns-repeated="16378"/>
        </table:table-row>
        <table:table-row table:style-name="ro2">
          <table:table-cell office:value-type="time" office:time-value="PT15H52M13S" table:style-name="ce5">
            <text:p>15:52:13</text:p>
          </table:table-cell>
          <table:table-cell office:value-type="time" office:time-value="PT15H52M14S" table:style-name="ce5">
            <text:p>15:52:14</text:p>
          </table:table-cell>
          <table:table-cell office:value-type="float" office:value="1012" table:style-name="ce1">
            <text:p>1012</text:p>
          </table:table-cell>
          <table:table-cell office:value-type="float" office:value="8.1519999999999992" table:style-name="ce1">
            <text:p>8,152</text:p>
          </table:table-cell>
          <table:table-cell office:value-type="float" office:value="0.59899999999999998" table:style-name="ce1">
            <text:p>0,599</text:p>
          </table:table-cell>
          <table:table-cell office:value-type="float" office:value="0.60618799999999995" table:formula="of:=[.C246]/1000*[.E246]" table:style-name="ce1">
            <text:p>0,606188</text:p>
          </table:table-cell>
          <table:table-cell table:number-columns-repeated="16378"/>
        </table:table-row>
        <table:table-row table:style-name="ro2">
          <table:table-cell office:value-type="time" office:time-value="PT15H52M14S" table:style-name="ce5">
            <text:p>15:52:14</text:p>
          </table:table-cell>
          <table:table-cell office:value-type="time" office:time-value="PT15H52M15S" table:style-name="ce5">
            <text:p>15:52:15</text:p>
          </table:table-cell>
          <table:table-cell office:value-type="float" office:value="1011" table:style-name="ce1">
            <text:p>1011</text:p>
          </table:table-cell>
          <table:table-cell office:value-type="float" office:value="8.16" table:style-name="ce1">
            <text:p>8,16</text:p>
          </table:table-cell>
          <table:table-cell office:value-type="float" office:value="0.61699999999999999" table:style-name="ce1">
            <text:p>0,617</text:p>
          </table:table-cell>
          <table:table-cell office:value-type="float" office:value="0.62378699999999998" table:formula="of:=[.C247]/1000*[.E247]" table:style-name="ce1">
            <text:p>0,623787</text:p>
          </table:table-cell>
          <table:table-cell table:number-columns-repeated="16378"/>
        </table:table-row>
        <table:table-row table:style-name="ro2">
          <table:table-cell office:value-type="time" office:time-value="PT15H52M15S" table:style-name="ce5">
            <text:p>15:52:15</text:p>
          </table:table-cell>
          <table:table-cell office:value-type="time" office:time-value="PT15H52M16S" table:style-name="ce5">
            <text:p>15:52:16</text:p>
          </table:table-cell>
          <table:table-cell office:value-type="float" office:value="1010" table:style-name="ce1">
            <text:p>1010</text:p>
          </table:table-cell>
          <table:table-cell office:value-type="float" office:value="7.1779999999999999" table:style-name="ce1">
            <text:p>7,178</text:p>
          </table:table-cell>
          <table:table-cell office:value-type="float" office:value="0.56200000000000006" table:style-name="ce1">
            <text:p>0,562</text:p>
          </table:table-cell>
          <table:table-cell office:value-type="float" office:value="0.56762000000000001" table:formula="of:=[.C248]/1000*[.E248]" table:style-name="ce1">
            <text:p>0,56762</text:p>
          </table:table-cell>
          <table:table-cell table:number-columns-repeated="16378"/>
        </table:table-row>
        <table:table-row table:style-name="ro2">
          <table:table-cell office:value-type="time" office:time-value="PT15H52M16S" table:style-name="ce5">
            <text:p>15:52:16</text:p>
          </table:table-cell>
          <table:table-cell office:value-type="time" office:time-value="PT15H52M17S" table:style-name="ce5">
            <text:p>15:52:17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5100000000000002" table:style-name="ce1">
            <text:p>0,651</text:p>
          </table:table-cell>
          <table:table-cell office:value-type="float" office:value="0.658161" table:formula="of:=[.C249]/1000*[.E249]" table:style-name="ce1">
            <text:p>0,658161</text:p>
          </table:table-cell>
          <table:table-cell table:number-columns-repeated="16378"/>
        </table:table-row>
        <table:table-row table:style-name="ro2">
          <table:table-cell office:value-type="time" office:time-value="PT15H52M17S" table:style-name="ce5">
            <text:p>15:52:17</text:p>
          </table:table-cell>
          <table:table-cell office:value-type="time" office:time-value="PT15H52M18S" table:style-name="ce5">
            <text:p>15:52:18</text:p>
          </table:table-cell>
          <table:table-cell office:value-type="float" office:value="1012" table:style-name="ce1">
            <text:p>1012</text:p>
          </table:table-cell>
          <table:table-cell office:value-type="float" office:value="7.4109999999999996" table:style-name="ce1">
            <text:p>7,411</text:p>
          </table:table-cell>
          <table:table-cell office:value-type="float" office:value="0.57399999999999995" table:style-name="ce1">
            <text:p>0,574</text:p>
          </table:table-cell>
          <table:table-cell office:value-type="float" office:value="0.58088799999999996" table:formula="of:=[.C250]/1000*[.E250]" table:style-name="ce1">
            <text:p>0,580888</text:p>
          </table:table-cell>
          <table:table-cell table:number-columns-repeated="16378"/>
        </table:table-row>
        <table:table-row table:style-name="ro2">
          <table:table-cell office:value-type="time" office:time-value="PT15H52M18S" table:style-name="ce5">
            <text:p>15:52:18</text:p>
          </table:table-cell>
          <table:table-cell office:value-type="time" office:time-value="PT15H52M19S" table:style-name="ce5">
            <text:p>15:52:19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7400000000000004" table:style-name="ce1">
            <text:p>0,674</text:p>
          </table:table-cell>
          <table:table-cell office:value-type="float" office:value="0.68141399999999996" table:formula="of:=[.C251]/1000*[.E251]" table:style-name="ce1">
            <text:p>0,681414</text:p>
          </table:table-cell>
          <table:table-cell table:number-columns-repeated="16378"/>
        </table:table-row>
        <table:table-row table:style-name="ro2">
          <table:table-cell office:value-type="time" office:time-value="PT15H52M19S" table:style-name="ce5">
            <text:p>15:52:19</text:p>
          </table:table-cell>
          <table:table-cell office:value-type="time" office:time-value="PT15H52M20S" table:style-name="ce5">
            <text:p>15:52:20</text:p>
          </table:table-cell>
          <table:table-cell office:value-type="float" office:value="1011" table:style-name="ce1">
            <text:p>1011</text:p>
          </table:table-cell>
          <table:table-cell office:value-type="float" office:value="7.4180000000000001" table:style-name="ce1">
            <text:p>7,418</text:p>
          </table:table-cell>
          <table:table-cell office:value-type="float" office:value="0.57299999999999995" table:style-name="ce1">
            <text:p>0,573</text:p>
          </table:table-cell>
          <table:table-cell office:value-type="float" office:value="0.5793029999999999" table:formula="of:=[.C252]/1000*[.E252]" table:style-name="ce1">
            <text:p>0,579303</text:p>
          </table:table-cell>
          <table:table-cell table:number-columns-repeated="16378"/>
        </table:table-row>
        <table:table-row table:style-name="ro2">
          <table:table-cell office:value-type="time" office:time-value="PT15H52M20S" table:style-name="ce5">
            <text:p>15:52:20</text:p>
          </table:table-cell>
          <table:table-cell office:value-type="time" office:time-value="PT15H52M21S" table:style-name="ce5">
            <text:p>15:52:21</text:p>
          </table:table-cell>
          <table:table-cell office:value-type="float" office:value="1010" table:style-name="ce1">
            <text:p>1010</text:p>
          </table:table-cell>
          <table:table-cell office:value-type="float" office:value="8.9109999999999996" table:style-name="ce1">
            <text:p>8,911</text:p>
          </table:table-cell>
          <table:table-cell office:value-type="float" office:value="0.67800000000000005" table:style-name="ce1">
            <text:p>0,678</text:p>
          </table:table-cell>
          <table:table-cell office:value-type="float" office:value="0.68478000000000006" table:formula="of:=[.C253]/1000*[.E253]" table:style-name="ce1">
            <text:p>0,68478</text:p>
          </table:table-cell>
          <table:table-cell table:number-columns-repeated="16378"/>
        </table:table-row>
        <table:table-row table:style-name="ro2">
          <table:table-cell office:value-type="time" office:time-value="PT15H52M21S" table:style-name="ce5">
            <text:p>15:52:21</text:p>
          </table:table-cell>
          <table:table-cell office:value-type="time" office:time-value="PT15H52M22S" table:style-name="ce5">
            <text:p>15:52:22</text:p>
          </table:table-cell>
          <table:table-cell office:value-type="float" office:value="1011" table:style-name="ce1">
            <text:p>1011</text:p>
          </table:table-cell>
          <table:table-cell office:value-type="float" office:value="7.1710000000000003" table:style-name="ce1">
            <text:p>7,171</text:p>
          </table:table-cell>
          <table:table-cell office:value-type="float" office:value="0.57299999999999995" table:style-name="ce1">
            <text:p>0,573</text:p>
          </table:table-cell>
          <table:table-cell office:value-type="float" office:value="0.5793029999999999" table:formula="of:=[.C254]/1000*[.E254]" table:style-name="ce1">
            <text:p>0,579303</text:p>
          </table:table-cell>
          <table:table-cell table:number-columns-repeated="16378"/>
        </table:table-row>
        <table:table-row table:style-name="ro2">
          <table:table-cell office:value-type="time" office:time-value="PT15H52M22S" table:style-name="ce5">
            <text:p>15:52:22</text:p>
          </table:table-cell>
          <table:table-cell office:value-type="time" office:time-value="PT15H52M23S" table:style-name="ce5">
            <text:p>15:52:23</text:p>
          </table:table-cell>
          <table:table-cell office:value-type="float" office:value="1011" table:style-name="ce1">
            <text:p>1011</text:p>
          </table:table-cell>
          <table:table-cell office:value-type="float" office:value="8.4079999999999995" table:style-name="ce1">
            <text:p>8,408</text:p>
          </table:table-cell>
          <table:table-cell office:value-type="float" office:value="0.65900000000000003" table:style-name="ce1">
            <text:p>0,659</text:p>
          </table:table-cell>
          <table:table-cell office:value-type="float" office:value="0.66624899999999998" table:formula="of:=[.C255]/1000*[.E255]" table:style-name="ce1">
            <text:p>0,666249</text:p>
          </table:table-cell>
          <table:table-cell table:number-columns-repeated="16378"/>
        </table:table-row>
        <table:table-row table:style-name="ro2">
          <table:table-cell office:value-type="time" office:time-value="PT15H52M23S" table:style-name="ce5">
            <text:p>15:52:23</text:p>
          </table:table-cell>
          <table:table-cell office:value-type="time" office:time-value="PT15H52M24S" table:style-name="ce5">
            <text:p>15:52:24</text:p>
          </table:table-cell>
          <table:table-cell office:value-type="float" office:value="1012" table:style-name="ce1">
            <text:p>1012</text:p>
          </table:table-cell>
          <table:table-cell office:value-type="float" office:value="8.1519999999999992" table:style-name="ce1">
            <text:p>8,152</text:p>
          </table:table-cell>
          <table:table-cell office:value-type="float" office:value="0.624" table:style-name="ce1">
            <text:p>0,624</text:p>
          </table:table-cell>
          <table:table-cell office:value-type="float" office:value="0.63148800000000005" table:formula="of:=[.C256]/1000*[.E256]" table:style-name="ce1">
            <text:p>0,631488</text:p>
          </table:table-cell>
          <table:table-cell table:number-columns-repeated="16378"/>
        </table:table-row>
        <table:table-row table:style-name="ro2">
          <table:table-cell office:value-type="time" office:time-value="PT15H52M24S" table:style-name="ce5">
            <text:p>15:52:24</text:p>
          </table:table-cell>
          <table:table-cell office:value-type="time" office:time-value="PT15H52M25S" table:style-name="ce5">
            <text:p>15:52:25</text:p>
          </table:table-cell>
          <table:table-cell office:value-type="float" office:value="1010" table:style-name="ce1">
            <text:p>1010</text:p>
          </table:table-cell>
          <table:table-cell office:value-type="float" office:value="8.9109999999999996" table:style-name="ce1">
            <text:p>8,911</text:p>
          </table:table-cell>
          <table:table-cell office:value-type="float" office:value="0.66500000000000004" table:style-name="ce1">
            <text:p>0,665</text:p>
          </table:table-cell>
          <table:table-cell office:value-type="float" office:value="0.67165000000000008" table:formula="of:=[.C257]/1000*[.E257]" table:style-name="ce1">
            <text:p>0,67165</text:p>
          </table:table-cell>
          <table:table-cell table:number-columns-repeated="16378"/>
        </table:table-row>
        <table:table-row table:style-name="ro2">
          <table:table-cell office:value-type="time" office:time-value="PT15H52M25S" table:style-name="ce5">
            <text:p>15:52:25</text:p>
          </table:table-cell>
          <table:table-cell office:value-type="time" office:time-value="PT15H52M26S" table:style-name="ce5">
            <text:p>15:52:26</text:p>
          </table:table-cell>
          <table:table-cell office:value-type="float" office:value="1012" table:style-name="ce1">
            <text:p>1012</text:p>
          </table:table-cell>
          <table:table-cell office:value-type="float" office:value="7.1639999999999997" table:style-name="ce1">
            <text:p>7,164</text:p>
          </table:table-cell>
          <table:table-cell office:value-type="float" office:value="0.628" table:style-name="ce1">
            <text:p>0,628</text:p>
          </table:table-cell>
          <table:table-cell office:value-type="float" office:value="0.63553599999999999" table:formula="of:=[.C258]/1000*[.E258]" table:style-name="ce1">
            <text:p>0,635536</text:p>
          </table:table-cell>
          <table:table-cell table:number-columns-repeated="16378"/>
        </table:table-row>
        <table:table-row table:style-name="ro2">
          <table:table-cell office:value-type="time" office:time-value="PT15H52M26S" table:style-name="ce5">
            <text:p>15:52:26</text:p>
          </table:table-cell>
          <table:table-cell office:value-type="time" office:time-value="PT15H52M27S" table:style-name="ce5">
            <text:p>15:52:27</text:p>
          </table:table-cell>
          <table:table-cell office:value-type="float" office:value="1010" table:style-name="ce1">
            <text:p>1010</text:p>
          </table:table-cell>
          <table:table-cell office:value-type="float" office:value="8.4160000000000004" table:style-name="ce1">
            <text:p>8,416</text:p>
          </table:table-cell>
          <table:table-cell office:value-type="float" office:value="0.67300000000000004" table:style-name="ce1">
            <text:p>0,673</text:p>
          </table:table-cell>
          <table:table-cell office:value-type="float" office:value="0.67973000000000006" table:formula="of:=[.C259]/1000*[.E259]" table:style-name="ce1">
            <text:p>0,67973</text:p>
          </table:table-cell>
          <table:table-cell table:number-columns-repeated="16378"/>
        </table:table-row>
        <table:table-row table:style-name="ro2">
          <table:table-cell office:value-type="time" office:time-value="PT15H52M27S" table:style-name="ce5">
            <text:p>15:52:27</text:p>
          </table:table-cell>
          <table:table-cell office:value-type="time" office:time-value="PT15H52M28S" table:style-name="ce5">
            <text:p>15:52:28</text:p>
          </table:table-cell>
          <table:table-cell office:value-type="float" office:value="1011" table:style-name="ce1">
            <text:p>1011</text:p>
          </table:table-cell>
          <table:table-cell office:value-type="float" office:value="7.1710000000000003" table:style-name="ce1">
            <text:p>7,171</text:p>
          </table:table-cell>
          <table:table-cell office:value-type="float" office:value="0.60699999999999998" table:style-name="ce1">
            <text:p>0,607</text:p>
          </table:table-cell>
          <table:table-cell office:value-type="float" office:value="0.61367699999999992" table:formula="of:=[.C260]/1000*[.E260]" table:style-name="ce1">
            <text:p>0,613677</text:p>
          </table:table-cell>
          <table:table-cell table:number-columns-repeated="16378"/>
        </table:table-row>
        <table:table-row table:style-name="ro2">
          <table:table-cell office:value-type="time" office:time-value="PT15H52M28S" table:style-name="ce5">
            <text:p>15:52:28</text:p>
          </table:table-cell>
          <table:table-cell office:value-type="time" office:time-value="PT15H52M29S" table:style-name="ce5">
            <text:p>15:52:29</text:p>
          </table:table-cell>
          <table:table-cell office:value-type="float" office:value="1010" table:style-name="ce1">
            <text:p>1010</text:p>
          </table:table-cell>
          <table:table-cell office:value-type="float" office:value="8.6630000000000003" table:style-name="ce1">
            <text:p>8,663</text:p>
          </table:table-cell>
          <table:table-cell office:value-type="float" office:value="0.67400000000000004" table:style-name="ce1">
            <text:p>0,674</text:p>
          </table:table-cell>
          <table:table-cell office:value-type="float" office:value="0.68074000000000001" table:formula="of:=[.C261]/1000*[.E261]" table:style-name="ce1">
            <text:p>0,68074</text:p>
          </table:table-cell>
          <table:table-cell table:number-columns-repeated="16378"/>
        </table:table-row>
        <table:table-row table:style-name="ro2">
          <table:table-cell office:value-type="time" office:time-value="PT15H52M29S" table:style-name="ce5">
            <text:p>15:52:29</text:p>
          </table:table-cell>
          <table:table-cell office:value-type="time" office:time-value="PT15H52M30S" table:style-name="ce5">
            <text:p>15:52:30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61299999999999999" table:style-name="ce1">
            <text:p>0,613</text:p>
          </table:table-cell>
          <table:table-cell office:value-type="float" office:value="0.61974299999999993" table:formula="of:=[.C262]/1000*[.E262]" table:style-name="ce1">
            <text:p>0,619743</text:p>
          </table:table-cell>
          <table:table-cell table:number-columns-repeated="16378"/>
        </table:table-row>
        <table:table-row table:style-name="ro2">
          <table:table-cell office:value-type="time" office:time-value="PT15H52M30S" table:style-name="ce5">
            <text:p>15:52:30</text:p>
          </table:table-cell>
          <table:table-cell office:value-type="time" office:time-value="PT15H52M31S" table:style-name="ce5">
            <text:p>15:52:31</text:p>
          </table:table-cell>
          <table:table-cell office:value-type="float" office:value="1010" table:style-name="ce1">
            <text:p>1010</text:p>
          </table:table-cell>
          <table:table-cell office:value-type="float" office:value="8.9109999999999996" table:style-name="ce1">
            <text:p>8,911</text:p>
          </table:table-cell>
          <table:table-cell office:value-type="float" office:value="0.69399999999999995" table:style-name="ce1">
            <text:p>0,694</text:p>
          </table:table-cell>
          <table:table-cell office:value-type="float" office:value="0.70094000000000001" table:formula="of:=[.C263]/1000*[.E263]" table:style-name="ce1">
            <text:p>0,70094</text:p>
          </table:table-cell>
          <table:table-cell table:number-columns-repeated="16378"/>
        </table:table-row>
        <table:table-row table:style-name="ro2">
          <table:table-cell office:value-type="time" office:time-value="PT15H52M31S" table:style-name="ce5">
            <text:p>15:52:31</text:p>
          </table:table-cell>
          <table:table-cell office:value-type="time" office:time-value="PT15H52M32S" table:style-name="ce5">
            <text:p>15:52:32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3600000000000001" table:style-name="ce1">
            <text:p>0,636</text:p>
          </table:table-cell>
          <table:table-cell office:value-type="float" office:value="0.6429959999999999" table:formula="of:=[.C264]/1000*[.E264]" table:style-name="ce1">
            <text:p>0,642996</text:p>
          </table:table-cell>
          <table:table-cell table:number-columns-repeated="16378"/>
        </table:table-row>
        <table:table-row table:style-name="ro2">
          <table:table-cell office:value-type="time" office:time-value="PT15H52M32S" table:style-name="ce5">
            <text:p>15:52:32</text:p>
          </table:table-cell>
          <table:table-cell office:value-type="time" office:time-value="PT15H52M33S" table:style-name="ce5">
            <text:p>15:52:33</text:p>
          </table:table-cell>
          <table:table-cell office:value-type="float" office:value="1011" table:style-name="ce1">
            <text:p>1011</text:p>
          </table:table-cell>
          <table:table-cell office:value-type="float" office:value="10.385999999999999" table:style-name="ce1">
            <text:p>10,386</text:p>
          </table:table-cell>
          <table:table-cell office:value-type="float" office:value="0.74299999999999999" table:style-name="ce1">
            <text:p>0,743</text:p>
          </table:table-cell>
          <table:table-cell office:value-type="float" office:value="0.75117299999999987" table:formula="of:=[.C265]/1000*[.E265]" table:style-name="ce1">
            <text:p>0,751173</text:p>
          </table:table-cell>
          <table:table-cell table:number-columns-repeated="16378"/>
        </table:table-row>
        <table:table-row table:style-name="ro2">
          <table:table-cell office:value-type="time" office:time-value="PT15H52M33S" table:style-name="ce5">
            <text:p>15:52:33</text:p>
          </table:table-cell>
          <table:table-cell office:value-type="time" office:time-value="PT15H52M34S" table:style-name="ce5">
            <text:p>15:52:34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6300000000000003" table:style-name="ce1">
            <text:p>0,663</text:p>
          </table:table-cell>
          <table:table-cell office:value-type="float" office:value="0.67029299999999992" table:formula="of:=[.C266]/1000*[.E266]" table:style-name="ce1">
            <text:p>0,670293</text:p>
          </table:table-cell>
          <table:table-cell table:number-columns-repeated="16378"/>
        </table:table-row>
        <table:table-row table:style-name="ro2">
          <table:table-cell office:value-type="time" office:time-value="PT15H52M34S" table:style-name="ce5">
            <text:p>15:52:34</text:p>
          </table:table-cell>
          <table:table-cell office:value-type="time" office:time-value="PT15H52M35S" table:style-name="ce5">
            <text:p>15:52:35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72699999999999998" table:style-name="ce1">
            <text:p>0,727</text:p>
          </table:table-cell>
          <table:table-cell office:value-type="float" office:value="0.7349969999999999" table:formula="of:=[.C267]/1000*[.E267]" table:style-name="ce1">
            <text:p>0,734997</text:p>
          </table:table-cell>
          <table:table-cell table:number-columns-repeated="16378"/>
        </table:table-row>
        <table:table-row table:style-name="ro2">
          <table:table-cell office:value-type="time" office:time-value="PT15H52M35S" table:style-name="ce5">
            <text:p>15:52:35</text:p>
          </table:table-cell>
          <table:table-cell office:value-type="time" office:time-value="PT15H52M36S" table:style-name="ce5">
            <text:p>15:52:36</text:p>
          </table:table-cell>
          <table:table-cell office:value-type="float" office:value="1011" table:style-name="ce1">
            <text:p>1011</text:p>
          </table:table-cell>
          <table:table-cell office:value-type="float" office:value="8.16" table:style-name="ce1">
            <text:p>8,16</text:p>
          </table:table-cell>
          <table:table-cell office:value-type="float" office:value="0.67100000000000004" table:style-name="ce1">
            <text:p>0,671</text:p>
          </table:table-cell>
          <table:table-cell office:value-type="float" office:value="0.67838100000000001" table:formula="of:=[.C268]/1000*[.E268]" table:style-name="ce1">
            <text:p>0,678381</text:p>
          </table:table-cell>
          <table:table-cell table:number-columns-repeated="16378"/>
        </table:table-row>
        <table:table-row table:style-name="ro2">
          <table:table-cell office:value-type="time" office:time-value="PT15H52M36S" table:style-name="ce5">
            <text:p>15:52:36</text:p>
          </table:table-cell>
          <table:table-cell office:value-type="time" office:time-value="PT15H52M37S" table:style-name="ce5">
            <text:p>15:52:37</text:p>
          </table:table-cell>
          <table:table-cell office:value-type="float" office:value="1012" table:style-name="ce1">
            <text:p>1012</text:p>
          </table:table-cell>
          <table:table-cell office:value-type="float" office:value="8.1519999999999992" table:style-name="ce1">
            <text:p>8,152</text:p>
          </table:table-cell>
          <table:table-cell office:value-type="float" office:value="0.63800000000000001" table:style-name="ce1">
            <text:p>0,638</text:p>
          </table:table-cell>
          <table:table-cell office:value-type="float" office:value="0.64565600000000001" table:formula="of:=[.C269]/1000*[.E269]" table:style-name="ce1">
            <text:p>0,645656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table:number-columns-repeated="2" table:style-name="ce2"/>
          <table:table-cell office:value-type="string" table:style-name="ce2">
            <text:p>Total energy</text:p>
          </table:table-cell>
          <table:table-cell office:value-type="float" office:value="62.389977000000052" table:formula="of:=SUM([.F116:.F269])" table:style-name="ce2">
            <text:p>62,389977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Experiment 6</text:p>
          </table:table-cell>
          <table:table-cell table:style-name="ce3"/>
          <table:table-cell table:number-columns-repeated="3" table:style-name="ce2"/>
          <table:table-cell table:style-name="ce1"/>
          <table:table-cell table:number-columns-repeated="16378" table:style-name="ce2"/>
        </table:table-row>
        <table:table-row table:style-name="ro2">
          <table:table-cell office:value-type="time" office:time-value="PT15H54M0S" table:style-name="ce5">
            <text:p>15:54:00</text:p>
          </table:table-cell>
          <table:table-cell office:value-type="time" office:time-value="PT15H54M1S" table:style-name="ce5">
            <text:p>15:54:01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15078800000000001" table:formula="of:=[.C272]/1000*[.E272]" table:style-name="ce1">
            <text:p>0,150788</text:p>
          </table:table-cell>
          <table:table-cell table:number-columns-repeated="16378"/>
        </table:table-row>
        <table:table-row table:style-name="ro2">
          <table:table-cell office:value-type="time" office:time-value="PT15H54M1S" table:style-name="ce5">
            <text:p>15:54:01</text:p>
          </table:table-cell>
          <table:table-cell office:value-type="time" office:time-value="PT15H54M2S" table:style-name="ce5">
            <text:p>15:54:02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27" table:style-name="ce1">
            <text:p>0,127</text:p>
          </table:table-cell>
          <table:table-cell office:value-type="float" office:value="0.12865099999999999" table:formula="of:=[.C273]/1000*[.E273]" table:style-name="ce1">
            <text:p>0,128651</text:p>
          </table:table-cell>
          <table:table-cell table:number-columns-repeated="16378"/>
        </table:table-row>
        <table:table-row table:style-name="ro2">
          <table:table-cell office:value-type="time" office:time-value="PT15H54M2S" table:style-name="ce5">
            <text:p>15:54:02</text:p>
          </table:table-cell>
          <table:table-cell office:value-type="time" office:time-value="PT15H54M3S" table:style-name="ce5">
            <text:p>15:54:03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0.133716" table:formula="of:=[.C274]/1000*[.E274]" table:style-name="ce1">
            <text:p>0,133716</text:p>
          </table:table-cell>
          <table:table-cell table:number-columns-repeated="16378"/>
        </table:table-row>
        <table:table-row table:style-name="ro2">
          <table:table-cell office:value-type="time" office:time-value="PT15H54M3S" table:style-name="ce5">
            <text:p>15:54:03</text:p>
          </table:table-cell>
          <table:table-cell office:value-type="time" office:time-value="PT15H54M4S" table:style-name="ce5">
            <text:p>15:54:04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17423599999999997" table:formula="of:=[.C275]/1000*[.E275]" table:style-name="ce1">
            <text:p>0,174236</text:p>
          </table:table-cell>
          <table:table-cell table:number-columns-repeated="16378"/>
        </table:table-row>
        <table:table-row table:style-name="ro2">
          <table:table-cell office:value-type="time" office:time-value="PT15H54M4S" table:style-name="ce5">
            <text:p>15:54:04</text:p>
          </table:table-cell>
          <table:table-cell office:value-type="time" office:time-value="PT15H54M5S" table:style-name="ce5">
            <text:p>15:54:05</text:p>
          </table:table-cell>
          <table:table-cell office:value-type="float" office:value="1013" table:style-name="ce1">
            <text:p>1013</text:p>
          </table:table-cell>
          <table:table-cell office:value-type="float" office:value="1.4810000000000001" table:style-name="ce1">
            <text:p>1,481</text:p>
          </table:table-cell>
          <table:table-cell office:value-type="float" office:value="0.184" table:style-name="ce1">
            <text:p>0,184</text:p>
          </table:table-cell>
          <table:table-cell office:value-type="float" office:value="0.18639199999999997" table:formula="of:=[.C276]/1000*[.E276]" table:style-name="ce1">
            <text:p>0,186392</text:p>
          </table:table-cell>
          <table:table-cell table:number-columns-repeated="16378"/>
        </table:table-row>
        <table:table-row table:style-name="ro2">
          <table:table-cell office:value-type="time" office:time-value="PT15H54M5S" table:style-name="ce5">
            <text:p>15:54:05</text:p>
          </table:table-cell>
          <table:table-cell office:value-type="time" office:time-value="PT15H54M6S" table:style-name="ce5">
            <text:p>15:54:06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7727499999999996" table:formula="of:=[.C277]/1000*[.E277]" table:style-name="ce1">
            <text:p>0,177275</text:p>
          </table:table-cell>
          <table:table-cell table:number-columns-repeated="16378"/>
        </table:table-row>
        <table:table-row table:style-name="ro2">
          <table:table-cell office:value-type="time" office:time-value="PT15H54M6S" table:style-name="ce5">
            <text:p>15:54:06</text:p>
          </table:table-cell>
          <table:table-cell office:value-type="time" office:time-value="PT15H54M7S" table:style-name="ce5">
            <text:p>15:54:07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4199999999999999" table:style-name="ce1">
            <text:p>0,142</text:p>
          </table:table-cell>
          <table:table-cell office:value-type="float" office:value="0.14384599999999997" table:formula="of:=[.C278]/1000*[.E278]" table:style-name="ce1">
            <text:p>0,143846</text:p>
          </table:table-cell>
          <table:table-cell table:number-columns-repeated="16378"/>
        </table:table-row>
        <table:table-row table:style-name="ro2">
          <table:table-cell office:value-type="time" office:time-value="PT15H54M7S" table:style-name="ce5">
            <text:p>15:54:07</text:p>
          </table:table-cell>
          <table:table-cell office:value-type="time" office:time-value="PT15H54M8S" table:style-name="ce5">
            <text:p>15:54:08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7709999999999998" table:formula="of:=[.C279]/1000*[.E279]" table:style-name="ce1">
            <text:p>0,1771</text:p>
          </table:table-cell>
          <table:table-cell table:number-columns-repeated="16378"/>
        </table:table-row>
        <table:table-row table:style-name="ro2">
          <table:table-cell office:value-type="time" office:time-value="PT15H54M8S" table:style-name="ce5">
            <text:p>15:54:08</text:p>
          </table:table-cell>
          <table:table-cell office:value-type="time" office:time-value="PT15H54M9S" table:style-name="ce5">
            <text:p>15:54:09</text:p>
          </table:table-cell>
          <table:table-cell office:value-type="float" office:value="1012" table:style-name="ce1">
            <text:p>1012</text:p>
          </table:table-cell>
          <table:table-cell office:value-type="float" office:value="2.2229999999999999" table:style-name="ce1">
            <text:p>2,223</text:p>
          </table:table-cell>
          <table:table-cell office:value-type="float" office:value="0.14799999999999999" table:style-name="ce1">
            <text:p>0,148</text:p>
          </table:table-cell>
          <table:table-cell office:value-type="float" office:value="0.14977599999999999" table:formula="of:=[.C280]/1000*[.E280]" table:style-name="ce1">
            <text:p>0,149776</text:p>
          </table:table-cell>
          <table:table-cell table:number-columns-repeated="16378"/>
        </table:table-row>
        <table:table-row table:style-name="ro2">
          <table:table-cell office:value-type="time" office:time-value="PT15H54M9S" table:style-name="ce5">
            <text:p>15:54:09</text:p>
          </table:table-cell>
          <table:table-cell office:value-type="time" office:time-value="PT15H54M10S" table:style-name="ce5">
            <text:p>15:54:10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0.137632" table:formula="of:=[.C281]/1000*[.E281]" table:style-name="ce1">
            <text:p>0,137632</text:p>
          </table:table-cell>
          <table:table-cell table:number-columns-repeated="16378"/>
        </table:table-row>
        <table:table-row table:style-name="ro2">
          <table:table-cell office:value-type="time" office:time-value="PT15H54M10S" table:style-name="ce5">
            <text:p>15:54:10</text:p>
          </table:table-cell>
          <table:table-cell office:value-type="time" office:time-value="PT15H54M11S" table:style-name="ce5">
            <text:p>15:54:11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3675499999999999" table:formula="of:=[.C282]/1000*[.E282]" table:style-name="ce1">
            <text:p>0,136755</text:p>
          </table:table-cell>
          <table:table-cell table:number-columns-repeated="16378"/>
        </table:table-row>
        <table:table-row table:style-name="ro2">
          <table:table-cell office:value-type="time" office:time-value="PT15H54M11S" table:style-name="ce5">
            <text:p>15:54:11</text:p>
          </table:table-cell>
          <table:table-cell office:value-type="time" office:time-value="PT15H54M12S" table:style-name="ce5">
            <text:p>15:54:12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57" table:style-name="ce1">
            <text:p>0,157</text:p>
          </table:table-cell>
          <table:table-cell office:value-type="float" office:value="0.15904099999999999" table:formula="of:=[.C283]/1000*[.E283]" table:style-name="ce1">
            <text:p>0,159041</text:p>
          </table:table-cell>
          <table:table-cell table:number-columns-repeated="16378"/>
        </table:table-row>
        <table:table-row table:style-name="ro2">
          <table:table-cell office:value-type="time" office:time-value="PT15H54M12S" table:style-name="ce5">
            <text:p>15:54:12</text:p>
          </table:table-cell>
          <table:table-cell office:value-type="time" office:time-value="PT15H54M13S" table:style-name="ce5">
            <text:p>15:54:13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0.14891099999999999" table:formula="of:=[.C284]/1000*[.E284]" table:style-name="ce1">
            <text:p>0,148911</text:p>
          </table:table-cell>
          <table:table-cell table:number-columns-repeated="16378"/>
        </table:table-row>
        <table:table-row table:style-name="ro2">
          <table:table-cell office:value-type="time" office:time-value="PT15H54M13S" table:style-name="ce5">
            <text:p>15:54:13</text:p>
          </table:table-cell>
          <table:table-cell office:value-type="time" office:time-value="PT15H54M14S" table:style-name="ce5">
            <text:p>15:54:14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17423599999999997" table:formula="of:=[.C285]/1000*[.E285]" table:style-name="ce1">
            <text:p>0,174236</text:p>
          </table:table-cell>
          <table:table-cell table:number-columns-repeated="16378"/>
        </table:table-row>
        <table:table-row table:style-name="ro2">
          <table:table-cell office:value-type="time" office:time-value="PT15H54M15S" table:style-name="ce5">
            <text:p>15:54:15</text:p>
          </table:table-cell>
          <table:table-cell office:value-type="time" office:time-value="PT15H54M16S" table:style-name="ce5">
            <text:p>15:54:16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3900000000000001" table:style-name="ce1">
            <text:p>0,139</text:p>
          </table:table-cell>
          <table:table-cell office:value-type="float" office:value="0.14080699999999999" table:formula="of:=[.C286]/1000*[.E286]" table:style-name="ce1">
            <text:p>0,140807</text:p>
          </table:table-cell>
          <table:table-cell table:number-columns-repeated="16378"/>
        </table:table-row>
        <table:table-row table:style-name="ro2">
          <table:table-cell office:value-type="time" office:time-value="PT15H54M16S" table:style-name="ce5">
            <text:p>15:54:16</text:p>
          </table:table-cell>
          <table:table-cell office:value-type="time" office:time-value="PT15H54M17S" table:style-name="ce5">
            <text:p>15:54:17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3900000000000001" table:style-name="ce1">
            <text:p>0,139</text:p>
          </table:table-cell>
          <table:table-cell office:value-type="float" office:value="0.14080699999999999" table:formula="of:=[.C287]/1000*[.E287]" table:style-name="ce1">
            <text:p>0,140807</text:p>
          </table:table-cell>
          <table:table-cell table:number-columns-repeated="16378"/>
        </table:table-row>
        <table:table-row table:style-name="ro2">
          <table:table-cell office:value-type="time" office:time-value="PT15H54M17S" table:style-name="ce5">
            <text:p>15:54:17</text:p>
          </table:table-cell>
          <table:table-cell office:value-type="time" office:time-value="PT15H54M18S" table:style-name="ce5">
            <text:p>15:54:18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0.16714499999999999" table:formula="of:=[.C288]/1000*[.E288]" table:style-name="ce1">
            <text:p>0,167145</text:p>
          </table:table-cell>
          <table:table-cell table:number-columns-repeated="16378"/>
        </table:table-row>
        <table:table-row table:style-name="ro2">
          <table:table-cell office:value-type="time" office:time-value="PT15H54M18S" table:style-name="ce5">
            <text:p>15:54:18</text:p>
          </table:table-cell>
          <table:table-cell office:value-type="time" office:time-value="PT15H54M19S" table:style-name="ce5">
            <text:p>15:54:19</text:p>
          </table:table-cell>
          <table:table-cell office:value-type="float" office:value="1012" table:style-name="ce1">
            <text:p>1012</text:p>
          </table:table-cell>
          <table:table-cell office:value-type="float" office:value="1.976" table:style-name="ce1">
            <text:p>1,976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0.165968" table:formula="of:=[.C289]/1000*[.E289]" table:style-name="ce1">
            <text:p>0,165968</text:p>
          </table:table-cell>
          <table:table-cell table:number-columns-repeated="16378"/>
        </table:table-row>
        <table:table-row table:style-name="ro2">
          <table:table-cell office:value-type="time" office:time-value="PT15H54M19S" table:style-name="ce5">
            <text:p>15:54:19</text:p>
          </table:table-cell>
          <table:table-cell office:value-type="time" office:time-value="PT15H54M20S" table:style-name="ce5">
            <text:p>15:54:20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221" table:style-name="ce1">
            <text:p>0,221</text:p>
          </table:table-cell>
          <table:table-cell office:value-type="float" office:value="0.22365200000000002" table:formula="of:=[.C290]/1000*[.E290]" table:style-name="ce1">
            <text:p>0,223652</text:p>
          </table:table-cell>
          <table:table-cell table:number-columns-repeated="16378"/>
        </table:table-row>
        <table:table-row table:style-name="ro2">
          <table:table-cell office:value-type="time" office:time-value="PT15H54M20S" table:style-name="ce5">
            <text:p>15:54:20</text:p>
          </table:table-cell>
          <table:table-cell office:value-type="time" office:time-value="PT15H54M21S" table:style-name="ce5">
            <text:p>15:54:21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89" table:style-name="ce1">
            <text:p>0,189</text:p>
          </table:table-cell>
          <table:table-cell office:value-type="float" office:value="0.19126799999999999" table:formula="of:=[.C291]/1000*[.E291]" table:style-name="ce1">
            <text:p>0,191268</text:p>
          </table:table-cell>
          <table:table-cell table:number-columns-repeated="16378"/>
        </table:table-row>
        <table:table-row table:style-name="ro2">
          <table:table-cell office:value-type="time" office:time-value="PT15H54M21S" table:style-name="ce5">
            <text:p>15:54:21</text:p>
          </table:table-cell>
          <table:table-cell office:value-type="time" office:time-value="PT15H54M22S" table:style-name="ce5">
            <text:p>15:54:22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51" table:style-name="ce1">
            <text:p>0,151</text:p>
          </table:table-cell>
          <table:table-cell office:value-type="float" office:value="0.15296299999999999" table:formula="of:=[.C292]/1000*[.E292]" table:style-name="ce1">
            <text:p>0,152963</text:p>
          </table:table-cell>
          <table:table-cell table:number-columns-repeated="16378"/>
        </table:table-row>
        <table:table-row table:style-name="ro2">
          <table:table-cell office:value-type="time" office:time-value="PT15H54M22S" table:style-name="ce5">
            <text:p>15:54:22</text:p>
          </table:table-cell>
          <table:table-cell office:value-type="time" office:time-value="PT15H54M23S" table:style-name="ce5">
            <text:p>15:54:23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7709999999999998" table:formula="of:=[.C293]/1000*[.E293]" table:style-name="ce1">
            <text:p>0,1771</text:p>
          </table:table-cell>
          <table:table-cell table:number-columns-repeated="16378"/>
        </table:table-row>
        <table:table-row table:style-name="ro2">
          <table:table-cell office:value-type="time" office:time-value="PT15H54M23S" table:style-name="ce5">
            <text:p>15:54:23</text:p>
          </table:table-cell>
          <table:table-cell office:value-type="time" office:time-value="PT15H54M24S" table:style-name="ce5">
            <text:p>15:54:24</text:p>
          </table:table-cell>
          <table:table-cell office:value-type="float" office:value="1012" table:style-name="ce1">
            <text:p>1012</text:p>
          </table:table-cell>
          <table:table-cell office:value-type="float" office:value="1.482" table:style-name="ce1">
            <text:p>1,482</text:p>
          </table:table-cell>
          <table:table-cell office:value-type="float" office:value="0.14199999999999999" table:style-name="ce1">
            <text:p>0,142</text:p>
          </table:table-cell>
          <table:table-cell office:value-type="float" office:value="0.143704" table:formula="of:=[.C294]/1000*[.E294]" table:style-name="ce1">
            <text:p>0,143704</text:p>
          </table:table-cell>
          <table:table-cell table:number-columns-repeated="16378"/>
        </table:table-row>
        <table:table-row table:style-name="ro2">
          <table:table-cell office:value-type="time" office:time-value="PT15H54M24S" table:style-name="ce5">
            <text:p>15:54:24</text:p>
          </table:table-cell>
          <table:table-cell office:value-type="time" office:time-value="PT15H54M25S" table:style-name="ce5">
            <text:p>15:54:25</text:p>
          </table:table-cell>
          <table:table-cell office:value-type="float" office:value="1016" table:style-name="ce1">
            <text:p>1016</text:p>
          </table:table-cell>
          <table:table-cell office:value-type="float" office:value="1.9690000000000001" table:style-name="ce1">
            <text:p>1,969</text:p>
          </table:table-cell>
          <table:table-cell office:value-type="float" office:value="0.152" table:style-name="ce1">
            <text:p>0,152</text:p>
          </table:table-cell>
          <table:table-cell office:value-type="float" office:value="0.15443199999999999" table:formula="of:=[.C295]/1000*[.E295]" table:style-name="ce1">
            <text:p>0,154432</text:p>
          </table:table-cell>
          <table:table-cell table:number-columns-repeated="16378"/>
        </table:table-row>
        <table:table-row table:style-name="ro2">
          <table:table-cell office:value-type="time" office:time-value="PT15H54M25S" table:style-name="ce5">
            <text:p>15:54:25</text:p>
          </table:table-cell>
          <table:table-cell office:value-type="time" office:time-value="PT15H54M26S" table:style-name="ce5">
            <text:p>15:54:26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0.166132" table:formula="of:=[.C296]/1000*[.E296]" table:style-name="ce1">
            <text:p>0,166132</text:p>
          </table:table-cell>
          <table:table-cell table:number-columns-repeated="16378"/>
        </table:table-row>
        <table:table-row table:style-name="ro2">
          <table:table-cell office:value-type="time" office:time-value="PT15H54M26S" table:style-name="ce5">
            <text:p>15:54:26</text:p>
          </table:table-cell>
          <table:table-cell office:value-type="time" office:time-value="PT15H54M27S" table:style-name="ce5">
            <text:p>15:54:27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21099999999999999" table:style-name="ce1">
            <text:p>0,211</text:p>
          </table:table-cell>
          <table:table-cell office:value-type="float" office:value="0.21374299999999996" table:formula="of:=[.C297]/1000*[.E297]" table:style-name="ce1">
            <text:p>0,213743</text:p>
          </table:table-cell>
          <table:table-cell table:number-columns-repeated="16378"/>
        </table:table-row>
        <table:table-row table:style-name="ro2">
          <table:table-cell office:value-type="time" office:time-value="PT15H54M27S" table:style-name="ce5">
            <text:p>15:54:27</text:p>
          </table:table-cell>
          <table:table-cell office:value-type="time" office:time-value="PT15H54M28S" table:style-name="ce5">
            <text:p>15:54:28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0.200574" table:formula="of:=[.C298]/1000*[.E298]" table:style-name="ce1">
            <text:p>0,200574</text:p>
          </table:table-cell>
          <table:table-cell table:number-columns-repeated="16378"/>
        </table:table-row>
        <table:table-row table:style-name="ro2">
          <table:table-cell office:value-type="time" office:time-value="PT15H54M28S" table:style-name="ce5">
            <text:p>15:54:28</text:p>
          </table:table-cell>
          <table:table-cell office:value-type="time" office:time-value="PT15H54M29S" table:style-name="ce5">
            <text:p>15:54:29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0.20766499999999996" table:formula="of:=[.C299]/1000*[.E299]" table:style-name="ce1">
            <text:p>0,207665</text:p>
          </table:table-cell>
          <table:table-cell table:number-columns-repeated="16378"/>
        </table:table-row>
        <table:table-row table:style-name="ro2">
          <table:table-cell office:value-type="time" office:time-value="PT15H54M29S" table:style-name="ce5">
            <text:p>15:54:29</text:p>
          </table:table-cell>
          <table:table-cell office:value-type="time" office:time-value="PT15H54M30S" table:style-name="ce5">
            <text:p>15:54:30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61" table:style-name="ce1">
            <text:p>0,161</text:p>
          </table:table-cell>
          <table:table-cell office:value-type="float" office:value="0.16309299999999999" table:formula="of:=[.C300]/1000*[.E300]" table:style-name="ce1">
            <text:p>0,163093</text:p>
          </table:table-cell>
          <table:table-cell table:number-columns-repeated="16378"/>
        </table:table-row>
        <table:table-row table:style-name="ro2">
          <table:table-cell office:value-type="time" office:time-value="PT15H54M30S" table:style-name="ce5">
            <text:p>15:54:30</text:p>
          </table:table-cell>
          <table:table-cell office:value-type="time" office:time-value="PT15H54M31S" table:style-name="ce5">
            <text:p>15:54:31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1199999999999999" table:style-name="ce1">
            <text:p>0,212</text:p>
          </table:table-cell>
          <table:table-cell office:value-type="float" office:value="0.21475599999999997" table:formula="of:=[.C301]/1000*[.E301]" table:style-name="ce1">
            <text:p>0,214756</text:p>
          </table:table-cell>
          <table:table-cell table:number-columns-repeated="16378"/>
        </table:table-row>
        <table:table-row table:style-name="ro2">
          <table:table-cell office:value-type="time" office:time-value="PT15H54M31S" table:style-name="ce5">
            <text:p>15:54:31</text:p>
          </table:table-cell>
          <table:table-cell office:value-type="time" office:time-value="PT15H54M32S" table:style-name="ce5">
            <text:p>15:54:32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19700000000000001" table:style-name="ce1">
            <text:p>0,197</text:p>
          </table:table-cell>
          <table:table-cell office:value-type="float" office:value="0.19936400000000001" table:formula="of:=[.C302]/1000*[.E302]" table:style-name="ce1">
            <text:p>0,199364</text:p>
          </table:table-cell>
          <table:table-cell table:number-columns-repeated="16378"/>
        </table:table-row>
        <table:table-row table:style-name="ro2">
          <table:table-cell office:value-type="time" office:time-value="PT15H54M32S" table:style-name="ce5">
            <text:p>15:54:32</text:p>
          </table:table-cell>
          <table:table-cell office:value-type="time" office:time-value="PT15H54M33S" table:style-name="ce5">
            <text:p>15:54:33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9900000000000001" table:style-name="ce1">
            <text:p>0,199</text:p>
          </table:table-cell>
          <table:table-cell office:value-type="float" office:value="0.20158699999999999" table:formula="of:=[.C303]/1000*[.E303]" table:style-name="ce1">
            <text:p>0,201587</text:p>
          </table:table-cell>
          <table:table-cell table:number-columns-repeated="16378"/>
        </table:table-row>
        <table:table-row table:style-name="ro2">
          <table:table-cell office:value-type="time" office:time-value="PT15H54M33S" table:style-name="ce5">
            <text:p>15:54:33</text:p>
          </table:table-cell>
          <table:table-cell office:value-type="time" office:time-value="PT15H54M34S" table:style-name="ce5">
            <text:p>15:54:34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93" table:style-name="ce1">
            <text:p>0,193</text:p>
          </table:table-cell>
          <table:table-cell office:value-type="float" office:value="0.19550899999999999" table:formula="of:=[.C304]/1000*[.E304]" table:style-name="ce1">
            <text:p>0,195509</text:p>
          </table:table-cell>
          <table:table-cell table:number-columns-repeated="16378"/>
        </table:table-row>
        <table:table-row table:style-name="ro2">
          <table:table-cell office:value-type="time" office:time-value="PT15H54M34S" table:style-name="ce5">
            <text:p>15:54:34</text:p>
          </table:table-cell>
          <table:table-cell office:value-type="time" office:time-value="PT15H54M35S" table:style-name="ce5">
            <text:p>15:54:35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84" table:style-name="ce1">
            <text:p>0,184</text:p>
          </table:table-cell>
          <table:table-cell office:value-type="float" office:value="0.18639199999999997" table:formula="of:=[.C305]/1000*[.E305]" table:style-name="ce1">
            <text:p>0,186392</text:p>
          </table:table-cell>
          <table:table-cell table:number-columns-repeated="16378"/>
        </table:table-row>
        <table:table-row table:style-name="ro2">
          <table:table-cell office:value-type="time" office:time-value="PT15H54M35S" table:style-name="ce5">
            <text:p>15:54:35</text:p>
          </table:table-cell>
          <table:table-cell office:value-type="time" office:time-value="PT15H54M36S" table:style-name="ce5">
            <text:p>15:54:36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92" table:style-name="ce1">
            <text:p>0,192</text:p>
          </table:table-cell>
          <table:table-cell office:value-type="float" office:value="0.19449599999999997" table:formula="of:=[.C306]/1000*[.E306]" table:style-name="ce1">
            <text:p>0,194496</text:p>
          </table:table-cell>
          <table:table-cell table:number-columns-repeated="16378"/>
        </table:table-row>
        <table:table-row table:style-name="ro2">
          <table:table-cell office:value-type="time" office:time-value="PT15H54M36S" table:style-name="ce5">
            <text:p>15:54:36</text:p>
          </table:table-cell>
          <table:table-cell office:value-type="time" office:time-value="PT15H54M37S" table:style-name="ce5">
            <text:p>15:54:37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183" table:style-name="ce1">
            <text:p>0,183</text:p>
          </table:table-cell>
          <table:table-cell office:value-type="float" office:value="0.185196" table:formula="of:=[.C307]/1000*[.E307]" table:style-name="ce1">
            <text:p>0,185196</text:p>
          </table:table-cell>
          <table:table-cell table:number-columns-repeated="16378"/>
        </table:table-row>
        <table:table-row table:style-name="ro2">
          <table:table-cell office:value-type="time" office:time-value="PT15H54M37S" table:style-name="ce5">
            <text:p>15:54:37</text:p>
          </table:table-cell>
          <table:table-cell office:value-type="time" office:time-value="PT15H54M38S" table:style-name="ce5">
            <text:p>15:54:38</text:p>
          </table:table-cell>
          <table:table-cell office:value-type="float" office:value="1011" table:style-name="ce1">
            <text:p>1011</text:p>
          </table:table-cell>
          <table:table-cell office:value-type="float" office:value="1.978" table:style-name="ce1">
            <text:p>1,978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0.16681499999999999" table:formula="of:=[.C308]/1000*[.E308]" table:style-name="ce1">
            <text:p>0,166815</text:p>
          </table:table-cell>
          <table:table-cell table:number-columns-repeated="16378"/>
        </table:table-row>
        <table:table-row table:style-name="ro2">
          <table:table-cell office:value-type="time" office:time-value="PT15H54M38S" table:style-name="ce5">
            <text:p>15:54:38</text:p>
          </table:table-cell>
          <table:table-cell office:value-type="time" office:time-value="PT15H54M39S" table:style-name="ce5">
            <text:p>15:54:39</text:p>
          </table:table-cell>
          <table:table-cell office:value-type="float" office:value="1012" table:style-name="ce1">
            <text:p>1012</text:p>
          </table:table-cell>
          <table:table-cell office:value-type="float" office:value="2.2229999999999999" table:style-name="ce1">
            <text:p>2,223</text:p>
          </table:table-cell>
          <table:table-cell office:value-type="float" office:value="0.18" table:style-name="ce1">
            <text:p>0,18</text:p>
          </table:table-cell>
          <table:table-cell office:value-type="float" office:value="0.18215999999999999" table:formula="of:=[.C309]/1000*[.E309]" table:style-name="ce1">
            <text:p>0,18216</text:p>
          </table:table-cell>
          <table:table-cell table:number-columns-repeated="16378"/>
        </table:table-row>
        <table:table-row table:style-name="ro2">
          <table:table-cell office:value-type="time" office:time-value="PT15H54M39S" table:style-name="ce5">
            <text:p>15:54:39</text:p>
          </table:table-cell>
          <table:table-cell office:value-type="time" office:time-value="PT15H54M40S" table:style-name="ce5">
            <text:p>15:54:40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0.19652199999999997" table:formula="of:=[.C310]/1000*[.E310]" table:style-name="ce1">
            <text:p>0,196522</text:p>
          </table:table-cell>
          <table:table-cell table:number-columns-repeated="16378"/>
        </table:table-row>
        <table:table-row table:style-name="ro2">
          <table:table-cell office:value-type="time" office:time-value="PT15H54M40S" table:style-name="ce5">
            <text:p>15:54:40</text:p>
          </table:table-cell>
          <table:table-cell office:value-type="time" office:time-value="PT15H54M41S" table:style-name="ce5">
            <text:p>15:54:41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20399999999999999" table:style-name="ce1">
            <text:p>0,204</text:p>
          </table:table-cell>
          <table:table-cell office:value-type="float" office:value="0.20644799999999999" table:formula="of:=[.C311]/1000*[.E311]" table:style-name="ce1">
            <text:p>0,206448</text:p>
          </table:table-cell>
          <table:table-cell table:number-columns-repeated="16378"/>
        </table:table-row>
        <table:table-row table:style-name="ro2">
          <table:table-cell office:value-type="time" office:time-value="PT15H54M41S" table:style-name="ce5">
            <text:p>15:54:41</text:p>
          </table:table-cell>
          <table:table-cell office:value-type="time" office:time-value="PT15H54M42S" table:style-name="ce5">
            <text:p>15:54:42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0.20563899999999999" table:formula="of:=[.C312]/1000*[.E312]" table:style-name="ce1">
            <text:p>0,205639</text:p>
          </table:table-cell>
          <table:table-cell table:number-columns-repeated="16378"/>
        </table:table-row>
        <table:table-row table:style-name="ro2">
          <table:table-cell office:value-type="time" office:time-value="PT15H54M42S" table:style-name="ce5">
            <text:p>15:54:42</text:p>
          </table:table-cell>
          <table:table-cell office:value-type="time" office:time-value="PT15H54M43S" table:style-name="ce5">
            <text:p>15:54:43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85" table:style-name="ce1">
            <text:p>0,185</text:p>
          </table:table-cell>
          <table:table-cell office:value-type="float" office:value="0.18740499999999999" table:formula="of:=[.C313]/1000*[.E313]" table:style-name="ce1">
            <text:p>0,187405</text:p>
          </table:table-cell>
          <table:table-cell table:number-columns-repeated="16378"/>
        </table:table-row>
        <table:table-row table:style-name="ro2">
          <table:table-cell office:value-type="time" office:time-value="PT15H54M43S" table:style-name="ce5">
            <text:p>15:54:43</text:p>
          </table:table-cell>
          <table:table-cell office:value-type="time" office:time-value="PT15H54M44S" table:style-name="ce5">
            <text:p>15:54:44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84" table:style-name="ce1">
            <text:p>0,184</text:p>
          </table:table-cell>
          <table:table-cell office:value-type="float" office:value="0.18639199999999997" table:formula="of:=[.C314]/1000*[.E314]" table:style-name="ce1">
            <text:p>0,186392</text:p>
          </table:table-cell>
          <table:table-cell table:number-columns-repeated="16378"/>
        </table:table-row>
        <table:table-row table:style-name="ro2">
          <table:table-cell office:value-type="time" office:time-value="PT15H54M44S" table:style-name="ce5">
            <text:p>15:54:44</text:p>
          </table:table-cell>
          <table:table-cell office:value-type="time" office:time-value="PT15H54M45S" table:style-name="ce5">
            <text:p>15:54:45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19700000000000001" table:style-name="ce1">
            <text:p>0,197</text:p>
          </table:table-cell>
          <table:table-cell office:value-type="float" office:value="0.19936400000000001" table:formula="of:=[.C315]/1000*[.E315]" table:style-name="ce1">
            <text:p>0,199364</text:p>
          </table:table-cell>
          <table:table-cell table:number-columns-repeated="16378"/>
        </table:table-row>
        <table:table-row table:style-name="ro2">
          <table:table-cell office:value-type="time" office:time-value="PT15H54M45S" table:style-name="ce5">
            <text:p>15:54:45</text:p>
          </table:table-cell>
          <table:table-cell office:value-type="time" office:time-value="PT15H54M46S" table:style-name="ce5">
            <text:p>15:54:46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0599999999999999" table:style-name="ce1">
            <text:p>0,206</text:p>
          </table:table-cell>
          <table:table-cell office:value-type="float" office:value="0.20867799999999997" table:formula="of:=[.C316]/1000*[.E316]" table:style-name="ce1">
            <text:p>0,208678</text:p>
          </table:table-cell>
          <table:table-cell table:number-columns-repeated="16378"/>
        </table:table-row>
        <table:table-row table:style-name="ro2">
          <table:table-cell office:value-type="time" office:time-value="PT15H54M46S" table:style-name="ce5">
            <text:p>15:54:46</text:p>
          </table:table-cell>
          <table:table-cell office:value-type="time" office:time-value="PT15H54M47S" table:style-name="ce5">
            <text:p>15:54:47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17" table:style-name="ce1">
            <text:p>0,217</text:p>
          </table:table-cell>
          <table:table-cell office:value-type="float" office:value="0.21960399999999999" table:formula="of:=[.C317]/1000*[.E317]" table:style-name="ce1">
            <text:p>0,219604</text:p>
          </table:table-cell>
          <table:table-cell table:number-columns-repeated="16378"/>
        </table:table-row>
        <table:table-row table:style-name="ro2">
          <table:table-cell office:value-type="time" office:time-value="PT15H54M47S" table:style-name="ce5">
            <text:p>15:54:47</text:p>
          </table:table-cell>
          <table:table-cell office:value-type="time" office:time-value="PT15H54M48S" table:style-name="ce5">
            <text:p>15:54:48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0.196328" table:formula="of:=[.C318]/1000*[.E318]" table:style-name="ce1">
            <text:p>0,196328</text:p>
          </table:table-cell>
          <table:table-cell table:number-columns-repeated="16378"/>
        </table:table-row>
        <table:table-row table:style-name="ro2">
          <table:table-cell office:value-type="time" office:time-value="PT15H54M48S" table:style-name="ce5">
            <text:p>15:54:48</text:p>
          </table:table-cell>
          <table:table-cell office:value-type="time" office:time-value="PT15H54M49S" table:style-name="ce5">
            <text:p>15:54:49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0.19652199999999997" table:formula="of:=[.C319]/1000*[.E319]" table:style-name="ce1">
            <text:p>0,196522</text:p>
          </table:table-cell>
          <table:table-cell table:number-columns-repeated="16378"/>
        </table:table-row>
        <table:table-row table:style-name="ro2">
          <table:table-cell office:value-type="time" office:time-value="PT15H54M49S" table:style-name="ce5">
            <text:p>15:54:49</text:p>
          </table:table-cell>
          <table:table-cell office:value-type="time" office:time-value="PT15H54M50S" table:style-name="ce5">
            <text:p>15:54:50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0899999999999999" table:style-name="ce1">
            <text:p>0,209</text:p>
          </table:table-cell>
          <table:table-cell office:value-type="float" office:value="0.21171699999999996" table:formula="of:=[.C320]/1000*[.E320]" table:style-name="ce1">
            <text:p>0,211717</text:p>
          </table:table-cell>
          <table:table-cell table:number-columns-repeated="16378"/>
        </table:table-row>
        <table:table-row table:style-name="ro2">
          <table:table-cell office:value-type="time" office:time-value="PT15H54M50S" table:style-name="ce5">
            <text:p>15:54:50</text:p>
          </table:table-cell>
          <table:table-cell office:value-type="time" office:time-value="PT15H54M51S" table:style-name="ce5">
            <text:p>15:54:51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20899999999999999" table:style-name="ce1">
            <text:p>0,209</text:p>
          </table:table-cell>
          <table:table-cell office:value-type="float" office:value="0.211508" table:formula="of:=[.C321]/1000*[.E321]" table:style-name="ce1">
            <text:p>0,211508</text:p>
          </table:table-cell>
          <table:table-cell table:number-columns-repeated="16378"/>
        </table:table-row>
        <table:table-row table:style-name="ro2">
          <table:table-cell office:value-type="time" office:time-value="PT15H54M51S" table:style-name="ce5">
            <text:p>15:54:51</text:p>
          </table:table-cell>
          <table:table-cell office:value-type="time" office:time-value="PT15H54M52S" table:style-name="ce5">
            <text:p>15:54:52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193" table:style-name="ce1">
            <text:p>0,193</text:p>
          </table:table-cell>
          <table:table-cell office:value-type="float" office:value="0.19531600000000002" table:formula="of:=[.C322]/1000*[.E322]" table:style-name="ce1">
            <text:p>0,195316</text:p>
          </table:table-cell>
          <table:table-cell table:number-columns-repeated="16378"/>
        </table:table-row>
        <table:table-row table:style-name="ro2">
          <table:table-cell office:value-type="time" office:time-value="PT15H54M52S" table:style-name="ce5">
            <text:p>15:54:52</text:p>
          </table:table-cell>
          <table:table-cell office:value-type="time" office:time-value="PT15H54M53S" table:style-name="ce5">
            <text:p>15:54:53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3499999999999999" table:style-name="ce1">
            <text:p>0,235</text:p>
          </table:table-cell>
          <table:table-cell office:value-type="float" office:value="0.23805499999999996" table:formula="of:=[.C323]/1000*[.E323]" table:style-name="ce1">
            <text:p>0,238055</text:p>
          </table:table-cell>
          <table:table-cell table:number-columns-repeated="16378"/>
        </table:table-row>
        <table:table-row table:style-name="ro2">
          <table:table-cell office:value-type="time" office:time-value="PT15H54M53S" table:style-name="ce5">
            <text:p>15:54:53</text:p>
          </table:table-cell>
          <table:table-cell office:value-type="time" office:time-value="PT15H54M54S" table:style-name="ce5">
            <text:p>15:54:54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3699999999999999" table:style-name="ce1">
            <text:p>0,237</text:p>
          </table:table-cell>
          <table:table-cell office:value-type="float" office:value="0.24008099999999996" table:formula="of:=[.C324]/1000*[.E324]" table:style-name="ce1">
            <text:p>0,240081</text:p>
          </table:table-cell>
          <table:table-cell table:number-columns-repeated="16378"/>
        </table:table-row>
        <table:table-row table:style-name="ro2">
          <table:table-cell office:value-type="time" office:time-value="PT15H54M54S" table:style-name="ce5">
            <text:p>15:54:54</text:p>
          </table:table-cell>
          <table:table-cell office:value-type="time" office:time-value="PT15H54M55S" table:style-name="ce5">
            <text:p>15:54:55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3799999999999999" table:style-name="ce1">
            <text:p>0,238</text:p>
          </table:table-cell>
          <table:table-cell office:value-type="float" office:value="0.24109399999999997" table:formula="of:=[.C325]/1000*[.E325]" table:style-name="ce1">
            <text:p>0,241094</text:p>
          </table:table-cell>
          <table:table-cell table:number-columns-repeated="16378"/>
        </table:table-row>
        <table:table-row table:style-name="ro2">
          <table:table-cell office:value-type="time" office:time-value="PT15H54M55S" table:style-name="ce5">
            <text:p>15:54:55</text:p>
          </table:table-cell>
          <table:table-cell office:value-type="time" office:time-value="PT15H54M56S" table:style-name="ce5">
            <text:p>15:54:56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21" table:style-name="ce1">
            <text:p>0,221</text:p>
          </table:table-cell>
          <table:table-cell office:value-type="float" office:value="0.22365200000000002" table:formula="of:=[.C326]/1000*[.E326]" table:style-name="ce1">
            <text:p>0,223652</text:p>
          </table:table-cell>
          <table:table-cell table:number-columns-repeated="16378"/>
        </table:table-row>
        <table:table-row table:style-name="ro2">
          <table:table-cell office:value-type="time" office:time-value="PT15H54M56S" table:style-name="ce5">
            <text:p>15:54:56</text:p>
          </table:table-cell>
          <table:table-cell office:value-type="time" office:time-value="PT15H54M57S" table:style-name="ce5">
            <text:p>15:54:57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14" table:style-name="ce1">
            <text:p>0,214</text:p>
          </table:table-cell>
          <table:table-cell office:value-type="float" office:value="0.21678199999999997" table:formula="of:=[.C327]/1000*[.E327]" table:style-name="ce1">
            <text:p>0,216782</text:p>
          </table:table-cell>
          <table:table-cell table:number-columns-repeated="16378"/>
        </table:table-row>
        <table:table-row table:style-name="ro2">
          <table:table-cell office:value-type="time" office:time-value="PT15H54M57S" table:style-name="ce5">
            <text:p>15:54:57</text:p>
          </table:table-cell>
          <table:table-cell office:value-type="time" office:time-value="PT15H54M58S" table:style-name="ce5">
            <text:p>15:54:58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19" table:style-name="ce1">
            <text:p>0,219</text:p>
          </table:table-cell>
          <table:table-cell office:value-type="float" office:value="0.22184699999999999" table:formula="of:=[.C328]/1000*[.E328]" table:style-name="ce1">
            <text:p>0,221847</text:p>
          </table:table-cell>
          <table:table-cell table:number-columns-repeated="16378"/>
        </table:table-row>
        <table:table-row table:style-name="ro2">
          <table:table-cell office:value-type="time" office:time-value="PT15H54M58S" table:style-name="ce5">
            <text:p>15:54:58</text:p>
          </table:table-cell>
          <table:table-cell office:value-type="time" office:time-value="PT15H54M59S" table:style-name="ce5">
            <text:p>15:54:59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16" table:style-name="ce1">
            <text:p>0,216</text:p>
          </table:table-cell>
          <table:table-cell office:value-type="float" office:value="0.21880799999999997" table:formula="of:=[.C329]/1000*[.E329]" table:style-name="ce1">
            <text:p>0,218808</text:p>
          </table:table-cell>
          <table:table-cell table:number-columns-repeated="16378"/>
        </table:table-row>
        <table:table-row table:style-name="ro2">
          <table:table-cell office:value-type="time" office:time-value="PT15H54M59S" table:style-name="ce5">
            <text:p>15:54:59</text:p>
          </table:table-cell>
          <table:table-cell office:value-type="time" office:time-value="PT15H55M0S" table:style-name="ce5">
            <text:p>15:55:00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3300000000000001" table:style-name="ce1">
            <text:p>0,233</text:p>
          </table:table-cell>
          <table:table-cell office:value-type="float" office:value="0.23602899999999999" table:formula="of:=[.C330]/1000*[.E330]" table:style-name="ce1">
            <text:p>0,236029</text:p>
          </table:table-cell>
          <table:table-cell table:number-columns-repeated="16378"/>
        </table:table-row>
        <table:table-row table:style-name="ro2">
          <table:table-cell office:value-type="time" office:time-value="PT15H55M0S" table:style-name="ce5">
            <text:p>15:55:00</text:p>
          </table:table-cell>
          <table:table-cell office:value-type="time" office:time-value="PT15H55M1S" table:style-name="ce5">
            <text:p>15:55:01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23" table:style-name="ce1">
            <text:p>0,223</text:p>
          </table:table-cell>
          <table:table-cell office:value-type="float" office:value="0.22589899999999999" table:formula="of:=[.C331]/1000*[.E331]" table:style-name="ce1">
            <text:p>0,225899</text:p>
          </table:table-cell>
          <table:table-cell table:number-columns-repeated="16378"/>
        </table:table-row>
        <table:table-row table:style-name="ro2">
          <table:table-cell office:value-type="time" office:time-value="PT15H55M1S" table:style-name="ce5">
            <text:p>15:55:01</text:p>
          </table:table-cell>
          <table:table-cell office:value-type="time" office:time-value="PT15H55M2S" table:style-name="ce5">
            <text:p>15:55:02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24" table:style-name="ce1">
            <text:p>0,224</text:p>
          </table:table-cell>
          <table:table-cell office:value-type="float" office:value="0.22691199999999997" table:formula="of:=[.C332]/1000*[.E332]" table:style-name="ce1">
            <text:p>0,226912</text:p>
          </table:table-cell>
          <table:table-cell table:number-columns-repeated="16378"/>
        </table:table-row>
        <table:table-row table:style-name="ro2">
          <table:table-cell office:value-type="time" office:time-value="PT15H55M2S" table:style-name="ce5">
            <text:p>15:55:02</text:p>
          </table:table-cell>
          <table:table-cell office:value-type="time" office:time-value="PT15H55M3S" table:style-name="ce5">
            <text:p>15:55:03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2700000000000001" table:style-name="ce1">
            <text:p>0,227</text:p>
          </table:table-cell>
          <table:table-cell office:value-type="float" office:value="0.22995099999999999" table:formula="of:=[.C333]/1000*[.E333]" table:style-name="ce1">
            <text:p>0,229951</text:p>
          </table:table-cell>
          <table:table-cell table:number-columns-repeated="16378"/>
        </table:table-row>
        <table:table-row table:style-name="ro2">
          <table:table-cell office:value-type="time" office:time-value="PT15H55M3S" table:style-name="ce5">
            <text:p>15:55:03</text:p>
          </table:table-cell>
          <table:table-cell office:value-type="time" office:time-value="PT15H55M4S" table:style-name="ce5">
            <text:p>15:55:04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2900000000000001" table:style-name="ce1">
            <text:p>0,229</text:p>
          </table:table-cell>
          <table:table-cell office:value-type="float" office:value="0.23197699999999999" table:formula="of:=[.C334]/1000*[.E334]" table:style-name="ce1">
            <text:p>0,231977</text:p>
          </table:table-cell>
          <table:table-cell table:number-columns-repeated="16378"/>
        </table:table-row>
        <table:table-row table:style-name="ro2">
          <table:table-cell office:value-type="time" office:time-value="PT15H55M4S" table:style-name="ce5">
            <text:p>15:55:04</text:p>
          </table:table-cell>
          <table:table-cell office:value-type="time" office:time-value="PT15H55M5S" table:style-name="ce5">
            <text:p>15:55:05</text:p>
          </table:table-cell>
          <table:table-cell office:value-type="float" office:value="1018" table:style-name="ce1">
            <text:p>1018</text:p>
          </table:table-cell>
          <table:table-cell office:value-type="float" office:value="3.1930000000000001" table:style-name="ce1">
            <text:p>3,193</text:p>
          </table:table-cell>
          <table:table-cell office:value-type="float" office:value="0.27900000000000003" table:style-name="ce1">
            <text:p>0,279</text:p>
          </table:table-cell>
          <table:table-cell office:value-type="float" office:value="0.28402200000000005" table:formula="of:=[.C335]/1000*[.E335]" table:style-name="ce1">
            <text:p>0,284022</text:p>
          </table:table-cell>
          <table:table-cell table:number-columns-repeated="16378"/>
        </table:table-row>
        <table:table-row table:style-name="ro2">
          <table:table-cell office:value-type="time" office:time-value="PT15H55M5S" table:style-name="ce5">
            <text:p>15:55:05</text:p>
          </table:table-cell>
          <table:table-cell office:value-type="time" office:time-value="PT15H55M6S" table:style-name="ce5">
            <text:p>15:55:06</text:p>
          </table:table-cell>
          <table:table-cell office:value-type="float" office:value="1011" table:style-name="ce1">
            <text:p>1011</text:p>
          </table:table-cell>
          <table:table-cell office:value-type="float" office:value="2.9670000000000001" table:style-name="ce1">
            <text:p>2,967</text:p>
          </table:table-cell>
          <table:table-cell office:value-type="float" office:value="0.23699999999999999" table:style-name="ce1">
            <text:p>0,237</text:p>
          </table:table-cell>
          <table:table-cell office:value-type="float" office:value="0.23960699999999996" table:formula="of:=[.C336]/1000*[.E336]" table:style-name="ce1">
            <text:p>0,239607</text:p>
          </table:table-cell>
          <table:table-cell table:number-columns-repeated="16378"/>
        </table:table-row>
        <table:table-row table:style-name="ro2">
          <table:table-cell office:value-type="time" office:time-value="PT15H55M6S" table:style-name="ce5">
            <text:p>15:55:06</text:p>
          </table:table-cell>
          <table:table-cell office:value-type="time" office:time-value="PT15H55M7S" table:style-name="ce5">
            <text:p>15:55:07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23300000000000001" table:style-name="ce1">
            <text:p>0,233</text:p>
          </table:table-cell>
          <table:table-cell office:value-type="float" office:value="0.23579600000000001" table:formula="of:=[.C337]/1000*[.E337]" table:style-name="ce1">
            <text:p>0,235796</text:p>
          </table:table-cell>
          <table:table-cell table:number-columns-repeated="16378"/>
        </table:table-row>
        <table:table-row table:style-name="ro2">
          <table:table-cell office:value-type="time" office:time-value="PT15H55M7S" table:style-name="ce5">
            <text:p>15:55:07</text:p>
          </table:table-cell>
          <table:table-cell office:value-type="time" office:time-value="PT15H55M8S" table:style-name="ce5">
            <text:p>15:55:08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23" table:style-name="ce1">
            <text:p>0,223</text:p>
          </table:table-cell>
          <table:table-cell office:value-type="float" office:value="0.22589899999999999" table:formula="of:=[.C338]/1000*[.E338]" table:style-name="ce1">
            <text:p>0,225899</text:p>
          </table:table-cell>
          <table:table-cell table:number-columns-repeated="16378"/>
        </table:table-row>
        <table:table-row table:style-name="ro2">
          <table:table-cell office:value-type="time" office:time-value="PT15H55M8S" table:style-name="ce5">
            <text:p>15:55:08</text:p>
          </table:table-cell>
          <table:table-cell office:value-type="time" office:time-value="PT15H55M9S" table:style-name="ce5">
            <text:p>15:55:09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3" table:style-name="ce1">
            <text:p>0,23</text:p>
          </table:table-cell>
          <table:table-cell office:value-type="float" office:value="0.23298999999999997" table:formula="of:=[.C339]/1000*[.E339]" table:style-name="ce1">
            <text:p>0,23299</text:p>
          </table:table-cell>
          <table:table-cell table:number-columns-repeated="16378"/>
        </table:table-row>
        <table:table-row table:style-name="ro2">
          <table:table-cell office:value-type="time" office:time-value="PT15H55M9S" table:style-name="ce5">
            <text:p>15:55:09</text:p>
          </table:table-cell>
          <table:table-cell office:value-type="time" office:time-value="PT15H55M10S" table:style-name="ce5">
            <text:p>15:55:10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3" table:style-name="ce1">
            <text:p>0,23</text:p>
          </table:table-cell>
          <table:table-cell office:value-type="float" office:value="0.23298999999999997" table:formula="of:=[.C340]/1000*[.E340]" table:style-name="ce1">
            <text:p>0,23299</text:p>
          </table:table-cell>
          <table:table-cell table:number-columns-repeated="16378"/>
        </table:table-row>
        <table:table-row table:style-name="ro2">
          <table:table-cell office:value-type="time" office:time-value="PT15H55M10S" table:style-name="ce5">
            <text:p>15:55:10</text:p>
          </table:table-cell>
          <table:table-cell office:value-type="time" office:time-value="PT15H55M11S" table:style-name="ce5">
            <text:p>15:55:11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3799999999999999" table:style-name="ce1">
            <text:p>0,238</text:p>
          </table:table-cell>
          <table:table-cell office:value-type="float" office:value="0.24109399999999997" table:formula="of:=[.C341]/1000*[.E341]" table:style-name="ce1">
            <text:p>0,241094</text:p>
          </table:table-cell>
          <table:table-cell table:number-columns-repeated="16378"/>
        </table:table-row>
        <table:table-row table:style-name="ro2">
          <table:table-cell office:value-type="time" office:time-value="PT15H55M11S" table:style-name="ce5">
            <text:p>15:55:11</text:p>
          </table:table-cell>
          <table:table-cell office:value-type="time" office:time-value="PT15H55M12S" table:style-name="ce5">
            <text:p>15:55:12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47" table:style-name="ce1">
            <text:p>0,247</text:p>
          </table:table-cell>
          <table:table-cell office:value-type="float" office:value="0.25021099999999996" table:formula="of:=[.C342]/1000*[.E342]" table:style-name="ce1">
            <text:p>0,250211</text:p>
          </table:table-cell>
          <table:table-cell table:number-columns-repeated="16378"/>
        </table:table-row>
        <table:table-row table:style-name="ro2">
          <table:table-cell office:value-type="time" office:time-value="PT15H55M12S" table:style-name="ce5">
            <text:p>15:55:12</text:p>
          </table:table-cell>
          <table:table-cell office:value-type="time" office:time-value="PT15H55M13S" table:style-name="ce5">
            <text:p>15:55:13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3499999999999999" table:style-name="ce1">
            <text:p>0,235</text:p>
          </table:table-cell>
          <table:table-cell office:value-type="float" office:value="0.23805499999999996" table:formula="of:=[.C343]/1000*[.E343]" table:style-name="ce1">
            <text:p>0,238055</text:p>
          </table:table-cell>
          <table:table-cell table:number-columns-repeated="16378"/>
        </table:table-row>
        <table:table-row table:style-name="ro2">
          <table:table-cell office:value-type="time" office:time-value="PT15H55M13S" table:style-name="ce5">
            <text:p>15:55:13</text:p>
          </table:table-cell>
          <table:table-cell office:value-type="time" office:time-value="PT15H55M14S" table:style-name="ce5">
            <text:p>15:55:14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45" table:style-name="ce1">
            <text:p>0,245</text:p>
          </table:table-cell>
          <table:table-cell office:value-type="float" office:value="0.24793999999999999" table:formula="of:=[.C344]/1000*[.E344]" table:style-name="ce1">
            <text:p>0,24794</text:p>
          </table:table-cell>
          <table:table-cell table:number-columns-repeated="16378"/>
        </table:table-row>
        <table:table-row table:style-name="ro2">
          <table:table-cell office:value-type="time" office:time-value="PT15H55M14S" table:style-name="ce5">
            <text:p>15:55:14</text:p>
          </table:table-cell>
          <table:table-cell office:value-type="time" office:time-value="PT15H55M16S" table:style-name="ce5">
            <text:p>15:55:16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6700000000000002" table:style-name="ce1">
            <text:p>0,267</text:p>
          </table:table-cell>
          <table:table-cell office:value-type="float" office:value="0.27047099999999996" table:formula="of:=[.C345]/1000*[.E345]" table:style-name="ce1">
            <text:p>0,270471</text:p>
          </table:table-cell>
          <table:table-cell table:number-columns-repeated="16378"/>
        </table:table-row>
        <table:table-row table:style-name="ro2">
          <table:table-cell office:value-type="time" office:time-value="PT15H55M16S" table:style-name="ce5">
            <text:p>15:55:16</text:p>
          </table:table-cell>
          <table:table-cell office:value-type="time" office:time-value="PT15H55M17S" table:style-name="ce5">
            <text:p>15:55:17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52" table:style-name="ce1">
            <text:p>0,252</text:p>
          </table:table-cell>
          <table:table-cell office:value-type="float" office:value="0.255276" table:formula="of:=[.C346]/1000*[.E346]" table:style-name="ce1">
            <text:p>0,255276</text:p>
          </table:table-cell>
          <table:table-cell table:number-columns-repeated="16378"/>
        </table:table-row>
        <table:table-row table:style-name="ro2">
          <table:table-cell office:value-type="time" office:time-value="PT15H55M17S" table:style-name="ce5">
            <text:p>15:55:17</text:p>
          </table:table-cell>
          <table:table-cell office:value-type="time" office:time-value="PT15H55M18S" table:style-name="ce5">
            <text:p>15:55:18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6500000000000001" table:style-name="ce1">
            <text:p>0,265</text:p>
          </table:table-cell>
          <table:table-cell office:value-type="float" office:value="0.26844499999999999" table:formula="of:=[.C347]/1000*[.E347]" table:style-name="ce1">
            <text:p>0,268445</text:p>
          </table:table-cell>
          <table:table-cell table:number-columns-repeated="16378"/>
        </table:table-row>
        <table:table-row table:style-name="ro2">
          <table:table-cell office:value-type="time" office:time-value="PT15H55M18S" table:style-name="ce5">
            <text:p>15:55:18</text:p>
          </table:table-cell>
          <table:table-cell office:value-type="time" office:time-value="PT15H55M19S" table:style-name="ce5">
            <text:p>15:55:19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47" table:style-name="ce1">
            <text:p>0,247</text:p>
          </table:table-cell>
          <table:table-cell office:value-type="float" office:value="0.25021099999999996" table:formula="of:=[.C348]/1000*[.E348]" table:style-name="ce1">
            <text:p>0,250211</text:p>
          </table:table-cell>
          <table:table-cell table:number-columns-repeated="16378"/>
        </table:table-row>
        <table:table-row table:style-name="ro2">
          <table:table-cell office:value-type="time" office:time-value="PT15H55M19S" table:style-name="ce5">
            <text:p>15:55:19</text:p>
          </table:table-cell>
          <table:table-cell office:value-type="time" office:time-value="PT15H55M20S" table:style-name="ce5">
            <text:p>15:55:20</text:p>
          </table:table-cell>
          <table:table-cell office:value-type="float" office:value="1011" table:style-name="ce1">
            <text:p>1011</text:p>
          </table:table-cell>
          <table:table-cell office:value-type="float" office:value="3.4620000000000002" table:style-name="ce1">
            <text:p>3,462</text:p>
          </table:table-cell>
          <table:table-cell office:value-type="float" office:value="0.26" table:style-name="ce1">
            <text:p>0,26</text:p>
          </table:table-cell>
          <table:table-cell office:value-type="float" office:value="0.26285999999999998" table:formula="of:=[.C349]/1000*[.E349]" table:style-name="ce1">
            <text:p>0,26286</text:p>
          </table:table-cell>
          <table:table-cell table:number-columns-repeated="16378"/>
        </table:table-row>
        <table:table-row table:style-name="ro2">
          <table:table-cell office:value-type="time" office:time-value="PT15H55M20S" table:style-name="ce5">
            <text:p>15:55:20</text:p>
          </table:table-cell>
          <table:table-cell office:value-type="time" office:time-value="PT15H55M21S" table:style-name="ce5">
            <text:p>15:55:21</text:p>
          </table:table-cell>
          <table:table-cell office:value-type="float" office:value="1010" table:style-name="ce1">
            <text:p>1010</text:p>
          </table:table-cell>
          <table:table-cell office:value-type="float" office:value="3.4649999999999999" table:style-name="ce1">
            <text:p>3,465</text:p>
          </table:table-cell>
          <table:table-cell office:value-type="float" office:value="0.3" table:style-name="ce1">
            <text:p>0,3</text:p>
          </table:table-cell>
          <table:table-cell office:value-type="float" office:value="0.30299999999999999" table:formula="of:=[.C350]/1000*[.E350]" table:style-name="ce1">
            <text:p>0,303</text:p>
          </table:table-cell>
          <table:table-cell table:number-columns-repeated="16378"/>
        </table:table-row>
        <table:table-row table:style-name="ro2">
          <table:table-cell office:value-type="time" office:time-value="PT15H55M21S" table:style-name="ce5">
            <text:p>15:55:21</text:p>
          </table:table-cell>
          <table:table-cell office:value-type="time" office:time-value="PT15H55M22S" table:style-name="ce5">
            <text:p>15:55:22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6400000000000001" table:style-name="ce1">
            <text:p>0,264</text:p>
          </table:table-cell>
          <table:table-cell office:value-type="float" office:value="0.26716800000000002" table:formula="of:=[.C351]/1000*[.E351]" table:style-name="ce1">
            <text:p>0,267168</text:p>
          </table:table-cell>
          <table:table-cell table:number-columns-repeated="16378"/>
        </table:table-row>
        <table:table-row table:style-name="ro2">
          <table:table-cell office:value-type="time" office:time-value="PT15H55M22S" table:style-name="ce5">
            <text:p>15:55:22</text:p>
          </table:table-cell>
          <table:table-cell office:value-type="time" office:time-value="PT15H55M23S" table:style-name="ce5">
            <text:p>15:55:23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8100000000000003" table:style-name="ce1">
            <text:p>0,281</text:p>
          </table:table-cell>
          <table:table-cell office:value-type="float" office:value="0.28465299999999999" table:formula="of:=[.C352]/1000*[.E352]" table:style-name="ce1">
            <text:p>0,284653</text:p>
          </table:table-cell>
          <table:table-cell table:number-columns-repeated="16378"/>
        </table:table-row>
        <table:table-row table:style-name="ro2">
          <table:table-cell office:value-type="time" office:time-value="PT15H55M23S" table:style-name="ce5">
            <text:p>15:55:23</text:p>
          </table:table-cell>
          <table:table-cell office:value-type="time" office:time-value="PT15H55M24S" table:style-name="ce5">
            <text:p>15:55:24</text:p>
          </table:table-cell>
          <table:table-cell office:value-type="float" office:value="1015" table:style-name="ce1">
            <text:p>1015</text:p>
          </table:table-cell>
          <table:table-cell office:value-type="float" office:value="3.202" table:style-name="ce1">
            <text:p>3,202</text:p>
          </table:table-cell>
          <table:table-cell office:value-type="float" office:value="0.25600000000000001" table:style-name="ce1">
            <text:p>0,256</text:p>
          </table:table-cell>
          <table:table-cell office:value-type="float" office:value="0.25983999999999996" table:formula="of:=[.C353]/1000*[.E353]" table:style-name="ce1">
            <text:p>0,25984</text:p>
          </table:table-cell>
          <table:table-cell table:number-columns-repeated="16378"/>
        </table:table-row>
        <table:table-row table:style-name="ro2">
          <table:table-cell office:value-type="time" office:time-value="PT15H55M24S" table:style-name="ce5">
            <text:p>15:55:24</text:p>
          </table:table-cell>
          <table:table-cell office:value-type="time" office:time-value="PT15H55M25S" table:style-name="ce5">
            <text:p>15:55:25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7600000000000002" table:style-name="ce1">
            <text:p>0,276</text:p>
          </table:table-cell>
          <table:table-cell office:value-type="float" office:value="0.279588" table:formula="of:=[.C354]/1000*[.E354]" table:style-name="ce1">
            <text:p>0,279588</text:p>
          </table:table-cell>
          <table:table-cell table:number-columns-repeated="16378"/>
        </table:table-row>
        <table:table-row table:style-name="ro2">
          <table:table-cell office:value-type="time" office:time-value="PT15H55M25S" table:style-name="ce5">
            <text:p>15:55:25</text:p>
          </table:table-cell>
          <table:table-cell office:value-type="time" office:time-value="PT15H55M26S" table:style-name="ce5">
            <text:p>15:55:26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8899999999999998" table:style-name="ce1">
            <text:p>0,289</text:p>
          </table:table-cell>
          <table:table-cell office:value-type="float" office:value="0.29246800000000001" table:formula="of:=[.C355]/1000*[.E355]" table:style-name="ce1">
            <text:p>0,292468</text:p>
          </table:table-cell>
          <table:table-cell table:number-columns-repeated="16378"/>
        </table:table-row>
        <table:table-row table:style-name="ro2">
          <table:table-cell office:value-type="time" office:time-value="PT15H55M26S" table:style-name="ce5">
            <text:p>15:55:26</text:p>
          </table:table-cell>
          <table:table-cell office:value-type="time" office:time-value="PT15H55M27S" table:style-name="ce5">
            <text:p>15:55:27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0.27654899999999999" table:formula="of:=[.C356]/1000*[.E356]" table:style-name="ce1">
            <text:p>0,276549</text:p>
          </table:table-cell>
          <table:table-cell table:number-columns-repeated="16378"/>
        </table:table-row>
        <table:table-row table:style-name="ro2">
          <table:table-cell office:value-type="time" office:time-value="PT15H55M27S" table:style-name="ce5">
            <text:p>15:55:27</text:p>
          </table:table-cell>
          <table:table-cell office:value-type="time" office:time-value="PT15H55M28S" table:style-name="ce5">
            <text:p>15:55:28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28364" table:formula="of:=[.C357]/1000*[.E357]" table:style-name="ce1">
            <text:p>0,28364</text:p>
          </table:table-cell>
          <table:table-cell table:number-columns-repeated="16378"/>
        </table:table-row>
        <table:table-row table:style-name="ro2">
          <table:table-cell office:value-type="time" office:time-value="PT15H55M28S" table:style-name="ce5">
            <text:p>15:55:28</text:p>
          </table:table-cell>
          <table:table-cell office:value-type="time" office:time-value="PT15H55M29S" table:style-name="ce5">
            <text:p>15:55:29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8199999999999997" table:style-name="ce1">
            <text:p>0,282</text:p>
          </table:table-cell>
          <table:table-cell office:value-type="float" office:value="0.28566599999999992" table:formula="of:=[.C358]/1000*[.E358]" table:style-name="ce1">
            <text:p>0,285666</text:p>
          </table:table-cell>
          <table:table-cell table:number-columns-repeated="16378"/>
        </table:table-row>
        <table:table-row table:style-name="ro2">
          <table:table-cell office:value-type="time" office:time-value="PT15H55M29S" table:style-name="ce5">
            <text:p>15:55:29</text:p>
          </table:table-cell>
          <table:table-cell office:value-type="time" office:time-value="PT15H55M30S" table:style-name="ce5">
            <text:p>15:55:30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8499999999999998" table:style-name="ce1">
            <text:p>0,285</text:p>
          </table:table-cell>
          <table:table-cell office:value-type="float" office:value="0.28870499999999993" table:formula="of:=[.C359]/1000*[.E359]" table:style-name="ce1">
            <text:p>0,288705</text:p>
          </table:table-cell>
          <table:table-cell table:number-columns-repeated="16378"/>
        </table:table-row>
        <table:table-row table:style-name="ro2">
          <table:table-cell office:value-type="time" office:time-value="PT15H55M30S" table:style-name="ce5">
            <text:p>15:55:30</text:p>
          </table:table-cell>
          <table:table-cell office:value-type="time" office:time-value="PT15H55M31S" table:style-name="ce5">
            <text:p>15:55:31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29376999999999998" table:formula="of:=[.C360]/1000*[.E360]" table:style-name="ce1">
            <text:p>0,29377</text:p>
          </table:table-cell>
          <table:table-cell table:number-columns-repeated="16378"/>
        </table:table-row>
        <table:table-row table:style-name="ro2">
          <table:table-cell office:value-type="time" office:time-value="PT15H55M31S" table:style-name="ce5">
            <text:p>15:55:31</text:p>
          </table:table-cell>
          <table:table-cell office:value-type="time" office:time-value="PT15H55M32S" table:style-name="ce5">
            <text:p>15:55:32</text:p>
          </table:table-cell>
          <table:table-cell office:value-type="float" office:value="1014" table:style-name="ce1">
            <text:p>1014</text:p>
          </table:table-cell>
          <table:table-cell office:value-type="float" office:value="3.698" table:style-name="ce1">
            <text:p>3,698</text:p>
          </table:table-cell>
          <table:table-cell office:value-type="float" office:value="0.28100000000000003" table:style-name="ce1">
            <text:p>0,281</text:p>
          </table:table-cell>
          <table:table-cell office:value-type="float" office:value="0.28493400000000002" table:formula="of:=[.C361]/1000*[.E361]" table:style-name="ce1">
            <text:p>0,284934</text:p>
          </table:table-cell>
          <table:table-cell table:number-columns-repeated="16378"/>
        </table:table-row>
        <table:table-row table:style-name="ro2">
          <table:table-cell office:value-type="time" office:time-value="PT15H55M32S" table:style-name="ce5">
            <text:p>15:55:32</text:p>
          </table:table-cell>
          <table:table-cell office:value-type="time" office:time-value="PT15H55M33S" table:style-name="ce5">
            <text:p>15:55:33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28943199999999997" table:formula="of:=[.C362]/1000*[.E362]" table:style-name="ce1">
            <text:p>0,289432</text:p>
          </table:table-cell>
          <table:table-cell table:number-columns-repeated="16378"/>
        </table:table-row>
        <table:table-row table:style-name="ro2">
          <table:table-cell office:value-type="time" office:time-value="PT15H55M33S" table:style-name="ce5">
            <text:p>15:55:33</text:p>
          </table:table-cell>
          <table:table-cell office:value-type="time" office:time-value="PT15H55M34S" table:style-name="ce5">
            <text:p>15:55:34</text:p>
          </table:table-cell>
          <table:table-cell office:value-type="float" office:value="1011" table:style-name="ce1">
            <text:p>1011</text:p>
          </table:table-cell>
          <table:table-cell office:value-type="float" office:value="4.2039999999999997" table:style-name="ce1">
            <text:p>4,204</text:p>
          </table:table-cell>
          <table:table-cell office:value-type="float" office:value="0.28499999999999998" table:style-name="ce1">
            <text:p>0,285</text:p>
          </table:table-cell>
          <table:table-cell office:value-type="float" office:value="0.28813499999999992" table:formula="of:=[.C363]/1000*[.E363]" table:style-name="ce1">
            <text:p>0,288135</text:p>
          </table:table-cell>
          <table:table-cell table:number-columns-repeated="16378"/>
        </table:table-row>
        <table:table-row table:style-name="ro2">
          <table:table-cell office:value-type="time" office:time-value="PT15H55M34S" table:style-name="ce5">
            <text:p>15:55:34</text:p>
          </table:table-cell>
          <table:table-cell office:value-type="time" office:time-value="PT15H55M35S" table:style-name="ce5">
            <text:p>15:55:35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9199999999999998" table:style-name="ce1">
            <text:p>0,292</text:p>
          </table:table-cell>
          <table:table-cell office:value-type="float" office:value="0.29550399999999999" table:formula="of:=[.C364]/1000*[.E364]" table:style-name="ce1">
            <text:p>0,295504</text:p>
          </table:table-cell>
          <table:table-cell table:number-columns-repeated="16378"/>
        </table:table-row>
        <table:table-row table:style-name="ro2">
          <table:table-cell office:value-type="time" office:time-value="PT15H55M35S" table:style-name="ce5">
            <text:p>15:55:35</text:p>
          </table:table-cell>
          <table:table-cell office:value-type="time" office:time-value="PT15H55M36S" table:style-name="ce5">
            <text:p>15:55:36</text:p>
          </table:table-cell>
          <table:table-cell office:value-type="float" office:value="1009" table:style-name="ce1">
            <text:p>1009</text:p>
          </table:table-cell>
          <table:table-cell office:value-type="float" office:value="3.4689999999999999" table:style-name="ce1">
            <text:p>3,469</text:p>
          </table:table-cell>
          <table:table-cell office:value-type="float" office:value="0.29499999999999998" table:style-name="ce1">
            <text:p>0,295</text:p>
          </table:table-cell>
          <table:table-cell office:value-type="float" office:value="0.29765499999999995" table:formula="of:=[.C365]/1000*[.E365]" table:style-name="ce1">
            <text:p>0,297655</text:p>
          </table:table-cell>
          <table:table-cell table:number-columns-repeated="16378"/>
        </table:table-row>
        <table:table-row table:style-name="ro2">
          <table:table-cell office:value-type="time" office:time-value="PT15H55M36S" table:style-name="ce5">
            <text:p>15:55:36</text:p>
          </table:table-cell>
          <table:table-cell office:value-type="time" office:time-value="PT15H55M37S" table:style-name="ce5">
            <text:p>15:55:37</text:p>
          </table:table-cell>
          <table:table-cell office:value-type="float" office:value="1011" table:style-name="ce1">
            <text:p>1011</text:p>
          </table:table-cell>
          <table:table-cell office:value-type="float" office:value="4.2039999999999997" table:style-name="ce1">
            <text:p>4,204</text:p>
          </table:table-cell>
          <table:table-cell office:value-type="float" office:value="0.33700000000000002" table:style-name="ce1">
            <text:p>0,337</text:p>
          </table:table-cell>
          <table:table-cell office:value-type="float" office:value="0.34070699999999998" table:formula="of:=[.C366]/1000*[.E366]" table:style-name="ce1">
            <text:p>0,340707</text:p>
          </table:table-cell>
          <table:table-cell table:number-columns-repeated="16378"/>
        </table:table-row>
        <table:table-row table:style-name="ro2">
          <table:table-cell office:value-type="time" office:time-value="PT15H55M37S" table:style-name="ce5">
            <text:p>15:55:37</text:p>
          </table:table-cell>
          <table:table-cell office:value-type="time" office:time-value="PT15H55M38S" table:style-name="ce5">
            <text:p>15:55:38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08" table:style-name="ce1">
            <text:p>0,308</text:p>
          </table:table-cell>
          <table:table-cell office:value-type="float" office:value="0.31169599999999997" table:formula="of:=[.C367]/1000*[.E367]" table:style-name="ce1">
            <text:p>0,311696</text:p>
          </table:table-cell>
          <table:table-cell table:number-columns-repeated="16378"/>
        </table:table-row>
        <table:table-row table:style-name="ro2">
          <table:table-cell office:value-type="time" office:time-value="PT15H55M38S" table:style-name="ce5">
            <text:p>15:55:38</text:p>
          </table:table-cell>
          <table:table-cell office:value-type="time" office:time-value="PT15H55M39S" table:style-name="ce5">
            <text:p>15:55:39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9199999999999998" table:style-name="ce1">
            <text:p>0,292</text:p>
          </table:table-cell>
          <table:table-cell office:value-type="float" office:value="0.29579599999999995" table:formula="of:=[.C368]/1000*[.E368]" table:style-name="ce1">
            <text:p>0,295796</text:p>
          </table:table-cell>
          <table:table-cell table:number-columns-repeated="16378"/>
        </table:table-row>
        <table:table-row table:style-name="ro2">
          <table:table-cell office:value-type="time" office:time-value="PT15H55M39S" table:style-name="ce5">
            <text:p>15:55:39</text:p>
          </table:table-cell>
          <table:table-cell office:value-type="time" office:time-value="PT15H55M40S" table:style-name="ce5">
            <text:p>15:55:40</text:p>
          </table:table-cell>
          <table:table-cell office:value-type="float" office:value="1014" table:style-name="ce1">
            <text:p>1014</text:p>
          </table:table-cell>
          <table:table-cell office:value-type="float" office:value="3.9449999999999998" table:style-name="ce1">
            <text:p>3,945</text:p>
          </table:table-cell>
          <table:table-cell office:value-type="float" office:value="0.30099999999999999" table:style-name="ce1">
            <text:p>0,301</text:p>
          </table:table-cell>
          <table:table-cell office:value-type="float" office:value="0.30521399999999999" table:formula="of:=[.C369]/1000*[.E369]" table:style-name="ce1">
            <text:p>0,305214</text:p>
          </table:table-cell>
          <table:table-cell table:number-columns-repeated="16378"/>
        </table:table-row>
        <table:table-row table:style-name="ro2">
          <table:table-cell office:value-type="time" office:time-value="PT15H55M40S" table:style-name="ce5">
            <text:p>15:55:40</text:p>
          </table:table-cell>
          <table:table-cell office:value-type="time" office:time-value="PT15H55M41S" table:style-name="ce5">
            <text:p>15:55:41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2100000000000001" table:style-name="ce1">
            <text:p>0,321</text:p>
          </table:table-cell>
          <table:table-cell office:value-type="float" office:value="0.32517299999999999" table:formula="of:=[.C370]/1000*[.E370]" table:style-name="ce1">
            <text:p>0,325173</text:p>
          </table:table-cell>
          <table:table-cell table:number-columns-repeated="16378"/>
        </table:table-row>
        <table:table-row table:style-name="ro2">
          <table:table-cell office:value-type="time" office:time-value="PT15H55M41S" table:style-name="ce5">
            <text:p>15:55:41</text:p>
          </table:table-cell>
          <table:table-cell office:value-type="time" office:time-value="PT15H55M42S" table:style-name="ce5">
            <text:p>15:55:42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9799999999999999" table:style-name="ce1">
            <text:p>0,298</text:p>
          </table:table-cell>
          <table:table-cell office:value-type="float" office:value="0.30187399999999998" table:formula="of:=[.C371]/1000*[.E371]" table:style-name="ce1">
            <text:p>0,301874</text:p>
          </table:table-cell>
          <table:table-cell table:number-columns-repeated="16378"/>
        </table:table-row>
        <table:table-row table:style-name="ro2">
          <table:table-cell office:value-type="time" office:time-value="PT15H55M42S" table:style-name="ce5">
            <text:p>15:55:42</text:p>
          </table:table-cell>
          <table:table-cell office:value-type="time" office:time-value="PT15H55M43S" table:style-name="ce5">
            <text:p>15:55:43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30399999999999999" table:style-name="ce1">
            <text:p>0,304</text:p>
          </table:table-cell>
          <table:table-cell office:value-type="float" office:value="0.30795199999999995" table:formula="of:=[.C372]/1000*[.E372]" table:style-name="ce1">
            <text:p>0,307952</text:p>
          </table:table-cell>
          <table:table-cell table:number-columns-repeated="16378"/>
        </table:table-row>
        <table:table-row table:style-name="ro2">
          <table:table-cell office:value-type="time" office:time-value="PT15H55M43S" table:style-name="ce5">
            <text:p>15:55:43</text:p>
          </table:table-cell>
          <table:table-cell office:value-type="time" office:time-value="PT15H55M44S" table:style-name="ce5">
            <text:p>15:55:44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14" table:style-name="ce1">
            <text:p>0,314</text:p>
          </table:table-cell>
          <table:table-cell office:value-type="float" office:value="0.31808199999999998" table:formula="of:=[.C373]/1000*[.E373]" table:style-name="ce1">
            <text:p>0,318082</text:p>
          </table:table-cell>
          <table:table-cell table:number-columns-repeated="16378"/>
        </table:table-row>
        <table:table-row table:style-name="ro2">
          <table:table-cell office:value-type="time" office:time-value="PT15H55M44S" table:style-name="ce5">
            <text:p>15:55:44</text:p>
          </table:table-cell>
          <table:table-cell office:value-type="time" office:time-value="PT15H55M45S" table:style-name="ce5">
            <text:p>15:55:45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2300000000000001" table:style-name="ce1">
            <text:p>0,323</text:p>
          </table:table-cell>
          <table:table-cell office:value-type="float" office:value="0.326876" table:formula="of:=[.C374]/1000*[.E374]" table:style-name="ce1">
            <text:p>0,326876</text:p>
          </table:table-cell>
          <table:table-cell table:number-columns-repeated="16378"/>
        </table:table-row>
        <table:table-row table:style-name="ro2">
          <table:table-cell office:value-type="time" office:time-value="PT15H55M45S" table:style-name="ce5">
            <text:p>15:55:45</text:p>
          </table:table-cell>
          <table:table-cell office:value-type="time" office:time-value="PT15H55M46S" table:style-name="ce5">
            <text:p>15:55:46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14" table:style-name="ce1">
            <text:p>0,314</text:p>
          </table:table-cell>
          <table:table-cell office:value-type="float" office:value="0.31808199999999998" table:formula="of:=[.C375]/1000*[.E375]" table:style-name="ce1">
            <text:p>0,318082</text:p>
          </table:table-cell>
          <table:table-cell table:number-columns-repeated="16378"/>
        </table:table-row>
        <table:table-row table:style-name="ro2">
          <table:table-cell office:value-type="time" office:time-value="PT15H55M46S" table:style-name="ce5">
            <text:p>15:55:46</text:p>
          </table:table-cell>
          <table:table-cell office:value-type="time" office:time-value="PT15H55M47S" table:style-name="ce5">
            <text:p>15:55:47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2200000000000001" table:style-name="ce1">
            <text:p>0,322</text:p>
          </table:table-cell>
          <table:table-cell office:value-type="float" office:value="0.32586399999999999" table:formula="of:=[.C376]/1000*[.E376]" table:style-name="ce1">
            <text:p>0,325864</text:p>
          </table:table-cell>
          <table:table-cell table:number-columns-repeated="16378"/>
        </table:table-row>
        <table:table-row table:style-name="ro2">
          <table:table-cell office:value-type="time" office:time-value="PT15H55M47S" table:style-name="ce5">
            <text:p>15:55:47</text:p>
          </table:table-cell>
          <table:table-cell office:value-type="time" office:time-value="PT15H55M48S" table:style-name="ce5">
            <text:p>15:55:48</text:p>
          </table:table-cell>
          <table:table-cell office:value-type="float" office:value="1011" table:style-name="ce1">
            <text:p>1011</text:p>
          </table:table-cell>
          <table:table-cell office:value-type="float" office:value="3.7090000000000001" table:style-name="ce1">
            <text:p>3,709</text:p>
          </table:table-cell>
          <table:table-cell office:value-type="float" office:value="0.311" table:style-name="ce1">
            <text:p>0,311</text:p>
          </table:table-cell>
          <table:table-cell office:value-type="float" office:value="0.31442099999999995" table:formula="of:=[.C377]/1000*[.E377]" table:style-name="ce1">
            <text:p>0,314421</text:p>
          </table:table-cell>
          <table:table-cell table:number-columns-repeated="16378"/>
        </table:table-row>
        <table:table-row table:style-name="ro2">
          <table:table-cell office:value-type="time" office:time-value="PT15H55M48S" table:style-name="ce5">
            <text:p>15:55:48</text:p>
          </table:table-cell>
          <table:table-cell office:value-type="time" office:time-value="PT15H55M49S" table:style-name="ce5">
            <text:p>15:55:49</text:p>
          </table:table-cell>
          <table:table-cell office:value-type="float" office:value="1010" table:style-name="ce1">
            <text:p>1010</text:p>
          </table:table-cell>
          <table:table-cell office:value-type="float" office:value="3.96" table:style-name="ce1">
            <text:p>3,96</text:p>
          </table:table-cell>
          <table:table-cell office:value-type="float" office:value="0.31" table:style-name="ce1">
            <text:p>0,31</text:p>
          </table:table-cell>
          <table:table-cell office:value-type="float" office:value="0.31309999999999999" table:formula="of:=[.C378]/1000*[.E378]" table:style-name="ce1">
            <text:p>0,3131</text:p>
          </table:table-cell>
          <table:table-cell table:number-columns-repeated="16378"/>
        </table:table-row>
        <table:table-row table:style-name="ro2">
          <table:table-cell office:value-type="time" office:time-value="PT15H55M49S" table:style-name="ce5">
            <text:p>15:55:49</text:p>
          </table:table-cell>
          <table:table-cell office:value-type="time" office:time-value="PT15H55M50S" table:style-name="ce5">
            <text:p>15:55:50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33900000000000002" table:style-name="ce1">
            <text:p>0,339</text:p>
          </table:table-cell>
          <table:table-cell office:value-type="float" office:value="0.34408499999999997" table:formula="of:=[.C379]/1000*[.E379]" table:style-name="ce1">
            <text:p>0,344085</text:p>
          </table:table-cell>
          <table:table-cell table:number-columns-repeated="16378"/>
        </table:table-row>
        <table:table-row table:style-name="ro2">
          <table:table-cell office:value-type="time" office:time-value="PT15H55M50S" table:style-name="ce5">
            <text:p>15:55:50</text:p>
          </table:table-cell>
          <table:table-cell office:value-type="time" office:time-value="PT15H55M51S" table:style-name="ce5">
            <text:p>15:55:51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317" table:style-name="ce1">
            <text:p>0,317</text:p>
          </table:table-cell>
          <table:table-cell office:value-type="float" office:value="0.32080400000000003" table:formula="of:=[.C380]/1000*[.E380]" table:style-name="ce1">
            <text:p>0,320804</text:p>
          </table:table-cell>
          <table:table-cell table:number-columns-repeated="16378"/>
        </table:table-row>
        <table:table-row table:style-name="ro2">
          <table:table-cell office:value-type="time" office:time-value="PT15H55M51S" table:style-name="ce5">
            <text:p>15:55:51</text:p>
          </table:table-cell>
          <table:table-cell office:value-type="time" office:time-value="PT15H55M52S" table:style-name="ce5">
            <text:p>15:55:52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2900000000000001" table:style-name="ce1">
            <text:p>0,329</text:p>
          </table:table-cell>
          <table:table-cell office:value-type="float" office:value="0.33327699999999999" table:formula="of:=[.C381]/1000*[.E381]" table:style-name="ce1">
            <text:p>0,333277</text:p>
          </table:table-cell>
          <table:table-cell table:number-columns-repeated="16378"/>
        </table:table-row>
        <table:table-row table:style-name="ro2">
          <table:table-cell office:value-type="time" office:time-value="PT15H55M52S" table:style-name="ce5">
            <text:p>15:55:52</text:p>
          </table:table-cell>
          <table:table-cell office:value-type="time" office:time-value="PT15H55M53S" table:style-name="ce5">
            <text:p>15:55:53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18" table:style-name="ce1">
            <text:p>0,318</text:p>
          </table:table-cell>
          <table:table-cell office:value-type="float" office:value="0.32213399999999998" table:formula="of:=[.C382]/1000*[.E382]" table:style-name="ce1">
            <text:p>0,322134</text:p>
          </table:table-cell>
          <table:table-cell table:number-columns-repeated="16378"/>
        </table:table-row>
        <table:table-row table:style-name="ro2">
          <table:table-cell office:value-type="time" office:time-value="PT15H55M53S" table:style-name="ce5">
            <text:p>15:55:53</text:p>
          </table:table-cell>
          <table:table-cell office:value-type="time" office:time-value="PT15H55M54S" table:style-name="ce5">
            <text:p>15:55:54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2800000000000001" table:style-name="ce1">
            <text:p>0,328</text:p>
          </table:table-cell>
          <table:table-cell office:value-type="float" office:value="0.332264" table:formula="of:=[.C383]/1000*[.E383]" table:style-name="ce1">
            <text:p>0,332264</text:p>
          </table:table-cell>
          <table:table-cell table:number-columns-repeated="16378"/>
        </table:table-row>
        <table:table-row table:style-name="ro2">
          <table:table-cell office:value-type="time" office:time-value="PT15H55M54S" table:style-name="ce5">
            <text:p>15:55:54</text:p>
          </table:table-cell>
          <table:table-cell office:value-type="time" office:time-value="PT15H55M55S" table:style-name="ce5">
            <text:p>15:55:55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2300000000000001" table:style-name="ce1">
            <text:p>0,323</text:p>
          </table:table-cell>
          <table:table-cell office:value-type="float" office:value="0.32719899999999996" table:formula="of:=[.C384]/1000*[.E384]" table:style-name="ce1">
            <text:p>0,327199</text:p>
          </table:table-cell>
          <table:table-cell table:number-columns-repeated="16378"/>
        </table:table-row>
        <table:table-row table:style-name="ro2">
          <table:table-cell office:value-type="time" office:time-value="PT15H55M55S" table:style-name="ce5">
            <text:p>15:55:55</text:p>
          </table:table-cell>
          <table:table-cell office:value-type="time" office:time-value="PT15H55M56S" table:style-name="ce5">
            <text:p>15:55:56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3500000000000002" table:style-name="ce1">
            <text:p>0,335</text:p>
          </table:table-cell>
          <table:table-cell office:value-type="float" office:value="0.33935499999999996" table:formula="of:=[.C385]/1000*[.E385]" table:style-name="ce1">
            <text:p>0,339355</text:p>
          </table:table-cell>
          <table:table-cell table:number-columns-repeated="16378"/>
        </table:table-row>
        <table:table-row table:style-name="ro2">
          <table:table-cell office:value-type="time" office:time-value="PT15H55M56S" table:style-name="ce5">
            <text:p>15:55:56</text:p>
          </table:table-cell>
          <table:table-cell office:value-type="time" office:time-value="PT15H55M57S" table:style-name="ce5">
            <text:p>15:55:57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5" table:style-name="ce1">
            <text:p>0,35</text:p>
          </table:table-cell>
          <table:table-cell office:value-type="float" office:value="0.35454999999999992" table:formula="of:=[.C386]/1000*[.E386]" table:style-name="ce1">
            <text:p>0,35455</text:p>
          </table:table-cell>
          <table:table-cell table:number-columns-repeated="16378"/>
        </table:table-row>
        <table:table-row table:style-name="ro2">
          <table:table-cell office:value-type="time" office:time-value="PT15H55M57S" table:style-name="ce5">
            <text:p>15:55:57</text:p>
          </table:table-cell>
          <table:table-cell office:value-type="time" office:time-value="PT15H55M58S" table:style-name="ce5">
            <text:p>15:55:58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6599999999999999" table:style-name="ce1">
            <text:p>0,366</text:p>
          </table:table-cell>
          <table:table-cell office:value-type="float" office:value="0.370392" table:formula="of:=[.C387]/1000*[.E387]" table:style-name="ce1">
            <text:p>0,370392</text:p>
          </table:table-cell>
          <table:table-cell table:number-columns-repeated="16378"/>
        </table:table-row>
        <table:table-row table:style-name="ro2">
          <table:table-cell office:value-type="time" office:time-value="PT15H55M58S" table:style-name="ce5">
            <text:p>15:55:58</text:p>
          </table:table-cell>
          <table:table-cell office:value-type="time" office:time-value="PT15H55M59S" table:style-name="ce5">
            <text:p>15:55:59</text:p>
          </table:table-cell>
          <table:table-cell office:value-type="float" office:value="1011" table:style-name="ce1">
            <text:p>1011</text:p>
          </table:table-cell>
          <table:table-cell office:value-type="float" office:value="4.2039999999999997" table:style-name="ce1">
            <text:p>4,204</text:p>
          </table:table-cell>
          <table:table-cell office:value-type="float" office:value="0.34300000000000003" table:style-name="ce1">
            <text:p>0,343</text:p>
          </table:table-cell>
          <table:table-cell office:value-type="float" office:value="0.346773" table:formula="of:=[.C388]/1000*[.E388]" table:style-name="ce1">
            <text:p>0,346773</text:p>
          </table:table-cell>
          <table:table-cell table:number-columns-repeated="16378"/>
        </table:table-row>
        <table:table-row table:style-name="ro2">
          <table:table-cell office:value-type="time" office:time-value="PT15H55M59S" table:style-name="ce5">
            <text:p>15:55:59</text:p>
          </table:table-cell>
          <table:table-cell office:value-type="time" office:time-value="PT15H56M0S" table:style-name="ce5">
            <text:p>15:56:00</text:p>
          </table:table-cell>
          <table:table-cell office:value-type="float" office:value="1011" table:style-name="ce1">
            <text:p>1011</text:p>
          </table:table-cell>
          <table:table-cell office:value-type="float" office:value="4.4509999999999996" table:style-name="ce1">
            <text:p>4,451</text:p>
          </table:table-cell>
          <table:table-cell office:value-type="float" office:value="0.34300000000000003" table:style-name="ce1">
            <text:p>0,343</text:p>
          </table:table-cell>
          <table:table-cell office:value-type="float" office:value="0.346773" table:formula="of:=[.C389]/1000*[.E389]" table:style-name="ce1">
            <text:p>0,346773</text:p>
          </table:table-cell>
          <table:table-cell table:number-columns-repeated="16378"/>
        </table:table-row>
        <table:table-row table:style-name="ro2">
          <table:table-cell office:value-type="time" office:time-value="PT15H56M0S" table:style-name="ce5">
            <text:p>15:56:00</text:p>
          </table:table-cell>
          <table:table-cell office:value-type="time" office:time-value="PT15H56M1S" table:style-name="ce5">
            <text:p>15:56:01</text:p>
          </table:table-cell>
          <table:table-cell office:value-type="float" office:value="1011" table:style-name="ce1">
            <text:p>1011</text:p>
          </table:table-cell>
          <table:table-cell office:value-type="float" office:value="4.4509999999999996" table:style-name="ce1">
            <text:p>4,451</text:p>
          </table:table-cell>
          <table:table-cell office:value-type="float" office:value="0.375" table:style-name="ce1">
            <text:p>0,375</text:p>
          </table:table-cell>
          <table:table-cell office:value-type="float" office:value="0.37912499999999993" table:formula="of:=[.C390]/1000*[.E390]" table:style-name="ce1">
            <text:p>0,379125</text:p>
          </table:table-cell>
          <table:table-cell table:number-columns-repeated="16378"/>
        </table:table-row>
        <table:table-row table:style-name="ro2">
          <table:table-cell office:value-type="time" office:time-value="PT15H56M1S" table:style-name="ce5">
            <text:p>15:56:01</text:p>
          </table:table-cell>
          <table:table-cell office:value-type="time" office:time-value="PT15H56M2S" table:style-name="ce5">
            <text:p>15:56:02</text:p>
          </table:table-cell>
          <table:table-cell office:value-type="float" office:value="1010" table:style-name="ce1">
            <text:p>1010</text:p>
          </table:table-cell>
          <table:table-cell office:value-type="float" office:value="5.6929999999999996" table:style-name="ce1">
            <text:p>5,693</text:p>
          </table:table-cell>
          <table:table-cell office:value-type="float" office:value="0.39" table:style-name="ce1">
            <text:p>0,39</text:p>
          </table:table-cell>
          <table:table-cell office:value-type="float" office:value="0.39390000000000003" table:formula="of:=[.C391]/1000*[.E391]" table:style-name="ce1">
            <text:p>0,3939</text:p>
          </table:table-cell>
          <table:table-cell table:number-columns-repeated="16378"/>
        </table:table-row>
        <table:table-row table:style-name="ro2">
          <table:table-cell office:value-type="time" office:time-value="PT15H56M2S" table:style-name="ce5">
            <text:p>15:56:02</text:p>
          </table:table-cell>
          <table:table-cell office:value-type="time" office:time-value="PT15H56M3S" table:style-name="ce5">
            <text:p>15:56:03</text:p>
          </table:table-cell>
          <table:table-cell office:value-type="float" office:value="1009" table:style-name="ce1">
            <text:p>1009</text:p>
          </table:table-cell>
          <table:table-cell office:value-type="float" office:value="4.46" table:style-name="ce1">
            <text:p>4,46</text:p>
          </table:table-cell>
          <table:table-cell office:value-type="float" office:value="0.34" table:style-name="ce1">
            <text:p>0,34</text:p>
          </table:table-cell>
          <table:table-cell office:value-type="float" office:value="0.34305999999999998" table:formula="of:=[.C392]/1000*[.E392]" table:style-name="ce1">
            <text:p>0,34306</text:p>
          </table:table-cell>
          <table:table-cell table:number-columns-repeated="16378"/>
        </table:table-row>
        <table:table-row table:style-name="ro2">
          <table:table-cell office:value-type="time" office:time-value="PT15H56M3S" table:style-name="ce5">
            <text:p>15:56:03</text:p>
          </table:table-cell>
          <table:table-cell office:value-type="time" office:time-value="PT15H56M4S" table:style-name="ce5">
            <text:p>15:56:04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5299999999999998" table:style-name="ce1">
            <text:p>0,353</text:p>
          </table:table-cell>
          <table:table-cell office:value-type="float" office:value="0.357236" table:formula="of:=[.C393]/1000*[.E393]" table:style-name="ce1">
            <text:p>0,357236</text:p>
          </table:table-cell>
          <table:table-cell table:number-columns-repeated="16378"/>
        </table:table-row>
        <table:table-row table:style-name="ro2">
          <table:table-cell office:value-type="time" office:time-value="PT15H56M4S" table:style-name="ce5">
            <text:p>15:56:04</text:p>
          </table:table-cell>
          <table:table-cell office:value-type="time" office:time-value="PT15H56M5S" table:style-name="ce5">
            <text:p>15:56:05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0.42444699999999996" table:formula="of:=[.C394]/1000*[.E394]" table:style-name="ce1">
            <text:p>0,424447</text:p>
          </table:table-cell>
          <table:table-cell table:number-columns-repeated="16378"/>
        </table:table-row>
        <table:table-row table:style-name="ro2">
          <table:table-cell office:value-type="time" office:time-value="PT15H56M5S" table:style-name="ce5">
            <text:p>15:56:05</text:p>
          </table:table-cell>
          <table:table-cell office:value-type="time" office:time-value="PT15H56M6S" table:style-name="ce5">
            <text:p>15:56:06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0.36974499999999993" table:formula="of:=[.C395]/1000*[.E395]" table:style-name="ce1">
            <text:p>0,369745</text:p>
          </table:table-cell>
          <table:table-cell table:number-columns-repeated="16378"/>
        </table:table-row>
        <table:table-row table:style-name="ro2">
          <table:table-cell office:value-type="time" office:time-value="PT15H56M6S" table:style-name="ce5">
            <text:p>15:56:06</text:p>
          </table:table-cell>
          <table:table-cell office:value-type="time" office:time-value="PT15H56M7S" table:style-name="ce5">
            <text:p>15:56:07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36599999999999999" table:style-name="ce1">
            <text:p>0,366</text:p>
          </table:table-cell>
          <table:table-cell office:value-type="float" office:value="0.37075799999999998" table:formula="of:=[.C396]/1000*[.E396]" table:style-name="ce1">
            <text:p>0,370758</text:p>
          </table:table-cell>
          <table:table-cell table:number-columns-repeated="16378"/>
        </table:table-row>
        <table:table-row table:style-name="ro2">
          <table:table-cell office:value-type="time" office:time-value="PT15H56M7S" table:style-name="ce5">
            <text:p>15:56:07</text:p>
          </table:table-cell>
          <table:table-cell office:value-type="time" office:time-value="PT15H56M8S" table:style-name="ce5">
            <text:p>15:56:08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5299999999999998" table:style-name="ce1">
            <text:p>0,353</text:p>
          </table:table-cell>
          <table:table-cell office:value-type="float" office:value="0.35758899999999993" table:formula="of:=[.C397]/1000*[.E397]" table:style-name="ce1">
            <text:p>0,357589</text:p>
          </table:table-cell>
          <table:table-cell table:number-columns-repeated="16378"/>
        </table:table-row>
        <table:table-row table:style-name="ro2">
          <table:table-cell office:value-type="time" office:time-value="PT15H56M8S" table:style-name="ce5">
            <text:p>15:56:08</text:p>
          </table:table-cell>
          <table:table-cell office:value-type="time" office:time-value="PT15H56M9S" table:style-name="ce5">
            <text:p>15:56:09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6399999999999999" table:style-name="ce1">
            <text:p>0,364</text:p>
          </table:table-cell>
          <table:table-cell office:value-type="float" office:value="0.36873199999999995" table:formula="of:=[.C398]/1000*[.E398]" table:style-name="ce1">
            <text:p>0,368732</text:p>
          </table:table-cell>
          <table:table-cell table:number-columns-repeated="16378"/>
        </table:table-row>
        <table:table-row table:style-name="ro2">
          <table:table-cell office:value-type="time" office:time-value="PT15H56M9S" table:style-name="ce5">
            <text:p>15:56:09</text:p>
          </table:table-cell>
          <table:table-cell office:value-type="time" office:time-value="PT15H56M10S" table:style-name="ce5">
            <text:p>15:56:10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73" table:style-name="ce1">
            <text:p>0,373</text:p>
          </table:table-cell>
          <table:table-cell office:value-type="float" office:value="0.37784899999999993" table:formula="of:=[.C399]/1000*[.E399]" table:style-name="ce1">
            <text:p>0,377849</text:p>
          </table:table-cell>
          <table:table-cell table:number-columns-repeated="16378"/>
        </table:table-row>
        <table:table-row table:style-name="ro2">
          <table:table-cell office:value-type="time" office:time-value="PT15H56M10S" table:style-name="ce5">
            <text:p>15:56:10</text:p>
          </table:table-cell>
          <table:table-cell office:value-type="time" office:time-value="PT15H56M11S" table:style-name="ce5">
            <text:p>15:56:11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79" table:style-name="ce1">
            <text:p>0,379</text:p>
          </table:table-cell>
          <table:table-cell office:value-type="float" office:value="0.383548" table:formula="of:=[.C400]/1000*[.E400]" table:style-name="ce1">
            <text:p>0,383548</text:p>
          </table:table-cell>
          <table:table-cell table:number-columns-repeated="16378"/>
        </table:table-row>
        <table:table-row table:style-name="ro2">
          <table:table-cell office:value-type="time" office:time-value="PT15H56M11S" table:style-name="ce5">
            <text:p>15:56:11</text:p>
          </table:table-cell>
          <table:table-cell office:value-type="time" office:time-value="PT15H56M12S" table:style-name="ce5">
            <text:p>15:56:12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6599999999999999" table:style-name="ce1">
            <text:p>0,366</text:p>
          </table:table-cell>
          <table:table-cell office:value-type="float" office:value="0.37075799999999998" table:formula="of:=[.C401]/1000*[.E401]" table:style-name="ce1">
            <text:p>0,370758</text:p>
          </table:table-cell>
          <table:table-cell table:number-columns-repeated="16378"/>
        </table:table-row>
        <table:table-row table:style-name="ro2">
          <table:table-cell office:value-type="time" office:time-value="PT15H56M12S" table:style-name="ce5">
            <text:p>15:56:12</text:p>
          </table:table-cell>
          <table:table-cell office:value-type="time" office:time-value="PT15H56M13S" table:style-name="ce5">
            <text:p>15:56:13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74" table:style-name="ce1">
            <text:p>0,374</text:p>
          </table:table-cell>
          <table:table-cell office:value-type="float" office:value="0.37886199999999998" table:formula="of:=[.C402]/1000*[.E402]" table:style-name="ce1">
            <text:p>0,378862</text:p>
          </table:table-cell>
          <table:table-cell table:number-columns-repeated="16378"/>
        </table:table-row>
        <table:table-row table:style-name="ro2">
          <table:table-cell office:value-type="time" office:time-value="PT15H56M13S" table:style-name="ce5">
            <text:p>15:56:13</text:p>
          </table:table-cell>
          <table:table-cell office:value-type="time" office:time-value="PT15H56M14S" table:style-name="ce5">
            <text:p>15:56:14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72" table:style-name="ce1">
            <text:p>0,372</text:p>
          </table:table-cell>
          <table:table-cell office:value-type="float" office:value="0.37646400000000002" table:formula="of:=[.C403]/1000*[.E403]" table:style-name="ce1">
            <text:p>0,376464</text:p>
          </table:table-cell>
          <table:table-cell table:number-columns-repeated="16378"/>
        </table:table-row>
        <table:table-row table:style-name="ro2">
          <table:table-cell office:value-type="time" office:time-value="PT15H56M14S" table:style-name="ce5">
            <text:p>15:56:14</text:p>
          </table:table-cell>
          <table:table-cell office:value-type="time" office:time-value="PT15H56M15S" table:style-name="ce5">
            <text:p>15:56:15</text:p>
          </table:table-cell>
          <table:table-cell office:value-type="float" office:value="1010" table:style-name="ce1">
            <text:p>1010</text:p>
          </table:table-cell>
          <table:table-cell office:value-type="float" office:value="5.1980000000000004" table:style-name="ce1">
            <text:p>5,198</text:p>
          </table:table-cell>
          <table:table-cell office:value-type="float" office:value="0.39" table:style-name="ce1">
            <text:p>0,39</text:p>
          </table:table-cell>
          <table:table-cell office:value-type="float" office:value="0.39390000000000003" table:formula="of:=[.C404]/1000*[.E404]" table:style-name="ce1">
            <text:p>0,3939</text:p>
          </table:table-cell>
          <table:table-cell table:number-columns-repeated="16378"/>
        </table:table-row>
        <table:table-row table:style-name="ro2">
          <table:table-cell office:value-type="time" office:time-value="PT15H56M15S" table:style-name="ce5">
            <text:p>15:56:15</text:p>
          </table:table-cell>
          <table:table-cell office:value-type="time" office:time-value="PT15H56M16S" table:style-name="ce5">
            <text:p>15:56:16</text:p>
          </table:table-cell>
          <table:table-cell office:value-type="float" office:value="1010" table:style-name="ce1">
            <text:p>1010</text:p>
          </table:table-cell>
          <table:table-cell office:value-type="float" office:value="4.2080000000000002" table:style-name="ce1">
            <text:p>4,208</text:p>
          </table:table-cell>
          <table:table-cell office:value-type="float" office:value="0.33800000000000002" table:style-name="ce1">
            <text:p>0,338</text:p>
          </table:table-cell>
          <table:table-cell office:value-type="float" office:value="0.34138000000000002" table:formula="of:=[.C405]/1000*[.E405]" table:style-name="ce1">
            <text:p>0,34138</text:p>
          </table:table-cell>
          <table:table-cell table:number-columns-repeated="16378"/>
        </table:table-row>
        <table:table-row table:style-name="ro2">
          <table:table-cell office:value-type="time" office:time-value="PT15H56M16S" table:style-name="ce5">
            <text:p>15:56:16</text:p>
          </table:table-cell>
          <table:table-cell office:value-type="time" office:time-value="PT15H56M18S" table:style-name="ce5">
            <text:p>15:56:18</text:p>
          </table:table-cell>
          <table:table-cell office:value-type="float" office:value="1009" table:style-name="ce1">
            <text:p>1009</text:p>
          </table:table-cell>
          <table:table-cell office:value-type="float" office:value="4.2119999999999997" table:style-name="ce1">
            <text:p>4,212</text:p>
          </table:table-cell>
          <table:table-cell office:value-type="float" office:value="0.39600000000000002" table:style-name="ce1">
            <text:p>0,396</text:p>
          </table:table-cell>
          <table:table-cell office:value-type="float" office:value="0.39956399999999997" table:formula="of:=[.C406]/1000*[.E406]" table:style-name="ce1">
            <text:p>0,399564</text:p>
          </table:table-cell>
          <table:table-cell table:number-columns-repeated="16378"/>
        </table:table-row>
        <table:table-row table:style-name="ro2">
          <table:table-cell office:value-type="time" office:time-value="PT15H56M18S" table:style-name="ce5">
            <text:p>15:56:18</text:p>
          </table:table-cell>
          <table:table-cell office:value-type="time" office:time-value="PT15H56M19S" table:style-name="ce5">
            <text:p>15:56:19</text:p>
          </table:table-cell>
          <table:table-cell office:value-type="float" office:value="1011" table:style-name="ce1">
            <text:p>1011</text:p>
          </table:table-cell>
          <table:table-cell office:value-type="float" office:value="4.9459999999999997" table:style-name="ce1">
            <text:p>4,946</text:p>
          </table:table-cell>
          <table:table-cell office:value-type="float" office:value="0.39500000000000002" table:style-name="ce1">
            <text:p>0,395</text:p>
          </table:table-cell>
          <table:table-cell office:value-type="float" office:value="0.39934500000000001" table:formula="of:=[.C407]/1000*[.E407]" table:style-name="ce1">
            <text:p>0,399345</text:p>
          </table:table-cell>
          <table:table-cell table:number-columns-repeated="16378"/>
        </table:table-row>
        <table:table-row table:style-name="ro2">
          <table:table-cell office:value-type="time" office:time-value="PT15H56M19S" table:style-name="ce5">
            <text:p>15:56:19</text:p>
          </table:table-cell>
          <table:table-cell office:value-type="time" office:time-value="PT15H56M20S" table:style-name="ce5">
            <text:p>15:56:20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9100000000000001" table:style-name="ce1">
            <text:p>0,391</text:p>
          </table:table-cell>
          <table:table-cell office:value-type="float" office:value="0.39608299999999996" table:formula="of:=[.C408]/1000*[.E408]" table:style-name="ce1">
            <text:p>0,396083</text:p>
          </table:table-cell>
          <table:table-cell table:number-columns-repeated="16378"/>
        </table:table-row>
        <table:table-row table:style-name="ro2">
          <table:table-cell office:value-type="time" office:time-value="PT15H56M20S" table:style-name="ce5">
            <text:p>15:56:20</text:p>
          </table:table-cell>
          <table:table-cell office:value-type="time" office:time-value="PT15H56M21S" table:style-name="ce5">
            <text:p>15:56:21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0.42444699999999996" table:formula="of:=[.C409]/1000*[.E409]" table:style-name="ce1">
            <text:p>0,424447</text:p>
          </table:table-cell>
          <table:table-cell table:number-columns-repeated="16378"/>
        </table:table-row>
        <table:table-row table:style-name="ro2">
          <table:table-cell office:value-type="time" office:time-value="PT15H56M21S" table:style-name="ce5">
            <text:p>15:56:21</text:p>
          </table:table-cell>
          <table:table-cell office:value-type="time" office:time-value="PT15H56M22S" table:style-name="ce5">
            <text:p>15:56:22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44" table:style-name="ce1">
            <text:p>0,44</text:p>
          </table:table-cell>
          <table:table-cell office:value-type="float" office:value="0.44571999999999995" table:formula="of:=[.C410]/1000*[.E410]" table:style-name="ce1">
            <text:p>0,44572</text:p>
          </table:table-cell>
          <table:table-cell table:number-columns-repeated="16378"/>
        </table:table-row>
        <table:table-row table:style-name="ro2">
          <table:table-cell office:value-type="time" office:time-value="PT15H56M22S" table:style-name="ce5">
            <text:p>15:56:22</text:p>
          </table:table-cell>
          <table:table-cell office:value-type="time" office:time-value="PT15H56M23S" table:style-name="ce5">
            <text:p>15:56:23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44700000000000001" table:style-name="ce1">
            <text:p>0,447</text:p>
          </table:table-cell>
          <table:table-cell office:value-type="float" office:value="0.45281099999999996" table:formula="of:=[.C411]/1000*[.E411]" table:style-name="ce1">
            <text:p>0,452811</text:p>
          </table:table-cell>
          <table:table-cell table:number-columns-repeated="16378"/>
        </table:table-row>
        <table:table-row table:style-name="ro2">
          <table:table-cell office:value-type="time" office:time-value="PT15H56M23S" table:style-name="ce5">
            <text:p>15:56:23</text:p>
          </table:table-cell>
          <table:table-cell office:value-type="time" office:time-value="PT15H56M24S" table:style-name="ce5">
            <text:p>15:56:24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9400000000000002" table:style-name="ce1">
            <text:p>0,394</text:p>
          </table:table-cell>
          <table:table-cell office:value-type="float" office:value="0.39872800000000003" table:formula="of:=[.C412]/1000*[.E412]" table:style-name="ce1">
            <text:p>0,398728</text:p>
          </table:table-cell>
          <table:table-cell table:number-columns-repeated="16378"/>
        </table:table-row>
        <table:table-row table:style-name="ro2">
          <table:table-cell office:value-type="time" office:time-value="PT15H56M24S" table:style-name="ce5">
            <text:p>15:56:24</text:p>
          </table:table-cell>
          <table:table-cell office:value-type="time" office:time-value="PT15H56M25S" table:style-name="ce5">
            <text:p>15:56:25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40600000000000003" table:style-name="ce1">
            <text:p>0,406</text:p>
          </table:table-cell>
          <table:table-cell office:value-type="float" office:value="0.41127799999999998" table:formula="of:=[.C413]/1000*[.E413]" table:style-name="ce1">
            <text:p>0,411278</text:p>
          </table:table-cell>
          <table:table-cell table:number-columns-repeated="16378"/>
        </table:table-row>
        <table:table-row table:style-name="ro2">
          <table:table-cell office:value-type="time" office:time-value="PT15H56M25S" table:style-name="ce5">
            <text:p>15:56:25</text:p>
          </table:table-cell>
          <table:table-cell office:value-type="time" office:time-value="PT15H56M26S" table:style-name="ce5">
            <text:p>15:56:26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1799999999999998" table:style-name="ce1">
            <text:p>0,418</text:p>
          </table:table-cell>
          <table:table-cell office:value-type="float" office:value="0.42343399999999992" table:formula="of:=[.C414]/1000*[.E414]" table:style-name="ce1">
            <text:p>0,423434</text:p>
          </table:table-cell>
          <table:table-cell table:number-columns-repeated="16378"/>
        </table:table-row>
        <table:table-row table:style-name="ro2">
          <table:table-cell office:value-type="time" office:time-value="PT15H56M26S" table:style-name="ce5">
            <text:p>15:56:26</text:p>
          </table:table-cell>
          <table:table-cell office:value-type="time" office:time-value="PT15H56M27S" table:style-name="ce5">
            <text:p>15:56:27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41" table:style-name="ce1">
            <text:p>0,41</text:p>
          </table:table-cell>
          <table:table-cell office:value-type="float" office:value="0.41491999999999996" table:formula="of:=[.C415]/1000*[.E415]" table:style-name="ce1">
            <text:p>0,41492</text:p>
          </table:table-cell>
          <table:table-cell table:number-columns-repeated="16378"/>
        </table:table-row>
        <table:table-row table:style-name="ro2">
          <table:table-cell office:value-type="time" office:time-value="PT15H56M27S" table:style-name="ce5">
            <text:p>15:56:27</text:p>
          </table:table-cell>
          <table:table-cell office:value-type="time" office:time-value="PT15H56M28S" table:style-name="ce5">
            <text:p>15:56:28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41599999999999998" table:style-name="ce1">
            <text:p>0,416</text:p>
          </table:table-cell>
          <table:table-cell office:value-type="float" office:value="0.42099199999999998" table:formula="of:=[.C416]/1000*[.E416]" table:style-name="ce1">
            <text:p>0,420992</text:p>
          </table:table-cell>
          <table:table-cell table:number-columns-repeated="16378"/>
        </table:table-row>
        <table:table-row table:style-name="ro2">
          <table:table-cell office:value-type="time" office:time-value="PT15H56M28S" table:style-name="ce5">
            <text:p>15:56:28</text:p>
          </table:table-cell>
          <table:table-cell office:value-type="time" office:time-value="PT15H56M29S" table:style-name="ce5">
            <text:p>15:56:29</text:p>
          </table:table-cell>
          <table:table-cell office:value-type="float" office:value="1010" table:style-name="ce1">
            <text:p>1010</text:p>
          </table:table-cell>
          <table:table-cell office:value-type="float" office:value="4.95" table:style-name="ce1">
            <text:p>4,95</text:p>
          </table:table-cell>
          <table:table-cell office:value-type="float" office:value="0.42699999999999999" table:style-name="ce1">
            <text:p>0,427</text:p>
          </table:table-cell>
          <table:table-cell office:value-type="float" office:value="0.43126999999999999" table:formula="of:=[.C417]/1000*[.E417]" table:style-name="ce1">
            <text:p>0,43127</text:p>
          </table:table-cell>
          <table:table-cell table:number-columns-repeated="16378"/>
        </table:table-row>
        <table:table-row table:style-name="ro2">
          <table:table-cell office:value-type="time" office:time-value="PT15H56M29S" table:style-name="ce5">
            <text:p>15:56:29</text:p>
          </table:table-cell>
          <table:table-cell office:value-type="time" office:time-value="PT15H56M30S" table:style-name="ce5">
            <text:p>15:56:30</text:p>
          </table:table-cell>
          <table:table-cell office:value-type="float" office:value="1010" table:style-name="ce1">
            <text:p>1010</text:p>
          </table:table-cell>
          <table:table-cell office:value-type="float" office:value="4.4550000000000001" table:style-name="ce1">
            <text:p>4,455</text:p>
          </table:table-cell>
          <table:table-cell office:value-type="float" office:value="0.39200000000000002" table:style-name="ce1">
            <text:p>0,392</text:p>
          </table:table-cell>
          <table:table-cell office:value-type="float" office:value="0.39591999999999999" table:formula="of:=[.C418]/1000*[.E418]" table:style-name="ce1">
            <text:p>0,39592</text:p>
          </table:table-cell>
          <table:table-cell table:number-columns-repeated="16378"/>
        </table:table-row>
        <table:table-row table:style-name="ro2">
          <table:table-cell office:value-type="time" office:time-value="PT15H56M30S" table:style-name="ce5">
            <text:p>15:56:30</text:p>
          </table:table-cell>
          <table:table-cell office:value-type="time" office:time-value="PT15H56M31S" table:style-name="ce5">
            <text:p>15:56:31</text:p>
          </table:table-cell>
          <table:table-cell office:value-type="float" office:value="1008" table:style-name="ce1">
            <text:p>1008</text:p>
          </table:table-cell>
          <table:table-cell office:value-type="float" office:value="4.7119999999999997" table:style-name="ce1">
            <text:p>4,712</text:p>
          </table:table-cell>
          <table:table-cell office:value-type="float" office:value="0.40899999999999997" table:style-name="ce1">
            <text:p>0,409</text:p>
          </table:table-cell>
          <table:table-cell office:value-type="float" office:value="0.41227199999999997" table:formula="of:=[.C419]/1000*[.E419]" table:style-name="ce1">
            <text:p>0,412272</text:p>
          </table:table-cell>
          <table:table-cell table:number-columns-repeated="16378"/>
        </table:table-row>
        <table:table-row table:style-name="ro2">
          <table:table-cell office:value-type="time" office:time-value="PT15H56M31S" table:style-name="ce5">
            <text:p>15:56:31</text:p>
          </table:table-cell>
          <table:table-cell office:value-type="time" office:time-value="PT15H56M32S" table:style-name="ce5">
            <text:p>15:56:32</text:p>
          </table:table-cell>
          <table:table-cell office:value-type="float" office:value="1010" table:style-name="ce1">
            <text:p>1010</text:p>
          </table:table-cell>
          <table:table-cell office:value-type="float" office:value="4.4550000000000001" table:style-name="ce1">
            <text:p>4,455</text:p>
          </table:table-cell>
          <table:table-cell office:value-type="float" office:value="0.38800000000000001" table:style-name="ce1">
            <text:p>0,388</text:p>
          </table:table-cell>
          <table:table-cell office:value-type="float" office:value="0.39188000000000001" table:formula="of:=[.C420]/1000*[.E420]" table:style-name="ce1">
            <text:p>0,39188</text:p>
          </table:table-cell>
          <table:table-cell table:number-columns-repeated="16378"/>
        </table:table-row>
        <table:table-row table:style-name="ro2">
          <table:table-cell office:value-type="time" office:time-value="PT15H56M32S" table:style-name="ce5">
            <text:p>15:56:32</text:p>
          </table:table-cell>
          <table:table-cell office:value-type="time" office:time-value="PT15H56M33S" table:style-name="ce5">
            <text:p>15:56:33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40899999999999997" table:style-name="ce1">
            <text:p>0,409</text:p>
          </table:table-cell>
          <table:table-cell office:value-type="float" office:value="0.41431699999999994" table:formula="of:=[.C421]/1000*[.E421]" table:style-name="ce1">
            <text:p>0,414317</text:p>
          </table:table-cell>
          <table:table-cell table:number-columns-repeated="16378"/>
        </table:table-row>
        <table:table-row table:style-name="ro2">
          <table:table-cell office:value-type="time" office:time-value="PT15H56M33S" table:style-name="ce5">
            <text:p>15:56:33</text:p>
          </table:table-cell>
          <table:table-cell office:value-type="time" office:time-value="PT15H56M34S" table:style-name="ce5">
            <text:p>15:56:34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42" table:style-name="ce1">
            <text:p>0,442</text:p>
          </table:table-cell>
          <table:table-cell office:value-type="float" office:value="0.44730400000000003" table:formula="of:=[.C422]/1000*[.E422]" table:style-name="ce1">
            <text:p>0,447304</text:p>
          </table:table-cell>
          <table:table-cell table:number-columns-repeated="16378"/>
        </table:table-row>
        <table:table-row table:style-name="ro2">
          <table:table-cell office:value-type="time" office:time-value="PT15H56M34S" table:style-name="ce5">
            <text:p>15:56:34</text:p>
          </table:table-cell>
          <table:table-cell office:value-type="time" office:time-value="PT15H56M35S" table:style-name="ce5">
            <text:p>15:56:35</text:p>
          </table:table-cell>
          <table:table-cell office:value-type="float" office:value="1014" table:style-name="ce1">
            <text:p>1014</text:p>
          </table:table-cell>
          <table:table-cell office:value-type="float" office:value="5.1779999999999999" table:style-name="ce1">
            <text:p>5,178</text:p>
          </table:table-cell>
          <table:table-cell office:value-type="float" office:value="0.42499999999999999" table:style-name="ce1">
            <text:p>0,425</text:p>
          </table:table-cell>
          <table:table-cell office:value-type="float" office:value="0.43095" table:formula="of:=[.C423]/1000*[.E423]" table:style-name="ce1">
            <text:p>0,43095</text:p>
          </table:table-cell>
          <table:table-cell table:number-columns-repeated="16378"/>
        </table:table-row>
        <table:table-row table:style-name="ro2">
          <table:table-cell office:value-type="time" office:time-value="PT15H56M35S" table:style-name="ce5">
            <text:p>15:56:35</text:p>
          </table:table-cell>
          <table:table-cell office:value-type="time" office:time-value="PT15H56M36S" table:style-name="ce5">
            <text:p>15:56:36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42" table:style-name="ce1">
            <text:p>0,442</text:p>
          </table:table-cell>
          <table:table-cell office:value-type="float" office:value="0.44774599999999998" table:formula="of:=[.C424]/1000*[.E424]" table:style-name="ce1">
            <text:p>0,447746</text:p>
          </table:table-cell>
          <table:table-cell table:number-columns-repeated="16378"/>
        </table:table-row>
        <table:table-row table:style-name="ro2">
          <table:table-cell office:value-type="time" office:time-value="PT15H56M36S" table:style-name="ce5">
            <text:p>15:56:36</text:p>
          </table:table-cell>
          <table:table-cell office:value-type="time" office:time-value="PT15H56M37S" table:style-name="ce5">
            <text:p>15:56:37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2399999999999999" table:style-name="ce1">
            <text:p>0,424</text:p>
          </table:table-cell>
          <table:table-cell office:value-type="float" office:value="0.42951199999999995" table:formula="of:=[.C425]/1000*[.E425]" table:style-name="ce1">
            <text:p>0,429512</text:p>
          </table:table-cell>
          <table:table-cell table:number-columns-repeated="16378"/>
        </table:table-row>
        <table:table-row table:style-name="ro2">
          <table:table-cell office:value-type="time" office:time-value="PT15H56M37S" table:style-name="ce5">
            <text:p>15:56:37</text:p>
          </table:table-cell>
          <table:table-cell office:value-type="time" office:time-value="PT15H56M38S" table:style-name="ce5">
            <text:p>15:56:38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35" table:style-name="ce1">
            <text:p>0,435</text:p>
          </table:table-cell>
          <table:table-cell office:value-type="float" office:value="0.44065499999999996" table:formula="of:=[.C426]/1000*[.E426]" table:style-name="ce1">
            <text:p>0,440655</text:p>
          </table:table-cell>
          <table:table-cell table:number-columns-repeated="16378"/>
        </table:table-row>
        <table:table-row table:style-name="ro2">
          <table:table-cell office:value-type="time" office:time-value="PT15H56M38S" table:style-name="ce5">
            <text:p>15:56:38</text:p>
          </table:table-cell>
          <table:table-cell office:value-type="time" office:time-value="PT15H56M39S" table:style-name="ce5">
            <text:p>15:56:39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7499999999999998" table:style-name="ce1">
            <text:p>0,475</text:p>
          </table:table-cell>
          <table:table-cell office:value-type="float" office:value="0.48069999999999996" table:formula="of:=[.C427]/1000*[.E427]" table:style-name="ce1">
            <text:p>0,4807</text:p>
          </table:table-cell>
          <table:table-cell table:number-columns-repeated="16378"/>
        </table:table-row>
        <table:table-row table:style-name="ro2">
          <table:table-cell office:value-type="time" office:time-value="PT15H56M39S" table:style-name="ce5">
            <text:p>15:56:39</text:p>
          </table:table-cell>
          <table:table-cell office:value-type="time" office:time-value="PT15H56M40S" table:style-name="ce5">
            <text:p>15:56:40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2799999999999999" table:style-name="ce1">
            <text:p>0,428</text:p>
          </table:table-cell>
          <table:table-cell office:value-type="float" office:value="0.43356399999999995" table:formula="of:=[.C428]/1000*[.E428]" table:style-name="ce1">
            <text:p>0,433564</text:p>
          </table:table-cell>
          <table:table-cell table:number-columns-repeated="16378"/>
        </table:table-row>
        <table:table-row table:style-name="ro2">
          <table:table-cell office:value-type="time" office:time-value="PT15H56M40S" table:style-name="ce5">
            <text:p>15:56:40</text:p>
          </table:table-cell>
          <table:table-cell office:value-type="time" office:time-value="PT15H56M41S" table:style-name="ce5">
            <text:p>15:56:41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46200000000000002" table:style-name="ce1">
            <text:p>0,462</text:p>
          </table:table-cell>
          <table:table-cell office:value-type="float" office:value="0.46800599999999998" table:formula="of:=[.C429]/1000*[.E429]" table:style-name="ce1">
            <text:p>0,468006</text:p>
          </table:table-cell>
          <table:table-cell table:number-columns-repeated="16378"/>
        </table:table-row>
        <table:table-row table:style-name="ro2">
          <table:table-cell office:value-type="time" office:time-value="PT15H56M41S" table:style-name="ce5">
            <text:p>15:56:41</text:p>
          </table:table-cell>
          <table:table-cell office:value-type="time" office:time-value="PT15H56M42S" table:style-name="ce5">
            <text:p>15:56:42</text:p>
          </table:table-cell>
          <table:table-cell office:value-type="float" office:value="1010" table:style-name="ce1">
            <text:p>1010</text:p>
          </table:table-cell>
          <table:table-cell office:value-type="float" office:value="5.4459999999999997" table:style-name="ce1">
            <text:p>5,446</text:p>
          </table:table-cell>
          <table:table-cell office:value-type="float" office:value="0.44" table:style-name="ce1">
            <text:p>0,44</text:p>
          </table:table-cell>
          <table:table-cell office:value-type="float" office:value="0.44440000000000002" table:formula="of:=[.C430]/1000*[.E430]" table:style-name="ce1">
            <text:p>0,4444</text:p>
          </table:table-cell>
          <table:table-cell table:number-columns-repeated="16378"/>
        </table:table-row>
        <table:table-row table:style-name="ro2">
          <table:table-cell office:value-type="time" office:time-value="PT15H56M42S" table:style-name="ce5">
            <text:p>15:56:42</text:p>
          </table:table-cell>
          <table:table-cell office:value-type="time" office:time-value="PT15H56M43S" table:style-name="ce5">
            <text:p>15:56:43</text:p>
          </table:table-cell>
          <table:table-cell office:value-type="float" office:value="1010" table:style-name="ce1">
            <text:p>1010</text:p>
          </table:table-cell>
          <table:table-cell office:value-type="float" office:value="5.1980000000000004" table:style-name="ce1">
            <text:p>5,198</text:p>
          </table:table-cell>
          <table:table-cell office:value-type="float" office:value="0.41499999999999998" table:style-name="ce1">
            <text:p>0,415</text:p>
          </table:table-cell>
          <table:table-cell office:value-type="float" office:value="0.41914999999999997" table:formula="of:=[.C431]/1000*[.E431]" table:style-name="ce1">
            <text:p>0,41915</text:p>
          </table:table-cell>
          <table:table-cell table:number-columns-repeated="16378"/>
        </table:table-row>
        <table:table-row table:style-name="ro2">
          <table:table-cell office:value-type="time" office:time-value="PT15H56M43S" table:style-name="ce5">
            <text:p>15:56:43</text:p>
          </table:table-cell>
          <table:table-cell office:value-type="time" office:time-value="PT15H56M44S" table:style-name="ce5">
            <text:p>15:56:44</text:p>
          </table:table-cell>
          <table:table-cell office:value-type="float" office:value="1008" table:style-name="ce1">
            <text:p>1008</text:p>
          </table:table-cell>
          <table:table-cell office:value-type="float" office:value="4.96" table:style-name="ce1">
            <text:p>4,96</text:p>
          </table:table-cell>
          <table:table-cell office:value-type="float" office:value="0.432" table:style-name="ce1">
            <text:p>0,432</text:p>
          </table:table-cell>
          <table:table-cell office:value-type="float" office:value="0.43545600000000001" table:formula="of:=[.C432]/1000*[.E432]" table:style-name="ce1">
            <text:p>0,435456</text:p>
          </table:table-cell>
          <table:table-cell table:number-columns-repeated="16378"/>
        </table:table-row>
        <table:table-row table:style-name="ro2">
          <table:table-cell office:value-type="time" office:time-value="PT15H56M44S" table:style-name="ce5">
            <text:p>15:56:44</text:p>
          </table:table-cell>
          <table:table-cell office:value-type="time" office:time-value="PT15H56M45S" table:style-name="ce5">
            <text:p>15:56:45</text:p>
          </table:table-cell>
          <table:table-cell office:value-type="float" office:value="1010" table:style-name="ce1">
            <text:p>1010</text:p>
          </table:table-cell>
          <table:table-cell office:value-type="float" office:value="4.95" table:style-name="ce1">
            <text:p>4,95</text:p>
          </table:table-cell>
          <table:table-cell office:value-type="float" office:value="0.44700000000000001" table:style-name="ce1">
            <text:p>0,447</text:p>
          </table:table-cell>
          <table:table-cell office:value-type="float" office:value="0.45147000000000004" table:formula="of:=[.C433]/1000*[.E433]" table:style-name="ce1">
            <text:p>0,45147</text:p>
          </table:table-cell>
          <table:table-cell table:number-columns-repeated="16378"/>
        </table:table-row>
        <table:table-row table:style-name="ro2">
          <table:table-cell office:value-type="time" office:time-value="PT15H56M45S" table:style-name="ce5">
            <text:p>15:56:45</text:p>
          </table:table-cell>
          <table:table-cell office:value-type="time" office:time-value="PT15H56M46S" table:style-name="ce5">
            <text:p>15:56:46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6" table:style-name="ce1">
            <text:p>0,46</text:p>
          </table:table-cell>
          <table:table-cell office:value-type="float" office:value="0.46552000000000004" table:formula="of:=[.C434]/1000*[.E434]" table:style-name="ce1">
            <text:p>0,46552</text:p>
          </table:table-cell>
          <table:table-cell table:number-columns-repeated="16378"/>
        </table:table-row>
        <table:table-row table:style-name="ro2">
          <table:table-cell office:value-type="time" office:time-value="PT15H56M46S" table:style-name="ce5">
            <text:p>15:56:46</text:p>
          </table:table-cell>
          <table:table-cell office:value-type="time" office:time-value="PT15H56M47S" table:style-name="ce5">
            <text:p>15:56:47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5100000000000001" table:style-name="ce1">
            <text:p>0,451</text:p>
          </table:table-cell>
          <table:table-cell office:value-type="float" office:value="0.45686299999999996" table:formula="of:=[.C435]/1000*[.E435]" table:style-name="ce1">
            <text:p>0,456863</text:p>
          </table:table-cell>
          <table:table-cell table:number-columns-repeated="16378"/>
        </table:table-row>
        <table:table-row table:style-name="ro2">
          <table:table-cell office:value-type="time" office:time-value="PT15H56M47S" table:style-name="ce5">
            <text:p>15:56:47</text:p>
          </table:table-cell>
          <table:table-cell office:value-type="time" office:time-value="PT15H56M48S" table:style-name="ce5">
            <text:p>15:56:48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8399999999999999" table:style-name="ce1">
            <text:p>0,484</text:p>
          </table:table-cell>
          <table:table-cell office:value-type="float" office:value="0.49029199999999995" table:formula="of:=[.C436]/1000*[.E436]" table:style-name="ce1">
            <text:p>0,490292</text:p>
          </table:table-cell>
          <table:table-cell table:number-columns-repeated="16378"/>
        </table:table-row>
        <table:table-row table:style-name="ro2">
          <table:table-cell office:value-type="time" office:time-value="PT15H56M48S" table:style-name="ce5">
            <text:p>15:56:48</text:p>
          </table:table-cell>
          <table:table-cell office:value-type="time" office:time-value="PT15H56M49S" table:style-name="ce5">
            <text:p>15:56:49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6500000000000002" table:style-name="ce1">
            <text:p>0,465</text:p>
          </table:table-cell>
          <table:table-cell office:value-type="float" office:value="0.47104499999999999" table:formula="of:=[.C437]/1000*[.E437]" table:style-name="ce1">
            <text:p>0,471045</text:p>
          </table:table-cell>
          <table:table-cell table:number-columns-repeated="16378"/>
        </table:table-row>
        <table:table-row table:style-name="ro2">
          <table:table-cell office:value-type="time" office:time-value="PT15H56M49S" table:style-name="ce5">
            <text:p>15:56:49</text:p>
          </table:table-cell>
          <table:table-cell office:value-type="time" office:time-value="PT15H56M50S" table:style-name="ce5">
            <text:p>15:56:50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5800000000000002" table:style-name="ce1">
            <text:p>0,458</text:p>
          </table:table-cell>
          <table:table-cell office:value-type="float" office:value="0.46395399999999998" table:formula="of:=[.C438]/1000*[.E438]" table:style-name="ce1">
            <text:p>0,463954</text:p>
          </table:table-cell>
          <table:table-cell table:number-columns-repeated="16378"/>
        </table:table-row>
        <table:table-row table:style-name="ro2">
          <table:table-cell office:value-type="time" office:time-value="PT15H56M50S" table:style-name="ce5">
            <text:p>15:56:50</text:p>
          </table:table-cell>
          <table:table-cell office:value-type="time" office:time-value="PT15H56M51S" table:style-name="ce5">
            <text:p>15:56:51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46500000000000002" table:style-name="ce1">
            <text:p>0,465</text:p>
          </table:table-cell>
          <table:table-cell office:value-type="float" office:value="0.47104499999999999" table:formula="of:=[.C439]/1000*[.E439]" table:style-name="ce1">
            <text:p>0,471045</text:p>
          </table:table-cell>
          <table:table-cell table:number-columns-repeated="16378"/>
        </table:table-row>
        <table:table-row table:style-name="ro2">
          <table:table-cell office:value-type="time" office:time-value="PT15H56M51S" table:style-name="ce5">
            <text:p>15:56:51</text:p>
          </table:table-cell>
          <table:table-cell office:value-type="time" office:time-value="PT15H56M52S" table:style-name="ce5">
            <text:p>15:56:52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6200000000000002" table:style-name="ce1">
            <text:p>0,462</text:p>
          </table:table-cell>
          <table:table-cell office:value-type="float" office:value="0.46800599999999998" table:formula="of:=[.C440]/1000*[.E440]" table:style-name="ce1">
            <text:p>0,468006</text:p>
          </table:table-cell>
          <table:table-cell table:number-columns-repeated="16378"/>
        </table:table-row>
        <table:table-row table:style-name="ro2">
          <table:table-cell office:value-type="time" office:time-value="PT15H56M52S" table:style-name="ce5">
            <text:p>15:56:52</text:p>
          </table:table-cell>
          <table:table-cell office:value-type="time" office:time-value="PT15H56M53S" table:style-name="ce5">
            <text:p>15:56:53</text:p>
          </table:table-cell>
          <table:table-cell office:value-type="float" office:value="1013" table:style-name="ce1">
            <text:p>1013</text:p>
          </table:table-cell>
          <table:table-cell office:value-type="float" office:value="6.6630000000000003" table:style-name="ce1">
            <text:p>6,663</text:p>
          </table:table-cell>
          <table:table-cell office:value-type="float" office:value="0.50800000000000001" table:style-name="ce1">
            <text:p>0,508</text:p>
          </table:table-cell>
          <table:table-cell office:value-type="float" office:value="0.51460399999999995" table:formula="of:=[.C441]/1000*[.E441]" table:style-name="ce1">
            <text:p>0,514604</text:p>
          </table:table-cell>
          <table:table-cell table:number-columns-repeated="16378"/>
        </table:table-row>
        <table:table-row table:style-name="ro2">
          <table:table-cell office:value-type="time" office:time-value="PT15H56M53S" table:style-name="ce5">
            <text:p>15:56:53</text:p>
          </table:table-cell>
          <table:table-cell office:value-type="time" office:time-value="PT15H56M54S" table:style-name="ce5">
            <text:p>15:56:54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47699999999999998" table:style-name="ce1">
            <text:p>0,477</text:p>
          </table:table-cell>
          <table:table-cell office:value-type="float" office:value="0.48224699999999993" table:formula="of:=[.C442]/1000*[.E442]" table:style-name="ce1">
            <text:p>0,482247</text:p>
          </table:table-cell>
          <table:table-cell table:number-columns-repeated="16378"/>
        </table:table-row>
        <table:table-row table:style-name="ro2">
          <table:table-cell office:value-type="time" office:time-value="PT15H56M54S" table:style-name="ce5">
            <text:p>15:56:54</text:p>
          </table:table-cell>
          <table:table-cell office:value-type="time" office:time-value="PT15H56M55S" table:style-name="ce5">
            <text:p>15:56:55</text:p>
          </table:table-cell>
          <table:table-cell office:value-type="float" office:value="1011" table:style-name="ce1">
            <text:p>1011</text:p>
          </table:table-cell>
          <table:table-cell office:value-type="float" office:value="5.6870000000000003" table:style-name="ce1">
            <text:p>5,687</text:p>
          </table:table-cell>
          <table:table-cell office:value-type="float" office:value="0.441" table:style-name="ce1">
            <text:p>0,441</text:p>
          </table:table-cell>
          <table:table-cell office:value-type="float" office:value="0.44585099999999994" table:formula="of:=[.C443]/1000*[.E443]" table:style-name="ce1">
            <text:p>0,445851</text:p>
          </table:table-cell>
          <table:table-cell table:number-columns-repeated="16378"/>
        </table:table-row>
        <table:table-row table:style-name="ro2">
          <table:table-cell office:value-type="time" office:time-value="PT15H56M55S" table:style-name="ce5">
            <text:p>15:56:55</text:p>
          </table:table-cell>
          <table:table-cell office:value-type="time" office:time-value="PT15H56M56S" table:style-name="ce5">
            <text:p>15:56:56</text:p>
          </table:table-cell>
          <table:table-cell office:value-type="float" office:value="1008" table:style-name="ce1">
            <text:p>1008</text:p>
          </table:table-cell>
          <table:table-cell office:value-type="float" office:value="5.952" table:style-name="ce1">
            <text:p>5,952</text:p>
          </table:table-cell>
          <table:table-cell office:value-type="float" office:value="0.436" table:style-name="ce1">
            <text:p>0,436</text:p>
          </table:table-cell>
          <table:table-cell office:value-type="float" office:value="0.43948799999999999" table:formula="of:=[.C444]/1000*[.E444]" table:style-name="ce1">
            <text:p>0,439488</text:p>
          </table:table-cell>
          <table:table-cell table:number-columns-repeated="16378"/>
        </table:table-row>
        <table:table-row table:style-name="ro2">
          <table:table-cell office:value-type="time" office:time-value="PT15H56M56S" table:style-name="ce5">
            <text:p>15:56:56</text:p>
          </table:table-cell>
          <table:table-cell office:value-type="time" office:time-value="PT15H56M57S" table:style-name="ce5">
            <text:p>15:56:57</text:p>
          </table:table-cell>
          <table:table-cell office:value-type="float" office:value="1008" table:style-name="ce1">
            <text:p>1008</text:p>
          </table:table-cell>
          <table:table-cell office:value-type="float" office:value="5.4560000000000004" table:style-name="ce1">
            <text:p>5,456</text:p>
          </table:table-cell>
          <table:table-cell office:value-type="float" office:value="0.45400000000000001" table:style-name="ce1">
            <text:p>0,454</text:p>
          </table:table-cell>
          <table:table-cell office:value-type="float" office:value="0.45763200000000004" table:formula="of:=[.C445]/1000*[.E445]" table:style-name="ce1">
            <text:p>0,457632</text:p>
          </table:table-cell>
          <table:table-cell table:number-columns-repeated="16378"/>
        </table:table-row>
        <table:table-row table:style-name="ro2">
          <table:table-cell office:value-type="time" office:time-value="PT15H56M57S" table:style-name="ce5">
            <text:p>15:56:57</text:p>
          </table:table-cell>
          <table:table-cell office:value-type="time" office:time-value="PT15H56M58S" table:style-name="ce5">
            <text:p>15:56:58</text:p>
          </table:table-cell>
          <table:table-cell office:value-type="float" office:value="1010" table:style-name="ce1">
            <text:p>1010</text:p>
          </table:table-cell>
          <table:table-cell office:value-type="float" office:value="5.4459999999999997" table:style-name="ce1">
            <text:p>5,446</text:p>
          </table:table-cell>
          <table:table-cell office:value-type="float" office:value="0.46" table:style-name="ce1">
            <text:p>0,46</text:p>
          </table:table-cell>
          <table:table-cell office:value-type="float" office:value="0.46460000000000001" table:formula="of:=[.C446]/1000*[.E446]" table:style-name="ce1">
            <text:p>0,4646</text:p>
          </table:table-cell>
          <table:table-cell table:number-columns-repeated="16378"/>
        </table:table-row>
        <table:table-row table:style-name="ro2">
          <table:table-cell office:value-type="time" office:time-value="PT15H56M58S" table:style-name="ce5">
            <text:p>15:56:58</text:p>
          </table:table-cell>
          <table:table-cell office:value-type="time" office:time-value="PT15H56M59S" table:style-name="ce5">
            <text:p>15:56:59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9" table:style-name="ce1">
            <text:p>0,49</text:p>
          </table:table-cell>
          <table:table-cell office:value-type="float" office:value="0.49587999999999999" table:formula="of:=[.C447]/1000*[.E447]" table:style-name="ce1">
            <text:p>0,49588</text:p>
          </table:table-cell>
          <table:table-cell table:number-columns-repeated="16378"/>
        </table:table-row>
        <table:table-row table:style-name="ro2">
          <table:table-cell office:value-type="time" office:time-value="PT15H56M59S" table:style-name="ce5">
            <text:p>15:56:59</text:p>
          </table:table-cell>
          <table:table-cell office:value-type="time" office:time-value="PT15H57M0S" table:style-name="ce5">
            <text:p>15:57:00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7499999999999998" table:style-name="ce1">
            <text:p>0,475</text:p>
          </table:table-cell>
          <table:table-cell office:value-type="float" office:value="0.48117499999999991" table:formula="of:=[.C448]/1000*[.E448]" table:style-name="ce1">
            <text:p>0,481175</text:p>
          </table:table-cell>
          <table:table-cell table:number-columns-repeated="16378"/>
        </table:table-row>
        <table:table-row table:style-name="ro2">
          <table:table-cell office:value-type="time" office:time-value="PT15H57M0S" table:style-name="ce5">
            <text:p>15:57:00</text:p>
          </table:table-cell>
          <table:table-cell office:value-type="time" office:time-value="PT15H57M1S" table:style-name="ce5">
            <text:p>15:57:01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9" table:style-name="ce1">
            <text:p>0,49</text:p>
          </table:table-cell>
          <table:table-cell office:value-type="float" office:value="0.49636999999999992" table:formula="of:=[.C449]/1000*[.E449]" table:style-name="ce1">
            <text:p>0,49637</text:p>
          </table:table-cell>
          <table:table-cell table:number-columns-repeated="16378"/>
        </table:table-row>
        <table:table-row table:style-name="ro2">
          <table:table-cell office:value-type="time" office:time-value="PT15H57M1S" table:style-name="ce5">
            <text:p>15:57:01</text:p>
          </table:table-cell>
          <table:table-cell office:value-type="time" office:time-value="PT15H57M2S" table:style-name="ce5">
            <text:p>15:57:02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51600000000000001" table:style-name="ce1">
            <text:p>0,516</text:p>
          </table:table-cell>
          <table:table-cell office:value-type="float" office:value="0.52270799999999995" table:formula="of:=[.C450]/1000*[.E450]" table:style-name="ce1">
            <text:p>0,522708</text:p>
          </table:table-cell>
          <table:table-cell table:number-columns-repeated="16378"/>
        </table:table-row>
        <table:table-row table:style-name="ro2">
          <table:table-cell office:value-type="time" office:time-value="PT15H57M2S" table:style-name="ce5">
            <text:p>15:57:02</text:p>
          </table:table-cell>
          <table:table-cell office:value-type="time" office:time-value="PT15H57M3S" table:style-name="ce5">
            <text:p>15:57:03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48799999999999999" table:style-name="ce1">
            <text:p>0,488</text:p>
          </table:table-cell>
          <table:table-cell office:value-type="float" office:value="0.49434399999999995" table:formula="of:=[.C451]/1000*[.E451]" table:style-name="ce1">
            <text:p>0,494344</text:p>
          </table:table-cell>
          <table:table-cell table:number-columns-repeated="16378"/>
        </table:table-row>
        <table:table-row table:style-name="ro2">
          <table:table-cell office:value-type="time" office:time-value="PT15H57M3S" table:style-name="ce5">
            <text:p>15:57:03</text:p>
          </table:table-cell>
          <table:table-cell office:value-type="time" office:time-value="PT15H57M4S" table:style-name="ce5">
            <text:p>15:57:04</text:p>
          </table:table-cell>
          <table:table-cell office:value-type="float" office:value="1017" table:style-name="ce1">
            <text:p>1017</text:p>
          </table:table-cell>
          <table:table-cell office:value-type="float" office:value="6.1459999999999999" table:style-name="ce1">
            <text:p>6,146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50138099999999997" table:formula="of:=[.C452]/1000*[.E452]" table:style-name="ce1">
            <text:p>0,501381</text:p>
          </table:table-cell>
          <table:table-cell table:number-columns-repeated="16378"/>
        </table:table-row>
        <table:table-row table:style-name="ro2">
          <table:table-cell office:value-type="time" office:time-value="PT15H57M4S" table:style-name="ce5">
            <text:p>15:57:04</text:p>
          </table:table-cell>
          <table:table-cell office:value-type="time" office:time-value="PT15H57M5S" table:style-name="ce5">
            <text:p>15:57:05</text:p>
          </table:table-cell>
          <table:table-cell office:value-type="float" office:value="1013" table:style-name="ce1">
            <text:p>1013</text:p>
          </table:table-cell>
          <table:table-cell office:value-type="float" office:value="7.157" table:style-name="ce1">
            <text:p>7,157</text:p>
          </table:table-cell>
          <table:table-cell office:value-type="float" office:value="0.53700000000000003" table:style-name="ce1">
            <text:p>0,537</text:p>
          </table:table-cell>
          <table:table-cell office:value-type="float" office:value="0.54398099999999994" table:formula="of:=[.C453]/1000*[.E453]" table:style-name="ce1">
            <text:p>0,543981</text:p>
          </table:table-cell>
          <table:table-cell table:number-columns-repeated="16378"/>
        </table:table-row>
        <table:table-row table:style-name="ro2">
          <table:table-cell office:value-type="time" office:time-value="PT15H57M5S" table:style-name="ce5">
            <text:p>15:57:05</text:p>
          </table:table-cell>
          <table:table-cell office:value-type="time" office:time-value="PT15H57M6S" table:style-name="ce5">
            <text:p>15:57:06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51400000000000001" table:style-name="ce1">
            <text:p>0,514</text:p>
          </table:table-cell>
          <table:table-cell office:value-type="float" office:value="0.52068199999999998" table:formula="of:=[.C454]/1000*[.E454]" table:style-name="ce1">
            <text:p>0,520682</text:p>
          </table:table-cell>
          <table:table-cell table:number-columns-repeated="16378"/>
        </table:table-row>
        <table:table-row table:style-name="ro2">
          <table:table-cell office:value-type="time" office:time-value="PT15H57M6S" table:style-name="ce5">
            <text:p>15:57:06</text:p>
          </table:table-cell>
          <table:table-cell office:value-type="time" office:time-value="PT15H57M7S" table:style-name="ce5">
            <text:p>15:57:07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95" table:style-name="ce1">
            <text:p>0,495</text:p>
          </table:table-cell>
          <table:table-cell office:value-type="float" office:value="0.50094000000000005" table:formula="of:=[.C455]/1000*[.E455]" table:style-name="ce1">
            <text:p>0,50094</text:p>
          </table:table-cell>
          <table:table-cell table:number-columns-repeated="16378"/>
        </table:table-row>
        <table:table-row table:style-name="ro2">
          <table:table-cell office:value-type="time" office:time-value="PT15H57M7S" table:style-name="ce5">
            <text:p>15:57:07</text:p>
          </table:table-cell>
          <table:table-cell office:value-type="time" office:time-value="PT15H57M8S" table:style-name="ce5">
            <text:p>15:57:08</text:p>
          </table:table-cell>
          <table:table-cell office:value-type="float" office:value="1010" table:style-name="ce1">
            <text:p>1010</text:p>
          </table:table-cell>
          <table:table-cell office:value-type="float" office:value="5.6929999999999996" table:style-name="ce1">
            <text:p>5,693</text:p>
          </table:table-cell>
          <table:table-cell office:value-type="float" office:value="0.48499999999999999" table:style-name="ce1">
            <text:p>0,485</text:p>
          </table:table-cell>
          <table:table-cell office:value-type="float" office:value="0.48985000000000001" table:formula="of:=[.C456]/1000*[.E456]" table:style-name="ce1">
            <text:p>0,48985</text:p>
          </table:table-cell>
          <table:table-cell table:number-columns-repeated="16378"/>
        </table:table-row>
        <table:table-row table:style-name="ro2">
          <table:table-cell office:value-type="time" office:time-value="PT15H57M8S" table:style-name="ce5">
            <text:p>15:57:08</text:p>
          </table:table-cell>
          <table:table-cell office:value-type="time" office:time-value="PT15H57M9S" table:style-name="ce5">
            <text:p>15:57:09</text:p>
          </table:table-cell>
          <table:table-cell office:value-type="float" office:value="1008" table:style-name="ce1">
            <text:p>1008</text:p>
          </table:table-cell>
          <table:table-cell office:value-type="float" office:value="5.4560000000000004" table:style-name="ce1">
            <text:p>5,456</text:p>
          </table:table-cell>
          <table:table-cell office:value-type="float" office:value="0.47199999999999998" table:style-name="ce1">
            <text:p>0,472</text:p>
          </table:table-cell>
          <table:table-cell office:value-type="float" office:value="0.47577599999999998" table:formula="of:=[.C457]/1000*[.E457]" table:style-name="ce1">
            <text:p>0,475776</text:p>
          </table:table-cell>
          <table:table-cell table:number-columns-repeated="16378"/>
        </table:table-row>
        <table:table-row table:style-name="ro2">
          <table:table-cell office:value-type="time" office:time-value="PT15H57M9S" table:style-name="ce5">
            <text:p>15:57:09</text:p>
          </table:table-cell>
          <table:table-cell office:value-type="time" office:time-value="PT15H57M10S" table:style-name="ce5">
            <text:p>15:57:10</text:p>
          </table:table-cell>
          <table:table-cell office:value-type="float" office:value="1008" table:style-name="ce1">
            <text:p>1008</text:p>
          </table:table-cell>
          <table:table-cell office:value-type="float" office:value="5.4560000000000004" table:style-name="ce1">
            <text:p>5,456</text:p>
          </table:table-cell>
          <table:table-cell office:value-type="float" office:value="0.47799999999999998" table:style-name="ce1">
            <text:p>0,478</text:p>
          </table:table-cell>
          <table:table-cell office:value-type="float" office:value="0.48182399999999997" table:formula="of:=[.C458]/1000*[.E458]" table:style-name="ce1">
            <text:p>0,481824</text:p>
          </table:table-cell>
          <table:table-cell table:number-columns-repeated="16378"/>
        </table:table-row>
        <table:table-row table:style-name="ro2">
          <table:table-cell office:value-type="time" office:time-value="PT15H57M10S" table:style-name="ce5">
            <text:p>15:57:10</text:p>
          </table:table-cell>
          <table:table-cell office:value-type="time" office:time-value="PT15H57M11S" table:style-name="ce5">
            <text:p>15:57:11</text:p>
          </table:table-cell>
          <table:table-cell office:value-type="float" office:value="1011" table:style-name="ce1">
            <text:p>1011</text:p>
          </table:table-cell>
          <table:table-cell office:value-type="float" office:value="5.6870000000000003" table:style-name="ce1">
            <text:p>5,687</text:p>
          </table:table-cell>
          <table:table-cell office:value-type="float" office:value="0.48" table:style-name="ce1">
            <text:p>0,48</text:p>
          </table:table-cell>
          <table:table-cell office:value-type="float" office:value="0.48527999999999993" table:formula="of:=[.C459]/1000*[.E459]" table:style-name="ce1">
            <text:p>0,48528</text:p>
          </table:table-cell>
          <table:table-cell table:number-columns-repeated="16378"/>
        </table:table-row>
        <table:table-row table:style-name="ro2">
          <table:table-cell office:value-type="time" office:time-value="PT15H57M11S" table:style-name="ce5">
            <text:p>15:57:11</text:p>
          </table:table-cell>
          <table:table-cell office:value-type="time" office:time-value="PT15H57M12S" table:style-name="ce5">
            <text:p>15:57:12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1300000000000001" table:style-name="ce1">
            <text:p>0,513</text:p>
          </table:table-cell>
          <table:table-cell office:value-type="float" office:value="0.51966899999999994" table:formula="of:=[.C460]/1000*[.E460]" table:style-name="ce1">
            <text:p>0,519669</text:p>
          </table:table-cell>
          <table:table-cell table:number-columns-repeated="16378"/>
        </table:table-row>
        <table:table-row table:style-name="ro2">
          <table:table-cell office:value-type="time" office:time-value="PT15H57M12S" table:style-name="ce5">
            <text:p>15:57:12</text:p>
          </table:table-cell>
          <table:table-cell office:value-type="time" office:time-value="PT15H57M13S" table:style-name="ce5">
            <text:p>15:57:13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50800000000000001" table:style-name="ce1">
            <text:p>0,508</text:p>
          </table:table-cell>
          <table:table-cell office:value-type="float" office:value="0.51460399999999995" table:formula="of:=[.C461]/1000*[.E461]" table:style-name="ce1">
            <text:p>0,514604</text:p>
          </table:table-cell>
          <table:table-cell table:number-columns-repeated="16378"/>
        </table:table-row>
        <table:table-row table:style-name="ro2">
          <table:table-cell office:value-type="time" office:time-value="PT15H57M13S" table:style-name="ce5">
            <text:p>15:57:13</text:p>
          </table:table-cell>
          <table:table-cell office:value-type="time" office:time-value="PT15H57M14S" table:style-name="ce5">
            <text:p>15:57:14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50800000000000001" table:style-name="ce1">
            <text:p>0,508</text:p>
          </table:table-cell>
          <table:table-cell office:value-type="float" office:value="0.51460399999999995" table:formula="of:=[.C462]/1000*[.E462]" table:style-name="ce1">
            <text:p>0,514604</text:p>
          </table:table-cell>
          <table:table-cell table:number-columns-repeated="16378"/>
        </table:table-row>
        <table:table-row table:style-name="ro2">
          <table:table-cell office:value-type="time" office:time-value="PT15H57M14S" table:style-name="ce5">
            <text:p>15:57:14</text:p>
          </table:table-cell>
          <table:table-cell office:value-type="time" office:time-value="PT15H57M15S" table:style-name="ce5">
            <text:p>15:57:15</text:p>
          </table:table-cell>
          <table:table-cell office:value-type="float" office:value="1013" table:style-name="ce1">
            <text:p>1013</text:p>
          </table:table-cell>
          <table:table-cell office:value-type="float" office:value="6.6630000000000003" table:style-name="ce1">
            <text:p>6,663</text:p>
          </table:table-cell>
          <table:table-cell office:value-type="float" office:value="0.56200000000000006" table:style-name="ce1">
            <text:p>0,562</text:p>
          </table:table-cell>
          <table:table-cell office:value-type="float" office:value="0.56930599999999998" table:formula="of:=[.C463]/1000*[.E463]" table:style-name="ce1">
            <text:p>0,569306</text:p>
          </table:table-cell>
          <table:table-cell table:number-columns-repeated="16378"/>
        </table:table-row>
        <table:table-row table:style-name="ro2">
          <table:table-cell office:value-type="time" office:time-value="PT15H57M15S" table:style-name="ce5">
            <text:p>15:57:15</text:p>
          </table:table-cell>
          <table:table-cell office:value-type="time" office:time-value="PT15H57M16S" table:style-name="ce5">
            <text:p>15:57:16</text:p>
          </table:table-cell>
          <table:table-cell office:value-type="float" office:value="1013" table:style-name="ce1">
            <text:p>1013</text:p>
          </table:table-cell>
          <table:table-cell office:value-type="float" office:value="6.91" table:style-name="ce1">
            <text:p>6,91</text:p>
          </table:table-cell>
          <table:table-cell office:value-type="float" office:value="0.54100000000000004" table:style-name="ce1">
            <text:p>0,541</text:p>
          </table:table-cell>
          <table:table-cell office:value-type="float" office:value="0.54803299999999999" table:formula="of:=[.C464]/1000*[.E464]" table:style-name="ce1">
            <text:p>0,548033</text:p>
          </table:table-cell>
          <table:table-cell table:number-columns-repeated="16378"/>
        </table:table-row>
        <table:table-row table:style-name="ro2">
          <table:table-cell office:value-type="time" office:time-value="PT15H57M16S" table:style-name="ce5">
            <text:p>15:57:16</text:p>
          </table:table-cell>
          <table:table-cell office:value-type="time" office:time-value="PT15H57M17S" table:style-name="ce5">
            <text:p>15:57:17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4100000000000004" table:style-name="ce1">
            <text:p>0,541</text:p>
          </table:table-cell>
          <table:table-cell office:value-type="float" office:value="0.54803299999999999" table:formula="of:=[.C465]/1000*[.E465]" table:style-name="ce1">
            <text:p>0,548033</text:p>
          </table:table-cell>
          <table:table-cell table:number-columns-repeated="16378"/>
        </table:table-row>
        <table:table-row table:style-name="ro2">
          <table:table-cell office:value-type="time" office:time-value="PT15H57M17S" table:style-name="ce5">
            <text:p>15:57:17</text:p>
          </table:table-cell>
          <table:table-cell office:value-type="time" office:time-value="PT15H57M18S" table:style-name="ce5">
            <text:p>15:57:18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8199999999999996" table:style-name="ce1">
            <text:p>0,582</text:p>
          </table:table-cell>
          <table:table-cell office:value-type="float" office:value="0.58898399999999995" table:formula="of:=[.C466]/1000*[.E466]" table:style-name="ce1">
            <text:p>0,588984</text:p>
          </table:table-cell>
          <table:table-cell table:number-columns-repeated="16378"/>
        </table:table-row>
        <table:table-row table:style-name="ro2">
          <table:table-cell office:value-type="time" office:time-value="PT15H57M18S" table:style-name="ce5">
            <text:p>15:57:18</text:p>
          </table:table-cell>
          <table:table-cell office:value-type="time" office:time-value="PT15H57M19S" table:style-name="ce5">
            <text:p>15:57:19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4100000000000004" table:style-name="ce1">
            <text:p>0,541</text:p>
          </table:table-cell>
          <table:table-cell office:value-type="float" office:value="0.54803299999999999" table:formula="of:=[.C467]/1000*[.E467]" table:style-name="ce1">
            <text:p>0,548033</text:p>
          </table:table-cell>
          <table:table-cell table:number-columns-repeated="16378"/>
        </table:table-row>
        <table:table-row table:style-name="ro2">
          <table:table-cell office:value-type="time" office:time-value="PT15H57M19S" table:style-name="ce5">
            <text:p>15:57:19</text:p>
          </table:table-cell>
          <table:table-cell office:value-type="time" office:time-value="PT15H57M20S" table:style-name="ce5">
            <text:p>15:57:20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53900000000000003" table:style-name="ce1">
            <text:p>0,539</text:p>
          </table:table-cell>
          <table:table-cell office:value-type="float" office:value="0.54546800000000006" table:formula="of:=[.C468]/1000*[.E468]" table:style-name="ce1">
            <text:p>0,545468</text:p>
          </table:table-cell>
          <table:table-cell table:number-columns-repeated="16378"/>
        </table:table-row>
        <table:table-row table:style-name="ro2">
          <table:table-cell office:value-type="time" office:time-value="PT15H57M20S" table:style-name="ce5">
            <text:p>15:57:20</text:p>
          </table:table-cell>
          <table:table-cell office:value-type="time" office:time-value="PT15H57M22S" table:style-name="ce5">
            <text:p>15:57:22</text:p>
          </table:table-cell>
          <table:table-cell office:value-type="float" office:value="1011" table:style-name="ce1">
            <text:p>1011</text:p>
          </table:table-cell>
          <table:table-cell office:value-type="float" office:value="6.4290000000000003" table:style-name="ce1">
            <text:p>6,429</text:p>
          </table:table-cell>
          <table:table-cell office:value-type="float" office:value="0.56399999999999995" table:style-name="ce1">
            <text:p>0,564</text:p>
          </table:table-cell>
          <table:table-cell office:value-type="float" office:value="0.57020399999999993" table:formula="of:=[.C469]/1000*[.E469]" table:style-name="ce1">
            <text:p>0,570204</text:p>
          </table:table-cell>
          <table:table-cell table:number-columns-repeated="16378"/>
        </table:table-row>
        <table:table-row table:style-name="ro2">
          <table:table-cell office:value-type="time" office:time-value="PT15H57M22S" table:style-name="ce5">
            <text:p>15:57:22</text:p>
          </table:table-cell>
          <table:table-cell office:value-type="time" office:time-value="PT15H57M23S" table:style-name="ce5">
            <text:p>15:57:23</text:p>
          </table:table-cell>
          <table:table-cell office:value-type="float" office:value="1009" table:style-name="ce1">
            <text:p>1009</text:p>
          </table:table-cell>
          <table:table-cell office:value-type="float" office:value="5.9459999999999997" table:style-name="ce1">
            <text:p>5,946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49844599999999994" table:formula="of:=[.C470]/1000*[.E470]" table:style-name="ce1">
            <text:p>0,498446</text:p>
          </table:table-cell>
          <table:table-cell table:number-columns-repeated="16378"/>
        </table:table-row>
        <table:table-row table:style-name="ro2">
          <table:table-cell office:value-type="time" office:time-value="PT15H57M23S" table:style-name="ce5">
            <text:p>15:57:23</text:p>
          </table:table-cell>
          <table:table-cell office:value-type="time" office:time-value="PT15H57M24S" table:style-name="ce5">
            <text:p>15:57:24</text:p>
          </table:table-cell>
          <table:table-cell office:value-type="float" office:value="1008" table:style-name="ce1">
            <text:p>1008</text:p>
          </table:table-cell>
          <table:table-cell office:value-type="float" office:value="6.2" table:style-name="ce1">
            <text:p>6,2</text:p>
          </table:table-cell>
          <table:table-cell office:value-type="float" office:value="0.52100000000000002" table:style-name="ce1">
            <text:p>0,521</text:p>
          </table:table-cell>
          <table:table-cell office:value-type="float" office:value="0.52516799999999997" table:formula="of:=[.C471]/1000*[.E471]" table:style-name="ce1">
            <text:p>0,525168</text:p>
          </table:table-cell>
          <table:table-cell table:number-columns-repeated="16378"/>
        </table:table-row>
        <table:table-row table:style-name="ro2">
          <table:table-cell office:value-type="time" office:time-value="PT15H57M24S" table:style-name="ce5">
            <text:p>15:57:24</text:p>
          </table:table-cell>
          <table:table-cell office:value-type="time" office:time-value="PT15H57M25S" table:style-name="ce5">
            <text:p>15:57:25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501" table:style-name="ce1">
            <text:p>0,501</text:p>
          </table:table-cell>
          <table:table-cell office:value-type="float" office:value="0.50751299999999999" table:formula="of:=[.C472]/1000*[.E472]" table:style-name="ce1">
            <text:p>0,507513</text:p>
          </table:table-cell>
          <table:table-cell table:number-columns-repeated="16378"/>
        </table:table-row>
        <table:table-row table:style-name="ro2">
          <table:table-cell office:value-type="time" office:time-value="PT15H57M25S" table:style-name="ce5">
            <text:p>15:57:25</text:p>
          </table:table-cell>
          <table:table-cell office:value-type="time" office:time-value="PT15H57M26S" table:style-name="ce5">
            <text:p>15:57:26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4700000000000004" table:style-name="ce1">
            <text:p>0,547</text:p>
          </table:table-cell>
          <table:table-cell office:value-type="float" office:value="0.55356400000000006" table:formula="of:=[.C473]/1000*[.E473]" table:style-name="ce1">
            <text:p>0,553564</text:p>
          </table:table-cell>
          <table:table-cell table:number-columns-repeated="16378"/>
        </table:table-row>
        <table:table-row table:style-name="ro2">
          <table:table-cell office:value-type="time" office:time-value="PT15H57M26S" table:style-name="ce5">
            <text:p>15:57:26</text:p>
          </table:table-cell>
          <table:table-cell office:value-type="time" office:time-value="PT15H57M27S" table:style-name="ce5">
            <text:p>15:57:27</text:p>
          </table:table-cell>
          <table:table-cell office:value-type="float" office:value="1013" table:style-name="ce1">
            <text:p>1013</text:p>
          </table:table-cell>
          <table:table-cell office:value-type="float" office:value="6.91" table:style-name="ce1">
            <text:p>6,91</text:p>
          </table:table-cell>
          <table:table-cell office:value-type="float" office:value="0.54800000000000004" table:style-name="ce1">
            <text:p>0,548</text:p>
          </table:table-cell>
          <table:table-cell office:value-type="float" office:value="0.55512399999999995" table:formula="of:=[.C474]/1000*[.E474]" table:style-name="ce1">
            <text:p>0,555124</text:p>
          </table:table-cell>
          <table:table-cell table:number-columns-repeated="16378"/>
        </table:table-row>
        <table:table-row table:style-name="ro1">
          <table:table-cell table:number-columns-repeated="4" table:style-name="ce2"/>
          <table:table-cell office:value-type="string" table:style-name="ce2">
            <text:p>Total energy</text:p>
          </table:table-cell>
          <table:table-cell office:value-type="float" office:value="66.672567999999956" table:formula="of:=SUM([.F272:.F474])" table:style-name="ce2">
            <text:p>66,672568</text:p>
          </table:table-cell>
          <table:table-cell table:number-columns-repeated="16378" table:style-name="ce2"/>
        </table:table-row>
        <table:table-row table:number-rows-repeated="104810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11:10:04Z</meta:creation-date>
    <dc:date>2024-04-30T14:55:06Z</dc:date>
    <meta:editing-cycles>2</meta:editing-cycles>
    <meta:editing-duration>PT474S</meta:editing-duration>
  </office:meta>
</office:document-meta>
</file>